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family-generic="roman" style:font-pitch="fixed"/>
    <style:font-face style:name="DejaVu Sans Mono3" svg:font-family="'DejaVu Sans Mono'" style:font-family-generic="modern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roma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modern"/>
    <style:font-face style:name="Monospace1" svg:font-family="Monospace"/>
    <style:font-face style:name="Monospace2" svg:font-family="Monospace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20.818cm" fo:min-width="27.546cm"/>
      <style:paragraph-properties style:writing-mode="lr-tb"/>
    </style:style>
    <style:style style:name="gr2" style:family="graphic" style:parent-style-name="standard" style:list-style-name="L1">
      <style:graphic-properties draw:stroke="none" draw:fill="none" draw:fill-color="#414363" loext:fill-use-slide-background="false" draw:textarea-horizontal-align="justify" draw:textarea-vertical-align="middle" draw:auto-grow-height="false" fo:min-height="9.91cm" fo:min-width="21.1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256cm"/>
      <style:paragraph-properties style:writing-mode="lr-tb"/>
    </style:style>
    <style:style style:name="gr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5.624cm"/>
      <style:paragraph-properties style:writing-mode="lr-tb"/>
    </style:style>
    <style:style style:name="gr7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3cm"/>
      <style:paragraph-properties style:writing-mode="lr-tb"/>
    </style:style>
    <style:style style:name="gr8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5cm"/>
      <style:paragraph-properties style:writing-mode="lr-tb"/>
    </style:style>
    <style:style style:name="gr9" style:family="graphic" style:parent-style-name="standard" style:list-style-name="L1">
      <style:graphic-properties draw:stroke="solid" svg:stroke-color="#3465a4" draw:fill="solid" draw:fill-color="#eeeeee" loext:fill-use-slide-background="false" draw:auto-grow-height="true" draw:auto-grow-width="false" fo:max-height="0cm" fo:min-height="5.465cm"/>
      <style:paragraph-properties style:writing-mode="lr-tb"/>
    </style:style>
    <style:style style:name="gr1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256cm"/>
      <style:paragraph-properties style:writing-mode="lr-tb"/>
    </style:style>
    <style:style style:name="gr11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5.624cm"/>
      <style:paragraph-properties style:writing-mode="lr-tb"/>
    </style:style>
    <style:style style:name="gr12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3cm"/>
      <style:paragraph-properties style:writing-mode="lr-tb"/>
    </style:style>
    <style:style style:name="gr13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3465a4" draw:fill="none" draw:fill-color="#3465a4" loext:fill-use-slide-background="false" draw:auto-grow-height="true" draw:auto-grow-width="false" fo:max-height="0cm" fo:min-height="3.172cm"/>
      <style:paragraph-properties style:writing-mode="lr-tb"/>
    </style:style>
    <style:style style:name="gr15" style:family="graphic" style:parent-style-name="standard" style:list-style-name="L1">
      <style:graphic-properties draw:stroke="solid" svg:stroke-color="#3465a4" draw:fill="none" draw:fill-color="#3465a4" loext:fill-use-slide-background="false" draw:auto-grow-height="true" draw:auto-grow-width="false" fo:max-height="0cm" fo:min-height="0.623cm"/>
      <style:paragraph-properties style:writing-mode="lr-tb"/>
    </style:style>
    <style:style style:name="gr16" style:family="graphic" style:parent-style-name="standard" style:list-style-name="L1">
      <style:graphic-properties draw:stroke="solid" svg:stroke-color="#3465a4" draw:fill="none" draw:fill-color="#3465a4" loext:fill-use-slide-background="false" draw:auto-grow-height="true" draw:auto-grow-width="false" fo:max-height="0cm" fo:min-height="0.653cm"/>
      <style:paragraph-properties style:writing-mode="lr-tb"/>
    </style:style>
    <style:style style:name="gr17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256cm"/>
      <style:paragraph-properties style:writing-mode="lr-tb"/>
    </style:style>
    <style:style style:name="gr1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5.624cm"/>
      <style:paragraph-properties style:writing-mode="lr-tb"/>
    </style:style>
    <style:style style:name="gr19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3cm"/>
      <style:paragraph-properties style:writing-mode="lr-tb"/>
    </style:style>
    <style:style style:name="gr20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5cm"/>
      <style:paragraph-properties style:writing-mode="lr-tb"/>
    </style:style>
    <style:style style:name="gr21" style:family="graphic" style:parent-style-name="standard" style:list-style-name="L1">
      <style:graphic-properties draw:stroke="solid" svg:stroke-color="#3465a4" draw:fill="none" draw:fill-color="#3465a4" loext:fill-use-slide-background="false" draw:auto-grow-height="true" draw:auto-grow-width="false" fo:max-height="0cm" fo:min-height="0.653cm"/>
      <style:paragraph-properties style:writing-mode="lr-tb"/>
    </style:style>
    <style:style style:name="gr22" style:family="graphic" style:parent-style-name="standard">
      <style:graphic-properties draw:stroke="none" draw:fill-color="#355269" draw:textarea-horizontal-align="justify" draw:textarea-vertical-align="middle" draw:auto-grow-height="false" fo:min-height="0.268cm" fo:min-width="1.187cm"/>
    </style:style>
    <style:style style:name="gr23" style:family="graphic" style:parent-style-name="standard">
      <style:graphic-properties draw:fill-color="#dee6ef" draw:textarea-horizontal-align="justify" draw:textarea-vertical-align="middle" draw:auto-grow-height="false" fo:min-height="0.784cm" fo:min-width="7.255cm"/>
    </style:style>
    <style:style style:name="gr2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256cm"/>
      <style:paragraph-properties style:writing-mode="lr-tb"/>
    </style:style>
    <style:style style:name="gr2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5.624cm"/>
      <style:paragraph-properties style:writing-mode="lr-tb"/>
    </style:style>
    <style:style style:name="gr26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3cm"/>
      <style:paragraph-properties style:writing-mode="lr-tb"/>
    </style:style>
    <style:style style:name="gr27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5cm"/>
      <style:paragraph-properties style:writing-mode="lr-tb"/>
    </style:style>
    <style:style style:name="gr28" style:family="graphic" style:parent-style-name="standard" style:list-style-name="L1">
      <style:graphic-properties draw:stroke="solid" svg:stroke-color="#3465a4" draw:fill="none" draw:fill-color="#3465a4" loext:fill-use-slide-background="false" draw:auto-grow-height="true" draw:auto-grow-width="false" fo:max-height="0cm" fo:min-height="1.30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5.993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5.993cm"/>
      <style:paragraph-properties style:writing-mode="lr-tb"/>
    </style:style>
    <style:style style:name="gr31" style:family="graphic" style:parent-style-name="standard">
      <style:graphic-properties draw:fill="none" loext:fill-use-slide-background="false" draw:textarea-horizontal-align="justify" draw:textarea-vertical-align="middle" draw:auto-grow-height="false" fo:min-height="9.531cm" fo:min-width="25.745cm"/>
    </style:style>
    <style:style style:name="gr32" style:family="graphic" style:parent-style-name="standard">
      <style:graphic-properties draw:fill="solid" draw:fill-color="#355269" loext:fill-use-slide-background="false" draw:textarea-horizontal-align="justify" draw:textarea-vertical-align="middle" draw:auto-grow-height="false" fo:min-height="1.02cm" fo:min-width="25.74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5.993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5.993cm"/>
      <style:paragraph-properties style:writing-mode="lr-tb"/>
    </style:style>
    <style:style style:name="gr35" style:family="graphic" style:parent-style-name="standard">
      <style:graphic-properties draw:fill="none" loext:fill-use-slide-background="false" draw:textarea-horizontal-align="justify" draw:textarea-vertical-align="middle" draw:auto-grow-height="false" fo:min-height="3.909cm" fo:min-width="25.745cm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307cm"/>
      <style:paragraph-properties style:writing-mode="lr-tb"/>
    </style:style>
    <style:style style:name="gr37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07cm"/>
      <style:paragraph-properties style:writing-mode="lr-tb"/>
    </style:style>
    <style:style style:name="gr39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412cm"/>
      <style:paragraph-properties style:writing-mode="lr-tb"/>
    </style:style>
    <style:style style:name="gr41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307cm"/>
      <style:paragraph-properties style:writing-mode="lr-tb"/>
    </style:style>
    <style:style style:name="gr43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06cm"/>
      <style:paragraph-properties style:writing-mode="lr-tb"/>
    </style:style>
    <style:style style:name="gr45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218cm"/>
      <style:paragraph-properties style:writing-mode="lr-tb"/>
    </style:style>
    <style:style style:name="gr47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307cm"/>
      <style:paragraph-properties style:writing-mode="lr-tb"/>
    </style:style>
    <style:style style:name="gr49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618cm"/>
      <style:paragraph-properties style:writing-mode="lr-tb"/>
    </style:style>
    <style:style style:name="gr51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634cm"/>
      <style:paragraph-properties style:writing-mode="lr-tb"/>
    </style:style>
    <style:style style:name="gr53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5.084cm"/>
      <style:paragraph-properties style:writing-mode="lr-tb"/>
    </style:style>
    <style:style style:name="gr54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55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2.29cm" fo:min-width="4.58cm"/>
      <style:paragraph-properties style:writing-mode="lr-tb"/>
    </style:style>
    <style:style style:name="gr56" style:family="graphic" style:parent-style-name="standard">
      <style:graphic-properties draw:stroke="none" draw:fill-color="#ea7500" draw:textarea-horizontal-align="justify" draw:textarea-vertical-align="middle" draw:auto-grow-height="false" fo:min-height="0.068cm" fo:min-width="1.168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961cm"/>
      <style:paragraph-properties style:writing-mode="lr-tb"/>
    </style:style>
    <style:style style:name="gr58" style:family="graphic" style:parent-style-name="standard">
      <style:graphic-properties draw:stroke="dash" draw:stroke-dash="Dash_20__28_Rounded_29_" svg:stroke-linecap="round" draw:fill="none" draw:fill-color="#729fcf" loext:fill-use-slide-background="false" draw:textarea-horizontal-align="justify" draw:textarea-vertical-align="middle" draw:auto-grow-height="false" fo:min-height="3.09cm" fo:min-width="14.84cm"/>
    </style:style>
    <style:style style:name="gr59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6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194cm"/>
      <style:paragraph-properties style:writing-mode="lr-tb"/>
    </style:style>
    <style:style style:name="gr61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62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2.29cm" fo:min-width="6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192cm"/>
      <style:paragraph-properties style:writing-mode="lr-tb"/>
    </style:style>
    <style:style style:name="gr64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6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5.084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961cm"/>
      <style:paragraph-properties style:writing-mode="lr-tb"/>
    </style:style>
    <style:style style:name="gr67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6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194cm"/>
      <style:paragraph-properties style:writing-mode="lr-tb"/>
    </style:style>
    <style:style style:name="gr69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192cm"/>
      <style:paragraph-properties style:writing-mode="lr-tb"/>
    </style:style>
    <style:style style:name="gr7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2.29cm" fo:min-width="5.82cm"/>
      <style:paragraph-properties style:writing-mode="lr-tb"/>
    </style:style>
    <style:style style:name="gr7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61cm"/>
      <style:paragraph-properties style:writing-mode="lr-tb"/>
    </style:style>
    <style:style style:name="gr73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961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479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479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479cm"/>
      <style:paragraph-properties style:writing-mode="lr-tb"/>
    </style:style>
    <style:style style:name="gr78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7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449cm"/>
      <style:paragraph-properties style:writing-mode="lr-tb"/>
    </style:style>
    <style:style style:name="gr80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192cm"/>
      <style:paragraph-properties style:writing-mode="lr-tb"/>
    </style:style>
    <style:style style:name="gr82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436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479cm"/>
      <style:paragraph-properties style:writing-mode="lr-tb"/>
    </style:style>
    <style:style style:name="gr8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.638cm"/>
      <style:paragraph-properties style:writing-mode="lr-tb"/>
    </style:style>
    <style:style style:name="gr87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8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61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961cm"/>
      <style:paragraph-properties style:writing-mode="lr-tb"/>
    </style:style>
    <style:style style:name="gr9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449cm"/>
      <style:paragraph-properties style:writing-mode="lr-tb"/>
    </style:style>
    <style:style style:name="gr91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61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961cm"/>
      <style:paragraph-properties style:writing-mode="lr-tb"/>
    </style:style>
    <style:style style:name="gr93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94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192cm"/>
      <style:paragraph-properties style:writing-mode="lr-tb"/>
    </style:style>
    <style:style style:name="gr96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97" style:family="graphic" style:parent-style-name="standard">
      <style:graphic-properties draw:textarea-horizontal-align="justify" draw:textarea-vertical-align="middle" draw:auto-grow-height="false" fo:min-height="11.815cm" fo:min-width="17.915cm"/>
      <style:paragraph-properties style:writing-mode="lr-tb"/>
    </style:style>
    <style:style style:name="gr9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449cm"/>
      <style:paragraph-properties style:writing-mode="lr-tb"/>
    </style:style>
    <style:style style:name="gr9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61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961cm"/>
      <style:paragraph-properties style:writing-mode="lr-tb"/>
    </style:style>
    <style:style style:name="gr101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102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192cm"/>
      <style:paragraph-properties style:writing-mode="lr-tb"/>
    </style:style>
    <style:style style:name="gr104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105" style:family="graphic" style:parent-style-name="standard" style:list-style-name="L1">
      <style:graphic-properties draw:textarea-horizontal-align="justify" draw:textarea-vertical-align="middle" draw:auto-grow-height="false" fo:min-height="11.815cm" fo:min-width="17.915cm"/>
      <style:paragraph-properties style:writing-mode="lr-tb"/>
    </style:style>
    <style:style style:name="gr106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107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1.098cm"/>
      <style:paragraph-properties style:writing-mode="lr-tb"/>
    </style:style>
    <style:style style:name="gr108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109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874cm" fo:min-width="24.9cm"/>
      <style:paragraph-properties style:writing-mode="lr-tb"/>
    </style:style>
    <style:style style:name="gr11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3.7cm"/>
      <style:paragraph-properties style:writing-mode="lr-tb"/>
    </style:style>
    <style:style style:name="gr111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112" style:family="graphic" style:parent-style-name="standard">
      <style:graphic-properties draw:stroke="dash" draw:stroke-dash="Dash_20__28_Rounded_29_" svg:stroke-linecap="round" draw:fill="none" draw:fill-color="#729fcf" loext:fill-use-slide-background="false" draw:textarea-horizontal-align="justify" draw:textarea-vertical-align="middle" draw:auto-grow-height="false" fo:min-height="2.44cm" fo:min-width="5.932cm"/>
    </style:style>
    <style:style style:name="gr113" style:family="graphic" style:parent-style-name="standard">
      <style:graphic-properties draw:stroke="dash" draw:stroke-dash="Dash_20__28_Rounded_29_" svg:stroke-linecap="round" draw:fill="none" draw:fill-color="#729fcf" loext:fill-use-slide-background="false" draw:textarea-horizontal-align="justify" draw:textarea-vertical-align="middle" draw:auto-grow-height="false" fo:min-height="2.566cm" fo:min-width="10.2cm"/>
    </style:style>
    <style:style style:name="gr11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432cm"/>
      <style:paragraph-properties style:writing-mode="lr-tb"/>
    </style:style>
    <style:style style:name="gr115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192cm"/>
      <style:paragraph-properties style:writing-mode="lr-tb"/>
    </style:style>
    <style:style style:name="gr117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61cm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961cm"/>
      <style:paragraph-properties style:writing-mode="lr-tb"/>
    </style:style>
    <style:style style:name="gr119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120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121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432cm"/>
      <style:paragraph-properties style:writing-mode="lr-tb"/>
    </style:style>
    <style:style style:name="gr122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192cm"/>
      <style:paragraph-properties style:writing-mode="lr-tb"/>
    </style:style>
    <style:style style:name="gr12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61cm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961cm"/>
      <style:paragraph-properties style:writing-mode="lr-tb"/>
    </style:style>
    <style:style style:name="gr126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127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12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432cm"/>
      <style:paragraph-properties style:writing-mode="lr-tb"/>
    </style:style>
    <style:style style:name="gr129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192cm"/>
      <style:paragraph-properties style:writing-mode="lr-tb"/>
    </style:style>
    <style:style style:name="gr131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61cm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961cm"/>
      <style:paragraph-properties style:writing-mode="lr-tb"/>
    </style:style>
    <style:style style:name="gr133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134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135" style:family="graphic" style:parent-style-name="standard" style:list-style-name="L1">
      <style:graphic-properties draw:textarea-horizontal-align="justify" draw:textarea-vertical-align="middle" draw:auto-grow-height="false" fo:min-height="11.815cm" fo:min-width="17.915cm"/>
      <style:paragraph-properties style:writing-mode="lr-tb"/>
    </style:style>
    <style:style style:name="gr136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137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432cm"/>
      <style:paragraph-properties style:writing-mode="lr-tb"/>
    </style:style>
    <style:style style:name="gr138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192cm"/>
      <style:paragraph-properties style:writing-mode="lr-tb"/>
    </style:style>
    <style:style style:name="gr140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141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61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961cm"/>
      <style:paragraph-properties style:writing-mode="lr-tb"/>
    </style:style>
    <style:style style:name="gr143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14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449cm"/>
      <style:paragraph-properties style:writing-mode="lr-tb"/>
    </style:style>
    <style:style style:name="gr145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192cm"/>
      <style:paragraph-properties style:writing-mode="lr-tb"/>
    </style:style>
    <style:style style:name="gr147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14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61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961cm"/>
      <style:paragraph-properties style:writing-mode="lr-tb"/>
    </style:style>
    <style:style style:name="gr150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4.39cm" fo:min-width="7.41cm"/>
      <style:paragraph-properties style:writing-mode="lr-tb"/>
    </style:style>
    <style:style style:name="gr151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15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449cm"/>
      <style:paragraph-properties style:writing-mode="lr-tb"/>
    </style:style>
    <style:style style:name="gr153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192cm"/>
      <style:paragraph-properties style:writing-mode="lr-tb"/>
    </style:style>
    <style:style style:name="gr155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15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61cm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961cm"/>
      <style:paragraph-properties style:writing-mode="lr-tb"/>
    </style:style>
    <style:style style:name="gr158" style:family="graphic" style:parent-style-name="standard">
      <style:graphic-properties draw:textarea-horizontal-align="justify" draw:textarea-vertical-align="middle" draw:auto-grow-height="false" fo:min-height="0.385cm" fo:min-width="3.39cm"/>
      <style:paragraph-properties style:writing-mode="lr-tb"/>
    </style:style>
    <style:style style:name="gr159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85cm" fo:min-width="6.045cm"/>
      <style:paragraph-properties style:writing-mode="lr-tb"/>
    </style:style>
    <style:style style:name="gr160" style:family="graphic" style:parent-style-name="objectwithoutfill">
      <style:graphic-properties draw:marker-end="Arrowheads_20_26" draw:marker-end-width="0.3cm" draw:fill="none" draw:textarea-vertical-align="middle"/>
    </style:style>
    <style:style style:name="gr161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16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449cm"/>
      <style:paragraph-properties style:writing-mode="lr-tb"/>
    </style:style>
    <style:style style:name="gr163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192cm"/>
      <style:paragraph-properties style:writing-mode="lr-tb"/>
    </style:style>
    <style:style style:name="gr165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16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61cm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961cm"/>
      <style:paragraph-properties style:writing-mode="lr-tb"/>
    </style:style>
    <style:style style:name="gr168" style:family="graphic" style:parent-style-name="standard">
      <style:graphic-properties draw:textarea-horizontal-align="justify" draw:textarea-vertical-align="middle" draw:auto-grow-height="false" fo:min-height="0.121cm" fo:min-width="0.675cm"/>
      <style:paragraph-properties style:writing-mode="lr-tb"/>
    </style:style>
    <style:style style:name="gr169" style:family="graphic" style:parent-style-name="standard">
      <style:graphic-properties draw:textarea-horizontal-align="justify" draw:textarea-vertical-align="middle" draw:auto-grow-height="false" fo:min-height="0.085cm" fo:min-width="3.39cm"/>
      <style:paragraph-properties style:writing-mode="lr-tb"/>
    </style:style>
    <style:style style:name="gr170" style:family="graphic" style:parent-style-name="standard">
      <style:graphic-properties svg:stroke-width="0.028cm" draw:marker-start-width="0.242cm" draw:marker-end-width="0.242cm" draw:fill="none" draw:textarea-vertical-align="middle" draw:auto-grow-height="false" fo:min-height="3.458cm" fo:min-width="0cm" fo:padding-top="0.139cm" fo:padding-bottom="0.139cm" fo:padding-left="0.264cm" fo:padding-right="0.264cm" fo:wrap-option="wrap"/>
    </style:style>
    <style:style style:name="gr171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17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449cm"/>
      <style:paragraph-properties style:writing-mode="lr-tb"/>
    </style:style>
    <style:style style:name="gr173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174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4.39cm" fo:min-width="7.91cm"/>
      <style:paragraph-properties style:writing-mode="lr-tb"/>
    </style:style>
    <style:style style:name="gr1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192cm"/>
      <style:paragraph-properties style:writing-mode="lr-tb"/>
    </style:style>
    <style:style style:name="gr176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177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61cm"/>
      <style:paragraph-properties style:writing-mode="lr-tb"/>
    </style:style>
    <style:style style:name="gr1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961cm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5.993cm"/>
      <style:paragraph-properties style:writing-mode="lr-tb"/>
    </style:style>
    <style:style style:name="gr1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5.993cm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5.993cm"/>
      <style:paragraph-properties style:writing-mode="lr-tb"/>
    </style:style>
    <style:style style:name="gr182" style:family="graphic" style:parent-style-name="standard">
      <style:graphic-properties draw:textarea-horizontal-align="justify" draw:textarea-vertical-align="middle" draw:auto-grow-height="false" fo:min-height="4.195cm" fo:min-width="23.63cm"/>
      <style:paragraph-properties style:writing-mode="lr-tb"/>
    </style:style>
    <style:style style:name="gr183" style:family="graphic" style:parent-style-name="standard" style:list-style-name="L1">
      <style:graphic-properties draw:textarea-horizontal-align="justify" draw:textarea-vertical-align="middle" draw:auto-grow-height="false" fo:min-height="6.62cm" fo:min-width="23.63cm"/>
      <style:paragraph-properties style:writing-mode="lr-tb"/>
    </style:style>
    <style:style style:name="gr18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432cm"/>
      <style:paragraph-properties style:writing-mode="lr-tb"/>
    </style:style>
    <style:style style:name="gr185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18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61cm"/>
      <style:paragraph-properties style:writing-mode="lr-tb"/>
    </style:style>
    <style:style style:name="gr187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18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.473cm"/>
      <style:paragraph-properties style:writing-mode="lr-tb"/>
    </style:style>
    <style:style style:name="gr189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19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945cm"/>
      <style:paragraph-properties style:writing-mode="lr-tb"/>
    </style:style>
    <style:style style:name="gr191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19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899cm"/>
      <style:paragraph-properties style:writing-mode="lr-tb"/>
    </style:style>
    <style:style style:name="gr193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19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.473cm"/>
      <style:paragraph-properties style:writing-mode="lr-tb"/>
    </style:style>
    <style:style style:name="gr195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196" style:family="graphic" style:parent-style-name="standard">
      <style:graphic-properties draw:stroke="none" draw:fill-color="#414363" draw:textarea-horizontal-align="justify" draw:textarea-vertical-align="middle" draw:auto-grow-height="false" fo:min-height="20.705cm" fo:min-width="27.5cm"/>
      <style:paragraph-properties style:writing-mode="lr-tb"/>
    </style:style>
    <style:style style:name="gr197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7.383cm"/>
      <style:paragraph-properties style:writing-mode="lr-tb"/>
    </style:style>
    <style:style style:name="gr198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822cm"/>
      <style:paragraph-properties style:writing-mode="lr-tb"/>
    </style:style>
    <style:style style:name="gr1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949cm"/>
      <style:paragraph-properties style:writing-mode="lr-tb"/>
    </style:style>
    <style:style style:name="gr20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9.128cm"/>
      <style:paragraph-properties style:writing-mode="lr-tb"/>
    </style:style>
    <style:style style:name="gr2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949cm"/>
      <style:paragraph-properties style:writing-mode="lr-tb"/>
    </style:style>
    <style:style style:name="gr20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9.128cm"/>
      <style:paragraph-properties style:writing-mode="lr-tb"/>
    </style:style>
    <style:style style:name="gr203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3.427cm" fo:min-width="22.353cm" fo:padding-top="0.165cm" fo:padding-bottom="0.165cm" fo:padding-left="0.29cm" fo:padding-right="0.29cm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949cm"/>
      <style:paragraph-properties style:writing-mode="lr-tb"/>
    </style:style>
    <style:style style:name="gr205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568cm" fo:min-width="0.398cm" fo:padding-top="0.165cm" fo:padding-bottom="0.165cm" fo:padding-left="0.29cm" fo:padding-right="0.29cm"/>
    </style:style>
    <style:style style:name="gr206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1.32cm" fo:min-width="13.5cm" fo:padding-top="0.165cm" fo:padding-bottom="0.165cm" fo:padding-left="0.29cm" fo:padding-right="0.29cm"/>
      <style:paragraph-properties style:writing-mode="lr-tb"/>
    </style:style>
    <style:style style:name="gr207" style:family="graphic" style:parent-style-name="objectwithoutfill">
      <style:graphic-properties svg:stroke-width="0.081cm" svg:stroke-color="#ff0000" draw:marker-start-width="0.321cm" draw:marker-end="Arrowheads_20_24" draw:marker-end-width="0.421cm" draw:fill="none" draw:textarea-vertical-align="middle" fo:padding-top="0.165cm" fo:padding-bottom="0.165cm" fo:padding-left="0.29cm" fo:padding-right="0.29cm"/>
    </style:style>
    <style:style style:name="gr20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9.128cm"/>
      <style:paragraph-properties style:writing-mode="lr-tb"/>
    </style:style>
    <style:style style:name="gr2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949cm"/>
      <style:paragraph-properties style:writing-mode="lr-tb"/>
    </style:style>
    <style:style style:name="gr210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1.24cm" fo:min-width="13.42cm" fo:padding-top="0.165cm" fo:padding-bottom="0.165cm" fo:padding-left="0.29cm" fo:padding-right="0.29cm"/>
      <style:paragraph-properties style:writing-mode="lr-tb"/>
    </style:style>
    <style:style style:name="gr211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706cm" fo:min-width="8.383cm" fo:padding-top="0.165cm" fo:padding-bottom="0.165cm" fo:padding-left="0.29cm" fo:padding-right="0.29cm"/>
      <style:paragraph-properties style:writing-mode="lr-tb"/>
    </style:style>
    <style:style style:name="gr212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568cm" fo:min-width="0.318cm" fo:padding-top="0.165cm" fo:padding-bottom="0.165cm" fo:padding-left="0.29cm" fo:padding-right="0.29cm"/>
    </style:style>
    <style:style style:name="gr213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9.281cm"/>
      <style:paragraph-properties style:writing-mode="lr-tb"/>
    </style:style>
    <style:style style:name="gr2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949cm"/>
      <style:paragraph-properties style:writing-mode="lr-tb"/>
    </style:style>
    <style:style style:name="gr21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0.534cm"/>
      <style:paragraph-properties style:writing-mode="lr-tb"/>
    </style:style>
    <style:style style:name="gr216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706cm" fo:min-width="5.639cm" fo:padding-top="0.165cm" fo:padding-bottom="0.165cm" fo:padding-left="0.29cm" fo:padding-right="0.29cm"/>
      <style:paragraph-properties style:writing-mode="lr-tb"/>
    </style:style>
    <style:style style:name="gr217" style:family="graphic" style:parent-style-name="objectwithoutfill">
      <style:graphic-properties svg:stroke-width="0.081cm" svg:stroke-color="#ff0000" draw:marker-start-width="0.321cm" draw:marker-end="Arrowheads_20_25" draw:marker-end-width="0.421cm" draw:fill="none" draw:textarea-vertical-align="middle" fo:padding-top="0.165cm" fo:padding-bottom="0.165cm" fo:padding-left="0.29cm" fo:padding-right="0.29cm"/>
    </style:style>
    <style:style style:name="gr218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706cm" fo:min-width="7.988cm" fo:padding-top="0.165cm" fo:padding-bottom="0.165cm" fo:padding-left="0.29cm" fo:padding-right="0.29cm"/>
      <style:paragraph-properties style:writing-mode="lr-tb"/>
    </style:style>
    <style:style style:name="gr2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949cm"/>
      <style:paragraph-properties style:writing-mode="lr-tb"/>
    </style:style>
    <style:style style:name="gr22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0.534cm"/>
      <style:paragraph-properties style:writing-mode="lr-tb"/>
    </style:style>
    <style:style style:name="gr221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706cm" fo:min-width="7.644cm" fo:padding-top="0.165cm" fo:padding-bottom="0.165cm" fo:padding-left="0.29cm" fo:padding-right="0.29cm"/>
      <style:paragraph-properties style:writing-mode="lr-tb"/>
    </style:style>
    <style:style style:name="gr222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706cm" fo:min-width="11.179cm" fo:padding-top="0.165cm" fo:padding-bottom="0.165cm" fo:padding-left="0.29cm" fo:padding-right="0.29cm"/>
      <style:paragraph-properties style:writing-mode="lr-tb"/>
    </style:style>
    <style:style style:name="gr2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55cm"/>
      <style:paragraph-properties style:writing-mode="lr-tb"/>
    </style:style>
    <style:style style:name="gr22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0.534cm"/>
      <style:paragraph-properties style:writing-mode="lr-tb"/>
    </style:style>
    <style:style style:name="gr225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3.881cm" fo:min-width="22.455cm" fo:padding-top="0.165cm" fo:padding-bottom="0.165cm" fo:padding-left="0.29cm" fo:padding-right="0.29cm"/>
      <style:paragraph-properties style:writing-mode="lr-tb"/>
    </style:style>
    <style:style style:name="gr2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94cm"/>
      <style:paragraph-properties style:writing-mode="lr-tb"/>
    </style:style>
    <style:style style:name="gr2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55cm"/>
      <style:paragraph-properties style:writing-mode="lr-tb"/>
    </style:style>
    <style:style style:name="gr2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94cm"/>
      <style:paragraph-properties style:writing-mode="lr-tb"/>
    </style:style>
    <style:style style:name="gr22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0.534cm"/>
      <style:paragraph-properties style:writing-mode="lr-tb"/>
    </style:style>
    <style:style style:name="gr2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55cm"/>
      <style:paragraph-properties style:writing-mode="lr-tb"/>
    </style:style>
    <style:style style:name="gr231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2.459cm"/>
      <style:paragraph-properties style:writing-mode="lr-tb"/>
    </style:style>
    <style:style style:name="gr232" style:family="graphic" style:parent-style-name="standard">
      <style:graphic-properties draw:fill-color="#cccccc" draw:textarea-horizontal-align="justify" draw:textarea-vertical-align="middle" draw:auto-grow-height="false" fo:min-height="4.195cm" fo:min-width="9.66cm"/>
      <style:paragraph-properties style:writing-mode="lr-tb"/>
    </style:style>
    <style:style style:name="gr2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55cm"/>
      <style:paragraph-properties style:writing-mode="lr-tb"/>
    </style:style>
    <style:style style:name="gr23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2.459cm"/>
      <style:paragraph-properties style:writing-mode="lr-tb"/>
    </style:style>
    <style:style style:name="gr235" style:family="graphic" style:parent-style-name="standard">
      <style:graphic-properties draw:fill="none" draw:fill-color="#cccccc" loext:fill-use-slide-background="false" draw:textarea-horizontal-align="justify" draw:textarea-vertical-align="middle" draw:auto-grow-height="false" fo:min-height="2.17cm" fo:min-width="24.764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414363"/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loext:color-lum-mod="100%" loext:color-lum-off="0%" fo:font-size="18pt" fo:font-weight="normal" style:font-weight-asian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fo:font-size="18pt" fo:font-weight="normal" style:font-weight-asian="normal" style:font-weight-complex="normal"/>
    </style:style>
    <style:style style:name="P3" style:family="paragraph">
      <loext:graphic-properties draw:fill="none" draw:fill-color="#414363"/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loext:color-lum-mod="100%" loext:color-lum-off="0%" fo:font-size="18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fo:font-weight="bold"/>
    </style:style>
    <style:style style:name="P6" style:family="paragraph">
      <loext:graphic-properties draw:fill-color="#414363"/>
      <style:paragraph-properties fo:text-align="center" style:writing-mode="lr-tb"/>
      <style:text-properties fo:color="#eeeeee" loext:opacity="100%" loext:color-lum-mod="100%" loext:color-lum-off="0%" fo:font-weight="bold"/>
    </style:style>
    <style:style style:name="P7" style:family="paragraph">
      <style:paragraph-properties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Mono1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font-variant="normal" fo:text-transform="none" fo:color="#3f7f5f" loext:opacity="100%" loext:color-lum-mod="100%" loext:color-lum-off="0%" style:text-outline="false" style:text-line-through-style="none" style:text-line-through-type="none" style:font-name="Monospace1" fo:font-size="7pt" fo:font-style="normal" fo:text-shadow="none" style:text-underline-style="none" fo:font-weight="normal" style:letter-kerning="true" style:font-name-asian="Monospace1" style:font-size-asian="7pt" style:font-style-asian="normal" style:font-weight-asian="normal" style:font-name-complex="Monospace1" style:font-size-complex="7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 style:text-autospace="none"/>
    </style:style>
    <style:style style:name="P11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1" style:font-size-asian="14pt" style:font-style-asian="normal" style:font-weight-asian="bold" style:font-name-complex="Monospace1" style:font-size-complex="14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.2cm" fo:margin-bottom="0.2cm" fo:line-height="100%" fo:text-align="center" fo:text-indent="0cm" style:text-autospace="none"/>
    </style:style>
    <style:style style:name="P13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Liberation Sans3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fo:font-size="18pt" fo:font-weight="bold"/>
    </style:style>
    <style:style style:name="P15" style:family="paragraph">
      <loext:graphic-properties draw:fill-color="#414363"/>
      <style:paragraph-properties fo:text-align="center" style:writing-mode="lr-tb"/>
      <style:text-properties fo:color="#eeeeee" loext:opacity="100%" loext:color-lum-mod="100%" loext:color-lum-off="0%" fo:font-size="18pt" fo:font-weight="bold"/>
    </style:style>
    <style:style style:name="P16" style:family="paragraph">
      <loext:graphic-properties draw:fill="none" draw:fill-color="#3465a4"/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variant="normal" fo:text-transform="none" fo:color="#414363" loext:opacity="100%" loext:color-lum-mod="100%" loext:color-lum-off="0%" style:text-outline="false" style:text-line-through-style="none" style:text-line-through-type="none" style:font-name="Monospace1" fo:font-size="36pt" fo:font-style="normal" fo:text-shadow="none" style:text-underline-style="none" fo:font-weight="bold" style:letter-kerning="true" style:font-name-asian="Monospace1" style:font-size-asian="36pt" style:font-style-asian="normal" style:font-weight-asian="bold" style:font-name-complex="Monospace1" style:font-size-complex="36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loext:graphic-properties draw:fill="none" draw:fill-color="#3465a4"/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 Mono1" fo:font-size="15pt" fo:font-style="normal" fo:text-shadow="none" style:text-underline-style="none" fo:font-weight="normal" style:letter-kerning="true" style:font-name-asian="Monospace1" style:font-size-asian="15pt" style:font-style-asian="normal" style:font-weight-asian="normal" style:font-name-complex="Monospace1" style:font-size-complex="15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3465a4"/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 Mono1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Monospace1" fo:font-size="7pt" fo:font-style="normal" fo:text-shadow="none" style:text-underline-style="none" fo:font-weight="normal" style:letter-kerning="true" style:font-name-asian="Monospace1" style:font-size-asian="7pt" style:font-style-asian="normal" style:font-weight-asian="normal" style:font-name-complex="Monospace1" style:font-size-complex="7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3465a4"/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variant="normal" fo:text-transform="none" fo:color="#ff0000" loext:opacity="100%" loext:color-lum-mod="100%" loext:color-lum-off="0%" style:text-outline="false" style:text-line-through-style="none" style:text-line-through-type="none" style:font-name="DejaVu Sans Mono1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355269"/>
      <style:paragraph-properties fo:text-align="center"/>
    </style:style>
    <style:style style:name="P22" style:family="paragraph">
      <loext:graphic-properties draw:fill-color="#dee6ef"/>
      <style:paragraph-properties fo:text-align="center"/>
    </style:style>
    <style:style style:name="P23" style:family="paragraph">
      <style:paragraph-properties fo:text-align="center" style:writing-mode="lr-tb"/>
      <style:text-properties fo:color="#eeeeee" loext:opacity="100%" fo:font-weight="bold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25" style:family="paragraph">
      <style:paragraph-properties fo:text-align="center" style:writing-mode="lr-tb"/>
      <style:text-properties fo:color="#eeeeee" loext:opacity="100%" fo:font-size="18pt" fo:font-weight="bold"/>
    </style:style>
    <style:style style:name="P26" style:family="paragraph">
      <style:paragraph-properties fo:margin-left="0cm" fo:margin-right="0cm" fo:margin-top="0.557cm" fo:margin-bottom="0.303cm" fo:line-height="100%" fo:text-indent="0cm"/>
    </style:style>
    <style:style style:name="P27" style:family="paragraph">
      <style:paragraph-properties fo:margin-left="0cm" fo:margin-right="0cm" fo:margin-top="0.156cm" fo:margin-bottom="0.1cm" fo:line-height="100%" fo:text-indent="0cm"/>
    </style:style>
    <style:style style:name="P28" style:family="paragraph">
      <style:paragraph-properties fo:margin-left="0cm" fo:margin-right="0cm" fo:margin-top="0.357cm" fo:margin-bottom="0.103cm" fo:line-height="100%" fo:text-indent="0cm"/>
    </style:style>
    <style:style style:name="P29" style:family="paragraph">
      <style:paragraph-properties fo:margin-left="0cm" fo:margin-right="0cm" fo:margin-top="0.257cm" fo:margin-bottom="0.003cm" fo:line-height="100%" fo:text-indent="0cm"/>
    </style:style>
    <style:style style:name="P30" style:family="paragraph">
      <style:paragraph-properties fo:margin-left="0cm" fo:margin-right="0cm" fo:margin-top="0.457cm" fo:margin-bottom="0.203cm" fo:line-height="100%" fo:text-indent="0cm"/>
    </style:style>
    <style:style style:name="P31" style:family="paragraph">
      <loext:graphic-properties draw:fill="none" draw:fill-color="#ffffff"/>
      <style:paragraph-properties fo:margin-left="0cm" fo:margin-right="0cm" fo:margin-top="0.557cm" fo:margin-bottom="0.303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/>
      <style:paragraph-properties fo:text-align="center"/>
    </style:style>
    <style:style style:name="P33" style:family="paragraph">
      <style:paragraph-properties fo:text-align="start" style:writing-mode="lr-tb"/>
      <style:text-properties fo:color="#ffffff" loext:opacity="100%"/>
    </style:style>
    <style:style style:name="P34" style:family="paragraph">
      <loext:graphic-properties draw:fill="solid" draw:fill-color="#355269"/>
      <style:paragraph-properties fo:text-align="start" style:writing-mode="lr-tb"/>
      <style:text-properties fo:color="#ffffff" loext:opacity="100%" loext:color-lum-mod="100%" loext:color-lum-off="0%"/>
    </style:style>
    <style:style style:name="P35" style:family="paragraph">
      <style:paragraph-properties fo:margin-left="0cm" fo:margin-right="0cm" fo:margin-top="0.457cm" fo:margin-bottom="0.203cm" fo:line-height="100%" fo:text-align="center" fo:text-indent="0cm" style:writing-mode="lr-tb"/>
      <style:text-properties fo:color="#ffffff" loext:opacity="100%" fo:font-size="32pt" fo:font-weight="bold" style:font-size-asian="32pt" style:font-size-complex="32pt"/>
    </style:style>
    <style:style style:name="P36" style:family="paragraph">
      <loext:graphic-properties draw:fill-color="#414363"/>
      <style:paragraph-properties fo:text-align="center" style:writing-mode="lr-tb"/>
      <style:text-properties fo:color="#ffffff" loext:opacity="100%" loext:color-lum-mod="100%" loext:color-lum-off="0%" fo:font-size="32pt" fo:font-weight="bold" style:font-size-asian="32pt" style:font-size-complex="32pt"/>
    </style:style>
    <style:style style:name="P37" style:family="paragraph">
      <style:paragraph-properties fo:margin-left="0cm" fo:margin-right="0cm" fo:margin-top="0.356cm" fo:margin-bottom="0.3cm" fo:line-height="100%" fo:text-indent="0cm"/>
    </style:style>
    <style:style style:name="P38" style:family="paragraph">
      <loext:graphic-properties draw:fill="none" draw:fill-color="#ffffff"/>
      <style:paragraph-properties fo:margin-left="0cm" fo:margin-right="0cm" fo:margin-top="0.457cm" fo:margin-bottom="0.203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-color="#414363"/>
      <style:paragraph-properties fo:margin-left="0cm" fo:margin-right="0cm" fo:margin-top="0.457cm" fo:margin-bottom="0.203cm" fo:line-height="100%" fo:text-align="center" fo:text-indent="0cm" style:writing-mode="lr-tb"/>
      <style:text-properties fo:color="#ffffff" loext:opacity="100%" loext:color-lum-mod="100%" loext:color-lum-off="0%" fo:font-size="32pt" fo:font-weight="bold" style:font-size-asian="32pt" style:font-size-complex="32pt"/>
    </style:style>
    <style:style style:name="P40" style:family="paragraph">
      <style:paragraph-properties fo:margin-left="0cm" fo:margin-right="0cm" fo:margin-top="0.657cm" fo:margin-bottom="0.403cm" fo:line-height="100%" fo:text-indent="0cm"/>
    </style:style>
    <style:style style:name="P41" style:family="paragraph">
      <style:paragraph-properties fo:margin-left="0cm" fo:margin-right="0cm" fo:margin-top="0.557cm" fo:margin-bottom="0.303cm" fo:line-height="100%" fo:text-align="center" fo:text-indent="0cm" style:writing-mode="lr-tb"/>
      <style:text-properties fo:color="#ffffff" loext:opacity="100%" fo:font-size="32pt" fo:font-weight="bold" style:font-size-asian="32pt" style:font-size-complex="32pt"/>
    </style:style>
    <style:style style:name="P42" style:family="paragraph">
      <style:paragraph-properties fo:margin-left="0cm" fo:margin-right="0cm" fo:margin-top="0.256cm" fo:margin-bottom="0.2cm" fo:line-height="100%" fo:text-indent="0cm"/>
    </style:style>
    <style:style style:name="P43" style:family="paragraph">
      <loext:graphic-properties draw:fill-color="#414363"/>
      <style:paragraph-properties fo:margin-left="0cm" fo:margin-right="0cm" fo:margin-top="0.557cm" fo:margin-bottom="0.303cm" fo:line-height="100%" fo:text-align="center" fo:text-indent="0cm" style:writing-mode="lr-tb"/>
      <style:text-properties fo:color="#ffffff" loext:opacity="100%" loext:color-lum-mod="100%" loext:color-lum-off="0%" fo:font-size="32pt" fo:font-weight="bold" style:font-size-asian="32pt" style:font-size-complex="32pt"/>
    </style:style>
    <style:style style:name="P44" style:family="paragraph">
      <style:paragraph-properties fo:margin-left="0cm" fo:margin-right="0cm" fo:margin-top="0.457cm" fo:margin-bottom="0.203cm" fo:line-height="100%" fo:text-align="center" fo:text-indent="0cm" style:writing-mode="lr-tb"/>
      <style:text-properties fo:color="#ffffff" loext:opacity="100%" fo:font-weight="bold"/>
    </style:style>
    <style:style style:name="P45" style:family="paragraph">
      <loext:graphic-properties draw:fill-color="#414363"/>
      <style:paragraph-properties fo:text-align="center" style:writing-mode="lr-tb"/>
      <style:text-properties fo:color="#ffffff" loext:opacity="100%" loext:color-lum-mod="100%" loext:color-lum-off="0%" fo:font-weight="bold"/>
    </style:style>
    <style:style style:name="P46" style:family="paragraph">
      <loext:graphic-properties draw:fill="none" draw:fill-color="#ffffff"/>
      <style:paragraph-properties fo:margin-left="0cm" fo:margin-right="0cm" fo:margin-top="0.102cm" fo:margin-bottom="0cm" fo:line-height="100%" fo:text-indent="0.203cm" style:text-autospace="none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text-align="start" style:text-autospace="none"/>
    </style:style>
    <style:style style:name="P48" style:family="paragraph">
      <loext:graphic-properties draw:fill="solid" draw:fill-color="#dddddd"/>
      <style:paragraph-properties fo:margin-left="0cm" fo:margin-right="0cm" fo:margin-top="0cm" fo:margin-bottom="0cm" fo:line-height="100%" fo:text-align="start" fo:text-indent="0cm" style:text-autospace="none" style:writing-mode="lr-tb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 Mono1" fo:font-size="15pt" fo:font-style="normal" fo:text-shadow="none" style:text-underline-style="none" fo:font-weight="bold" style:letter-kerning="true" style:font-name-asian="Monospace1" style:font-size-asian="15pt" style:font-style-asian="normal" style:font-weight-asian="bold" style:font-name-complex="Monospace1" style:font-size-complex="15pt" style:font-style-complex="normal" style:font-weight-complex="bold" style:text-emphasize="none" style:font-relief="none" style:text-overline-style="none" style:text-overline-color="font-color"/>
    </style:style>
    <style:style style:name="P49" style:family="paragraph">
      <style:paragraph-properties fo:text-align="center" style:writing-mode="lr-tb"/>
      <style:text-properties fo:color="#ea7500" loext:opacity="100%" style:font-name="DejaVu Sans Mono1" fo:font-size="24pt" fo:font-weight="bold" style:font-size-asian="24pt" style:font-weight-asian="bold" style:font-size-complex="24pt" style:font-weight-complex="bold"/>
    </style:style>
    <style:style style:name="P50" style:family="paragraph">
      <loext:graphic-properties draw:fill="none"/>
      <style:paragraph-properties fo:text-align="center" style:writing-mode="lr-tb"/>
      <style:text-properties fo:color="#ea7500" loext:opacity="100%" loext:color-lum-mod="100%" loext:color-lum-off="0%" style:font-name="DejaVu Sans Mono1" fo:font-size="24pt" fo:font-weight="bold" style:font-size-asian="24pt" style:font-weight-asian="bold" style:font-size-complex="24pt" style:font-weight-complex="bold"/>
    </style:style>
    <style:style style:name="P51" style:family="paragraph">
      <loext:graphic-properties draw:fill-color="#ea7500"/>
      <style:paragraph-properties fo:text-align="center"/>
    </style:style>
    <style:style style:name="P52" style:family="paragraph">
      <style:paragraph-properties fo:text-align="end" style:text-autospace="none"/>
    </style:style>
    <style:style style:name="P53" style:family="paragraph">
      <loext:graphic-properties draw:fill="none" draw:fill-color="#ffffff"/>
      <style:paragraph-properties fo:margin-left="0cm" fo:margin-right="0cm" fo:margin-top="0.102cm" fo:margin-bottom="0cm" fo:line-height="100%" fo:text-align="end" fo:text-indent="0.203cm" style:text-autospace="none" style:writing-mode="lr-tb"/>
      <style:text-properties fo:font-variant="normal" fo:text-transform="none" fo:color="#dddddd" loext:opacity="100%" loext:color-lum-mod="100%" loext:color-lum-off="0%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none" draw:fill-color="#729fcf"/>
      <style:paragraph-properties fo:text-align="center"/>
    </style:style>
    <style:style style:name="P55" style:family="paragraph">
      <loext:graphic-properties draw:fill-color="#414363"/>
      <style:paragraph-properties fo:margin-left="0cm" fo:margin-right="0cm" fo:margin-top="0.457cm" fo:margin-bottom="0.203cm" fo:line-height="100%" fo:text-align="center" fo:text-indent="0cm" style:writing-mode="lr-tb"/>
      <style:text-properties fo:color="#ffffff" loext:opacity="100%" loext:color-lum-mod="100%" loext:color-lum-off="0%" fo:font-weight="bold"/>
    </style:style>
    <style:style style:name="P56" style:family="paragraph">
      <style:paragraph-properties fo:margin-left="0cm" fo:margin-right="0cm" fo:margin-top="0.559cm" fo:margin-bottom="0.406cm" fo:line-height="115%" fo:text-align="center" fo:text-indent="0cm" style:writing-mode="lr-tb"/>
      <style:text-properties fo:color="#ea7500" loext:opacity="100%" style:font-name="DejaVu Sans Mono1" fo:font-size="24pt" fo:font-weight="bold" style:font-size-asian="24pt" style:font-weight-asian="bold" style:font-size-complex="24pt" style:font-weight-complex="bold"/>
    </style:style>
    <style:style style:name="P57" style:family="paragraph">
      <loext:graphic-properties draw:fill="none"/>
      <style:paragraph-properties fo:margin-top="0.2cm" fo:margin-bottom="0.2cm" fo:text-align="center" style:writing-mode="lr-tb"/>
      <style:text-properties fo:color="#ea7500" loext:opacity="100%" loext:color-lum-mod="100%" loext:color-lum-off="0%" style:font-name="DejaVu Sans Mono1" fo:font-size="24pt" fo:font-weight="bold" style:font-size-asian="24pt" style:font-weight-asian="bold" style:font-size-complex="24pt" style:font-weight-complex="bold"/>
    </style:style>
    <style:style style:name="P58" style:family="paragraph">
      <style:paragraph-properties fo:margin-left="0cm" fo:margin-right="0cm" fo:margin-top="0cm" fo:margin-bottom="0cm" fo:line-height="100%" fo:text-indent="0cm" style:text-autospace="none"/>
    </style:style>
    <style:style style:name="P59" style:family="paragraph">
      <style:paragraph-properties fo:margin-left="0cm" fo:margin-right="0cm" fo:margin-top="0.406cm" fo:margin-bottom="0.305cm" fo:line-height="100%" fo:text-indent="0cm"/>
    </style:style>
    <style:style style:name="P60" style:family="paragraph">
      <style:paragraph-properties fo:margin-left="0cm" fo:margin-right="0cm" fo:margin-top="0.406cm" fo:margin-bottom="0.305cm" fo:line-height="100%" fo:text-align="center" fo:text-indent="0cm"/>
    </style:style>
    <style:style style:name="P61" style:family="paragraph">
      <loext:graphic-properties draw:fill="none" draw:fill-color="#ffffff"/>
      <style:paragraph-properties fo:margin-left="0cm" fo:margin-right="0cm" fo:margin-top="0.102cm" fo:margin-bottom="0cm" fo:line-height="100%" fo:text-indent="0.203cm" style:text-autospace="none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Mono1" fo:font-size="11pt" fo:font-style="normal" fo:text-shadow="none" style:text-underline-style="none" fo:font-weight="normal" style:letter-kerning="true" style:font-name-asian="Monospace1" style:font-size-asian="11pt" style:font-style-asian="normal" style:font-weight-asian="normal" style:font-name-complex="Monospace1" style:font-size-complex="11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0cm" fo:margin-right="0cm" fo:margin-top="0.1cm" fo:margin-bottom="0.1cm" fo:line-height="150%" fo:text-align="center" fo:text-indent="0cm" style:writing-mode="lr-tb"/>
      <style:text-properties fo:color="#ea7500" loext:opacity="100%"/>
    </style:style>
    <style:style style:name="P63" style:family="paragraph">
      <style:paragraph-properties fo:margin-left="0cm" fo:margin-right="0cm" fo:margin-top="0cm" fo:margin-bottom="0cm" fo:line-height="150%" fo:text-align="start" fo:text-indent="0cm" style:writing-mode="lr-tb"/>
      <style:text-properties fo:color="#ea7500" loext:opacity="100%"/>
    </style:style>
    <style:style style:name="P64" style:family="paragraph">
      <style:paragraph-properties fo:margin-left="0cm" fo:margin-right="0cm" fo:margin-top="0cm" fo:margin-bottom="0.002cm" fo:line-height="150%" fo:text-align="start" fo:text-indent="0cm" style:writing-mode="lr-tb"/>
      <style:text-properties fo:color="#ea7500" loext:opacity="100%"/>
    </style:style>
    <style:style style:name="P65" style:family="paragraph">
      <style:paragraph-properties fo:line-height="150%" fo:text-align="center" style:writing-mode="lr-tb"/>
      <style:text-properties fo:color="#ea7500" loext:opacity="100%" loext:color-lum-mod="100%" loext:color-lum-off="0%"/>
    </style:style>
    <style:style style:name="P66" style:family="paragraph">
      <style:paragraph-properties fo:margin-left="0cm" fo:margin-right="0cm" fo:margin-top="0.1cm" fo:margin-bottom="0.1cm" fo:line-height="150%" fo:text-align="center" fo:text-indent="0cm" style:writing-mode="lr-tb"/>
      <style:text-properties fo:font-variant="normal" fo:text-transform="none" fo:color="#ea75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margin-left="0cm" fo:margin-right="0cm" fo:margin-top="0.1cm" fo:margin-bottom="0.1cm" fo:line-height="150%" fo:text-align="center" fo:text-indent="0cm" style:writing-mode="lr-tb"/>
      <style:text-properties fo:font-variant="normal" fo:text-transform="none" fo:color="#ea7500" loext:opacity="10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none" draw:fill-color="#ffffff"/>
      <style:paragraph-properties fo:margin-left="0cm" fo:margin-right="0cm" fo:margin-top="0.102cm" fo:margin-bottom="0cm" fo:line-height="100%" fo:text-indent="0.203cm" style:text-autospace="none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 Mono1" fo:font-size="15pt" fo:font-style="normal" fo:text-shadow="none" style:text-underline-style="none" fo:font-weight="bold" style:letter-kerning="true" style:font-name-asian="Monospace1" style:font-size-asian="15pt" style:font-style-asian="normal" style:font-weight-asian="bold" style:font-name-complex="Monospace1" style:font-size-complex="15pt" style:font-style-complex="normal" style:font-weight-complex="bold" style:text-emphasize="none" style:font-relief="none" style:text-overline-style="none" style:text-overline-color="font-color"/>
    </style:style>
    <style:style style:name="P70" style:family="paragraph">
      <style:paragraph-properties fo:text-align="start" style:writing-mode="lr-tb"/>
      <style:text-properties fo:color="#000000" loext:opacity="100%" style:font-name="Liberation Sans3" fo:font-size="24pt" fo:font-weight="bold" style:font-size-asian="24pt" style:font-weight-asian="bold" style:font-size-complex="24pt" style:font-weight-complex="bold"/>
    </style:style>
    <style:style style:name="P71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style:font-name="Liberation Sans3" fo:font-size="24pt" fo:font-weight="bold" style:font-size-asian="24pt" style:font-weight-asian="bold" style:font-size-complex="24pt" style:font-weight-complex="bold"/>
    </style:style>
    <style:style style:name="P72" style:family="paragraph">
      <loext:graphic-properties draw:fill="none" draw:fill-color="#ffffff"/>
      <style:paragraph-properties fo:margin-left="0cm" fo:margin-right="0cm" fo:margin-top="0.102cm" fo:margin-bottom="0cm" fo:line-height="100%" fo:text-indent="0.203cm" style:text-autospace="none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style:paragraph-properties fo:text-align="center" style:writing-mode="lr-tb"/>
      <style:text-properties fo:color="#ea7500" loext:opacity="100%" style:font-name="DejaVu Sans Mono1" fo:font-size="18pt" fo:font-weight="normal" style:font-size-asian="18pt" style:font-weight-asian="normal" style:font-size-complex="18pt" style:font-weight-complex="normal"/>
    </style:style>
    <style:style style:name="P74" style:family="paragraph">
      <loext:graphic-properties draw:fill="none"/>
      <style:paragraph-properties fo:text-align="center" style:writing-mode="lr-tb"/>
      <style:text-properties fo:color="#ea7500" loext:opacity="100%" loext:color-lum-mod="100%" loext:color-lum-off="0%" style:font-name="DejaVu Sans Mono1" fo:font-size="18pt" fo:font-weight="normal" style:font-size-asian="18pt" style:font-weight-asian="normal" style:font-size-complex="18pt" style:font-weight-complex="normal"/>
    </style:style>
    <style:style style:name="P75" style:family="paragraph">
      <style:paragraph-properties fo:text-align="center" style:writing-mode="lr-tb"/>
      <style:text-properties fo:color="#ea7500" loext:opacity="100%"/>
    </style:style>
    <style:style style:name="P76" style:family="paragraph">
      <style:paragraph-properties fo:margin-left="0cm" fo:margin-right="0cm" fo:margin-top="0.1cm" fo:margin-bottom="0.1cm" fo:line-height="100%" fo:text-align="center" fo:text-indent="0cm" style:writing-mode="lr-tb"/>
      <style:text-properties fo:color="#ea7500" loext:opacity="100%"/>
    </style:style>
    <style:style style:name="P77" style:family="paragraph">
      <style:paragraph-properties fo:text-align="center" style:writing-mode="lr-tb"/>
      <style:text-properties fo:color="#ea7500" loext:opacity="100%" loext:color-lum-mod="100%" loext:color-lum-off="0%"/>
    </style:style>
    <style:style style:name="P78" style:family="paragraph">
      <style:paragraph-properties fo:margin-left="0cm" fo:margin-right="0cm" fo:margin-top="0.3cm" fo:margin-bottom="0.3cm" fo:line-height="100%" fo:text-align="center" fo:text-indent="0cm" style:writing-mode="lr-tb"/>
      <style:text-properties fo:color="#ea7500" loext:opacity="100%"/>
    </style:style>
    <style:style style:name="P79" style:family="paragraph">
      <style:paragraph-properties fo:margin-left="0cm" fo:margin-right="0cm" fo:margin-top="0.3cm" fo:margin-bottom="0.3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style:paragraph-properties fo:text-align="center" style:writing-mode="lr-tb"/>
      <style:text-properties fo:color="#ffffff" loext:opacity="100%"/>
    </style:style>
    <style:style style:name="P82" style:family="paragraph">
      <style:paragraph-properties fo:text-align="center" style:writing-mode="lr-tb"/>
      <style:text-properties fo:color="#ffffff" loext:opacity="100%" loext:color-lum-mod="100%" loext:color-lum-off="0%"/>
    </style:style>
    <style:style style:name="P83" style:family="paragraph">
      <style:paragraph-properties fo:text-align="center" style:writing-mode="lr-tb"/>
      <style:text-properties fo:color="#f10d0c" loext:opacity="100%" style:font-name="DejaVu Sans Mono1" fo:font-size="15pt" fo:font-weight="bold" style:font-size-asian="15pt" style:font-size-complex="15pt"/>
    </style:style>
    <style:style style:name="P84" style:family="paragraph">
      <loext:graphic-properties draw:fill="none"/>
      <style:paragraph-properties fo:text-align="center" style:writing-mode="lr-tb"/>
      <style:text-properties fo:color="#f10d0c" loext:opacity="100%" loext:color-lum-mod="100%" loext:color-lum-off="0%" style:font-name="DejaVu Sans Mono1" fo:font-size="15pt" fo:font-weight="bold" style:font-size-asian="15pt" style:font-size-complex="15pt"/>
    </style:style>
    <style:style style:name="P85" style:family="paragraph">
      <style:paragraph-properties fo:text-align="center" style:writing-mode="lr-tb"/>
      <style:text-properties fo:color="#ffffff" loext:opacity="100%" fo:font-size="13pt" style:font-size-asian="13pt" style:font-size-complex="13pt"/>
    </style:style>
    <style:style style:name="P86" style:family="paragraph">
      <style:paragraph-properties fo:text-align="center" style:writing-mode="lr-tb"/>
      <style:text-properties fo:color="#ffffff" loext:opacity="100%" loext:color-lum-mod="100%" loext:color-lum-off="0%" fo:font-size="13pt" style:font-size-asian="13pt" style:font-size-complex="13pt"/>
    </style:style>
    <style:style style:name="P87" style:family="paragraph">
      <style:paragraph-properties fo:text-align="center" style:writing-mode="lr-tb"/>
      <style:text-properties fo:color="#ffffff" loext:opacity="100%" fo:font-size="12pt" style:font-size-asian="12pt" style:font-size-complex="12pt"/>
    </style:style>
    <style:style style:name="P88" style:family="paragraph">
      <style:paragraph-properties fo:text-align="center" style:writing-mode="lr-tb"/>
      <style:text-properties fo:color="#ffffff" loext:opacity="100%" loext:color-lum-mod="100%" loext:color-lum-off="0%" fo:font-size="12pt" style:font-size-asian="12pt" style:font-size-complex="12pt"/>
    </style:style>
    <style:style style:name="P89" style:family="paragraph">
      <style:paragraph-properties fo:text-align="center" style:writing-mode="lr-tb"/>
      <style:text-properties fo:color="#f10d0c" loext:opacity="100%" style:font-name="DejaVu Sans Mono1" fo:font-size="15pt" fo:font-weight="bold" style:font-size-asian="15pt" style:font-weight-asian="bold" style:font-size-complex="15pt" style:font-weight-complex="bold"/>
    </style:style>
    <style:style style:name="P90" style:family="paragraph">
      <loext:graphic-properties draw:fill="none"/>
      <style:paragraph-properties fo:text-align="center" style:writing-mode="lr-tb"/>
      <style:text-properties fo:color="#f10d0c" loext:opacity="100%" loext:color-lum-mod="100%" loext:color-lum-off="0%" style:font-name="DejaVu Sans Mono1" fo:font-size="15pt" fo:font-weight="bold" style:font-size-asian="15pt" style:font-weight-asian="bold" style:font-size-complex="15pt" style:font-weight-complex="bold"/>
    </style:style>
    <style:style style:name="P91" style:family="paragraph">
      <style:paragraph-properties fo:text-align="center" style:writing-mode="lr-tb"/>
      <style:text-properties fo:color="#ffffff" loext:opacity="100%" fo:font-size="8pt" style:font-size-asian="8pt" style:font-size-complex="8pt"/>
    </style:style>
    <style:style style:name="P92" style:family="paragraph">
      <style:paragraph-properties fo:text-align="center" style:writing-mode="lr-tb"/>
      <style:text-properties fo:color="#ffffff" loext:opacity="100%" loext:color-lum-mod="100%" loext:color-lum-off="0%" fo:font-size="8pt" style:font-size-asian="8pt" style:font-size-complex="8pt"/>
    </style:style>
    <style:style style:name="P93" style:family="paragraph"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94" style:family="paragraph">
      <style:paragraph-properties fo:text-align="center" style:writing-mode="lr-tb"/>
      <style:text-properties fo:color="#ffffff" loext:opacity="100%" loext:color-lum-mod="100%" loext:color-lum-off="0%" fo:font-size="11pt" style:font-size-asian="11pt" style:font-size-complex="11pt"/>
    </style:style>
    <style:style style:name="P95" style:family="paragraph">
      <style:paragraph-properties fo:margin-left="0cm" fo:margin-right="0cm" fo:margin-top="0.2cm" fo:margin-bottom="0.2cm" fo:line-height="100%" fo:text-align="center" fo:text-indent="0cm" style:writing-mode="lr-tb"/>
      <style:text-properties fo:color="#ffffff" loext:opacity="100%" fo:font-weight="bold" style:font-weight-asian="bold" style:font-weight-complex="bold"/>
    </style:style>
    <style:style style:name="P96" style:family="paragraph">
      <style:paragraph-properties fo:text-align="center" style:writing-mode="lr-tb"/>
      <style:text-properties fo:color="#ffffff" loext:opacity="100%" loext:color-lum-mod="100%" loext:color-lum-off="0%" fo:font-weight="bold" style:font-weight-asian="bold" style:font-weight-complex="bold"/>
    </style:style>
    <style:style style:name="P97" style:family="paragraph"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style:paragraph-properties fo:text-align="center" style:writing-mode="lr-tb"/>
      <style:text-properties fo:color="#eeeeee" loext:opacity="100%" fo:font-size="24pt" fo:font-weight="bold" style:font-size-asian="24pt" style:font-weight-asian="bold" style:font-size-complex="24pt" style:font-weight-complex="bold"/>
    </style:style>
    <style:style style:name="P101" style:family="paragraph">
      <loext:graphic-properties draw:fill-color="#414363"/>
      <style:paragraph-properties fo:text-align="center" style:writing-mode="lr-tb"/>
      <style:text-properties fo:color="#eeeeee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P102" style:family="paragraph">
      <style:paragraph-properties fo:margin-left="0cm" fo:margin-right="0cm" fo:margin-top="0.3cm" fo:margin-bottom="0.3cm" fo:line-height="100%" fo:text-indent="0cm"/>
    </style:style>
    <style:style style:name="P10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DejaVu Sans Mono1" fo:font-size="13pt" fo:font-style="normal" fo:text-shadow="none" style:text-underline-style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none"/>
      <style:paragraph-properties fo:text-align="center" style:writing-mode="lr-tb"/>
    </style:style>
    <style:style style:name="P106" style:family="paragraph">
      <style:paragraph-properties fo:text-align="center" style:writing-mode="lr-tb"/>
    </style:style>
    <style:style style:name="P107" style:family="paragraph">
      <loext:graphic-properties draw:fill="none"/>
      <style:paragraph-properties fo:text-align="start" style:writing-mode="lr-tb"/>
    </style:style>
    <style:style style:name="P108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DejaVu Sans Mono1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style:paragraph-properties fo:margin-left="0cm" fo:margin-right="0cm" fo:margin-top="0.2cm" fo:margin-bottom="0.2cm" fo:line-height="100%" fo:text-indent="0cm"/>
    </style:style>
    <style:style style:name="P111" style:family="paragraph">
      <style:paragraph-properties fo:text-align="start" style:writing-mode="lr-tb"/>
    </style:style>
    <style:style style:name="P112" style:family="paragraph">
      <loext:graphic-properties draw:fill-color="#cccccc"/>
      <style:paragraph-properties fo:text-align="start" style:writing-mode="lr-tb"/>
    </style:style>
    <style:style style:name="P113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114" style:family="paragraph">
      <loext:graphic-properties draw:fill="none" draw:fill-color="#cccccc"/>
      <style:paragraph-properties fo:text-align="start" style:writing-mode="lr-tb"/>
      <style:text-properties fo:font-weight="normal" style:font-weight-asian="normal" style:font-weight-complex="normal"/>
    </style:style>
    <style:style style:name="T1" style:family="text">
      <style:text-properties fo:color="#b2b2b2" loext:opacity="100%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color="#ffffff" loext:opacity="100%" fo:font-size="88pt" fo:font-weight="bold" style:font-size-asian="88pt" style:font-weight-asian="bold" style:font-size-complex="88pt" style:font-weight-complex="bold"/>
    </style:style>
    <style:style style:name="T3" style:family="text">
      <style:text-properties fo:color="#eeeeee" loext:opacity="100%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color="#cccccc" loext:opacity="100%" fo:font-size="54pt" fo:font-weight="normal" style:font-size-asian="54pt" style:font-weight-asian="normal" style:font-size-complex="54pt" style:font-weight-complex="normal"/>
    </style:style>
    <style:style style:name="T5" style:family="text">
      <style:text-properties fo:color="#eeeeee" loext:opacity="100%" fo:font-size="32pt" fo:font-weight="bold" style:font-size-asian="32pt" style:font-size-complex="32pt"/>
    </style:style>
    <style:style style:name="T6" style:family="text">
      <style:text-properties fo:font-variant="normal" fo:text-transform="none" fo:color="#7f0055" loext:opacity="100%" style:text-outline="false" style:text-line-through-style="none" style:text-line-through-type="none" style:font-name="DejaVu Sans Mono1" fo:font-size="5.40000009536743pt" fo:font-style="normal" fo:text-shadow="none" style:text-underline-style="none" fo:font-weight="bold" style:letter-kerning="true" style:font-name-asian="Monospace1" style:font-size-asian="5.40000009536743pt" style:font-style-asian="normal" style:font-weight-asian="bold" style:font-name-complex="Monospace1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5.40000009536743pt" fo:font-style="normal" fo:text-shadow="none" style:text-underline-style="none" fo:font-weight="normal" style:letter-kerning="true" style:font-name-asian="Monospace1" style:font-size-asian="5.40000009536743pt" style:font-style-asian="normal" style:font-weight-asian="normal" style:font-name-complex="Monospace1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a00ff" loext:opacity="100%" style:text-outline="false" style:text-line-through-style="none" style:text-line-through-type="none" style:font-name="DejaVu Sans Mono1" fo:font-size="5.40000009536743pt" fo:font-style="normal" fo:text-shadow="none" style:text-underline-style="none" fo:font-weight="normal" style:letter-kerning="true" style:font-name-asian="Monospace1" style:font-size-asian="5.40000009536743pt" style:font-style-asian="normal" style:font-weight-asian="normal" style:font-name-complex="Monospace1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1" fo:font-size="8pt" fo:font-style="normal" fo:text-shadow="none" style:text-underline-style="none" fo:font-weight="normal" style:letter-kerning="true" style:font-name-asian="Noto Sans1" style:font-size-asian="8pt" style:font-style-asian="normal" style:font-weight-asian="normal" style:font-name-complex="Droid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5032" loext:opacity="100%" style:text-outline="false" style:text-line-through-style="none" style:text-line-through-type="none" style:font-name="DejaVu Sans Mono1" fo:font-size="5.40000009536743pt" fo:font-style="normal" fo:text-shadow="none" style:text-underline-style="none" fo:font-weight="normal" style:letter-kerning="true" style:font-name-asian="Monospace1" style:font-size-asian="5.40000009536743pt" style:font-style-asian="normal" style:font-weight-asian="normal" style:font-name-complex="Monospace1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5.40000009536743pt" fo:font-style="normal" fo:text-shadow="none" style:text-underline-style="none" fo:font-weight="bold" style:letter-kerning="true" style:font-name-asian="Monospace1" style:font-size-asian="5.40000009536743pt" style:font-style-asian="normal" style:font-weight-asian="bold" style:font-name-complex="Monospace1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1" fo:font-size="5.40000009536743pt" fo:font-style="normal" fo:text-shadow="none" style:text-underline-style="none" fo:font-weight="normal" style:letter-kerning="true" style:font-name-asian="Noto Sans1" style:font-size-asian="5.40000009536743pt" style:font-style-asian="normal" style:font-weight-asian="normal" style:font-name-complex="Droid Sans Devanagari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3f7f5f" loext:opacity="100%" style:font-name="DejaVu Sans Mono1" fo:font-size="5.40000009536743pt" style:text-underline-style="none" style:font-name-asian="Monospace1" style:font-size-asian="5.40000009536743pt" style:font-name-complex="Monospace1" style:font-size-complex="5.40000009536743pt"/>
    </style:style>
    <style:style style:name="T14" style:family="text">
      <style:text-properties fo:color="#3f7f5f" loext:opacity="100%" style:font-name="DejaVu Sans Mono1" fo:font-size="7pt" style:text-underline-style="none" style:font-name-asian="Monospace1" style:font-size-asian="7pt" style:font-name-complex="Monospace1" style:font-size-complex="7pt"/>
    </style:style>
    <style:style style:name="T15" style:family="text">
      <style:text-properties fo:color="#7f0055" loext:opacity="100%" style:font-name="Monospace1" fo:font-size="5.40000009536743pt" style:text-underline-style="none" fo:font-weight="bold" style:font-name-asian="Monospace1" style:font-size-asian="5.40000009536743pt" style:font-weight-asian="bold" style:font-name-complex="Monospace1" style:font-size-complex="5.40000009536743pt" style:font-weight-complex="bold"/>
    </style:style>
    <style:style style:name="T16" style:family="text">
      <style:text-properties fo:color="#000000" loext:opacity="100%" style:font-name="Monospace1" fo:font-size="5.40000009536743pt" style:text-underline-style="none" style:font-name-asian="Monospace1" style:font-size-asian="5.40000009536743pt" style:font-name-complex="Monospace1" style:font-size-complex="5.40000009536743pt"/>
    </style:style>
    <style:style style:name="T17" style:family="text">
      <style:text-properties fo:color="#2a00ff" loext:opacity="100%" style:font-name="Monospace1" fo:font-size="5.40000009536743pt" style:text-underline-style="none" style:font-name-asian="Monospace1" style:font-size-asian="5.40000009536743pt" style:font-name-complex="Monospace1" style:font-size-complex="5.40000009536743pt"/>
    </style:style>
    <style:style style:name="T18" style:family="text">
      <style:text-properties fo:color="#3f7f5f" loext:opacity="100%" style:font-name="DejaVu Sans Mono1" fo:font-size="5.40000009536743pt" style:text-underline-style="none" fo:font-weight="bold" style:font-name-asian="Monospace1" style:font-size-asian="5.40000009536743pt" style:font-weight-asian="bold" style:font-name-complex="Monospace1" style:font-size-complex="5.40000009536743pt" style:font-weight-complex="bold"/>
    </style:style>
    <style:style style:name="T19" style:family="text">
      <style:text-properties fo:color="#000000" loext:opacity="100%" style:font-name="Monospace1" fo:font-size="5.40000009536743pt" style:text-underline-style="none" fo:font-weight="bold" style:font-name-asian="Monospace1" style:font-size-asian="5.40000009536743pt" style:font-weight-asian="bold" style:font-name-complex="Monospace1" style:font-size-complex="5.40000009536743pt" style:font-weight-complex="bold"/>
    </style:style>
    <style:style style:name="T20" style:family="text">
      <style:text-properties fo:color="#005032" loext:opacity="100%" style:font-name="Monospace1" fo:font-size="5.40000009536743pt" style:text-underline-style="none" style:font-name-asian="Monospace1" style:font-size-asian="5.40000009536743pt" style:font-name-complex="Monospace1" style:font-size-complex="5.40000009536743pt"/>
    </style:style>
    <style:style style:name="T21" style:family="text">
      <style:text-properties fo:color="#642880" loext:opacity="100%" style:font-name="Monospace1" fo:font-size="5.40000009536743pt" style:text-underline-style="none" fo:font-weight="bold" style:font-name-asian="Monospace1" style:font-size-asian="5.40000009536743pt" style:font-weight-asian="bold" style:font-name-complex="Monospace1" style:font-size-complex="5.40000009536743pt" style:font-weight-complex="bold"/>
    </style:style>
    <style:style style:name="T22" style:family="text">
      <style:text-properties fo:color="#3f7f5f" loext:opacity="100%" style:font-name="Monospace1" fo:font-size="5.40000009536743pt" style:text-underline-style="none" style:font-name-asian="Monospace1" style:font-size-asian="5.40000009536743pt" style:font-name-complex="Monospace1" style:font-size-complex="5.40000009536743pt"/>
    </style:style>
    <style:style style:name="T23" style:family="text">
      <style:text-properties fo:color="#0000c0" loext:opacity="100%" style:font-name="Monospace1" fo:font-size="5.40000009536743pt" fo:font-style="italic" style:text-underline-style="none" style:font-name-asian="Monospace1" style:font-size-asian="5.40000009536743pt" style:font-style-asian="italic" style:font-name-complex="Monospace1" style:font-size-complex="5.40000009536743pt" style:font-style-complex="italic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Monospace1" fo:font-size="13pt" fo:font-style="normal" fo:text-shadow="none" style:text-underline-style="none" fo:font-weight="bold" style:letter-kerning="true" style:font-name-asian="Monospace1" style:font-size-asian="13pt" style:font-style-asian="normal" style:font-weight-asian="bold" style:font-name-complex="Monospace1" style:font-size-complex="13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33333" loext:opacity="100%" style:text-outline="false" style:text-line-through-style="none" style:text-line-through-type="none" style:font-name="Liberation Sans3" fo:font-size="21pt" fo:font-style="normal" fo:text-shadow="none" style:text-underline-style="none" fo:font-weight="bold" style:letter-kerning="true" style:font-name-asian="Monospace1" style:font-size-asian="21pt" style:font-style-asian="normal" style:font-weight-asian="bold" style:font-name-complex="Monospace1" style:font-size-complex="21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333333" loext:opacity="100%" style:text-outline="false" style:text-line-through-style="none" style:text-line-through-type="none" style:font-name="Liberation Sans3" fo:font-size="21pt" fo:font-style="normal" fo:text-shadow="none" style:text-underline-style="none" fo:font-weight="normal" style:letter-kerning="true" style:font-name-asian="Monospace1" style:font-size-asian="21pt" style:font-style-asian="normal" style:font-weight-asian="normal" style:font-name-complex="Monospace1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414363" loext:opacity="100%" style:text-outline="false" style:text-line-through-style="none" style:text-line-through-type="none" style:font-name="Monospace1" fo:font-size="66pt" fo:font-style="normal" fo:text-shadow="none" style:text-underline-style="none" fo:font-weight="bold" style:letter-kerning="true" style:font-name-asian="Monospace1" style:font-size-asian="66pt" style:font-style-asian="normal" style:font-weight-asian="bold" style:font-name-complex="Monospace1" style:font-size-complex="6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333333" loext:opacity="100%" style:text-outline="false" style:text-line-through-style="none" style:text-line-through-type="none" style:font-name="DejaVu Sans Mono1" fo:font-size="15pt" fo:font-style="normal" fo:text-shadow="none" style:text-underline-style="none" fo:font-weight="normal" style:letter-kerning="true" style:font-name-asian="Monospace1" style:font-size-asian="15pt" style:font-style-asian="normal" style:font-weight-asian="normal" style:font-name-complex="Monospace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666666" loext:opacity="100%" style:font-name="DejaVu Sans Mono1" fo:font-size="5.40000009536743pt" style:text-underline-style="none" style:font-name-asian="Monospace1" style:font-size-asian="5.40000009536743pt" style:font-name-complex="Monospace1" style:font-size-complex="5.40000009536743pt"/>
    </style:style>
    <style:style style:name="T30" style:family="text">
      <style:text-properties fo:color="#666666" loext:opacity="100%" style:font-name="DejaVu Sans Mono1" fo:font-size="7pt" style:text-underline-style="none" style:font-name-asian="Monospace1" style:font-size-asian="7pt" style:font-name-complex="Monospace1" style:font-size-complex="7pt"/>
    </style:style>
    <style:style style:name="T31" style:family="text">
      <style:text-properties fo:color="#666666" loext:opacity="100%" style:font-name="Monospace1" fo:font-size="5.40000009536743pt" style:text-underline-style="none" fo:font-weight="bold" style:font-name-asian="Monospace1" style:font-size-asian="5.40000009536743pt" style:font-weight-asian="bold" style:font-name-complex="Monospace1" style:font-size-complex="5.40000009536743pt" style:font-weight-complex="bold"/>
    </style:style>
    <style:style style:name="T32" style:family="text">
      <style:text-properties fo:color="#666666" loext:opacity="100%" style:font-name="Monospace1" fo:font-size="5.40000009536743pt" style:text-underline-style="none" style:font-name-asian="Monospace1" style:font-size-asian="5.40000009536743pt" style:font-name-complex="Monospace1" style:font-size-complex="5.40000009536743pt"/>
    </style:style>
    <style:style style:name="T33" style:family="text">
      <style:text-properties fo:color="#666666" loext:opacity="100%" style:font-name="DejaVu Sans Mono1" fo:font-size="5.40000009536743pt" style:text-underline-style="none" fo:font-weight="bold" style:font-name-asian="Monospace1" style:font-size-asian="5.40000009536743pt" style:font-weight-asian="bold" style:font-name-complex="Monospace1" style:font-size-complex="5.40000009536743pt" style:font-weight-complex="bold"/>
    </style:style>
    <style:style style:name="T34" style:family="text">
      <style:text-properties fo:color="#ff0000" loext:opacity="100%" style:font-name="Monospace1" fo:font-size="5.40000009536743pt" style:text-underline-style="none" fo:font-weight="bold" style:font-name-asian="Monospace1" style:font-size-asian="5.40000009536743pt" style:font-weight-asian="bold" style:font-name-complex="Monospace1" style:font-size-complex="5.40000009536743pt" style:font-weight-complex="bold"/>
    </style:style>
    <style:style style:name="T35" style:family="text">
      <style:text-properties fo:color="#666666" loext:opacity="100%" style:font-name="Monospace1" fo:font-size="5.40000009536743pt" fo:font-style="italic" style:text-underline-style="none" style:font-name-asian="Monospace1" style:font-size-asian="5.40000009536743pt" style:font-style-asian="italic" style:font-name-complex="Monospace1" style:font-size-complex="5.40000009536743pt" style:font-style-complex="italic"/>
    </style:style>
    <style:style style:name="T36" style:family="text">
      <style:text-properties fo:font-variant="normal" fo:text-transform="none" fo:color="#ff0000" loext:opacity="100%" style:text-outline="false" style:text-line-through-style="none" style:text-line-through-type="none" style:font-name="DejaVu Sans Mono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666666" loext:opacity="100%" style:text-outline="false" style:text-line-through-style="none" style:text-line-through-type="none" style:font-name="DejaVu Sans Mono1" fo:font-size="5.40000009536743pt" fo:font-style="normal" fo:text-shadow="none" style:text-underline-style="none" fo:font-weight="bold" style:letter-kerning="true" style:font-name-asian="Monospace1" style:font-size-asian="5.40000009536743pt" style:font-style-asian="normal" style:font-weight-asian="bold" style:font-name-complex="Monospace1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666666" loext:opacity="100%" style:text-outline="false" style:text-line-through-style="none" style:text-line-through-type="none" style:font-name="DejaVu Sans Mono1" fo:font-size="5.40000009536743pt" fo:font-style="normal" fo:text-shadow="none" style:text-underline-style="none" fo:font-weight="normal" style:letter-kerning="true" style:font-name-asian="Monospace1" style:font-size-asian="5.40000009536743pt" style:font-style-asian="normal" style:font-weight-asian="normal" style:font-name-complex="Monospace1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666666" loext:opacity="100%" style:text-outline="false" style:text-line-through-style="none" style:text-line-through-type="none" style:font-name="DejaVu Sans Mono1" fo:font-size="8pt" fo:font-style="normal" fo:text-shadow="none" style:text-underline-style="none" fo:font-weight="normal" style:letter-kerning="true" style:font-name-asian="Noto Sans1" style:font-size-asian="8pt" style:font-style-asian="normal" style:font-weight-asian="normal" style:font-name-complex="Droid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666666" loext:opacity="100%" style:text-outline="false" style:text-line-through-style="none" style:text-line-through-type="none" style:font-name="DejaVu Sans Mono1" fo:font-size="5.40000009536743pt" fo:font-style="normal" fo:text-shadow="none" style:text-underline-style="none" fo:font-weight="normal" style:letter-kerning="true" style:font-name-asian="Noto Sans1" style:font-size-asian="5.40000009536743pt" style:font-style-asian="normal" style:font-weight-asian="normal" style:font-name-complex="Droid Sans Devanagari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414363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1" style:font-size-asian="28pt" style:font-style-asian="normal" style:font-weight-asian="bold" style:font-name-complex="Droid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1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414363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1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1" style:font-size-asian="28pt" style:font-style-asian="normal" style:font-weight-asian="bold" style:font-name-complex="Droid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46" style:family="text">
      <style:text-properties fo:color="#ffffff" loext:opacity="100%" fo:font-size="16pt" fo:font-weight="normal" style:font-size-asian="16pt" style:font-weight-asian="normal" style:font-size-complex="16pt" style:font-weight-complex="normal"/>
    </style:style>
    <style:style style:name="T47" style:family="text">
      <style:text-properties fo:color="#ffffff" loext:opacity="100%" fo:font-size="24pt" style:font-size-asian="24pt" style:font-size-complex="24pt"/>
    </style:style>
    <style:style style:name="T48" style:family="text">
      <style:text-properties fo:color="#dddddd" loext:opacity="100%" fo:font-size="16pt" fo:font-weight="normal" style:font-size-asian="16pt" style:font-weight-asian="normal" style:font-size-complex="16pt" style:font-weight-complex="normal"/>
    </style:style>
    <style:style style:name="T4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1" style:font-size-asian="32pt" style:font-style-asian="normal" style:font-weight-asian="bold" style:font-name-complex="Droid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normal" style:letter-kerning="true" style:font-name-asian="Noto Sans1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Noto Sans1" style:font-size-asian="21pt" style:font-style-asian="normal" style:font-weight-asian="normal" style:font-name-complex="Droid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1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7f0055" loext:opacity="100%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644632" loext:opacity="100%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5032" loext:opacity="100%" style:text-outline="false" style:text-line-through-style="none" style:text-line-through-type="none" style:font-name="DejaVu Sans Mono1" fo:font-size="12pt" fo:font-style="normal" fo:text-shadow="none" style:text-underline-style="none" fo:font-weight="bold" style:letter-kerning="true" style:font-name-asian="Monospace1" style:font-size-asian="12pt" style:font-style-asian="normal" style:font-weight-asian="bold" style:font-name-complex="Monospace1" style:font-size-complex="12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12pt" fo:font-style="normal" fo:text-shadow="none" style:text-underline-style="none" fo:font-weight="bold" style:letter-kerning="true" style:font-name-asian="Monospace1" style:font-size-asian="12pt" style:font-style-asian="normal" style:font-weight-asian="bold" style:font-name-complex="Monospace1" style:font-size-complex="12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5032" loext:opacity="100%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333333" loext:opacity="100%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color="#ea7500" loext:opacity="100%" style:font-name="DejaVu Sans Mono1" fo:font-size="24pt" fo:font-weight="bold" style:font-size-asian="24pt" style:font-weight-asian="bold" style:font-size-complex="24pt" style:font-weight-complex="bold"/>
    </style:style>
    <style:style style:name="T61" style:family="text">
      <style:text-properties fo:font-variant="normal" fo:text-transform="none" fo:color="#dddddd" loext:opacity="100%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7f0055" loext:opacity="100%" style:text-outline="false" style:text-line-through-style="none" style:text-line-through-type="none" style:font-name="DejaVu Sans Mono1" fo:font-size="12pt" fo:font-style="normal" fo:text-shadow="none" style:text-underline-style="none" fo:font-weight="bold" style:letter-kerning="true" style:font-name-asian="Monospace1" style:font-size-asian="12pt" style:font-style-asian="normal" style:font-weight-asian="bold" style:font-name-complex="Monospace1" style:font-size-complex="12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2a00ff" loext:opacity="100%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ea7500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1" style:font-size-asian="24pt" style:font-style-asian="normal" style:font-weight-asian="bold" style:font-name-complex="Droid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7f0055" loext:opacity="100%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fo:background-color="#ffff00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12pt" fo:font-style="normal" fo:text-shadow="none" style:text-underline-style="none" fo:font-weight="bold" style:letter-kerning="true" fo:background-color="#ffff00" style:font-name-asian="Monospace1" style:font-size-asian="12pt" style:font-style-asian="normal" style:font-weight-asian="bold" style:font-name-complex="Monospace1" style:font-size-complex="12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fo:background-color="#ffff00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5032" loext:opacity="100%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fo:background-color="#ffff00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158466" loext:opacity="100%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3f7f5f" loext:opacity="100%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1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1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8000" loext:opacity="100%" style:text-outline="false" style:text-line-through-style="none" style:text-line-through-type="none" style:font-name="DejaVu Sans Mono1" fo:font-size="11pt" fo:font-style="normal" fo:text-shadow="none" style:text-underline-style="none" fo:font-weight="normal" style:letter-kerning="true" style:font-name-asian="Monospace1" style:font-size-asian="11pt" style:font-style-asian="normal" style:font-weight-asian="normal" style:font-name-complex="Monospac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80" loext:opacity="100%" style:text-outline="false" style:text-line-through-style="none" style:text-line-through-type="none" style:font-name="DejaVu Sans Mono1" fo:font-size="11pt" fo:font-style="normal" fo:text-shadow="none" style:text-underline-style="none" fo:font-weight="normal" style:letter-kerning="true" style:font-name-asian="Monospace1" style:font-size-asian="11pt" style:font-style-asian="normal" style:font-weight-asian="normal" style:font-name-complex="Monospac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11pt" fo:font-style="normal" fo:text-shadow="none" style:text-underline-style="none" fo:font-weight="normal" style:letter-kerning="true" style:font-name-asian="Monospace1" style:font-size-asian="11pt" style:font-style-asian="normal" style:font-weight-asian="normal" style:font-name-complex="Monospac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345981" loext:opacity="100%" style:text-outline="false" style:text-line-through-style="none" style:text-line-through-type="none" style:font-name="DejaVu Sans Mono1" fo:font-size="11pt" fo:font-style="normal" fo:text-shadow="none" style:text-underline-style="none" fo:font-weight="normal" style:letter-kerning="true" style:font-name-asian="Monospace1" style:font-size-asian="11pt" style:font-style-asian="normal" style:font-weight-asian="normal" style:font-name-complex="Monospac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2a00ff" loext:opacity="100%" style:text-outline="false" style:text-line-through-style="none" style:text-line-through-type="none" style:font-name="DejaVu Sans Mono1" fo:font-size="11pt" fo:font-style="normal" fo:text-shadow="none" style:text-underline-style="none" fo:font-weight="normal" style:letter-kerning="true" style:font-name-asian="Monospace1" style:font-size-asian="11pt" style:font-style-asian="normal" style:font-weight-asian="normal" style:font-name-complex="Monospac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333333" loext:opacity="100%" style:text-outline="false" style:text-line-through-style="none" style:text-line-through-type="none" style:font-name="DejaVu Sans Mono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7f0055" loext:opacity="100%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fo:background-color="transparent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12pt" fo:font-style="normal" fo:text-shadow="none" style:text-underline-style="none" fo:font-weight="bold" style:letter-kerning="true" fo:background-color="transparent" style:font-name-asian="Monospace1" style:font-size-asian="12pt" style:font-style-asian="normal" style:font-weight-asian="bold" style:font-name-complex="Monospace1" style:font-size-complex="12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fo:background-color="transparent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5032" loext:opacity="100%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fo:background-color="transparent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1" style:font-size-asian="36pt" style:font-style-asian="normal" style:font-weight-asian="bold" style:font-name-complex="Droid Sans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1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333333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1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7f0055" loext:opacity="100%" style:text-outline="false" style:text-line-through-style="none" style:text-line-through-type="none" style:font-name="Monospace1" fo:font-size="10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5032" loext:opacity="100%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7f0055" loext:opacity="100%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c0" loext:opacity="100%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644632" loext:opacity="100%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5032" loext:opacity="100%" style:text-outline="false" style:text-line-through-style="none" style:text-line-through-type="none" style:font-name="DejaVu Sans Mono1" fo:font-size="10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10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2a00ff" loext:opacity="100%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000000" loext:opacity="100%" style:font-name="Liberation Sans3" fo:font-size="26pt" fo:font-weight="bold" style:font-size-asian="26pt" style:font-weight-asian="bold" style:font-size-complex="26pt" style:font-weight-complex="bold"/>
    </style:style>
    <style:style style:name="T98" style:family="text">
      <style:text-properties fo:color="#ea7500" loext:opacity="100%" style:font-name="DejaVu Sans Mono1" fo:font-size="18pt" fo:font-weight="normal" style:font-size-asian="18pt" style:font-weight-asian="normal" style:font-size-complex="18pt" style:font-weight-complex="normal"/>
    </style:style>
    <style:style style:name="T99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100" style:family="text">
      <style:text-properties fo:color="#ea7500" loext:opacity="100%" fo:font-size="32pt" fo:font-weight="bold" style:font-size-asian="32pt" style:font-weight-asian="bold" style:font-size-complex="32pt" style:font-weight-complex="bold"/>
    </style:style>
    <style:style style:name="T101" style:family="text">
      <style:text-properties fo:color="#ea7500" loext:opacity="100%"/>
    </style:style>
    <style:style style:name="T10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1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ff0000" loext:opacity="100%" style:text-outline="false" style:text-line-through-style="none" style:text-line-through-type="none" style:font-name="DejaVu Sans Mono1" fo:font-size="12pt" fo:font-style="normal" fo:text-shadow="none" style:text-underline-style="none" fo:font-weight="bold" style:letter-kerning="true" style:font-name-asian="Monospace1" style:font-size-asian="12pt" style:font-style-asian="normal" style:font-weight-asian="bold" style:font-name-complex="Monospace1" style:font-size-complex="12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color="#ea7500" loext:opacity="100%" style:font-name="DejaVu Sans Mono1" fo:font-size="22pt" fo:font-weight="normal" style:font-size-asian="22pt" style:font-weight-asian="normal" style:font-size-complex="22pt" style:font-weight-complex="normal"/>
    </style:style>
    <style:style style:name="T106" style:family="text">
      <style:text-properties fo:color="#ffffff" loext:opacity="100%" fo:font-size="13pt" style:font-size-asian="13pt" style:font-size-complex="13pt"/>
    </style:style>
    <style:style style:name="T107" style:family="text">
      <style:text-properties fo:color="#f10d0c" loext:opacity="100%" style:font-name="DejaVu Sans Mono1" fo:font-size="15pt" fo:font-weight="bold" style:font-size-asian="15pt" style:font-size-complex="15pt"/>
    </style:style>
    <style:style style:name="T108" style:family="text">
      <style:text-properties fo:color="#ffffff" loext:opacity="100%" fo:font-size="9pt" style:font-size-asian="9pt" style:font-size-complex="9pt"/>
    </style:style>
    <style:style style:name="T109" style:family="text">
      <style:text-properties fo:color="#f10d0c" loext:opacity="100%" style:font-name="DejaVu Sans Mono1" fo:font-size="15pt" fo:font-weight="bold" style:font-size-asian="15pt" style:font-weight-asian="bold" style:font-size-complex="15pt" style:font-weight-complex="bold"/>
    </style:style>
    <style:style style:name="T110" style:family="text">
      <style:text-properties fo:color="#ffffff" loext:opacity="100%" fo:font-size="8pt" style:font-size-asian="8pt" style:font-size-complex="8pt"/>
    </style:style>
    <style:style style:name="T111" style:family="text"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style:letter-kerning="true" style:font-name-asian="Noto Sans1" style:font-size-asian="24pt" style:font-style-asian="normal" style:font-name-complex="Droid Sans Devanagari" style:font-size-complex="24pt" style:font-style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1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8000" loext:opacity="100%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80" loext:opacity="100%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45981" loext:opacity="100%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2a00ff" loext:opacity="100%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eeeeee" loext:opacity="100%" fo:font-size="60pt" fo:font-weight="normal" style:font-size-asian="60pt" style:font-weight-asian="normal" style:font-size-complex="60pt" style:font-weight-complex="normal"/>
    </style:style>
    <style:style style:name="T118" style:family="text">
      <style:text-properties fo:font-variant="normal" fo:text-transform="none" fo:color="#666666" loext:opacity="100%" style:text-outline="false" style:text-line-through-style="none" style:text-line-through-type="none" style:font-name="Liberation Sans3" fo:font-size="21pt" fo:font-style="normal" fo:text-shadow="none" style:text-underline-style="none" fo:font-weight="normal" style:letter-kerning="true" style:font-name-asian="Noto Sans1" style:font-size-asian="21pt" style:font-style-asian="normal" style:font-weight-asian="normal" style:font-name-complex="Droid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7f0055" loext:opacity="100%" style:text-outline="false" style:text-line-through-style="none" style:text-line-through-type="none" style:font-name="DejaVu Sans Mono1" fo:font-size="14pt" fo:font-style="normal" fo:text-shadow="none" style:text-underline-style="none" fo:font-weight="bold" style:letter-kerning="true" style:font-name-asian="Monospace1" style:font-size-asian="14pt" style:font-style-asian="normal" style:font-weight-asian="bold" style:font-name-complex="Monospace1" style:font-size-complex="14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1" fo:font-size="13pt" fo:font-style="normal" fo:text-shadow="none" style:text-underline-style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1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14pt" fo:font-style="normal" fo:text-shadow="none" style:text-underline-style="none" fo:font-weight="bold" style:letter-kerning="true" style:font-name-asian="Monospace1" style:font-size-asian="14pt" style:font-style-asian="normal" style:font-weight-asian="bold" style:font-name-complex="Monospace1" style:font-size-complex="14pt" style:font-style-complex="normal" style:font-weight-complex="bold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5032" loext:opacity="100%" style:text-outline="false" style:text-line-through-style="none" style:text-line-through-type="none" style:font-name="DejaVu Sans Mono1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text-outline="false" style:text-line-through-style="none" style:text-line-through-type="none" style:font-name="DejaVu Sans Mono1" fo:font-size="14pt" fo:font-style="normal" fo:text-shadow="none" style:text-underline-style="none" style:letter-kerning="true" style:font-name-asian="Monospace1" style:font-size-asian="14pt" style:font-style-asian="normal" style:font-name-complex="Monospace1" style:font-size-complex="14pt" style:font-style-complex="normal" style:text-emphasize="none" style:font-relief="none" style:text-overline-style="none" style:text-overline-color="font-color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variant="normal" fo:text-transform="none" fo:color="#ff0000" loext:opacity="100%" style:text-outline="false" style:text-line-through-style="none" style:text-line-through-type="none" style:font-name="DejaVu Sans Mono1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size="21pt" fo:font-weight="normal" style:font-size-asian="21pt" style:font-weight-asian="normal" style:font-size-complex="21pt" style:font-weight-complex="normal"/>
    </style:style>
    <style:style style:name="T129" style:family="text">
      <style:text-properties style:font-name="DejaVu Sans Mono1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046cm" svg:height="21.068cm" svg:x="0cm" svg:y="-0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1.65cm" svg:height="10.16cm" svg:x="3.55cm" svg:y="5cm">
          <text:p text:style-name="P2"><text:span text:style-name="T1"/></text:p>
          <text:p text:style-name="P2"><text:span text:style-name="T1"/></text:p>
          <text:p text:style-name="P2"><text:span text:style-name="T2">BPL</text:span><text:span text:style-name="T3"><text:line-break/></text:span><text:span text:style-name="T3"/></text:p>
          <text:p text:style-name="P2"><text:span text:style-name="T4">A library</text:span></text:p>
          <text:p text:style-name="P2"><text:span text:style-name="T4">for easing</text:span></text:p>
          <text:p text:style-name="P2"><text:span text:style-name="T4">PIM </text:span><text:span text:style-name="T4">development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E</text:span><text:span text:style-name="T5">x</text:span><text:span text:style-name="T5">a</text:span><text:span text:style-name="T5">m</text:span><text:span text:style-name="T5">p</text:span><text:span text:style-name="T5">l</text:span><text:span text:style-name="T5">e </text:span><text:span text:style-name="T5">o</text:span><text:span text:style-name="T5">f </text:span><text:span text:style-name="T5">c</text:span><text:span text:style-name="T5">o</text:span><text:span text:style-name="T5">d</text:span><text:span text:style-name="T5">e </text:span><text:span text:style-name="T5">w</text:span><text:span text:style-name="T5">it</text:span><text:span text:style-name="T5">h </text:span><text:span text:style-name="T5">U</text:span><text:span text:style-name="T5">P</text:span><text:span text:style-name="T5">M</text:span><text:span text:style-name="T5">E</text:span><text:span text:style-name="T5">M</text:span><text:span text:style-name="T5"> </text:span><text:span text:style-name="T5">A</text:span><text:span text:style-name="T5">P</text:span><text:span text:style-name="T5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9.525cm" svg:height="6.506cm" svg:x="16.605cm" svg:y="2.54cm">
          <draw:text-box>
            <text:p text:style-name="P7"><text:span text:style-name="T6">#include</text:span><text:span text:style-name="T7"> </text:span><text:span text:style-name="T8">&lt;mram.h&gt;</text:span></text:p>
            <text:p text:style-name="P7"><text:span text:style-name="T6">#include</text:span><text:span text:style-name="T7"> </text:span><text:span text:style-name="T8">&lt;stdbool.h&gt;</text:span></text:p>
            <text:p text:style-name="P7"><text:span text:style-name="T6">#include</text:span><text:span text:style-name="T7"> </text:span><text:span text:style-name="T8">&lt;stdint.h&gt;</text:span></text:p>
            <text:p text:style-name="P7"><text:span text:style-name="T9"/></text:p>
            <text:p text:style-name="P7"><text:span text:style-name="T6">#define</text:span><text:span text:style-name="T7"> CACHE_SIZE 256</text:span></text:p>
            <text:p text:style-name="P7"><text:span text:style-name="T6">#define</text:span><text:span text:style-name="T7"> BUFFER_SIZE (1 &lt;&lt; 16)</text:span></text:p>
            <text:p text:style-name="P7"><text:span text:style-name="T9"/></text:p>
            <text:p text:style-name="P7"><text:span text:style-name="T7">__mram_noinit </text:span><text:span text:style-name="T10">uint8_t</text:span><text:span text:style-name="T7"> buffer[BUFFER_SIZE];</text:span></text:p>
            <text:p text:style-name="P7"><text:span text:style-name="T7">__host </text:span><text:span text:style-name="T10">uint32_t</text:span><text:span text:style-name="T7"> checksum;</text:span></text:p>
            <text:p text:style-name="P7"><text:span text:style-name="T9"/></text:p>
            <text:p text:style-name="P7"><text:span text:style-name="T6">int</text:span><text:span text:style-name="T7"> </text:span><text:span text:style-name="T11">main</text:span><text:span text:style-name="T7">() {</text:span></text:p>
            <text:p text:style-name="P7"><text:span text:style-name="T12"><text:s text:c="2"/></text:span><text:span text:style-name="T7">__dma_aligned</text:span><text:span text:style-name="T12"> uint8_</text:span><text:span text:style-name="T7">t</text:span><text:span text:style-name="T12"> </text:span><text:span text:style-name="T7">local_cache</text:span><text:span text:style-name="T12">[CACHE_SIZE];</text:span></text:p>
            <text:p text:style-name="P7"><text:span text:style-name="T12"><text:s text:c="2"/></text:span><text:span text:style-name="T12">checksum = 0;</text:span></text:p>
            <text:p text:style-name="P7"><text:span text:style-name="T9"/></text:p>
            <text:p text:style-name="P7"><text:span text:style-name="T7"><text:s text:c="2"/></text:span><text:span text:style-name="T6">for</text:span><text:span text:style-name="T7"> (</text:span><text:span text:style-name="T6">unsigned</text:span><text:span text:style-name="T7"> </text:span><text:span text:style-name="T6">int</text:span><text:span text:style-name="T7"> bytes_read = 0; bytes_read &lt; BUFFER_SIZE;) {</text:span></text:p>
            <text:p text:style-name="P7"><text:span text:style-name="T12"><text:s text:c="4"/></text:span><text:span text:style-name="T7">mram_read</text:span><text:span text:style-name="T12">(&amp;buffer[bytes_read], </text:span><text:span text:style-name="T7">local_cache</text:span><text:span text:style-name="T12">, CACHE_SIZE);</text:span></text:p>
            <text:p text:style-name="P7"><text:span text:style-name="T9"/></text:p>
            <text:p text:style-name="P7"><text:span text:style-name="T7"><text:s text:c="4"/></text:span><text:span text:style-name="T6">for</text:span><text:span text:style-name="T7"> (</text:span><text:span text:style-name="T6">unsigned</text:span><text:span text:style-name="T7"> </text:span><text:span text:style-name="T6">int</text:span><text:span text:style-name="T7"> byte_index = 0; (byte_index &lt; CACHE_SIZE) &amp;&amp; </text:span></text:p>
            <text:p text:style-name="P7"><text:span text:style-name="T7"><text:s text:c="10"/></text:span><text:span text:style-name="T7">(bytes_read &lt; BUFFER_SIZE); byte_index++, bytes_read++) {</text:span></text:p>
            <text:p text:style-name="P7"><text:span text:style-name="T7"><text:s text:c="6"/></text:span><text:span text:style-name="T7">checksum += (</text:span><text:span text:style-name="T10">uint32_t</text:span><text:span text:style-name="T7">)local_cache[byte_index];</text:span></text:p>
            <text:p text:style-name="P7"><text:span text:style-name="T12"><text:s text:c="4"/></text:span><text:span text:style-name="T12">}</text:span></text:p>
            <text:p text:style-name="P7"><text:span text:style-name="T12"><text:s text:c="2"/></text:span><text:span text:style-name="T12">}</text:span></text:p>
            <text:p text:style-name="P7"><text:span text:style-name="T9"/></text:p>
            <text:p text:style-name="P7"><text:span text:style-name="T7"><text:s text:c="2"/></text:span><text:span text:style-name="T6">return</text:span><text:span text:style-name="T7"> checksum;</text:span></text:p>
            <text:p text:style-name="P7"><text:span text:style-name="T12">}</text:span></text:p>
          </draw:text-box>
        </draw:frame>
        <draw:frame draw:style-name="gr6" draw:text-style-name="P9" draw:layer="layout" svg:width="12.43cm" svg:height="15.874cm" svg:x="0.905cm" svg:y="2.541cm">
          <draw:text-box>
            <text:p text:style-name="P7"><text:span text:style-name="T13">/* Communication with a DPU via the MRAM. */</text:span></text:p>
            <text:p text:style-name="P7"><text:span text:style-name="T13">/* Populate the MRAM with a collection of bytes and request the </text:span><text:span text:style-name="T13">DPUs to */</text:span></text:p>
            <text:p text:style-name="P7"><text:span text:style-name="T13">/* compute the checksums. */</text:span></text:p>
            <text:p text:style-name="P7"><text:span text:style-name="T14"/></text:p>
            <text:p text:style-name="P7"><text:span text:style-name="T15">#include</text:span><text:span text:style-name="T16"> </text:span><text:span text:style-name="T17">&lt;dpu.h&gt;</text:span></text:p>
            <text:p text:style-name="P7"><text:span text:style-name="T15">#include</text:span><text:span text:style-name="T16"> </text:span><text:span text:style-name="T17">&lt;assert.h&gt;</text:span></text:p>
            <text:p text:style-name="P7"><text:span text:style-name="T15">#include</text:span><text:span text:style-name="T16"> </text:span><text:span text:style-name="T17">&lt;stdint.h&gt;</text:span></text:p>
            <text:p text:style-name="P7"><text:span text:style-name="T15">#include</text:span><text:span text:style-name="T16"> </text:span><text:span text:style-name="T17">&lt;stdio.h&gt;</text:span></text:p>
            <text:p text:style-name="P7"><text:span text:style-name="T14"/></text:p>
            <text:p text:style-name="P7"><text:span text:style-name="T15">#ifndef</text:span><text:span text:style-name="T16"> DPU_BINARY</text:span></text:p>
            <text:p text:style-name="P7"><text:span text:style-name="T15">#define</text:span><text:span text:style-name="T16"> DPU_BINARY </text:span><text:span text:style-name="T17">"trivial_checksum_example"</text:span></text:p>
            <text:p text:style-name="P7"><text:span text:style-name="T18">#endif</text:span></text:p>
            <text:p text:style-name="P7"><text:span text:style-name="T14"/></text:p>
            <text:p text:style-name="P7"><text:span text:style-name="T13">/* Size of the buffer for which we compute the checksum: 64KBytes. </text:span><text:span text:style-name="T13">*/</text:span></text:p>
            <text:p text:style-name="P7"><text:span text:style-name="T15">#define</text:span><text:span text:style-name="T16"> BUFFER_SIZE (1 &lt;&lt; 16)</text:span></text:p>
            <text:p text:style-name="P7"><text:span text:style-name="T14"/></text:p>
            <text:p text:style-name="P7"><text:span text:style-name="T15">void</text:span><text:span text:style-name="T16"> </text:span><text:span text:style-name="T19">populate_mram</text:span><text:span text:style-name="T16">(</text:span><text:span text:style-name="T15">struct</text:span><text:span text:style-name="T16"> </text:span><text:span text:style-name="T20">dpu_set_t</text:span><text:span text:style-name="T16"> set, </text:span><text:span text:style-name="T20">uint32_t</text:span><text:span text:style-name="T16"> nr_dpus) {</text:span></text:p>
            <text:p text:style-name="P7"><text:span text:style-name="T16"><text:s text:c="2"/></text:span><text:span text:style-name="T15">struct</text:span><text:span text:style-name="T16"> </text:span><text:span text:style-name="T20">dpu_set_t</text:span><text:span text:style-name="T16"> dpu;</text:span></text:p>
            <text:p text:style-name="P7"><text:span text:style-name="T16"><text:s text:c="2"/></text:span><text:span text:style-name="T20">uint32_t</text:span><text:span text:style-name="T16"> each_dpu;</text:span></text:p>
            <text:p text:style-name="P7"><text:span text:style-name="T16"><text:s text:c="2"/></text:span><text:span text:style-name="T20">uint8_t</text:span><text:span text:style-name="T16"> *buffer = </text:span><text:span text:style-name="T21">malloc</text:span><text:span text:style-name="T16">(BUFFER_SIZE * nr_dpus);</text:span></text:p>
            <text:p text:style-name="P7"><text:span text:style-name="T13"><text:s text:c="2"/></text:span><text:span text:style-name="T16">DPU_FOREACH(set, dpu, each_dpu)</text:span><text:span text:style-name="T13"> {</text:span></text:p>
            <text:p text:style-name="P7"><text:span text:style-name="T16"><text:s text:c="4"/></text:span><text:span text:style-name="T15">for</text:span><text:span text:style-name="T16"> (</text:span><text:span text:style-name="T15">int</text:span><text:span text:style-name="T16"> byte_index = 0; byte_index &lt; BUFFER_SIZE; byte_index+</text:span><text:span text:style-name="T16">+) {</text:span></text:p>
            <text:p text:style-name="P7"><text:span text:style-name="T16"><text:s text:c="6"/></text:span><text:span text:style-name="T16">buffer[each_dpu * BUFFER_SIZE + byte_index] = </text:span><text:span text:style-name="T16">(</text:span><text:span text:style-name="T20">uint8_t</text:span><text:span text:style-name="T16">)byte_index;</text:span></text:p>
            <text:p text:style-name="P7"><text:span text:style-name="T13"><text:s text:c="4"/></text:span><text:span text:style-name="T13">}</text:span></text:p>
            <text:p text:style-name="P7"><text:span text:style-name="T16"><text:s text:c="4"/></text:span><text:span text:style-name="T16">buffer[each_dpu * BUFFER_SIZE] += each_dpu; </text:span><text:span text:style-name="T22">// each dpu will </text:span><text:span text:style-name="T22">compute a different checksum</text:span></text:p>
            <text:p text:style-name="P7"><text:span text:style-name="T16"><text:s text:c="4"/></text:span><text:span text:style-name="T16">DPU_ASSERT(</text:span><text:span text:style-name="T21">dpu_prepare_xfer</text:span><text:span text:style-name="T16">(dpu, &amp;buffer[each_dpu * </text:span><text:span text:style-name="T16">BUFFER_SIZE]));</text:span></text:p>
            <text:p text:style-name="P7"><text:span text:style-name="T13"><text:s text:c="2"/></text:span><text:span text:style-name="T13">}</text:span></text:p>
            <text:p text:style-name="P7"><text:span text:style-name="T16"><text:s text:c="2"/></text:span><text:span text:style-name="T16">DPU_ASSERT(</text:span><text:span text:style-name="T21">dpu_push_xfer</text:span><text:span text:style-name="T16">(set, </text:span><text:span text:style-name="T23">DPU_XFER_TO_DPU</text:span><text:span text:style-name="T16">, </text:span><text:span text:style-name="T17">"buffer"</text:span><text:span text:style-name="T16">, 0, </text:span><text:span text:style-name="T16">BUFFER_SIZE, </text:span><text:span text:style-name="T23">DPU_XFER_DEFAULT</text:span><text:span text:style-name="T16">));</text:span></text:p>
            <text:p text:style-name="P7"><text:span text:style-name="T16"><text:s text:c="2"/></text:span><text:span text:style-name="T21">free</text:span><text:span text:style-name="T16">(buffer);</text:span></text:p>
            <text:p text:style-name="P7"><text:span text:style-name="T13">}</text:span></text:p>
            <text:p text:style-name="P7"><text:span text:style-name="T14"/></text:p>
            <text:p text:style-name="P7"><text:span text:style-name="T15">void</text:span><text:span text:style-name="T16"> </text:span><text:span text:style-name="T19">print_checksums</text:span><text:span text:style-name="T16">(</text:span><text:span text:style-name="T15">struct</text:span><text:span text:style-name="T16"> </text:span><text:span text:style-name="T20">dpu_set_t</text:span><text:span text:style-name="T16"> set, </text:span><text:span text:style-name="T20">uint32_t</text:span><text:span text:style-name="T16"> nr_dpus) {</text:span></text:p>
            <text:p text:style-name="P7"><text:span text:style-name="T16"><text:s text:c="2"/></text:span><text:span text:style-name="T15">struct</text:span><text:span text:style-name="T16"> </text:span><text:span text:style-name="T20">dpu_set_t</text:span><text:span text:style-name="T16"> dpu;</text:span></text:p>
            <text:p text:style-name="P7"><text:span text:style-name="T16"><text:s text:c="2"/></text:span><text:span text:style-name="T20">uint32_t</text:span><text:span text:style-name="T16"> each_dpu;</text:span></text:p>
            <text:p text:style-name="P7"><text:span text:style-name="T16"><text:s text:c="2"/></text:span><text:span text:style-name="T20">uint32_t</text:span><text:span text:style-name="T16"> checksums[nr_dpus];</text:span></text:p>
            <text:p text:style-name="P7"><text:span text:style-name="T13"><text:s text:c="2"/></text:span><text:span text:style-name="T16">DPU_FOREACH(set, dpu, each_dpu)</text:span><text:span text:style-name="T13"> {</text:span></text:p>
            <text:p text:style-name="P7"><text:span text:style-name="T16"><text:s text:c="4"/></text:span><text:span text:style-name="T16">DPU_ASSERT(</text:span><text:span text:style-name="T21">dpu_prepare_xfer</text:span><text:span text:style-name="T16">(dpu, &amp;checksums[each_dpu]));</text:span></text:p>
            <text:p text:style-name="P7"><text:span text:style-name="T13"><text:s text:c="2"/></text:span><text:span text:style-name="T13">}</text:span></text:p>
            <text:p text:style-name="P7"><text:span text:style-name="T16"><text:s text:c="2"/></text:span><text:span text:style-name="T16">DPU_ASSERT(</text:span><text:span text:style-name="T21">dpu_push_xfer</text:span><text:span text:style-name="T16">(set, </text:span><text:span text:style-name="T23">DPU_XFER_FROM_DPU</text:span><text:span text:style-name="T16">, </text:span><text:span text:style-name="T17">"checksum"</text:span><text:span text:style-name="T16">, 0, </text:span><text:span text:style-name="T15">sizeof</text:span><text:span text:style-name="T16">(</text:span><text:span text:style-name="T20">uint32_t</text:span><text:span text:style-name="T16">), </text:span><text:span text:style-name="T23">DPU_XFER_DEFAULT</text:span><text:span text:style-name="T16">));</text:span></text:p>
            <text:p text:style-name="P7"><text:span text:style-name="T14"/></text:p>
            <text:p text:style-name="P7"><text:span text:style-name="T13"><text:s text:c="2"/></text:span><text:span text:style-name="T16">DPU_FOREACH(set, dpu, each_dpu)</text:span><text:span text:style-name="T13"> {</text:span></text:p>
            <text:p text:style-name="P7"><text:span text:style-name="T16"><text:s text:c="4"/></text:span><text:span text:style-name="T16">printf(</text:span><text:span text:style-name="T17">"[%u] computed checksum = 0x%08x\n"</text:span><text:span text:style-name="T16">, each_dpu, </text:span><text:span text:style-name="T16">checksums[each_dpu]);</text:span></text:p>
            <text:p text:style-name="P7"><text:span text:style-name="T13"><text:s text:c="2"/></text:span><text:span text:style-name="T13">}</text:span></text:p>
            <text:p text:style-name="P7"><text:span text:style-name="T13">}</text:span></text:p>
            <text:p text:style-name="P7"><text:span text:style-name="T14"/></text:p>
            <text:p text:style-name="P7"><text:span text:style-name="T15">int</text:span><text:span text:style-name="T16"> </text:span><text:span text:style-name="T19">main</text:span><text:span text:style-name="T16">() {</text:span></text:p>
            <text:p text:style-name="P7"><text:span text:style-name="T16"><text:s text:c="2"/></text:span><text:span text:style-name="T15">struct</text:span><text:span text:style-name="T16"> </text:span><text:span text:style-name="T20">dpu_set_t</text:span><text:span text:style-name="T16"> set, dpu;</text:span></text:p>
            <text:p text:style-name="P7"><text:span text:style-name="T16"><text:s text:c="2"/></text:span><text:span text:style-name="T20">uint32_t</text:span><text:span text:style-name="T16"> nr_dpus;</text:span></text:p>
            <text:p text:style-name="P7"><text:span text:style-name="T14"/></text:p>
            <text:p text:style-name="P7"><text:span text:style-name="T16"><text:s text:c="2"/></text:span><text:span text:style-name="T16">DPU_ASSERT(</text:span><text:span text:style-name="T21">dpu_alloc</text:span><text:span text:style-name="T16">(DPU_ALLOCATE_ALL, NULL, &amp;set));</text:span></text:p>
            <text:p text:style-name="P7"><text:span text:style-name="T16"><text:s text:c="2"/></text:span><text:span text:style-name="T16">DPU_ASSERT(</text:span><text:span text:style-name="T21">dpu_load</text:span><text:span text:style-name="T16">(set, DPU_BINARY, NULL));</text:span></text:p>
            <text:p text:style-name="P7"><text:span text:style-name="T16"><text:s text:c="2"/></text:span><text:span text:style-name="T16">DPU_ASSERT(</text:span><text:span text:style-name="T21">dpu_get_nr_dpus</text:span><text:span text:style-name="T16">(set, &amp;nr_dpus));</text:span></text:p>
            <text:p text:style-name="P7"><text:span text:style-name="T13"><text:s text:c="2"/></text:span><text:span text:style-name="T13">populate_mram(set, nr_dpus);</text:span></text:p>
            <text:p text:style-name="P7"><text:span text:style-name="T14"/></text:p>
            <text:p text:style-name="P7"><text:span text:style-name="T16"><text:s text:c="2"/></text:span><text:span text:style-name="T16">DPU_ASSERT(</text:span><text:span text:style-name="T21">dpu_launch</text:span><text:span text:style-name="T16">(set, </text:span><text:span text:style-name="T23">DPU_SYNCHRONOUS</text:span><text:span text:style-name="T16">));</text:span></text:p>
            <text:p text:style-name="P7"><text:span text:style-name="T13"><text:s text:c="2"/></text:span><text:span text:style-name="T13">print_checksums(set, nr_dpus);</text:span></text:p>
            <text:p text:style-name="P7"><text:span text:style-name="T14"/></text:p>
            <text:p text:style-name="P7"><text:span text:style-name="T16"><text:s text:c="2"/></text:span><text:span text:style-name="T16">DPU_ASSERT(</text:span><text:span text:style-name="T21">dpu_free</text:span><text:span text:style-name="T16">(set));</text:span></text:p>
            <text:p text:style-name="P7"><text:span text:style-name="T16"><text:s text:c="2"/></text:span><text:span text:style-name="T15">return</text:span><text:span text:style-name="T16"> 0;</text:span></text:p>
            <text:p text:style-name="P7"><text:span text:style-name="T13">}</text:span></text:p>
          </draw:text-box>
        </draw:frame>
        <draw:frame draw:style-name="gr7" draw:text-style-name="P11" draw:layer="layout" svg:width="3.045cm" svg:height="0.873cm" svg:x="10.29cm" svg:y="2.541cm">
          <draw:text-box>
            <text:p text:style-name="P10"><text:span text:style-name="T24">HOST</text:span></text:p>
          </draw:text-box>
        </draw:frame>
        <draw:frame draw:style-name="gr8" draw:text-style-name="P11" draw:layer="layout" svg:width="3.045cm" svg:height="0.875cm" svg:x="23.091cm" svg:y="2.54cm">
          <draw:text-box>
            <text:p text:style-name="P10"><text:span text:style-name="T24">DPU</text:span></text:p>
          </draw:text-box>
        </draw:frame>
        <draw:frame draw:style-name="gr9" draw:text-style-name="P13" draw:layer="layout" svg:width="10.89cm" svg:height="5.715cm" svg:x="15.24cm" svg:y="12.7cm">
          <draw:text-box>
            <text:p text:style-name="P10"><text:span text:style-name="T25"><text:line-break/></text:span><text:span text:style-name="T25">Example:</text:span><text:span text:style-name="T25"><text:line-break/></text:span><text:span text:style-name="T25"/></text:p>
            <text:p text:style-name="P12"><text:span text:style-name="T26">Computing the </text:span><text:span text:style-name="T26">checkum </text:span></text:p>
            <text:p text:style-name="P12"><text:span text:style-name="T26">of a buffer</text:span><text:span text:style-name="T26"><text:line-break/></text:span><text:span text:style-name="T26"/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15" draw:layer="layout" svg:width="28cm" svg:height="1.905cm" svg:x="0cm" svg:y="0cm">
          <text:p text:style-name="P14"><text:span text:style-name="T5">Example of </text:span><text:span text:style-name="T5">code with </text:span><text:span text:style-name="T5">UPMEM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9.525cm" svg:height="6.506cm" svg:x="16.605cm" svg:y="2.54cm">
          <draw:text-box>
            <text:p text:style-name="P7"><text:span text:style-name="T6">#include</text:span><text:span text:style-name="T7"> </text:span><text:span text:style-name="T8">&lt;mram.h&gt;</text:span></text:p>
            <text:p text:style-name="P7"><text:span text:style-name="T6">#include</text:span><text:span text:style-name="T7"> </text:span><text:span text:style-name="T8">&lt;stdbool.h&gt;</text:span></text:p>
            <text:p text:style-name="P7"><text:span text:style-name="T6">#include</text:span><text:span text:style-name="T7"> </text:span><text:span text:style-name="T8">&lt;stdint.h&gt;</text:span></text:p>
            <text:p text:style-name="P7"><text:span text:style-name="T9"/></text:p>
            <text:p text:style-name="P7"><text:span text:style-name="T6">#define</text:span><text:span text:style-name="T7"> CACHE_SIZE 256</text:span></text:p>
            <text:p text:style-name="P7"><text:span text:style-name="T6">#define</text:span><text:span text:style-name="T7"> BUFFER_SIZE (1 &lt;&lt; 16)</text:span></text:p>
            <text:p text:style-name="P7"><text:span text:style-name="T9"/></text:p>
            <text:p text:style-name="P7"><text:span text:style-name="T7">__mram_noinit </text:span><text:span text:style-name="T10">uint8_t</text:span><text:span text:style-name="T7"> buffer[BUFFER_SIZE];</text:span></text:p>
            <text:p text:style-name="P7"><text:span text:style-name="T7">__host </text:span><text:span text:style-name="T10">uint32_t</text:span><text:span text:style-name="T7"> checksum;</text:span></text:p>
            <text:p text:style-name="P7"><text:span text:style-name="T9"/></text:p>
            <text:p text:style-name="P7"><text:span text:style-name="T6">int</text:span><text:span text:style-name="T7"> </text:span><text:span text:style-name="T11">main</text:span><text:span text:style-name="T7">() {</text:span></text:p>
            <text:p text:style-name="P7"><text:span text:style-name="T12"><text:s text:c="2"/></text:span><text:span text:style-name="T7">__dma_aligned</text:span><text:span text:style-name="T12"> uint8_</text:span><text:span text:style-name="T7">t</text:span><text:span text:style-name="T12"> </text:span><text:span text:style-name="T7">local_cache</text:span><text:span text:style-name="T12">[CACHE_SIZE];</text:span></text:p>
            <text:p text:style-name="P7"><text:span text:style-name="T12"><text:s text:c="2"/></text:span><text:span text:style-name="T12">checksum = 0;</text:span></text:p>
            <text:p text:style-name="P7"><text:span text:style-name="T9"/></text:p>
            <text:p text:style-name="P7"><text:span text:style-name="T7"><text:s text:c="2"/></text:span><text:span text:style-name="T6">for</text:span><text:span text:style-name="T7"> (</text:span><text:span text:style-name="T6">unsigned</text:span><text:span text:style-name="T7"> </text:span><text:span text:style-name="T6">int</text:span><text:span text:style-name="T7"> bytes_read = 0; bytes_read &lt; BUFFER_SIZE;) {</text:span></text:p>
            <text:p text:style-name="P7"><text:span text:style-name="T12"><text:s text:c="4"/></text:span><text:span text:style-name="T7">mram_read</text:span><text:span text:style-name="T12">(&amp;buffer[bytes_read], </text:span><text:span text:style-name="T7">local_cache</text:span><text:span text:style-name="T12">, CACHE_SIZE);</text:span></text:p>
            <text:p text:style-name="P7"><text:span text:style-name="T9"/></text:p>
            <text:p text:style-name="P7"><text:span text:style-name="T7"><text:s text:c="4"/></text:span><text:span text:style-name="T6">for</text:span><text:span text:style-name="T7"> (</text:span><text:span text:style-name="T6">unsigned</text:span><text:span text:style-name="T7"> </text:span><text:span text:style-name="T6">int</text:span><text:span text:style-name="T7"> byte_index = 0; (byte_index &lt; CACHE_SIZE) &amp;&amp; </text:span></text:p>
            <text:p text:style-name="P7"><text:span text:style-name="T7"><text:s text:c="10"/></text:span><text:span text:style-name="T7">(bytes_read &lt; BUFFER_SIZE); byte_index++, bytes_read++) {</text:span></text:p>
            <text:p text:style-name="P7"><text:span text:style-name="T7"><text:s text:c="6"/></text:span><text:span text:style-name="T7">checksum += (</text:span><text:span text:style-name="T10">uint32_t</text:span><text:span text:style-name="T7">)local_cache[byte_index];</text:span></text:p>
            <text:p text:style-name="P7"><text:span text:style-name="T12"><text:s text:c="4"/></text:span><text:span text:style-name="T12">}</text:span></text:p>
            <text:p text:style-name="P7"><text:span text:style-name="T12"><text:s text:c="2"/></text:span><text:span text:style-name="T12">}</text:span></text:p>
            <text:p text:style-name="P7"><text:span text:style-name="T9"/></text:p>
            <text:p text:style-name="P7"><text:span text:style-name="T7"><text:s text:c="2"/></text:span><text:span text:style-name="T6">return</text:span><text:span text:style-name="T7"> checksum;</text:span></text:p>
            <text:p text:style-name="P7"><text:span text:style-name="T12">}</text:span></text:p>
          </draw:text-box>
        </draw:frame>
        <draw:frame draw:style-name="gr11" draw:text-style-name="P9" draw:layer="layout" svg:width="12.43cm" svg:height="15.874cm" svg:x="0.905cm" svg:y="2.541cm">
          <draw:text-box>
            <text:p text:style-name="P7"><text:span text:style-name="T13">/* Communication with a DPU via the MRAM. */</text:span></text:p>
            <text:p text:style-name="P7"><text:span text:style-name="T13">/* Populate the MRAM with a collection of bytes and request the </text:span><text:span text:style-name="T13">DPUs to */</text:span></text:p>
            <text:p text:style-name="P7"><text:span text:style-name="T13">/* compute the checksums. */</text:span></text:p>
            <text:p text:style-name="P7"><text:span text:style-name="T14"/></text:p>
            <text:p text:style-name="P7"><text:span text:style-name="T15">#include</text:span><text:span text:style-name="T16"> </text:span><text:span text:style-name="T17">&lt;dpu.h&gt;</text:span></text:p>
            <text:p text:style-name="P7"><text:span text:style-name="T15">#include</text:span><text:span text:style-name="T16"> </text:span><text:span text:style-name="T17">&lt;assert.h&gt;</text:span></text:p>
            <text:p text:style-name="P7"><text:span text:style-name="T15">#include</text:span><text:span text:style-name="T16"> </text:span><text:span text:style-name="T17">&lt;stdint.h&gt;</text:span></text:p>
            <text:p text:style-name="P7"><text:span text:style-name="T15">#include</text:span><text:span text:style-name="T16"> </text:span><text:span text:style-name="T17">&lt;stdio.h&gt;</text:span></text:p>
            <text:p text:style-name="P7"><text:span text:style-name="T14"/></text:p>
            <text:p text:style-name="P7"><text:span text:style-name="T15">#ifndef</text:span><text:span text:style-name="T16"> DPU_BINARY</text:span></text:p>
            <text:p text:style-name="P7"><text:span text:style-name="T15">#define</text:span><text:span text:style-name="T16"> DPU_BINARY </text:span><text:span text:style-name="T17">"trivial_checksum_example"</text:span></text:p>
            <text:p text:style-name="P7"><text:span text:style-name="T18">#endif</text:span></text:p>
            <text:p text:style-name="P7"><text:span text:style-name="T14"/></text:p>
            <text:p text:style-name="P7"><text:span text:style-name="T13">/* Size of the buffer for which we compute the checksum: 64KBytes. </text:span><text:span text:style-name="T13">*/</text:span></text:p>
            <text:p text:style-name="P7"><text:span text:style-name="T15">#define</text:span><text:span text:style-name="T16"> BUFFER_SIZE (1 &lt;&lt; 16)</text:span></text:p>
            <text:p text:style-name="P7"><text:span text:style-name="T14"/></text:p>
            <text:p text:style-name="P7"><text:span text:style-name="T15">void</text:span><text:span text:style-name="T16"> </text:span><text:span text:style-name="T19">populate_mram</text:span><text:span text:style-name="T16">(</text:span><text:span text:style-name="T15">struct</text:span><text:span text:style-name="T16"> </text:span><text:span text:style-name="T20">dpu_set_t</text:span><text:span text:style-name="T16"> set, </text:span><text:span text:style-name="T20">uint32_t</text:span><text:span text:style-name="T16"> nr_dpus) {</text:span></text:p>
            <text:p text:style-name="P7"><text:span text:style-name="T16"><text:s text:c="2"/></text:span><text:span text:style-name="T15">struct</text:span><text:span text:style-name="T16"> </text:span><text:span text:style-name="T20">dpu_set_t</text:span><text:span text:style-name="T16"> dpu;</text:span></text:p>
            <text:p text:style-name="P7"><text:span text:style-name="T16"><text:s text:c="2"/></text:span><text:span text:style-name="T20">uint32_t</text:span><text:span text:style-name="T16"> each_dpu;</text:span></text:p>
            <text:p text:style-name="P7"><text:span text:style-name="T16"><text:s text:c="2"/></text:span><text:span text:style-name="T20">uint8_t</text:span><text:span text:style-name="T16"> *buffer = </text:span><text:span text:style-name="T21">malloc</text:span><text:span text:style-name="T16">(BUFFER_SIZE * nr_dpus);</text:span></text:p>
            <text:p text:style-name="P7"><text:span text:style-name="T13"><text:s text:c="2"/></text:span><text:span text:style-name="T16">DPU_FOREACH(set, dpu, each_dpu)</text:span><text:span text:style-name="T13"> {</text:span></text:p>
            <text:p text:style-name="P7"><text:span text:style-name="T16"><text:s text:c="4"/></text:span><text:span text:style-name="T15">for</text:span><text:span text:style-name="T16"> (</text:span><text:span text:style-name="T15">int</text:span><text:span text:style-name="T16"> byte_index = 0; byte_index &lt; BUFFER_SIZE; byte_index+</text:span><text:span text:style-name="T16">+) {</text:span></text:p>
            <text:p text:style-name="P7"><text:span text:style-name="T16"><text:s text:c="6"/></text:span><text:span text:style-name="T16">buffer[each_dpu * BUFFER_SIZE + byte_index] = </text:span><text:span text:style-name="T16">(</text:span><text:span text:style-name="T20">uint8_t</text:span><text:span text:style-name="T16">)byte_index;</text:span></text:p>
            <text:p text:style-name="P7"><text:span text:style-name="T13"><text:s text:c="4"/></text:span><text:span text:style-name="T13">}</text:span></text:p>
            <text:p text:style-name="P7"><text:span text:style-name="T16"><text:s text:c="4"/></text:span><text:span text:style-name="T16">buffer[each_dpu * BUFFER_SIZE] += each_dpu; </text:span><text:span text:style-name="T22">// each dpu will </text:span><text:span text:style-name="T22">compute a different checksum</text:span></text:p>
            <text:p text:style-name="P7"><text:span text:style-name="T16"><text:s text:c="4"/></text:span><text:span text:style-name="T16">DPU_ASSERT(</text:span><text:span text:style-name="T21">dpu_prepare_xfer</text:span><text:span text:style-name="T16">(dpu, &amp;buffer[each_dpu * </text:span><text:span text:style-name="T16">BUFFER_SIZE]));</text:span></text:p>
            <text:p text:style-name="P7"><text:span text:style-name="T13"><text:s text:c="2"/></text:span><text:span text:style-name="T13">}</text:span></text:p>
            <text:p text:style-name="P7"><text:span text:style-name="T16"><text:s text:c="2"/></text:span><text:span text:style-name="T16">DPU_ASSERT(</text:span><text:span text:style-name="T21">dpu_push_xfer</text:span><text:span text:style-name="T16">(set, </text:span><text:span text:style-name="T23">DPU_XFER_TO_DPU</text:span><text:span text:style-name="T16">, </text:span><text:span text:style-name="T17">"buffer"</text:span><text:span text:style-name="T16">, 0, </text:span><text:span text:style-name="T16">BUFFER_SIZE, </text:span><text:span text:style-name="T23">DPU_XFER_DEFAULT</text:span><text:span text:style-name="T16">));</text:span></text:p>
            <text:p text:style-name="P7"><text:span text:style-name="T16"><text:s text:c="2"/></text:span><text:span text:style-name="T21">free</text:span><text:span text:style-name="T16">(buffer);</text:span></text:p>
            <text:p text:style-name="P7"><text:span text:style-name="T13">}</text:span></text:p>
            <text:p text:style-name="P7"><text:span text:style-name="T14"/></text:p>
            <text:p text:style-name="P7"><text:span text:style-name="T15">void</text:span><text:span text:style-name="T16"> </text:span><text:span text:style-name="T19">print_checksums</text:span><text:span text:style-name="T16">(</text:span><text:span text:style-name="T15">struct</text:span><text:span text:style-name="T16"> </text:span><text:span text:style-name="T20">dpu_set_t</text:span><text:span text:style-name="T16"> set, </text:span><text:span text:style-name="T20">uint32_t</text:span><text:span text:style-name="T16"> nr_dpus) {</text:span></text:p>
            <text:p text:style-name="P7"><text:span text:style-name="T16"><text:s text:c="2"/></text:span><text:span text:style-name="T15">struct</text:span><text:span text:style-name="T16"> </text:span><text:span text:style-name="T20">dpu_set_t</text:span><text:span text:style-name="T16"> dpu;</text:span></text:p>
            <text:p text:style-name="P7"><text:span text:style-name="T16"><text:s text:c="2"/></text:span><text:span text:style-name="T20">uint32_t</text:span><text:span text:style-name="T16"> each_dpu;</text:span></text:p>
            <text:p text:style-name="P7"><text:span text:style-name="T16"><text:s text:c="2"/></text:span><text:span text:style-name="T20">uint32_t</text:span><text:span text:style-name="T16"> checksums[nr_dpus];</text:span></text:p>
            <text:p text:style-name="P7"><text:span text:style-name="T13"><text:s text:c="2"/></text:span><text:span text:style-name="T16">DPU_FOREACH(set, dpu, each_dpu)</text:span><text:span text:style-name="T13"> {</text:span></text:p>
            <text:p text:style-name="P7"><text:span text:style-name="T16"><text:s text:c="4"/></text:span><text:span text:style-name="T16">DPU_ASSERT(</text:span><text:span text:style-name="T21">dpu_prepare_xfer</text:span><text:span text:style-name="T16">(dpu, &amp;checksums[each_dpu]));</text:span></text:p>
            <text:p text:style-name="P7"><text:span text:style-name="T13"><text:s text:c="2"/></text:span><text:span text:style-name="T13">}</text:span></text:p>
            <text:p text:style-name="P7"><text:span text:style-name="T16"><text:s text:c="2"/></text:span><text:span text:style-name="T16">DPU_ASSERT(</text:span><text:span text:style-name="T21">dpu_push_xfer</text:span><text:span text:style-name="T16">(set, </text:span><text:span text:style-name="T23">DPU_XFER_FROM_DPU</text:span><text:span text:style-name="T16">, </text:span><text:span text:style-name="T17">"checksum"</text:span><text:span text:style-name="T16">, 0, </text:span><text:span text:style-name="T15">sizeof</text:span><text:span text:style-name="T16">(</text:span><text:span text:style-name="T20">uint32_t</text:span><text:span text:style-name="T16">), </text:span><text:span text:style-name="T23">DPU_XFER_DEFAULT</text:span><text:span text:style-name="T16">));</text:span></text:p>
            <text:p text:style-name="P7"><text:span text:style-name="T14"/></text:p>
            <text:p text:style-name="P7"><text:span text:style-name="T13"><text:s text:c="2"/></text:span><text:span text:style-name="T16">DPU_FOREACH(set, dpu, each_dpu)</text:span><text:span text:style-name="T13"> {</text:span></text:p>
            <text:p text:style-name="P7"><text:span text:style-name="T16"><text:s text:c="4"/></text:span><text:span text:style-name="T16">printf(</text:span><text:span text:style-name="T17">"[%u] computed checksum = 0x%08x\n"</text:span><text:span text:style-name="T16">, each_dpu, </text:span><text:span text:style-name="T16">checksums[each_dpu]);</text:span></text:p>
            <text:p text:style-name="P7"><text:span text:style-name="T13"><text:s text:c="2"/></text:span><text:span text:style-name="T13">}</text:span></text:p>
            <text:p text:style-name="P7"><text:span text:style-name="T13">}</text:span></text:p>
            <text:p text:style-name="P7"><text:span text:style-name="T14"/></text:p>
            <text:p text:style-name="P7"><text:span text:style-name="T15">int</text:span><text:span text:style-name="T16"> </text:span><text:span text:style-name="T19">main</text:span><text:span text:style-name="T16">() {</text:span></text:p>
            <text:p text:style-name="P7"><text:span text:style-name="T16"><text:s text:c="2"/></text:span><text:span text:style-name="T15">struct</text:span><text:span text:style-name="T16"> </text:span><text:span text:style-name="T20">dpu_set_t</text:span><text:span text:style-name="T16"> set, dpu;</text:span></text:p>
            <text:p text:style-name="P7"><text:span text:style-name="T16"><text:s text:c="2"/></text:span><text:span text:style-name="T20">uint32_t</text:span><text:span text:style-name="T16"> nr_dpus;</text:span></text:p>
            <text:p text:style-name="P7"><text:span text:style-name="T14"/></text:p>
            <text:p text:style-name="P7"><text:span text:style-name="T16"><text:s text:c="2"/></text:span><text:span text:style-name="T16">DPU_ASSERT(</text:span><text:span text:style-name="T21">dpu_alloc</text:span><text:span text:style-name="T16">(DPU_ALLOCATE_ALL, NULL, &amp;set));</text:span></text:p>
            <text:p text:style-name="P7"><text:span text:style-name="T16"><text:s text:c="2"/></text:span><text:span text:style-name="T16">DPU_ASSERT(</text:span><text:span text:style-name="T21">dpu_load</text:span><text:span text:style-name="T16">(set, DPU_BINARY, NULL));</text:span></text:p>
            <text:p text:style-name="P7"><text:span text:style-name="T16"><text:s text:c="2"/></text:span><text:span text:style-name="T16">DPU_ASSERT(</text:span><text:span text:style-name="T21">dpu_get_nr_dpus</text:span><text:span text:style-name="T16">(set, &amp;nr_dpus));</text:span></text:p>
            <text:p text:style-name="P7"><text:span text:style-name="T13"><text:s text:c="2"/></text:span><text:span text:style-name="T13">populate_mram(set, nr_dpus);</text:span></text:p>
            <text:p text:style-name="P7"><text:span text:style-name="T14"/></text:p>
            <text:p text:style-name="P7"><text:span text:style-name="T16"><text:s text:c="2"/></text:span><text:span text:style-name="T16">DPU_ASSERT(</text:span><text:span text:style-name="T21">dpu_launch</text:span><text:span text:style-name="T16">(set, </text:span><text:span text:style-name="T23">DPU_SYNCHRONOUS</text:span><text:span text:style-name="T16">));</text:span></text:p>
            <text:p text:style-name="P7"><text:span text:style-name="T13"><text:s text:c="2"/></text:span><text:span text:style-name="T13">print_checksums(set, nr_dpus);</text:span></text:p>
            <text:p text:style-name="P7"><text:span text:style-name="T14"/></text:p>
            <text:p text:style-name="P7"><text:span text:style-name="T16"><text:s text:c="2"/></text:span><text:span text:style-name="T16">DPU_ASSERT(</text:span><text:span text:style-name="T21">dpu_free</text:span><text:span text:style-name="T16">(set));</text:span></text:p>
            <text:p text:style-name="P7"><text:span text:style-name="T16"><text:s text:c="2"/></text:span><text:span text:style-name="T15">return</text:span><text:span text:style-name="T16"> 0;</text:span></text:p>
            <text:p text:style-name="P7"><text:span text:style-name="T13">}</text:span></text:p>
          </draw:text-box>
        </draw:frame>
        <draw:frame draw:style-name="gr12" draw:text-style-name="P11" draw:layer="layout" svg:width="3.045cm" svg:height="0.873cm" svg:x="10.29cm" svg:y="2.541cm">
          <draw:text-box>
            <text:p text:style-name="P10"><text:span text:style-name="T24">HOST</text:span></text:p>
          </draw:text-box>
        </draw:frame>
        <draw:frame draw:style-name="gr13" draw:text-style-name="P11" draw:layer="layout" svg:width="3.045cm" svg:height="0.875cm" svg:x="23.091cm" svg:y="2.54cm">
          <draw:text-box>
            <text:p text:style-name="P10"><text:span text:style-name="T24">DPU</text:span></text:p>
          </draw:text-box>
        </draw:frame>
        <draw:frame draw:style-name="gr14" draw:text-style-name="P16" draw:layer="layout" svg:width="1.848cm" svg:height="3.422cm" svg:x="14.092cm" svg:y="4.743cm">
          <draw:text-box>
            <text:p text:style-name="P10"><text:span text:style-name="T27">+</text:span></text:p>
          </draw:text-box>
        </draw:frame>
        <draw:frame draw:style-name="gr15" draw:text-style-name="P17" draw:layer="layout" svg:width="12.43cm" svg:height="0.873cm" svg:x="0.905cm" svg:y="18.543cm">
          <draw:text-box>
            <text:p text:style-name="P10"><text:span text:style-name="T28">One code for the Host </text:span><text:span text:style-name="T28">part</text:span></text:p>
          </draw:text-box>
        </draw:frame>
        <draw:frame draw:style-name="gr16" draw:text-style-name="P18" draw:layer="layout" svg:width="9.525cm" svg:height="0.903cm" svg:x="16.605cm" svg:y="9.144cm">
          <draw:text-box>
            <text:p text:style-name="P10"><text:span text:style-name="T28">One code for the DPU </text:span><text:span text:style-name="T28">par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Example of code with </text:span><text:span text:style-name="T5">UPMEM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8" draw:layer="layout" svg:width="9.525cm" svg:height="6.506cm" svg:x="16.605cm" svg:y="2.54cm">
          <draw:text-box>
            <text:p text:style-name="P7"><text:span text:style-name="T6">#include</text:span><text:span text:style-name="T7"> </text:span><text:span text:style-name="T8">&lt;mram.h&gt;</text:span></text:p>
            <text:p text:style-name="P7"><text:span text:style-name="T6">#include</text:span><text:span text:style-name="T7"> </text:span><text:span text:style-name="T8">&lt;stdbool.h&gt;</text:span></text:p>
            <text:p text:style-name="P7"><text:span text:style-name="T6">#include</text:span><text:span text:style-name="T7"> </text:span><text:span text:style-name="T8">&lt;stdint.h&gt;</text:span></text:p>
            <text:p text:style-name="P7"><text:span text:style-name="T9"/></text:p>
            <text:p text:style-name="P7"><text:span text:style-name="T6">#define</text:span><text:span text:style-name="T7"> CACHE_SIZE 256</text:span></text:p>
            <text:p text:style-name="P7"><text:span text:style-name="T6">#define</text:span><text:span text:style-name="T7"> BUFFER_SIZE (1 &lt;&lt; 16)</text:span></text:p>
            <text:p text:style-name="P7"><text:span text:style-name="T9"/></text:p>
            <text:p text:style-name="P7"><text:span text:style-name="T7">__mram_noinit </text:span><text:span text:style-name="T10">uint8_t</text:span><text:span text:style-name="T7"> buffer[BUFFER_SIZE];</text:span></text:p>
            <text:p text:style-name="P7"><text:span text:style-name="T7">__host </text:span><text:span text:style-name="T10">uint32_t</text:span><text:span text:style-name="T7"> checksum;</text:span></text:p>
            <text:p text:style-name="P7"><text:span text:style-name="T9"/></text:p>
            <text:p text:style-name="P7"><text:span text:style-name="T6">int</text:span><text:span text:style-name="T7"> </text:span><text:span text:style-name="T11">main</text:span><text:span text:style-name="T7">() {</text:span></text:p>
            <text:p text:style-name="P7"><text:span text:style-name="T12"><text:s text:c="2"/></text:span><text:span text:style-name="T7">__dma_aligned</text:span><text:span text:style-name="T12"> uint8_</text:span><text:span text:style-name="T7">t</text:span><text:span text:style-name="T12"> </text:span><text:span text:style-name="T7">local_cache</text:span><text:span text:style-name="T12">[CACHE_SIZE];</text:span></text:p>
            <text:p text:style-name="P7"><text:span text:style-name="T12"><text:s text:c="2"/></text:span><text:span text:style-name="T12">checksum = 0;</text:span></text:p>
            <text:p text:style-name="P7"><text:span text:style-name="T9"/></text:p>
            <text:p text:style-name="P7"><text:span text:style-name="T7"><text:s text:c="2"/></text:span><text:span text:style-name="T6">for</text:span><text:span text:style-name="T7"> (</text:span><text:span text:style-name="T6">unsigned</text:span><text:span text:style-name="T7"> </text:span><text:span text:style-name="T6">int</text:span><text:span text:style-name="T7"> bytes_read = 0; bytes_read &lt; BUFFER_SIZE;) {</text:span></text:p>
            <text:p text:style-name="P7"><text:span text:style-name="T12"><text:s text:c="4"/></text:span><text:span text:style-name="T7">mram_read</text:span><text:span text:style-name="T12">(&amp;buffer[bytes_read], </text:span><text:span text:style-name="T7">local_cache</text:span><text:span text:style-name="T12">, CACHE_SIZE);</text:span></text:p>
            <text:p text:style-name="P7"><text:span text:style-name="T9"/></text:p>
            <text:p text:style-name="P7"><text:span text:style-name="T7"><text:s text:c="4"/></text:span><text:span text:style-name="T6">for</text:span><text:span text:style-name="T7"> (</text:span><text:span text:style-name="T6">unsigned</text:span><text:span text:style-name="T7"> </text:span><text:span text:style-name="T6">int</text:span><text:span text:style-name="T7"> byte_index = 0; (byte_index &lt; CACHE_SIZE) &amp;&amp; </text:span></text:p>
            <text:p text:style-name="P7"><text:span text:style-name="T7"><text:s text:c="10"/></text:span><text:span text:style-name="T7">(bytes_read &lt; BUFFER_SIZE); byte_index++, bytes_read++) {</text:span></text:p>
            <text:p text:style-name="P7"><text:span text:style-name="T7"><text:s text:c="6"/></text:span><text:span text:style-name="T7">checksum += (</text:span><text:span text:style-name="T10">uint32_t</text:span><text:span text:style-name="T7">)local_cache[byte_index];</text:span></text:p>
            <text:p text:style-name="P7"><text:span text:style-name="T12"><text:s text:c="4"/></text:span><text:span text:style-name="T12">}</text:span></text:p>
            <text:p text:style-name="P7"><text:span text:style-name="T12"><text:s text:c="2"/></text:span><text:span text:style-name="T12">}</text:span></text:p>
            <text:p text:style-name="P7"><text:span text:style-name="T9"/></text:p>
            <text:p text:style-name="P7"><text:span text:style-name="T7"><text:s text:c="2"/></text:span><text:span text:style-name="T6">return</text:span><text:span text:style-name="T7"> checksum;</text:span></text:p>
            <text:p text:style-name="P7"><text:span text:style-name="T12">}</text:span></text:p>
          </draw:text-box>
        </draw:frame>
        <draw:frame draw:style-name="gr18" draw:text-style-name="P19" draw:layer="layout" svg:width="12.43cm" svg:height="15.874cm" svg:x="0.905cm" svg:y="2.541cm">
          <draw:text-box>
            <text:p text:style-name="P7"><text:span text:style-name="T29">/* Communication with a DPU via the MRAM. */</text:span></text:p>
            <text:p text:style-name="P7"><text:span text:style-name="T29">/* Populate the MRAM with a collection of bytes and request the </text:span><text:span text:style-name="T29">DPUs to */</text:span></text:p>
            <text:p text:style-name="P7"><text:span text:style-name="T29">/* compute the checksums. */</text:span></text:p>
            <text:p text:style-name="P7"><text:span text:style-name="T30"/></text:p>
            <text:p text:style-name="P7"><text:span text:style-name="T31">#include</text:span><text:span text:style-name="T32"> &lt;dpu.h&gt;</text:span></text:p>
            <text:p text:style-name="P7"><text:span text:style-name="T31">#include</text:span><text:span text:style-name="T32"> &lt;assert.h&gt;</text:span></text:p>
            <text:p text:style-name="P7"><text:span text:style-name="T31">#include</text:span><text:span text:style-name="T32"> &lt;stdint.h&gt;</text:span></text:p>
            <text:p text:style-name="P7"><text:span text:style-name="T31">#include</text:span><text:span text:style-name="T32"> &lt;stdio.h&gt;</text:span></text:p>
            <text:p text:style-name="P7"><text:span text:style-name="T30"/></text:p>
            <text:p text:style-name="P7"><text:span text:style-name="T31">#ifndef</text:span><text:span text:style-name="T32"> DPU_BINARY</text:span></text:p>
            <text:p text:style-name="P7"><text:span text:style-name="T31">#define</text:span><text:span text:style-name="T32"> DPU_BINARY "trivial_checksum_example"</text:span></text:p>
            <text:p text:style-name="P7"><text:span text:style-name="T33">#endif</text:span></text:p>
            <text:p text:style-name="P7"><text:span text:style-name="T30"/></text:p>
            <text:p text:style-name="P7"><text:span text:style-name="T29">/* Size of the buffer for which we compute the checksum: 64KBytes. </text:span><text:span text:style-name="T29">*/</text:span></text:p>
            <text:p text:style-name="P7"><text:span text:style-name="T31">#define</text:span><text:span text:style-name="T32"> BUFFER_SIZE (1 &lt;&lt; 16)</text:span></text:p>
            <text:p text:style-name="P7"><text:span text:style-name="T30"/></text:p>
            <text:p text:style-name="P7"><text:span text:style-name="T31">void</text:span><text:span text:style-name="T32"> </text:span><text:span text:style-name="T31">populate_mram</text:span><text:span text:style-name="T32">(</text:span><text:span text:style-name="T31">struct</text:span><text:span text:style-name="T32"> dpu_set_t set, uint32_t nr_dpus) {</text:span></text:p>
            <text:p text:style-name="P7"><text:span text:style-name="T32"><text:s text:c="2"/></text:span><text:span text:style-name="T31">struct</text:span><text:span text:style-name="T32"> dpu_set_t dpu;</text:span></text:p>
            <text:p text:style-name="P7"><text:span text:style-name="T32"><text:s text:c="2"/></text:span><text:span text:style-name="T32">uint32_t each_dpu;</text:span></text:p>
            <text:p text:style-name="P7"><text:span text:style-name="T32"><text:s text:c="2"/></text:span><text:span text:style-name="T32">uint8_t *buffer = </text:span><text:span text:style-name="T31">malloc</text:span><text:span text:style-name="T32">(BUFFER_SIZE * nr_dpus);</text:span></text:p>
            <text:p text:style-name="P7"><text:span text:style-name="T29"><text:s text:c="2"/></text:span><text:span text:style-name="T32">DPU_FOREACH(set, dpu, each_dpu)</text:span><text:span text:style-name="T29"> {</text:span></text:p>
            <text:p text:style-name="P7"><text:span text:style-name="T32"><text:s text:c="4"/></text:span><text:span text:style-name="T31">for</text:span><text:span text:style-name="T32"> (</text:span><text:span text:style-name="T31">int</text:span><text:span text:style-name="T32"> byte_index = 0; byte_index &lt; BUFFER_SIZE; byte_index+</text:span><text:span text:style-name="T32">+) {</text:span></text:p>
            <text:p text:style-name="P7"><text:span text:style-name="T32"><text:s text:c="6"/></text:span><text:span text:style-name="T32">buffer[each_dpu * BUFFER_SIZE + byte_index] = </text:span><text:span text:style-name="T32">(uint8_t)byte_index;</text:span></text:p>
            <text:p text:style-name="P7"><text:span text:style-name="T29"><text:s text:c="4"/></text:span><text:span text:style-name="T29">}</text:span></text:p>
            <text:p text:style-name="P7"><text:span text:style-name="T32"><text:s text:c="4"/></text:span><text:span text:style-name="T32">buffer[each_dpu * BUFFER_SIZE] += each_dpu; // each dpu will </text:span><text:span text:style-name="T32">compute a different checksum</text:span></text:p>
            <text:p text:style-name="P7"><text:span text:style-name="T32"><text:s text:c="4"/></text:span><text:span text:style-name="T32">DPU_ASSERT(</text:span><text:span text:style-name="T34">dpu_prepare_xfer</text:span><text:span text:style-name="T32">(dpu, &amp;buffer[each_dpu * </text:span><text:span text:style-name="T32">BUFFER_SIZE]));</text:span></text:p>
            <text:p text:style-name="P7"><text:span text:style-name="T29"><text:s text:c="2"/></text:span><text:span text:style-name="T29">}</text:span></text:p>
            <text:p text:style-name="P7"><text:span text:style-name="T32"><text:s text:c="2"/></text:span><text:span text:style-name="T32">DPU_ASSERT(</text:span><text:span text:style-name="T34">dpu_push_xfer</text:span><text:span text:style-name="T32">(set, </text:span><text:span text:style-name="T35">DPU_XFER_TO_DPU</text:span><text:span text:style-name="T32">, "buffer", 0, </text:span><text:span text:style-name="T32">BUFFER_SIZE, </text:span><text:span text:style-name="T35">DPU_XFER_DEFAULT</text:span><text:span text:style-name="T32">));</text:span></text:p>
            <text:p text:style-name="P7"><text:span text:style-name="T32"><text:s text:c="2"/></text:span><text:span text:style-name="T31">free</text:span><text:span text:style-name="T32">(buffer);</text:span></text:p>
            <text:p text:style-name="P7"><text:span text:style-name="T29">}</text:span></text:p>
            <text:p text:style-name="P7"><text:span text:style-name="T30"/></text:p>
            <text:p text:style-name="P7"><text:span text:style-name="T31">void</text:span><text:span text:style-name="T32"> </text:span><text:span text:style-name="T31">print_checksums</text:span><text:span text:style-name="T32">(</text:span><text:span text:style-name="T31">struct</text:span><text:span text:style-name="T32"> dpu_set_t set, uint32_t nr_dpus) {</text:span></text:p>
            <text:p text:style-name="P7"><text:span text:style-name="T32"><text:s text:c="2"/></text:span><text:span text:style-name="T31">struct</text:span><text:span text:style-name="T32"> dpu_set_t dpu;</text:span></text:p>
            <text:p text:style-name="P7"><text:span text:style-name="T32"><text:s text:c="2"/></text:span><text:span text:style-name="T32">uint32_t each_dpu;</text:span></text:p>
            <text:p text:style-name="P7"><text:span text:style-name="T32"><text:s text:c="2"/></text:span><text:span text:style-name="T32">uint32_t checksums[nr_dpus];</text:span></text:p>
            <text:p text:style-name="P7"><text:span text:style-name="T29"><text:s text:c="2"/></text:span><text:span text:style-name="T32">DPU_FOREACH(set, dpu, each_dpu)</text:span><text:span text:style-name="T29"> {</text:span></text:p>
            <text:p text:style-name="P7"><text:span text:style-name="T32"><text:s text:c="4"/></text:span><text:span text:style-name="T32">DPU_ASSERT(</text:span><text:span text:style-name="T34">dpu_prepare_xfer</text:span><text:span text:style-name="T32">(dpu, &amp;checksums[each_dpu]));</text:span></text:p>
            <text:p text:style-name="P7"><text:span text:style-name="T29"><text:s text:c="2"/></text:span><text:span text:style-name="T29">}</text:span></text:p>
            <text:p text:style-name="P7"><text:span text:style-name="T32"><text:s text:c="2"/></text:span><text:span text:style-name="T32">DPU_ASSERT(</text:span><text:span text:style-name="T34">dpu_push_xfer</text:span><text:span text:style-name="T32">(set, </text:span><text:span text:style-name="T35">DPU_XFER_FROM_DPU</text:span><text:span text:style-name="T32">, "checksum", 0, </text:span><text:span text:style-name="T31">sizeof</text:span><text:span text:style-name="T32">(uint32_t), </text:span><text:span text:style-name="T35">DPU_XFER_DEFAULT</text:span><text:span text:style-name="T32">));</text:span></text:p>
            <text:p text:style-name="P7"><text:span text:style-name="T30"/></text:p>
            <text:p text:style-name="P7"><text:span text:style-name="T29"><text:s text:c="2"/></text:span><text:span text:style-name="T32">DPU_FOREACH(set, dpu, each_dpu)</text:span><text:span text:style-name="T29"> {</text:span></text:p>
            <text:p text:style-name="P7"><text:span text:style-name="T32"><text:s text:c="4"/></text:span><text:span text:style-name="T32">printf("[%u] computed checksum = 0x%08x\n", each_dpu, </text:span><text:span text:style-name="T32">checksums[each_dpu]);</text:span></text:p>
            <text:p text:style-name="P7"><text:span text:style-name="T29"><text:s text:c="2"/></text:span><text:span text:style-name="T29">}</text:span></text:p>
            <text:p text:style-name="P7"><text:span text:style-name="T29">}</text:span></text:p>
            <text:p text:style-name="P7"><text:span text:style-name="T30"/></text:p>
            <text:p text:style-name="P7"><text:span text:style-name="T31">int</text:span><text:span text:style-name="T32"> </text:span><text:span text:style-name="T31">main</text:span><text:span text:style-name="T32">() {</text:span></text:p>
            <text:p text:style-name="P7"><text:span text:style-name="T32"><text:s text:c="2"/></text:span><text:span text:style-name="T31">struct</text:span><text:span text:style-name="T32"> dpu_set_t set, dpu;</text:span></text:p>
            <text:p text:style-name="P7"><text:span text:style-name="T32"><text:s text:c="2"/></text:span><text:span text:style-name="T32">uint32_t nr_dpus;</text:span></text:p>
            <text:p text:style-name="P7"><text:span text:style-name="T30"/></text:p>
            <text:p text:style-name="P7"><text:span text:style-name="T32"><text:s text:c="2"/></text:span><text:span text:style-name="T32">DPU_ASSERT(</text:span><text:span text:style-name="T34">dpu_alloc</text:span><text:span text:style-name="T32">(DPU_ALLOCATE_ALL, NULL, &amp;set));</text:span></text:p>
            <text:p text:style-name="P7"><text:span text:style-name="T32"><text:s text:c="2"/></text:span><text:span text:style-name="T32">DPU_ASSERT(</text:span><text:span text:style-name="T34">dpu_load</text:span><text:span text:style-name="T32">(set, DPU_BINARY, NULL));</text:span></text:p>
            <text:p text:style-name="P7"><text:span text:style-name="T32"><text:s text:c="2"/></text:span><text:span text:style-name="T32">DPU_ASSERT(</text:span><text:span text:style-name="T34">dpu_get_nr_dpus</text:span><text:span text:style-name="T32">(set, &amp;nr_dpus));</text:span></text:p>
            <text:p text:style-name="P7"><text:span text:style-name="T29"><text:s text:c="2"/></text:span><text:span text:style-name="T29">populate_mram(set, nr_dpus);</text:span></text:p>
            <text:p text:style-name="P7"><text:span text:style-name="T30"/></text:p>
            <text:p text:style-name="P7"><text:span text:style-name="T32"><text:s text:c="2"/></text:span><text:span text:style-name="T32">DPU_ASSERT(</text:span><text:span text:style-name="T34">dpu_launch</text:span><text:span text:style-name="T32">(set, </text:span><text:span text:style-name="T35">DPU_SYNCHRONOUS</text:span><text:span text:style-name="T32">));</text:span></text:p>
            <text:p text:style-name="P7"><text:span text:style-name="T29"><text:s text:c="2"/></text:span><text:span text:style-name="T29">print_checksums(set, nr_dpus);</text:span></text:p>
            <text:p text:style-name="P7"><text:span text:style-name="T30"/></text:p>
            <text:p text:style-name="P7"><text:span text:style-name="T32"><text:s text:c="2"/></text:span><text:span text:style-name="T32">DPU_ASSERT(</text:span><text:span text:style-name="T34">dpu_free</text:span><text:span text:style-name="T32">(set));</text:span></text:p>
            <text:p text:style-name="P7"><text:span text:style-name="T32"><text:s text:c="2"/></text:span><text:span text:style-name="T31">return</text:span><text:span text:style-name="T32"> 0;</text:span></text:p>
            <text:p text:style-name="P7"><text:span text:style-name="T29">}</text:span></text:p>
          </draw:text-box>
        </draw:frame>
        <draw:frame draw:style-name="gr19" draw:text-style-name="P11" draw:layer="layout" svg:width="3.045cm" svg:height="0.873cm" svg:x="10.29cm" svg:y="2.541cm">
          <draw:text-box>
            <text:p text:style-name="P10"><text:span text:style-name="T24">HOST</text:span></text:p>
          </draw:text-box>
        </draw:frame>
        <draw:frame draw:style-name="gr20" draw:text-style-name="P11" draw:layer="layout" svg:width="3.045cm" svg:height="0.875cm" svg:x="23.091cm" svg:y="2.54cm">
          <draw:text-box>
            <text:p text:style-name="P10"><text:span text:style-name="T24">DPU</text:span></text:p>
          </draw:text-box>
        </draw:frame>
        <draw:frame draw:style-name="gr21" draw:text-style-name="P20" draw:layer="layout" svg:width="12.43cm" svg:height="0.903cm" svg:x="0.905cm" svg:y="18.542cm">
          <draw:text-box>
            <text:p text:style-name="P10"><text:span text:style-name="T36">Calls to the UPMEM </text:span><text:span text:style-name="T36">API</text:span></text:p>
          </draw:text-box>
        </draw:frame>
        <draw:custom-shape draw:style-name="gr22" draw:text-style-name="P21" draw:layer="layout" svg:width="2.105cm" svg:height="1.035cm" svg:x="14.07cm" svg:y="6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23" draw:text-style-name="P22" draw:layer="layout" svg:width="7.755cm" svg:height="1.034cm" svg:x="17.11cm" svg:y="6.9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8cm" svg:height="1.905cm" svg:x="0cm" svg:y="0cm">
          <text:p text:style-name="P23"><text:span text:style-name="T5">Example of </text:span><text:span text:style-name="T5">code with </text:span><text:span text:style-name="T5">UPMEM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8" draw:layer="layout" svg:width="9.525cm" svg:height="6.506cm" svg:x="16.605cm" svg:y="2.54cm">
          <draw:text-box>
            <text:p text:style-name="P7"><text:span text:style-name="T37">#include</text:span><text:span text:style-name="T38"> &lt;mram.h&gt;</text:span></text:p>
            <text:p text:style-name="P7"><text:span text:style-name="T37">#include</text:span><text:span text:style-name="T38"> &lt;stdbool.h&gt;</text:span></text:p>
            <text:p text:style-name="P7"><text:span text:style-name="T37">#include</text:span><text:span text:style-name="T38"> &lt;stdint.h&gt;</text:span></text:p>
            <text:p text:style-name="P7"><text:span text:style-name="T39"/></text:p>
            <text:p text:style-name="P7"><text:span text:style-name="T37">#define</text:span><text:span text:style-name="T38"> CACHE_SIZE 256</text:span></text:p>
            <text:p text:style-name="P7"><text:span text:style-name="T37">#define</text:span><text:span text:style-name="T38"> BUFFER_SIZE (1 &lt;&lt; 16)</text:span></text:p>
            <text:p text:style-name="P7"><text:span text:style-name="T39"/></text:p>
            <text:p text:style-name="P7"><text:span text:style-name="T38">__mram_noinit uint8_t buffer[BUFFER_SIZE];</text:span></text:p>
            <text:p text:style-name="P7"><text:span text:style-name="T38">__host uint32_t checksum;</text:span></text:p>
            <text:p text:style-name="P7"><text:span text:style-name="T39"/></text:p>
            <text:p text:style-name="P7"><text:span text:style-name="T37">int</text:span><text:span text:style-name="T38"> </text:span><text:span text:style-name="T37">main</text:span><text:span text:style-name="T38">() {</text:span></text:p>
            <text:p text:style-name="P7"><text:span text:style-name="T40"><text:s text:c="2"/></text:span><text:span text:style-name="T38">__dma_aligned</text:span><text:span text:style-name="T40"> uint8_</text:span><text:span text:style-name="T38">t</text:span><text:span text:style-name="T40"> </text:span><text:span text:style-name="T38">local_cache</text:span><text:span text:style-name="T40">[CACHE_SIZE];</text:span></text:p>
            <text:p text:style-name="P7"><text:span text:style-name="T40"><text:s text:c="2"/></text:span><text:span text:style-name="T40">checksum = 0;</text:span></text:p>
            <text:p text:style-name="P7"><text:span text:style-name="T39"/></text:p>
            <text:p text:style-name="P7"><text:span text:style-name="T38"><text:s text:c="2"/></text:span><text:span text:style-name="T37">for</text:span><text:span text:style-name="T38"> (</text:span><text:span text:style-name="T37">unsigned</text:span><text:span text:style-name="T38"> </text:span><text:span text:style-name="T37">int</text:span><text:span text:style-name="T38"> bytes_read = 0; bytes_read &lt; BUFFER_SIZE;) {</text:span></text:p>
            <text:p text:style-name="P7"><text:span text:style-name="T40"><text:s text:c="4"/></text:span><text:span text:style-name="T38">mram_read</text:span><text:span text:style-name="T40">(&amp;buffer[bytes_read], </text:span><text:span text:style-name="T38">local_cache</text:span><text:span text:style-name="T40">, CACHE_SIZE);</text:span></text:p>
            <text:p text:style-name="P7"><text:span text:style-name="T9"/></text:p>
            <text:p text:style-name="P7"><text:span text:style-name="T7"><text:s text:c="4"/></text:span><text:span text:style-name="T6">for</text:span><text:span text:style-name="T7"> (</text:span><text:span text:style-name="T6">unsigned</text:span><text:span text:style-name="T7"> </text:span><text:span text:style-name="T6">int</text:span><text:span text:style-name="T7"> byte_index = 0; (byte_index &lt; CACHE_SIZE) &amp;&amp; </text:span></text:p>
            <text:p text:style-name="P7"><text:span text:style-name="T7"><text:s text:c="10"/></text:span><text:span text:style-name="T7">(bytes_read &lt; BUFFER_SIZE); byte_index++, bytes_read++) {</text:span></text:p>
            <text:p text:style-name="P7"><text:span text:style-name="T7"><text:s text:c="6"/></text:span><text:span text:style-name="T7">checksum += (</text:span><text:span text:style-name="T10">uint32_t</text:span><text:span text:style-name="T7">)local_cache[byte_index];</text:span></text:p>
            <text:p text:style-name="P7"><text:span text:style-name="T12"><text:s text:c="4"/></text:span><text:span text:style-name="T12">}</text:span></text:p>
            <text:p text:style-name="P7"><text:span text:style-name="T12"><text:s text:c="2"/></text:span><text:span text:style-name="T40">}</text:span></text:p>
            <text:p text:style-name="P7"><text:span text:style-name="T39"/></text:p>
            <text:p text:style-name="P7"><text:span text:style-name="T38"><text:s text:c="2"/></text:span><text:span text:style-name="T37">return</text:span><text:span text:style-name="T38"> checksum;</text:span></text:p>
            <text:p text:style-name="P7"><text:span text:style-name="T40">}</text:span></text:p>
          </draw:text-box>
        </draw:frame>
        <draw:frame draw:style-name="gr25" draw:text-style-name="P19" draw:layer="layout" svg:width="12.43cm" svg:height="15.874cm" svg:x="0.905cm" svg:y="2.541cm">
          <draw:text-box>
            <text:p text:style-name="P7"><text:span text:style-name="T29">/* Communication with a DPU via the MRAM. */</text:span></text:p>
            <text:p text:style-name="P7"><text:span text:style-name="T29">/* Populate the MRAM with a collection of bytes and request the </text:span><text:span text:style-name="T29">DPUs to */</text:span></text:p>
            <text:p text:style-name="P7"><text:span text:style-name="T29">/* compute the checksums. */</text:span></text:p>
            <text:p text:style-name="P7"><text:span text:style-name="T30"/></text:p>
            <text:p text:style-name="P7"><text:span text:style-name="T31">#include</text:span><text:span text:style-name="T32"> &lt;dpu.h&gt;</text:span></text:p>
            <text:p text:style-name="P7"><text:span text:style-name="T31">#include</text:span><text:span text:style-name="T32"> &lt;assert.h&gt;</text:span></text:p>
            <text:p text:style-name="P7"><text:span text:style-name="T31">#include</text:span><text:span text:style-name="T32"> &lt;stdint.h&gt;</text:span></text:p>
            <text:p text:style-name="P7"><text:span text:style-name="T31">#include</text:span><text:span text:style-name="T32"> &lt;stdio.h&gt;</text:span></text:p>
            <text:p text:style-name="P7"><text:span text:style-name="T30"/></text:p>
            <text:p text:style-name="P7"><text:span text:style-name="T31">#ifndef</text:span><text:span text:style-name="T32"> DPU_BINARY</text:span></text:p>
            <text:p text:style-name="P7"><text:span text:style-name="T31">#define</text:span><text:span text:style-name="T32"> DPU_BINARY "trivial_checksum_example"</text:span></text:p>
            <text:p text:style-name="P7"><text:span text:style-name="T33">#endif</text:span></text:p>
            <text:p text:style-name="P7"><text:span text:style-name="T30"/></text:p>
            <text:p text:style-name="P7"><text:span text:style-name="T29">/* Size of the buffer for which we compute the checksum: 64KBytes. </text:span><text:span text:style-name="T29">*/</text:span></text:p>
            <text:p text:style-name="P7"><text:span text:style-name="T31">#define</text:span><text:span text:style-name="T32"> BUFFER_SIZE (1 &lt;&lt; 16)</text:span></text:p>
            <text:p text:style-name="P7"><text:span text:style-name="T30"/></text:p>
            <text:p text:style-name="P7"><text:span text:style-name="T31">void</text:span><text:span text:style-name="T32"> </text:span><text:span text:style-name="T31">populate_mram</text:span><text:span text:style-name="T32">(</text:span><text:span text:style-name="T31">struct</text:span><text:span text:style-name="T32"> dpu_set_t set, uint32_t nr_dpus) {</text:span></text:p>
            <text:p text:style-name="P7"><text:span text:style-name="T32"><text:s text:c="2"/></text:span><text:span text:style-name="T31">struct</text:span><text:span text:style-name="T32"> dpu_set_t dpu;</text:span></text:p>
            <text:p text:style-name="P7"><text:span text:style-name="T32"><text:s text:c="2"/></text:span><text:span text:style-name="T32">uint32_t each_dpu;</text:span></text:p>
            <text:p text:style-name="P7"><text:span text:style-name="T32"><text:s text:c="2"/></text:span><text:span text:style-name="T32">uint8_t *buffer = </text:span><text:span text:style-name="T31">malloc</text:span><text:span text:style-name="T32">(BUFFER_SIZE * nr_dpus);</text:span></text:p>
            <text:p text:style-name="P7"><text:span text:style-name="T29"><text:s text:c="2"/></text:span><text:span text:style-name="T32">DPU_FOREACH(set, dpu, each_dpu)</text:span><text:span text:style-name="T29"> {</text:span></text:p>
            <text:p text:style-name="P7"><text:span text:style-name="T32"><text:s text:c="4"/></text:span><text:span text:style-name="T31">for</text:span><text:span text:style-name="T32"> (</text:span><text:span text:style-name="T31">int</text:span><text:span text:style-name="T32"> byte_index = 0; byte_index &lt; BUFFER_SIZE; byte_index+</text:span><text:span text:style-name="T32">+) {</text:span></text:p>
            <text:p text:style-name="P7"><text:span text:style-name="T32"><text:s text:c="6"/></text:span><text:span text:style-name="T32">buffer[each_dpu * BUFFER_SIZE + byte_index] = </text:span><text:span text:style-name="T32">(uint8_t)byte_index;</text:span></text:p>
            <text:p text:style-name="P7"><text:span text:style-name="T29"><text:s text:c="4"/></text:span><text:span text:style-name="T29">}</text:span></text:p>
            <text:p text:style-name="P7"><text:span text:style-name="T32"><text:s text:c="4"/></text:span><text:span text:style-name="T32">buffer[each_dpu * BUFFER_SIZE] += each_dpu; // each dpu will </text:span><text:span text:style-name="T32">compute a different checksum</text:span></text:p>
            <text:p text:style-name="P7"><text:span text:style-name="T32"><text:s text:c="4"/></text:span><text:span text:style-name="T32">DPU_ASSERT(</text:span><text:span text:style-name="T31">dpu_prepare_xfer</text:span><text:span text:style-name="T32">(dpu, &amp;buffer[each_dpu * </text:span><text:span text:style-name="T32">BUFFER_SIZE]));</text:span></text:p>
            <text:p text:style-name="P7"><text:span text:style-name="T29"><text:s text:c="2"/></text:span><text:span text:style-name="T29">}</text:span></text:p>
            <text:p text:style-name="P7"><text:span text:style-name="T32"><text:s text:c="2"/></text:span><text:span text:style-name="T32">DPU_ASSERT(</text:span><text:span text:style-name="T31">dpu_push_xfer</text:span><text:span text:style-name="T32">(set, </text:span><text:span text:style-name="T35">DPU_XFER_TO_DPU</text:span><text:span text:style-name="T32">, "buffer", 0, </text:span><text:span text:style-name="T32">BUFFER_SIZE, </text:span><text:span text:style-name="T35">DPU_XFER_DEFAULT</text:span><text:span text:style-name="T32">));</text:span></text:p>
            <text:p text:style-name="P7"><text:span text:style-name="T32"><text:s text:c="2"/></text:span><text:span text:style-name="T31">free</text:span><text:span text:style-name="T32">(buffer);</text:span></text:p>
            <text:p text:style-name="P7"><text:span text:style-name="T29">}</text:span></text:p>
            <text:p text:style-name="P7"><text:span text:style-name="T30"/></text:p>
            <text:p text:style-name="P7"><text:span text:style-name="T31">void</text:span><text:span text:style-name="T32"> </text:span><text:span text:style-name="T31">print_checksums</text:span><text:span text:style-name="T32">(</text:span><text:span text:style-name="T31">struct</text:span><text:span text:style-name="T32"> dpu_set_t set, uint32_t nr_dpus) {</text:span></text:p>
            <text:p text:style-name="P7"><text:span text:style-name="T32"><text:s text:c="2"/></text:span><text:span text:style-name="T31">struct</text:span><text:span text:style-name="T32"> dpu_set_t dpu;</text:span></text:p>
            <text:p text:style-name="P7"><text:span text:style-name="T32"><text:s text:c="2"/></text:span><text:span text:style-name="T32">uint32_t each_dpu;</text:span></text:p>
            <text:p text:style-name="P7"><text:span text:style-name="T32"><text:s text:c="2"/></text:span><text:span text:style-name="T32">uint32_t checksums[nr_dpus];</text:span></text:p>
            <text:p text:style-name="P7"><text:span text:style-name="T29"><text:s text:c="2"/></text:span><text:span text:style-name="T32">DPU_FOREACH(set, dpu, each_dpu)</text:span><text:span text:style-name="T29"> {</text:span></text:p>
            <text:p text:style-name="P7"><text:span text:style-name="T32"><text:s text:c="4"/></text:span><text:span text:style-name="T32">DPU_ASSERT(</text:span><text:span text:style-name="T31">dpu_prepare_xfer</text:span><text:span text:style-name="T32">(dpu, &amp;checksums[each_dpu]));</text:span></text:p>
            <text:p text:style-name="P7"><text:span text:style-name="T29"><text:s text:c="2"/></text:span><text:span text:style-name="T29">}</text:span></text:p>
            <text:p text:style-name="P7"><text:span text:style-name="T32"><text:s text:c="2"/></text:span><text:span text:style-name="T32">DPU_ASSERT(</text:span><text:span text:style-name="T31">dpu_push_xfer</text:span><text:span text:style-name="T32">(set, </text:span><text:span text:style-name="T35">DPU_XFER_FROM_DPU</text:span><text:span text:style-name="T32">, "checksum", 0, </text:span><text:span text:style-name="T31">sizeof</text:span><text:span text:style-name="T32">(uint32_t), </text:span><text:span text:style-name="T35">DPU_XFER_DEFAULT</text:span><text:span text:style-name="T32">));</text:span></text:p>
            <text:p text:style-name="P7"><text:span text:style-name="T30"/></text:p>
            <text:p text:style-name="P7"><text:span text:style-name="T29"><text:s text:c="2"/></text:span><text:span text:style-name="T32">DPU_FOREACH(set, dpu, each_dpu)</text:span><text:span text:style-name="T29"> {</text:span></text:p>
            <text:p text:style-name="P7"><text:span text:style-name="T32"><text:s text:c="4"/></text:span><text:span text:style-name="T32">printf("[%u] computed checksum = 0x%08x\n", each_dpu, </text:span><text:span text:style-name="T32">checksums[each_dpu]);</text:span></text:p>
            <text:p text:style-name="P7"><text:span text:style-name="T29"><text:s text:c="2"/></text:span><text:span text:style-name="T29">}</text:span></text:p>
            <text:p text:style-name="P7"><text:span text:style-name="T29">}</text:span></text:p>
            <text:p text:style-name="P7"><text:span text:style-name="T30"/></text:p>
            <text:p text:style-name="P7"><text:span text:style-name="T31">int</text:span><text:span text:style-name="T32"> </text:span><text:span text:style-name="T31">main</text:span><text:span text:style-name="T32">() {</text:span></text:p>
            <text:p text:style-name="P7"><text:span text:style-name="T32"><text:s text:c="2"/></text:span><text:span text:style-name="T31">struct</text:span><text:span text:style-name="T32"> dpu_set_t set, dpu;</text:span></text:p>
            <text:p text:style-name="P7"><text:span text:style-name="T32"><text:s text:c="2"/></text:span><text:span text:style-name="T32">uint32_t nr_dpus;</text:span></text:p>
            <text:p text:style-name="P7"><text:span text:style-name="T30"/></text:p>
            <text:p text:style-name="P7"><text:span text:style-name="T32"><text:s text:c="2"/></text:span><text:span text:style-name="T32">DPU_ASSERT(</text:span><text:span text:style-name="T31">dpu_alloc</text:span><text:span text:style-name="T32">(DPU_ALLOCATE_ALL, NULL, &amp;set));</text:span></text:p>
            <text:p text:style-name="P7"><text:span text:style-name="T32"><text:s text:c="2"/></text:span><text:span text:style-name="T32">DPU_ASSERT(</text:span><text:span text:style-name="T31">dpu_load</text:span><text:span text:style-name="T32">(set, DPU_BINARY, NULL));</text:span></text:p>
            <text:p text:style-name="P7"><text:span text:style-name="T32"><text:s text:c="2"/></text:span><text:span text:style-name="T32">DPU_ASSERT(</text:span><text:span text:style-name="T31">dpu_get_nr_dpus</text:span><text:span text:style-name="T32">(set, &amp;nr_dpus));</text:span></text:p>
            <text:p text:style-name="P7"><text:span text:style-name="T29"><text:s text:c="2"/></text:span><text:span text:style-name="T29">populate_mram(set, nr_dpus);</text:span></text:p>
            <text:p text:style-name="P7"><text:span text:style-name="T30"/></text:p>
            <text:p text:style-name="P7"><text:span text:style-name="T32"><text:s text:c="2"/></text:span><text:span text:style-name="T32">DPU_ASSERT(</text:span><text:span text:style-name="T31">dpu_launch</text:span><text:span text:style-name="T32">(set, </text:span><text:span text:style-name="T35">DPU_SYNCHRONOUS</text:span><text:span text:style-name="T32">));</text:span></text:p>
            <text:p text:style-name="P7"><text:span text:style-name="T29"><text:s text:c="2"/></text:span><text:span text:style-name="T29">print_checksums(set, nr_dpus);</text:span></text:p>
            <text:p text:style-name="P7"><text:span text:style-name="T30"/></text:p>
            <text:p text:style-name="P7"><text:span text:style-name="T32"><text:s text:c="2"/></text:span><text:span text:style-name="T32">DPU_ASSERT(</text:span><text:span text:style-name="T31">dpu_free</text:span><text:span text:style-name="T32">(set));</text:span></text:p>
            <text:p text:style-name="P7"><text:span text:style-name="T32"><text:s text:c="2"/></text:span><text:span text:style-name="T31">return</text:span><text:span text:style-name="T32"> 0;</text:span></text:p>
            <text:p text:style-name="P7"><text:span text:style-name="T29">}</text:span></text:p>
          </draw:text-box>
        </draw:frame>
        <draw:frame draw:style-name="gr26" draw:text-style-name="P11" draw:layer="layout" svg:width="3.045cm" svg:height="0.873cm" svg:x="10.29cm" svg:y="2.541cm">
          <draw:text-box>
            <text:p text:style-name="P10"><text:span text:style-name="T24">HOST</text:span></text:p>
          </draw:text-box>
        </draw:frame>
        <draw:frame draw:style-name="gr27" draw:text-style-name="P11" draw:layer="layout" svg:width="3.045cm" svg:height="0.875cm" svg:x="23.091cm" svg:y="2.54cm">
          <draw:text-box>
            <text:p text:style-name="P10"><text:span text:style-name="T24">DPU</text:span></text:p>
          </draw:text-box>
        </draw:frame>
        <draw:frame draw:style-name="gr28" draw:text-style-name="P20" draw:layer="layout" svg:width="9.525cm" svg:height="1.555cm" svg:x="16.606cm" svg:y="9.244cm">
          <draw:text-box>
            <text:p text:style-name="P24"><text:span text:style-name="T36">The actual task to </text:span><text:span text:style-name="T36">do</text:span></text:p>
            <text:p text:style-name="P24"><text:span text:style-name="T36">is there</text:span></text:p>
          </draw:text-box>
        </draw:frame>
        <draw:custom-shape draw:style-name="gr22" draw:text-style-name="P21" draw:layer="layout" svg:width="2.105cm" svg:height="1.035cm" svg:x="14.07cm" svg:y="6.15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4" draw:text-style-name="P15" draw:layer="layout" svg:width="28cm" svg:height="1.905cm" svg:x="0cm" svg:y="0cm">
          <text:p text:style-name="P25"><text:span text:style-name="T5">Writing code </text:span><text:span text:style-name="T5">for UPMEM </text:span><text:span text:style-name="T5">archite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31" draw:layer="layout" svg:width="25.698cm" svg:height="16.243cm" svg:x="0.972cm" svg:y="4.078cm">
          <draw:text-box>
            <text:p text:style-name="P26"><text:span text:style-name="T41">One program </text:span><text:span text:style-name="T41">→ developers </text:span><text:span text:style-name="T41">need to write </text:span><text:span text:style-name="T41">two codes 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7"><text:span text:style-name="T42">One for the </text:span><text:span text:style-name="T42">Host</text:span></text:p>
                      </text:list-item>
                      <text:list-item>
                        <text:p text:style-name="P27"><text:span text:style-name="T42">One for the </text:span><text:span text:style-name="T42">DPUs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41">Low level C </text:span><text:span text:style-name="T41">API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8"><text:span text:style-name="T42">Explicit code </text:span><text:span text:style-name="T42">for </text:span><text:span text:style-name="T42">communicatio</text:span><text:span text:style-name="T42">n between </text:span><text:span text:style-name="T42">Host and </text:span><text:span text:style-name="T42">DPUs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41">Other API <text:s text:c="2"/></text:span><text:span text:style-name="T43">(C+</text:span><text:span text:style-name="T43">+,python,java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9"><text:span text:style-name="T42">Less verbose </text:span><text:span text:style-name="T42">but still not </text:span><text:span text:style-name="T42">“natural” for </text:span><text:span text:style-name="T42">the developer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41"/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4" draw:text-style-name="P15" draw:layer="layout" svg:width="28cm" svg:height="1.905cm" svg:x="0cm" svg:y="0cm">
          <text:p text:style-name="P25"><text:span text:style-name="T5">Writing code for UPMEM </text:span><text:span text:style-name="T5">archite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1" draw:layer="layout" svg:width="25.698cm" svg:height="16.243cm" svg:x="0.972cm" svg:y="4.078cm">
          <draw:text-box>
            <text:p text:style-name="P26"><text:span text:style-name="T41">One program </text:span><text:span text:style-name="T41">→ developers </text:span><text:span text:style-name="T41">need to write </text:span><text:span text:style-name="T41">two codes 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7"><text:span text:style-name="T42">One for the </text:span><text:span text:style-name="T42">Host</text:span></text:p>
                      </text:list-item>
                      <text:list-item>
                        <text:p text:style-name="P27"><text:span text:style-name="T42">One for the </text:span><text:span text:style-name="T42">DPUs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41">Low level C </text:span><text:span text:style-name="T41">API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8"><text:span text:style-name="T42">Explicit code </text:span><text:span text:style-name="T42">for </text:span><text:span text:style-name="T42">communicatio</text:span><text:span text:style-name="T42">n between </text:span><text:span text:style-name="T42">Host and </text:span><text:span text:style-name="T42">DPUs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41">Other API <text:s text:c="2"/></text:span><text:span text:style-name="T43">(C+</text:span><text:span text:style-name="T43">+,python,java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9"><text:span text:style-name="T42">Less verbose </text:span><text:span text:style-name="T42">but still not </text:span><text:span text:style-name="T42">“natural” for </text:span><text:span text:style-name="T42">the developer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41"/></text:p>
          </draw:text-box>
        </draw:frame>
        <draw:custom-shape draw:style-name="gr31" draw:text-style-name="P32" draw:layer="layout" svg:width="26.245cm" svg:height="9.781cm" svg:x="0.635cm" svg:y="4.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26.245cm" svg:height="1.27cm" svg:x="0.635cm" svg:y="2.756cm">
          <text:p text:style-name="P33"><text:span text:style-name="T44">(A) API</text:span><text:span text:style-name="T45"> constraint → </text:span><text:span text:style-name="T46">mainly psychological </text:span><text:span text:style-name="T46">from developer’s point of view</text:span><text:span text:style-name="T47">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4" draw:text-style-name="P15" draw:layer="layout" svg:width="28cm" svg:height="1.905cm" svg:x="0cm" svg:y="0cm">
          <text:p text:style-name="P25"><text:span text:style-name="T5">W</text:span><text:span text:style-name="T5">ri</text:span><text:span text:style-name="T5">ti</text:span><text:span text:style-name="T5">n</text:span><text:span text:style-name="T5">g </text:span><text:span text:style-name="T5">c</text:span><text:span text:style-name="T5">o</text:span><text:span text:style-name="T5">d</text:span><text:span text:style-name="T5">e </text:span><text:span text:style-name="T5">f</text:span><text:span text:style-name="T5">o</text:span><text:span text:style-name="T5">r </text:span><text:span text:style-name="T5">U</text:span><text:span text:style-name="T5">P</text:span><text:span text:style-name="T5">M</text:span><text:span text:style-name="T5">E</text:span><text:span text:style-name="T5">M</text:span><text:span text:style-name="T5"> </text:span><text:span text:style-name="T5">a</text:span><text:span text:style-name="T5">r</text:span><text:span text:style-name="T5">c</text:span><text:span text:style-name="T5">h</text:span><text:span text:style-name="T5">it</text:span><text:span text:style-name="T5">e</text:span><text:span text:style-name="T5">c</text:span><text:span text:style-name="T5">t</text:span><text:span text:style-name="T5">u</text:span><text:span text:style-name="T5">r</text:span><text:span text:style-name="T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1" draw:layer="layout" svg:width="25.698cm" svg:height="16.243cm" svg:x="0.972cm" svg:y="4.078cm">
          <draw:text-box>
            <text:p text:style-name="P26"><text:span text:style-name="T41">One program </text:span><text:span text:style-name="T41">→ developers </text:span><text:span text:style-name="T41">need to write </text:span><text:span text:style-name="T41">two codes 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7"><text:span text:style-name="T42">One for the </text:span><text:span text:style-name="T42">Host</text:span></text:p>
                      </text:list-item>
                      <text:list-item>
                        <text:p text:style-name="P27"><text:span text:style-name="T42">One for the </text:span><text:span text:style-name="T42">DPUs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41">Low level C </text:span><text:span text:style-name="T41">API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8"><text:span text:style-name="T42">Explicit code </text:span><text:span text:style-name="T42">for </text:span><text:span text:style-name="T42">communicatio</text:span><text:span text:style-name="T42">n between </text:span><text:span text:style-name="T42">Host and </text:span><text:span text:style-name="T42">DPUs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41">Other API <text:s text:c="2"/></text:span><text:span text:style-name="T43">(C+</text:span><text:span text:style-name="T43">+,python,java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9"><text:span text:style-name="T42">Less verbose </text:span><text:span text:style-name="T42">but still not </text:span><text:span text:style-name="T42">“natural” for </text:span><text:span text:style-name="T42">the developer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41"/></text:p>
            <text:p text:style-name="P30"><text:span text:style-name="T41">Tasklet </text:span><text:span text:style-name="T41">programming </text:span><text:span text:style-name="T41">model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9"><text:span text:style-name="T42">No </text:span><text:span text:style-name="T42">communicatio</text:span><text:span text:style-name="T42">n between </text:span><text:span text:style-name="T42">DPUs</text:span></text:p>
                      </text:list-item>
                      <text:list-item>
                        <text:p text:style-name="P29"><text:span text:style-name="T42">Note: not so </text:span><text:span text:style-name="T42">far from multi-</text:span><text:span text:style-name="T42">threading </text:span><text:span text:style-name="T42">mode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1" draw:text-style-name="P32" draw:layer="layout" svg:width="26.245cm" svg:height="9.781cm" svg:x="0.635cm" svg:y="4.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26.245cm" svg:height="1.27cm" svg:x="0.635cm" svg:y="2.756cm">
          <text:p text:style-name="P33"><text:span text:style-name="T44">(A) API</text:span><text:span text:style-name="T45"> constraint → </text:span><text:span text:style-name="T46">mainly </text:span><text:span text:style-name="T46">psychological from developer’s point of view</text:span><text:span text:style-name="T47">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4" draw:text-style-name="P15" draw:layer="layout" svg:width="28cm" svg:height="1.905cm" svg:x="0cm" svg:y="0cm">
          <text:p text:style-name="P25"><text:span text:style-name="T5">Writing code for UPMEM archite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31" draw:layer="layout" svg:width="25.698cm" svg:height="16.243cm" svg:x="0.972cm" svg:y="4.078cm">
          <draw:text-box>
            <text:p text:style-name="P26"><text:span text:style-name="T41">One program </text:span><text:span text:style-name="T41">→ developers </text:span><text:span text:style-name="T41">need to write </text:span><text:span text:style-name="T41">two codes 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7"><text:span text:style-name="T42">One for the </text:span><text:span text:style-name="T42">Host</text:span></text:p>
                      </text:list-item>
                      <text:list-item>
                        <text:p text:style-name="P27"><text:span text:style-name="T42">One for the </text:span><text:span text:style-name="T42">DPUs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41">Low level C </text:span><text:span text:style-name="T41">API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8"><text:span text:style-name="T42">Explicit code </text:span><text:span text:style-name="T42">for </text:span><text:span text:style-name="T42">communicatio</text:span><text:span text:style-name="T42">n between </text:span><text:span text:style-name="T42">Host and </text:span><text:span text:style-name="T42">DPUs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41">Other API <text:s text:c="2"/></text:span><text:span text:style-name="T43">(C+</text:span><text:span text:style-name="T43">+,python,java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9"><text:span text:style-name="T42">Less verbose </text:span><text:span text:style-name="T42">but still not </text:span><text:span text:style-name="T42">“natural” for </text:span><text:span text:style-name="T42">the developer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41"/></text:p>
            <text:p text:style-name="P30"><text:span text:style-name="T41">Tasklet </text:span><text:span text:style-name="T41">programming </text:span><text:span text:style-name="T41">model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9"><text:span text:style-name="T42">No </text:span><text:span text:style-name="T42">communicatio</text:span><text:span text:style-name="T42">n between </text:span><text:span text:style-name="T42">DPUs</text:span></text:p>
                      </text:list-item>
                      <text:list-item>
                        <text:p text:style-name="P29"><text:span text:style-name="T42">Note: not so </text:span><text:span text:style-name="T42">far from multi-</text:span><text:span text:style-name="T42">threading </text:span><text:span text:style-name="T42">mode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1" draw:text-style-name="P32" draw:layer="layout" svg:width="26.245cm" svg:height="9.781cm" svg:x="0.635cm" svg:y="4.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26.245cm" svg:height="1.27cm" svg:x="0.635cm" svg:y="2.756cm">
          <text:p text:style-name="P33"><text:span text:style-name="T44">(A) API</text:span><text:span text:style-name="T45"> </text:span><text:span text:style-name="T45">constr</text:span><text:span text:style-name="T45">aint → </text:span><text:span text:style-name="T46">mainly </text:span><text:span text:style-name="T46">psychologica</text:span><text:span text:style-name="T46">l from </text:span><text:span text:style-name="T46">developer’s </text:span><text:span text:style-name="T46">point of view</text:span><text:span text:style-name="T47"> </text:span></text:p>
          <draw:enhanced-geometry svg:viewBox="0 0 21600 21600" draw:type="rectangle" draw:enhanced-path="M 0 0 L 21600 0 21600 21600 0 21600 0 0 Z N"/>
        </draw:custom-shape>
        <draw:custom-shape draw:style-name="gr35" draw:text-style-name="P32" draw:layer="layout" svg:width="26.245cm" svg:height="4.159cm" svg:x="0.635cm" svg:y="15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4" draw:layer="layout" svg:width="26.245cm" svg:height="1.27cm" svg:x="0.635cm" svg:y="14.179cm">
          <text:p text:style-name="P33"><text:span text:style-name="T44">(B) </text:span><text:span text:style-name="T44">Paralle</text:span><text:span text:style-name="T44">lization </text:span><text:span text:style-name="T44">constr</text:span><text:span text:style-name="T44">aint</text:span><text:span text:style-name="T45">→ </text:span><text:span text:style-name="T48">use it like it </text:span><text:span text:style-name="T48">is <text:s/>!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4" draw:text-style-name="P36" draw:layer="layout" svg:width="28cm" svg:height="1.905cm" svg:x="0cm" svg:y="0cm">
          <text:p text:style-name="P35"><text:span text:style-name="T49">What a </text:span><text:span text:style-name="T49">“PIM” </text:span><text:span text:style-name="T49">library </text:span><text:span text:style-name="T49">could </text:span><text:span text:style-name="T49">provide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38" draw:layer="layout" svg:width="26.134cm" svg:height="9.557cm" svg:x="1.271cm" svg:y="3.078cm">
          <draw:text-box>
            <text:p text:style-name="P26"><text:span text:style-name="T41">Part A: <text:s/>API </text:span><text:span text:style-name="T41">constrain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37"><text:span text:style-name="T42">Design a </text:span><text:span text:style-name="T42">framework for </text:span><text:span text:style-name="T42">developing </text:span><text:span text:style-name="T50">only one code</text:span></text:p>
                      </text:list-item>
                      <text:list-item>
                        <text:p text:style-name="P37"><text:span text:style-name="T42">Design for </text:span><text:span text:style-name="T42">hiding </text:span><text:span text:style-name="T42">Host/DPU </text:span><text:span text:style-name="T42">communicatio</text:span><text:span text:style-name="T42">ns</text:span></text:p>
                        <text:p text:style-name="P37"><text:span text:style-name="T4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37" draw:text-style-name="P39" draw:layer="layout" svg:width="28cm" svg:height="1.905cm" svg:x="0cm" svg:y="0cm">
          <text:p text:style-name="P35"><text:span text:style-name="T49">W</text:span><text:span text:style-name="T49">h</text:span><text:span text:style-name="T49">a</text:span><text:span text:style-name="T49">t </text:span><text:span text:style-name="T49">a </text:span><text:span text:style-name="T49">“</text:span><text:span text:style-name="T49">P</text:span><text:span text:style-name="T49">I</text:span><text:span text:style-name="T49">M</text:span><text:span text:style-name="T49">” </text:span><text:span text:style-name="T49">li</text:span><text:span text:style-name="T49">b</text:span><text:span text:style-name="T49">r</text:span><text:span text:style-name="T49">a</text:span><text:span text:style-name="T49">r</text:span><text:span text:style-name="T49">y </text:span><text:span text:style-name="T49">c</text:span><text:span text:style-name="T49">o</text:span><text:span text:style-name="T49">u</text:span><text:span text:style-name="T49">l</text:span><text:span text:style-name="T49">d</text:span><text:span text:style-name="T49"> </text:span><text:span text:style-name="T49">p</text:span><text:span text:style-name="T49">r</text:span><text:span text:style-name="T49">o</text:span><text:span text:style-name="T49">v</text:span><text:span text:style-name="T49">i</text:span><text:span text:style-name="T49">d</text:span><text:span text:style-name="T49">e </text:span><text:span text:style-name="T49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8" draw:layer="layout" svg:width="26.134cm" svg:height="10.957cm" svg:x="1.271cm" svg:y="3.078cm">
          <draw:text-box>
            <text:p text:style-name="P26"><text:span text:style-name="T41">Part A: <text:s/>API </text:span><text:span text:style-name="T41">constrain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37"><text:span text:style-name="T42">Design a </text:span><text:span text:style-name="T42">framework for </text:span><text:span text:style-name="T42">developing </text:span><text:span text:style-name="T50">only one code</text:span></text:p>
                      </text:list-item>
                      <text:list-item>
                        <text:p text:style-name="P37"><text:span text:style-name="T42">Design for </text:span><text:span text:style-name="T42">hiding </text:span><text:span text:style-name="T42">Host/DPU </text:span><text:span text:style-name="T42">communicatio</text:span><text:span text:style-name="T42">ns</text:span></text:p>
                        <text:p text:style-name="P37"><text:span text:style-name="T42"/></text:p>
                      </text:list-item>
                    </text:list>
                  </text:list-item>
                </text:list>
              </text:list-item>
            </text:list>
            <text:p text:style-name="P40"><text:span text:style-name="T41">Part B: <text:s/></text:span><text:span text:style-name="T41">Parallelization </text:span><text:span text:style-name="T41">constraint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37"><text:span text:style-name="T50">No magic </text:span><text:span text:style-name="T50">here</text:span><text:span text:style-name="T42">: </text:span><text:span text:style-name="T42">developers </text:span><text:span text:style-name="T42">must // their </text:span><text:span text:style-name="T42">algorithms !</text:span></text:p>
                      </text:list-item>
                      <text:list-item>
                        <text:p text:style-name="P37"><text:span text:style-name="T42">However, the </text:span><text:span text:style-name="T42">library could </text:span><text:span text:style-name="T42">offer some </text:span><text:span text:style-name="T42">syntactic </text:span><text:span text:style-name="T42">sugar</text:span></text:p>
                      </text:list-item>
                      <text:list-item>
                        <text:p text:style-name="P37"><text:span text:style-name="T42">Try to mimic </text:span><text:span text:style-name="T42">multi-</text:span><text:span text:style-name="T42">threading </text:span><text:span text:style-name="T42">approac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39" draw:text-style-name="P39" draw:layer="layout" svg:width="28cm" svg:height="1.905cm" svg:x="0cm" svg:y="0cm">
          <text:p text:style-name="P35"><text:span text:style-name="T49">W</text:span><text:span text:style-name="T49">h</text:span><text:span text:style-name="T49">a</text:span><text:span text:style-name="T49">t </text:span><text:span text:style-name="T49">a </text:span><text:span text:style-name="T49">“</text:span><text:span text:style-name="T49">P</text:span><text:span text:style-name="T49">I</text:span><text:span text:style-name="T49">M</text:span><text:span text:style-name="T49">” </text:span><text:span text:style-name="T49">li</text:span><text:span text:style-name="T49">b</text:span><text:span text:style-name="T49">r</text:span><text:span text:style-name="T49">a</text:span><text:span text:style-name="T49">r</text:span><text:span text:style-name="T49">y </text:span><text:span text:style-name="T49">c</text:span><text:span text:style-name="T49">o</text:span><text:span text:style-name="T49">u</text:span><text:span text:style-name="T49">l</text:span><text:span text:style-name="T49">d </text:span><text:span text:style-name="T49">p</text:span><text:span text:style-name="T49">r</text:span><text:span text:style-name="T49">o</text:span><text:span text:style-name="T49">v</text:span><text:span text:style-name="T49">i</text:span><text:span text:style-name="T49">d</text:span><text:span text:style-name="T49">e </text:span><text:span text:style-name="T49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38" draw:layer="layout" svg:width="26.134cm" svg:height="16.662cm" svg:x="1.271cm" svg:y="3.078cm">
          <draw:text-box>
            <text:p text:style-name="P26"><text:span text:style-name="T41">Part A: <text:s/>API </text:span><text:span text:style-name="T41">constrain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37"><text:span text:style-name="T42">Design a </text:span><text:span text:style-name="T42">framework for </text:span><text:span text:style-name="T42">developing </text:span><text:span text:style-name="T50">only one code</text:span></text:p>
                      </text:list-item>
                      <text:list-item>
                        <text:p text:style-name="P37"><text:span text:style-name="T42">Design for </text:span><text:span text:style-name="T42">hiding </text:span><text:span text:style-name="T42">Host/DPU </text:span><text:span text:style-name="T42">communicatio</text:span><text:span text:style-name="T42">ns</text:span></text:p>
                        <text:p text:style-name="P37"><text:span text:style-name="T42"/></text:p>
                      </text:list-item>
                    </text:list>
                  </text:list-item>
                </text:list>
              </text:list-item>
            </text:list>
            <text:p text:style-name="P40"><text:span text:style-name="T41">Part B: <text:s/></text:span><text:span text:style-name="T41">Parallelization </text:span><text:span text:style-name="T41">constraint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37"><text:span text:style-name="T50">No magic </text:span><text:span text:style-name="T50">here</text:span><text:span text:style-name="T42">: </text:span><text:span text:style-name="T42">developers </text:span><text:span text:style-name="T42">must // their </text:span><text:span text:style-name="T42">algorithms !</text:span></text:p>
                      </text:list-item>
                      <text:list-item>
                        <text:p text:style-name="P37"><text:span text:style-name="T42">However, the </text:span><text:span text:style-name="T42">library could </text:span><text:span text:style-name="T42">offer some </text:span><text:span text:style-name="T42">syntactic </text:span><text:span text:style-name="T42">sugar</text:span></text:p>
                      </text:list-item>
                      <text:list-item>
                        <text:p text:style-name="P37"><text:span text:style-name="T42">Try to mimic </text:span><text:span text:style-name="T42">multi-</text:span><text:span text:style-name="T42">threading </text:span><text:span text:style-name="T42">approach</text:span></text:p>
                        <text:p text:style-name="P37"><text:span text:style-name="T42"/></text:p>
                      </text:list-item>
                    </text:list>
                  </text:list-item>
                </text:list>
              </text:list-item>
            </text:list>
            <text:p text:style-name="P40"><text:span text:style-name="T41">Main features </text:span><text:span text:style-name="T41">of the library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37"><text:span text:style-name="T42">C++ <text:s text:c="4"/></text:span><text:span text:style-name="T42">(header only)</text:span></text:p>
                      </text:list-item>
                      <text:list-item>
                        <text:p text:style-name="P37"><text:span text:style-name="T42">Integrated </text:span><text:span text:style-name="T42">with a </text:span><text:span text:style-name="T42">compilation </text:span><text:span text:style-name="T42">toolchain like </text:span><text:span text:style-name="T42">CMak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41" draw:text-style-name="P39" draw:layer="layout" svg:width="28cm" svg:height="1.905cm" svg:x="0cm" svg:y="0cm">
          <text:p text:style-name="P41"><text:span text:style-name="T49">Part A: <text:s/>Developing only one </text:span><text:span text:style-name="T49">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8" draw:layer="layout" svg:width="26.134cm" svg:height="9.557cm" svg:x="1.271cm" svg:y="3.078cm">
          <draw:text-box>
            <text:p text:style-name="P30"><text:span text:style-name="T41">(1) Put your </text:span><text:span text:style-name="T41">task code into </text:span><text:span text:style-name="T41">a .hpp file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2"><text:span text:style-name="T42">Definition of a </text:span><text:span text:style-name="T42">‘struct’ with a </text:span><text:span text:style-name="T42">specific </text:span><text:span text:style-name="T42">interface</text:span></text:p>
                      </text:list-item>
                      <text:list-item>
                        <text:p text:style-name="P42"><text:span text:style-name="T42">Common </text:span><text:span text:style-name="T42">code for Host </text:span><text:span text:style-name="T42">and DPUs</text:span></text:p>
                      </text:list-item>
                      <text:list-item>
                        <text:p text:style-name="P42"><text:span text:style-name="T42">Launch your </text:span><text:span text:style-name="T42">task through </text:span><text:span text:style-name="T42">a class from </text:span><text:span text:style-name="T42">the library</text:span></text:p>
                        <text:p text:style-name="P42"><text:span text:style-name="T42"/></text:p>
                      </text:list-item>
                    </text:list>
                  </text:list-item>
                </text:list>
              </text:list-item>
            </text:list>
            <text:p text:style-name="P30"><text:span text:style-name="T41"/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43" draw:text-style-name="P43" draw:layer="layout" svg:width="28cm" svg:height="1.905cm" svg:x="0cm" svg:y="0cm">
          <text:p text:style-name="P41"><text:span text:style-name="T49">Part A: <text:s/></text:span><text:span text:style-name="T49">Developing </text:span><text:span text:style-name="T49">only one </text:span><text:span text:style-name="T49">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8" draw:layer="layout" svg:width="26.134cm" svg:height="11.31cm" svg:x="1.271cm" svg:y="3.078cm">
          <draw:text-box>
            <text:p text:style-name="P30"><text:span text:style-name="T41">(1) Put your </text:span><text:span text:style-name="T41">task code into </text:span><text:span text:style-name="T41">a .hpp file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2"><text:span text:style-name="T42">Definition of a </text:span><text:span text:style-name="T42">‘struct’ with a </text:span><text:span text:style-name="T42">specific </text:span><text:span text:style-name="T42">interface</text:span></text:p>
                      </text:list-item>
                      <text:list-item>
                        <text:p text:style-name="P42"><text:span text:style-name="T42">Common </text:span><text:span text:style-name="T42">code for Host </text:span><text:span text:style-name="T42">and DPUs</text:span></text:p>
                      </text:list-item>
                      <text:list-item>
                        <text:p text:style-name="P42"><text:span text:style-name="T42">Launch your </text:span><text:span text:style-name="T42">task through </text:span><text:span text:style-name="T42">a class from </text:span><text:span text:style-name="T42">the library</text:span></text:p>
                        <text:p text:style-name="P42"><text:span text:style-name="T42"/></text:p>
                      </text:list-item>
                    </text:list>
                  </text:list-item>
                </text:list>
              </text:list-item>
            </text:list>
            <text:p text:style-name="P30"><text:span text:style-name="T41">(2) Use a </text:span><text:span text:style-name="T41">specific </text:span><text:span text:style-name="T41">compilation </text:span><text:span text:style-name="T41">toolchain with </text:span><text:span text:style-name="T41">CMake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42"><text:span text:style-name="T42">Follow some </text:span><text:span text:style-name="T42">naming </text:span><text:span text:style-name="T42">conventions</text:span></text:p>
                      </text:list-item>
                      <text:list-item>
                        <text:p text:style-name="P42"><text:span text:style-name="T42">Use a generic </text:span><text:span text:style-name="T42">DPU code</text:span></text:p>
                        <text:p text:style-name="P42"><text:span text:style-name="T4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45" draw:text-style-name="P43" draw:layer="layout" svg:width="28cm" svg:height="1.905cm" svg:x="0cm" svg:y="0cm">
          <text:p text:style-name="P41"><text:span text:style-name="T49">P</text:span><text:span text:style-name="T49">a</text:span><text:span text:style-name="T49">r</text:span><text:span text:style-name="T49">t </text:span><text:span text:style-name="T49">A</text:span><text:span text:style-name="T49">: <text:s/></text:span><text:span text:style-name="T49">D</text:span><text:span text:style-name="T49">e</text:span><text:span text:style-name="T49">v</text:span><text:span text:style-name="T49">e</text:span><text:span text:style-name="T49">l</text:span><text:span text:style-name="T49">o</text:span><text:span text:style-name="T49">p</text:span><text:span text:style-name="T49">i</text:span><text:span text:style-name="T49">n</text:span><text:span text:style-name="T49">g </text:span><text:span text:style-name="T49">o</text:span><text:span text:style-name="T49">n</text:span><text:span text:style-name="T49">l</text:span><text:span text:style-name="T49">y </text:span><text:span text:style-name="T49">o</text:span><text:span text:style-name="T49">n</text:span><text:span text:style-name="T49">e </text:span><text:span text:style-name="T49">c</text:span><text:span text:style-name="T49">o</text:span><text:span text:style-name="T49">d</text:span><text:span text:style-name="T49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38" draw:layer="layout" svg:width="26.134cm" svg:height="16.468cm" svg:x="1.271cm" svg:y="3.078cm">
          <draw:text-box>
            <text:p text:style-name="P30"><text:span text:style-name="T41">(1) Put your </text:span><text:span text:style-name="T41">task code into </text:span><text:span text:style-name="T41">a .hpp file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2"><text:span text:style-name="T42">Definition of a </text:span><text:span text:style-name="T42">‘struct’ with a </text:span><text:span text:style-name="T42">specific </text:span><text:span text:style-name="T42">interface</text:span></text:p>
                      </text:list-item>
                      <text:list-item>
                        <text:p text:style-name="P42"><text:span text:style-name="T42">Common </text:span><text:span text:style-name="T42">code for Host </text:span><text:span text:style-name="T42">and DPUs</text:span></text:p>
                      </text:list-item>
                      <text:list-item>
                        <text:p text:style-name="P42"><text:span text:style-name="T42">Launch your </text:span><text:span text:style-name="T42">task through </text:span><text:span text:style-name="T42">a class from </text:span><text:span text:style-name="T42">the library</text:span></text:p>
                        <text:p text:style-name="P42"><text:span text:style-name="T42"/></text:p>
                      </text:list-item>
                    </text:list>
                  </text:list-item>
                </text:list>
              </text:list-item>
            </text:list>
            <text:p text:style-name="P30"><text:span text:style-name="T41">(2) Use a </text:span><text:span text:style-name="T41">specific </text:span><text:span text:style-name="T41">compilation </text:span><text:span text:style-name="T41">toolchain with </text:span><text:span text:style-name="T41">CMake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42"><text:span text:style-name="T42">Follow some </text:span><text:span text:style-name="T42">naming </text:span><text:span text:style-name="T42">conventions</text:span></text:p>
                      </text:list-item>
                      <text:list-item>
                        <text:p text:style-name="P42"><text:span text:style-name="T42">Use a generic </text:span><text:span text:style-name="T42">DPU code</text:span></text:p>
                        <text:p text:style-name="P42"><text:span text:style-name="T42"/></text:p>
                      </text:list-item>
                    </text:list>
                  </text:list-item>
                </text:list>
              </text:list-item>
            </text:list>
            <text:p text:style-name="P30"><text:span text:style-name="T41">Following the </text:span><text:span text:style-name="T41">conventions of </text:span><text:span text:style-name="T41">the library...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42"><text:span text:style-name="T42">Develop one </text:span><text:span text:style-name="T42">code only, </text:span><text:span text:style-name="T42">used for both </text:span><text:span text:style-name="T42">Host and </text:span><text:span text:style-name="T42">DPUs</text:span></text:p>
                      </text:list-item>
                      <text:list-item>
                        <text:p text:style-name="P42"><text:span text:style-name="T42">More </text:span><text:span text:style-name="T42">“natural” way </text:span><text:span text:style-name="T42">for the </text:span><text:span text:style-name="T42">developer</text:span></text:p>
                      </text:list-item>
                      <text:list-item>
                        <text:p text:style-name="P42"><text:span text:style-name="T42">Looks like </text:span><text:span text:style-name="T42">coding only </text:span><text:span text:style-name="T42">for the Ho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47" draw:text-style-name="P43" draw:layer="layout" svg:width="28cm" svg:height="1.905cm" svg:x="0cm" svg:y="0cm">
          <text:p text:style-name="P41"><text:span text:style-name="T49">Part A: <text:s/></text:span><text:span text:style-name="T49">Hiding </text:span><text:span text:style-name="T49">Host/DPU </text:span><text:span text:style-name="T49">communicati</text:span><text:span text:style-name="T49">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38" draw:layer="layout" svg:width="26.134cm" svg:height="9.557cm" svg:x="1.271cm" svg:y="3.078cm">
          <draw:text-box>
            <text:p text:style-name="P26"><text:span text:style-name="T41">Encapsulation </text:span><text:span text:style-name="T41">of Host/DPU </text:span><text:span text:style-name="T41">communicatio</text:span><text:span text:style-name="T41">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37"><text:span text:style-name="T42">Looks like </text:span><text:span text:style-name="T42">data transfer </text:span><text:span text:style-name="T42">over a </text:span><text:span text:style-name="T42">network</text:span></text:p>
                        <text:p text:style-name="P37"><text:span text:style-name="T42"/></text:p>
                      </text:list-item>
                    </text:list>
                  </text:list-item>
                </text:list>
              </text:list-item>
            </text:list>
            <text:p text:style-name="P26"><text:span text:style-name="T41"/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49" draw:text-style-name="P43" draw:layer="layout" svg:width="28cm" svg:height="1.905cm" svg:x="0cm" svg:y="0cm">
          <text:p text:style-name="P41"><text:span text:style-name="T49">Part A: <text:s/>Hiding </text:span><text:span text:style-name="T49">Host/DPU </text:span><text:span text:style-name="T49">commun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38" draw:layer="layout" svg:width="26.134cm" svg:height="9.868cm" svg:x="1.271cm" svg:y="3.078cm">
          <draw:text-box>
            <text:p text:style-name="P26"><text:span text:style-name="T41">Encapsulation </text:span><text:span text:style-name="T41">of Host/DPU </text:span><text:span text:style-name="T41">communicatio</text:span><text:span text:style-name="T41">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37"><text:span text:style-name="T42">Looks like </text:span><text:span text:style-name="T42">data transfer </text:span><text:span text:style-name="T42">over a </text:span><text:span text:style-name="T42">network</text:span></text:p>
                        <text:p text:style-name="P37"><text:span text:style-name="T42"/></text:p>
                      </text:list-item>
                    </text:list>
                  </text:list-item>
                </text:list>
              </text:list-item>
            </text:list>
            <text:p text:style-name="P26"><text:span text:style-name="T41">From the </text:span><text:span text:style-name="T41">developer’s </text:span><text:span text:style-name="T41">point of view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37"><text:span text:style-name="T42">Write a </text:span><text:span text:style-name="T42">function ‘run’ </text:span><text:span text:style-name="T42">with a </text:span><text:span text:style-name="T42">prototype </text:span><text:span text:style-name="T42">holding the </text:span><text:span text:style-name="T42">input data</text:span></text:p>
                        <text:p text:style-name="P37"><text:span text:style-name="T42"/></text:p>
                      </text:list-item>
                    </text:list>
                  </text:list-item>
                </text:list>
              </text:list-item>
            </text:list>
            <text:p text:style-name="P26"><text:span text:style-name="T41"/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51" draw:text-style-name="P43" draw:layer="layout" svg:width="28cm" svg:height="1.905cm" svg:x="0cm" svg:y="0cm">
          <text:p text:style-name="P41"><text:span text:style-name="T49">Part A: <text:s/>Hiding Host/DPU </text:span><text:span text:style-name="T49">commun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38" draw:layer="layout" svg:width="26.134cm" svg:height="16.884cm" svg:x="1.271cm" svg:y="3.078cm">
          <draw:text-box>
            <text:p text:style-name="P26"><text:span text:style-name="T41">Encapsulation </text:span><text:span text:style-name="T41">of Host/DPU </text:span><text:span text:style-name="T41">communicatio</text:span><text:span text:style-name="T41">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37"><text:span text:style-name="T42">Looks like </text:span><text:span text:style-name="T42">data transfer </text:span><text:span text:style-name="T42">over a </text:span><text:span text:style-name="T42">network</text:span></text:p>
                        <text:p text:style-name="P37"><text:span text:style-name="T42"/></text:p>
                      </text:list-item>
                    </text:list>
                  </text:list-item>
                </text:list>
              </text:list-item>
            </text:list>
            <text:p text:style-name="P26"><text:span text:style-name="T41">From the </text:span><text:span text:style-name="T41">developer’s </text:span><text:span text:style-name="T41">point of view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37"><text:span text:style-name="T42">Write a </text:span><text:span text:style-name="T42">function ‘run’ </text:span><text:span text:style-name="T42">with a </text:span><text:span text:style-name="T42">prototype </text:span><text:span text:style-name="T42">holding the </text:span><text:span text:style-name="T42">input data</text:span></text:p>
                        <text:p text:style-name="P37"><text:span text:style-name="T42"/></text:p>
                      </text:list-item>
                    </text:list>
                  </text:list-item>
                </text:list>
              </text:list-item>
            </text:list>
            <text:p text:style-name="P26"><text:span text:style-name="T41">From the </text:span><text:span text:style-name="T41">library’s point </text:span><text:span text:style-name="T41">of view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37"><text:span text:style-name="T50">On the Host </text:span><text:span text:style-name="T50">sid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2"><text:span text:style-name="T51">Serialize </text:span><text:span text:style-name="T51">into a buffer </text:span><text:span text:style-name="T51">the input </text:span><text:span text:style-name="T51">parameters </text:span><text:span text:style-name="T51">of a call to </text:span><text:span text:style-name="T51">‘run’</text:span></text:p>
                              </text:list-item>
                              <text:list-item>
                                <text:p text:style-name="P42"><text:span text:style-name="T51">Send this </text:span><text:span text:style-name="T51">buffer to the </text:span><text:span text:style-name="T51">DP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37"><text:span text:style-name="T50">On the DPU </text:span><text:span text:style-name="T50">sid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2"><text:span text:style-name="T51">Deserialize </text:span><text:span text:style-name="T51">the buffer</text:span></text:p>
                              </text:list-item>
                              <text:list-item>
                                <text:p text:style-name="P42"><text:span text:style-name="T51">Call the </text:span><text:span text:style-name="T51">‘run’ </text:span><text:span text:style-name="T51">function </text:span><text:span text:style-name="T51">with the </text:span><text:span text:style-name="T51">unpacked </text:span><text:span text:style-name="T51">data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4" draw:text-style-name="P45" draw:layer="layout" svg:width="28cm" svg:height="1.905cm" svg:x="0cm" svg:y="0cm">
          <text:p text:style-name="P44"><text:span text:style-name="T52">Example: <text:s/>c</text:span><text:span text:style-name="T44">omputing the checksum of a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46" draw:layer="layout" svg:width="17.51cm" svg:height="5.334cm" svg:x="1.54cm" svg:y="3.741cm">
          <draw:text-box>
            <text:p text:style-name="P7"><text:span text:style-name="T53">template</text:span><text:span text:style-name="T54">&lt;</text:span><text:span text:style-name="T53">class</text:span><text:span text:style-name="T54"> </text:span><text:span text:style-name="T55">ARCH</text:span><text:span text:style-name="T54">&gt;</text:span></text:p>
            <text:p text:style-name="P7"><text:span text:style-name="T53">struct</text:span><text:span text:style-name="T54"> </text:span><text:span text:style-name="T56">Checksum</text:span></text:p>
            <text:p text:style-name="P7"><text:span text:style-name="T53">{</text:span></text:p>
            <text:p text:style-name="P7"><text:span text:style-name="T54"><text:s text:c="3"/></text:span><text:span text:style-name="T53">static</text:span><text:span text:style-name="T54"> </text:span><text:span text:style-name="T53">uint64_t </text:span><text:span text:style-name="T57">run</text:span><text:span text:style-name="T54"> </text:span><text:span text:style-name="T54">(</text:span><text:span text:style-name="T53">int</text:span><text:span text:style-name="T54"> tuid, </text:span><text:span text:style-name="T53">const</text:span><text:span text:style-name="T54"> </text:span><text:span text:style-name="T58">vector</text:span><text:span text:style-name="T54">&lt;</text:span><text:span text:style-name="T53">uint32_t</text:span><text:span text:style-name="T54">&gt;&amp; buf)</text:span></text:p>
            <text:p text:style-name="P7"><text:span text:style-name="T53"><text:s text:c="3"/></text:span><text:span text:style-name="T53">{</text:span></text:p>
            <text:p text:style-name="P7"><text:span text:style-name="T54"><text:s text:c="7"/></text:span><text:span text:style-name="T53">uint64_t</text:span><text:span text:style-name="T54"> result = </text:span><text:span text:style-name="T54">0;</text:span></text:p>
            <text:p text:style-name="P7"><text:span text:style-name="T54"><text:s text:c="7"/></text:span><text:span text:style-name="T53">for</text:span><text:span text:style-name="T54"> (</text:span><text:span text:style-name="T53">uint32_t</text:span><text:span text:style-name="T54"> x : </text:span><text:span text:style-name="T54">buf) <text:s/>{ result += x; }</text:span></text:p>
            <text:p text:style-name="P7"><text:span text:style-name="T54"><text:s text:c="7"/></text:span><text:span text:style-name="T53">return</text:span><text:span text:style-name="T54"> result;</text:span></text:p>
            <text:p text:style-name="P7"><text:span text:style-name="T53"><text:s text:c="3"/></text:span><text:span text:style-name="T53">}</text:span></text:p>
            <text:p text:style-name="P7"><text:span text:style-name="T53">};</text:span></text:p>
          </draw:text-box>
        </draw:frame>
        <draw:frame draw:style-name="gr54" draw:text-style-name="P48" draw:layer="layout" svg:width="7.62cm" svg:height="1.072cm" svg:x="1.54cm" svg:y="2.678cm">
          <draw:text-box>
            <text:p text:style-name="P47"><text:span text:style-name="T59">Checksum.hpp</text:span></text:p>
          </draw:text-box>
        </draw:frame>
        <draw:custom-shape draw:style-name="gr55" draw:text-style-name="P50" draw:layer="layout" svg:width="5.08cm" svg:height="2.54cm" svg:x="21.585cm" svg:y="5.445cm">
          <text:p text:style-name="P49"><text:span text:style-name="T60">Your task</text:span></text:p>
          <draw:enhanced-geometry svg:viewBox="0 0 21600 21600" draw:type="rectangle" draw:enhanced-path="M 0 0 L 21600 0 21600 21600 0 21600 0 0 Z N"/>
        </draw:custom-shape>
        <draw:custom-shape draw:style-name="gr56" draw:text-style-name="P51" draw:layer="layout" svg:width="1.905cm" svg:height="0.635cm" svg:x="19.25cm" svg:y="6.45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53" draw:layer="layout" svg:width="1.286cm" svg:height="5.211cm" svg:x="17.83cm" svg:y="3.7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</draw:text-box>
        </draw:frame>
        <draw:custom-shape draw:style-name="gr58" draw:text-style-name="P54" draw:layer="layout" svg:width="15.34cm" svg:height="3.34cm" svg:x="2.44cm" svg:y="5.1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59" draw:text-style-name="P55" draw:layer="layout" svg:width="28cm" svg:height="1.905cm" svg:x="0cm" svg:y="0cm">
          <text:p text:style-name="P44"><text:span text:style-name="T52">Example: <text:s/>c</text:span><text:span text:style-name="T44">omputing the checksum of a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46" draw:layer="layout" svg:width="15.276cm" svg:height="6.444cm" svg:x="11.54cm" svg:y="13.241cm">
          <draw:text-box>
            <text:p text:style-name="P7"><text:span text:style-name="T62">#include</text:span><text:span text:style-name="T54"> </text:span><text:span text:style-name="T63">&lt;bpl.hpp&gt;</text:span></text:p>
            <text:p text:style-name="P7"><text:span text:style-name="T62">#include</text:span><text:span text:style-name="T54"> </text:span><text:span text:style-name="T63">&lt;Checksum.hpp&gt;</text:span></text:p>
            <text:p text:style-name="P7"><text:span text:style-name="T53"/></text:p>
            <text:p text:style-name="P7"><text:span text:style-name="T62">int</text:span><text:span text:style-name="T54"> </text:span><text:span text:style-name="T57">main </text:span><text:span text:style-name="T54">(</text:span><text:span text:style-name="T62">int</text:span><text:span text:style-name="T54"> argc, </text:span><text:span text:style-name="T62">char</text:span><text:span text:style-name="T54"> </text:span><text:span text:style-name="T54">**argv)</text:span></text:p>
            <text:p text:style-name="P7"><text:span text:style-name="T53">{</text:span></text:p>
            <text:p text:style-name="P7"><text:span text:style-name="T54"><text:s text:c="4"/></text:span><text:span text:style-name="T54">std::</text:span><text:span text:style-name="T58">vector</text:span><text:span text:style-name="T54">&lt;</text:span><text:span text:style-name="T53">uint32_t</text:span><text:span text:style-name="T54">&gt; </text:span><text:span text:style-name="T54">buf (65536);</text:span></text:p>
            <text:p text:style-name="P7"><text:span text:style-name="T54"><text:s text:c="4"/></text:span><text:span text:style-name="T62">for</text:span><text:span text:style-name="T54"> (size_t i=0; </text:span><text:span text:style-name="T54">i&lt;buf.size(); i++) <text:s/></text:span><text:span text:style-name="T54">{ buf[i] = i; }</text:span></text:p>
            <text:p text:style-name="P7"><text:span text:style-name="T53"/></text:p>
            <text:p text:style-name="P7"><text:span text:style-name="T54"><text:s text:c="4"/></text:span><text:span text:style-name="T54">Launcher&lt;ArchUPMEM&gt; </text:span><text:span text:style-name="T54">launcher </text:span><text:span text:style-name="T54">(ArchUPMEM&lt;DPU&gt;(4));</text:span></text:p>
            <text:p text:style-name="P7"><text:span text:style-name="T53"/></text:p>
            <text:p text:style-name="P7"><text:span text:style-name="T54"><text:s text:c="4"/></text:span><text:span text:style-name="T53">uint64_t</text:span><text:span text:style-name="T54"> result = </text:span><text:span text:style-name="T54">launcher.run&lt;Checksum&gt; </text:span><text:span text:style-name="T54">(buf);</text:span></text:p>
            <text:p text:style-name="P7"><text:span text:style-name="T53">}</text:span></text:p>
          </draw:text-box>
        </draw:frame>
        <draw:frame draw:style-name="gr61" draw:text-style-name="P48" draw:layer="layout" svg:width="7.62cm" svg:height="1.072cm" svg:x="11.54cm" svg:y="12.178cm">
          <draw:text-box>
            <text:p text:style-name="P47"><text:span text:style-name="T59">main.cpp</text:span></text:p>
          </draw:text-box>
        </draw:frame>
        <draw:custom-shape draw:style-name="gr62" draw:text-style-name="P57" draw:layer="layout" svg:width="7.35cm" svg:height="2.54cm" svg:x="1.17cm" svg:y="15.445cm">
          <text:p text:style-name="P56"><text:span text:style-name="T64">How to launch it with the library</text:span></text:p>
          <draw:enhanced-geometry svg:viewBox="0 0 21600 21600" draw:type="rectangle" draw:enhanced-path="M 0 0 L 21600 0 21600 21600 0 21600 0 0 Z N"/>
        </draw:custom-shape>
        <draw:custom-shape draw:style-name="gr56" draw:text-style-name="P51" draw:layer="layout" svg:width="1.905cm" svg:height="0.635cm" draw:transform="rotate (-3.14159265358979) translate (10.625cm 17.145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3" draw:text-style-name="P53" draw:layer="layout" svg:width="1.286cm" svg:height="6.442cm" svg:x="25.53cm" svg:y="13.2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  <text:p text:style-name="P52"><text:span text:style-name="T61">11</text:span></text:p>
            <text:p text:style-name="P52"><text:span text:style-name="T61">12</text:span></text:p>
          </draw:text-box>
        </draw:frame>
        <draw:custom-shape draw:style-name="gr56" draw:text-style-name="P51" draw:layer="layout" svg:width="1.905cm" svg:height="0.635cm" svg:x="19.25cm" svg:y="6.45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4" draw:text-style-name="P48" draw:layer="layout" svg:width="7.62cm" svg:height="1.072cm" svg:x="1.54cm" svg:y="2.678cm">
          <draw:text-box>
            <text:p text:style-name="P47"><text:span text:style-name="T59">Checksum.hpp</text:span></text:p>
          </draw:text-box>
        </draw:frame>
        <draw:frame draw:style-name="gr65" draw:text-style-name="P46" draw:layer="layout" svg:width="17.51cm" svg:height="5.334cm" svg:x="1.54cm" svg:y="3.741cm">
          <draw:text-box>
            <text:p text:style-name="P7"><text:span text:style-name="T53">template</text:span><text:span text:style-name="T54">&lt;</text:span><text:span text:style-name="T53">class</text:span><text:span text:style-name="T54"> </text:span><text:span text:style-name="T55">ARCH</text:span><text:span text:style-name="T54">&gt;</text:span></text:p>
            <text:p text:style-name="P7"><text:span text:style-name="T53">struct</text:span><text:span text:style-name="T54"> </text:span><text:span text:style-name="T56">Checksum</text:span></text:p>
            <text:p text:style-name="P7"><text:span text:style-name="T53">{</text:span></text:p>
            <text:p text:style-name="P7"><text:span text:style-name="T54"><text:s text:c="3"/></text:span><text:span text:style-name="T53">static</text:span><text:span text:style-name="T54"> </text:span><text:span text:style-name="T53">uint64_t </text:span><text:span text:style-name="T57">run</text:span><text:span text:style-name="T54"> </text:span><text:span text:style-name="T54">(</text:span><text:span text:style-name="T53">int</text:span><text:span text:style-name="T54"> tuid, </text:span><text:span text:style-name="T53">const</text:span><text:span text:style-name="T54"> </text:span><text:span text:style-name="T58">vector</text:span><text:span text:style-name="T54">&lt;</text:span><text:span text:style-name="T53">uint32_t</text:span><text:span text:style-name="T54">&gt;&amp; buf)</text:span></text:p>
            <text:p text:style-name="P7"><text:span text:style-name="T53"><text:s text:c="3"/></text:span><text:span text:style-name="T53">{</text:span></text:p>
            <text:p text:style-name="P7"><text:span text:style-name="T54"><text:s text:c="7"/></text:span><text:span text:style-name="T53">uint64_t</text:span><text:span text:style-name="T54"> result = </text:span><text:span text:style-name="T54">0;</text:span></text:p>
            <text:p text:style-name="P7"><text:span text:style-name="T54"><text:s text:c="7"/></text:span><text:span text:style-name="T53">for</text:span><text:span text:style-name="T54"> (</text:span><text:span text:style-name="T53">uint32_t</text:span><text:span text:style-name="T54"> x : </text:span><text:span text:style-name="T54">buf) <text:s/>{ result += x; }</text:span></text:p>
            <text:p text:style-name="P7"><text:span text:style-name="T54"><text:s text:c="7"/></text:span><text:span text:style-name="T53">return</text:span><text:span text:style-name="T54"> result;</text:span></text:p>
            <text:p text:style-name="P7"><text:span text:style-name="T53"><text:s text:c="3"/></text:span><text:span text:style-name="T53">}</text:span></text:p>
            <text:p text:style-name="P7"><text:span text:style-name="T53">};</text:span></text:p>
          </draw:text-box>
        </draw:frame>
        <draw:frame draw:style-name="gr66" draw:text-style-name="P53" draw:layer="layout" svg:width="1.286cm" svg:height="5.211cm" svg:x="17.83cm" svg:y="3.7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</draw:text-box>
        </draw:frame>
        <draw:custom-shape draw:style-name="gr55" draw:text-style-name="P50" draw:layer="layout" svg:width="5.08cm" svg:height="2.54cm" svg:x="21.585cm" svg:y="5.445cm">
          <text:p text:style-name="P49"><text:span text:style-name="T60">Your tas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67" draw:text-style-name="P55" draw:layer="layout" svg:width="28cm" svg:height="1.905cm" svg:x="0cm" svg:y="0cm">
          <text:p text:style-name="P44"><text:span text:style-name="T52">Example: <text:s/>c</text:span><text:span text:style-name="T44">omputing the checksum of a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46" draw:layer="layout" svg:width="15.276cm" svg:height="6.444cm" svg:x="1.54cm" svg:y="13.241cm">
          <draw:text-box>
            <text:p text:style-name="P7"><text:span text:style-name="T62">#include</text:span><text:span text:style-name="T54"> </text:span><text:span text:style-name="T63">&lt;bpl.hpp&gt;</text:span></text:p>
            <text:p text:style-name="P7"><text:span text:style-name="T62">#include</text:span><text:span text:style-name="T54"> </text:span><text:span text:style-name="T63">&lt;Checksum.hpp&gt;</text:span></text:p>
            <text:p text:style-name="P7"><text:span text:style-name="T53"/></text:p>
            <text:p text:style-name="P7"><text:span text:style-name="T62">int</text:span><text:span text:style-name="T54"> </text:span><text:span text:style-name="T57">main </text:span><text:span text:style-name="T54">(</text:span><text:span text:style-name="T62">int</text:span><text:span text:style-name="T54"> argc, </text:span><text:span text:style-name="T62">char</text:span><text:span text:style-name="T54"> **argv)</text:span></text:p>
            <text:p text:style-name="P7"><text:span text:style-name="T53">{</text:span></text:p>
            <text:p text:style-name="P7"><text:span text:style-name="T54"><text:s text:c="4"/></text:span><text:span text:style-name="T54">std::</text:span><text:span text:style-name="T58">vector</text:span><text:span text:style-name="T54">&lt;</text:span><text:span text:style-name="T53">uint32_t</text:span><text:span text:style-name="T54">&gt; buf (65536);</text:span></text:p>
            <text:p text:style-name="P7"><text:span text:style-name="T54"><text:s text:c="4"/></text:span><text:span text:style-name="T62">for</text:span><text:span text:style-name="T54"> (size_t i=0; i&lt;buf.size(); i++) <text:s/>{ buf[i] = i; }</text:span></text:p>
            <text:p text:style-name="P7"><text:span text:style-name="T53"/></text:p>
            <text:p text:style-name="P58"><text:span text:style-name="T54"><text:s text:c="4"/></text:span><text:span text:style-name="T54">Launcher&lt;ArchUPMEM&gt; launcher (ArchUPMEM&lt;DPU&gt;(4));</text:span></text:p>
            <text:p text:style-name="P7"><text:span text:style-name="T53"/></text:p>
            <text:p text:style-name="P7"><text:span text:style-name="T54"><text:s text:c="4"/></text:span><text:span text:style-name="T53">uint64_t</text:span><text:span text:style-name="T54"> result = launcher.run&lt;Checksum&gt; (buf);</text:span></text:p>
            <text:p text:style-name="P7"><text:span text:style-name="T53">}</text:span></text:p>
          </draw:text-box>
        </draw:frame>
        <draw:frame draw:style-name="gr69" draw:text-style-name="P48" draw:layer="layout" svg:width="7.62cm" svg:height="1.072cm" svg:x="1.54cm" svg:y="12.178cm">
          <draw:text-box>
            <text:p text:style-name="P47"><text:span text:style-name="T59">main.cpp</text:span></text:p>
          </draw:text-box>
        </draw:frame>
        <draw:frame draw:style-name="gr70" draw:text-style-name="P53" draw:layer="layout" svg:width="1.286cm" svg:height="6.442cm" svg:x="15.53cm" svg:y="13.2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  <text:p text:style-name="P52"><text:span text:style-name="T61">11</text:span></text:p>
            <text:p text:style-name="P52"><text:span text:style-name="T61">12</text:span></text:p>
          </draw:text-box>
        </draw:frame>
        <draw:custom-shape draw:style-name="gr71" draw:text-style-name="P50" draw:layer="layout" svg:width="6.32cm" svg:height="2.54cm" svg:x="19.985cm" svg:y="3.745cm">
          <text:p text:style-name="P49"><text:span text:style-name="T60">HOST</text:span><text:span text:style-name="T60"><text:line-break/></text:span><text:span text:style-name="T60">compilation</text:span></text:p>
          <draw:enhanced-geometry svg:viewBox="0 0 21600 21600" draw:type="rectangle" draw:enhanced-path="M 0 0 L 21600 0 21600 21600 0 21600 0 0 Z N"/>
        </draw:custom-shape>
        <draw:frame draw:style-name="gr72" draw:text-style-name="P46" draw:layer="layout" svg:width="17.51cm" svg:height="5.211cm" svg:x="0.54cm" svg:y="3.741cm">
          <draw:text-box>
            <text:p text:style-name="P7"><text:span text:style-name="T53">template</text:span><text:span text:style-name="T54">&lt;</text:span><text:span text:style-name="T53">class</text:span><text:span text:style-name="T54"> </text:span><text:span text:style-name="T55">ARCH</text:span><text:span text:style-name="T54">&gt;</text:span></text:p>
            <text:p text:style-name="P7"><text:span text:style-name="T53">struct</text:span><text:span text:style-name="T54"> </text:span><text:span text:style-name="T56">Checksum</text:span></text:p>
            <text:p text:style-name="P7"><text:span text:style-name="T53">{</text:span></text:p>
            <text:p text:style-name="P7"><text:span text:style-name="T54"><text:s text:c="3"/></text:span><text:span text:style-name="T53">static</text:span><text:span text:style-name="T54"> </text:span><text:span text:style-name="T65">uint64_t </text:span><text:span text:style-name="T66">run</text:span><text:span text:style-name="T67"> (</text:span><text:span text:style-name="T65">int</text:span><text:span text:style-name="T67"> tuid, </text:span><text:span text:style-name="T65">const</text:span><text:span text:style-name="T67"> </text:span><text:span text:style-name="T68">vector</text:span><text:span text:style-name="T67">&lt;</text:span><text:span text:style-name="T65">uint32_t</text:span><text:span text:style-name="T67">&gt;&amp; buf)</text:span></text:p>
            <text:p text:style-name="P7"><text:span text:style-name="T53"><text:s text:c="3"/></text:span><text:span text:style-name="T53">{</text:span></text:p>
            <text:p text:style-name="P7"><text:span text:style-name="T54"><text:s text:c="7"/></text:span><text:span text:style-name="T53">uint64_t</text:span><text:span text:style-name="T54"> result = 0;</text:span></text:p>
            <text:p text:style-name="P7"><text:span text:style-name="T54"><text:s text:c="7"/></text:span><text:span text:style-name="T53">for</text:span><text:span text:style-name="T54"> (</text:span><text:span text:style-name="T53">uint32_t</text:span><text:span text:style-name="T54"> x : buf) <text:s/>{ result += x; }</text:span></text:p>
            <text:p text:style-name="P7"><text:span text:style-name="T54"><text:s text:c="7"/></text:span><text:span text:style-name="T53">return</text:span><text:span text:style-name="T54"> result;</text:span></text:p>
            <text:p text:style-name="P7"><text:span text:style-name="T53"><text:s text:c="3"/></text:span><text:span text:style-name="T53">}</text:span></text:p>
            <text:p text:style-name="P7"><text:span text:style-name="T53">};</text:span></text:p>
          </draw:text-box>
        </draw:frame>
        <draw:frame draw:style-name="gr73" draw:text-style-name="P48" draw:layer="layout" svg:width="7.62cm" svg:height="1.072cm" svg:x="0.54cm" svg:y="2.678cm">
          <draw:text-box>
            <text:p text:style-name="P47"><text:span text:style-name="T59">Checksum.hpp</text:span></text:p>
          </draw:text-box>
        </draw:frame>
        <draw:frame draw:style-name="gr74" draw:text-style-name="P53" draw:layer="layout" svg:width="1.286cm" svg:height="5.211cm" svg:x="16.83cm" svg:y="3.7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</draw:text-box>
        </draw:frame>
        <draw:frame draw:style-name="gr75" draw:text-style-name="P31" draw:layer="layout" svg:width="7.964cm" svg:height="2.729cm" svg:x="19.341cm" svg:y="7.078cm">
          <draw:text-box>
            <text:p text:style-name="P26"><text:span text:style-name="T51">The ‘run’ prototype is used to manage the Host/DPUs broadcast</text:span></text:p>
          </draw:text-box>
        </draw:frame>
        <draw:frame draw:style-name="gr76" draw:text-style-name="P31" draw:layer="layout" svg:width="7.964cm" svg:height="2.729cm" svg:x="19.341cm" svg:y="10.779cm">
          <draw:text-box>
            <text:p text:style-name="P26"><text:span text:style-name="T51">The ‘run’ body is compiled but never called by the Host.</text:span></text:p>
          </draw:text-box>
        </draw:frame>
        <draw:frame draw:style-name="gr77" draw:text-style-name="P31" draw:layer="layout" svg:width="7.964cm" svg:height="2.729cm" svg:x="19.341cm" svg:y="15.079cm">
          <draw:text-box>
            <text:p text:style-name="P26"><text:span text:style-name="T51">The broadcast buffer is built by using the ‘run’ prototype info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78" draw:text-style-name="P55" draw:layer="layout" svg:width="28cm" svg:height="1.905cm" svg:x="0cm" svg:y="0cm">
          <text:p text:style-name="P44"><text:span text:style-name="T52">Example: <text:s/>c</text:span><text:span text:style-name="T44">omputing the checksum of a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46" draw:layer="layout" svg:width="15.276cm" svg:height="6.699cm" svg:x="1.54cm" svg:y="13.241cm">
          <draw:text-box>
            <text:p text:style-name="P7"><text:span text:style-name="T62">#include</text:span><text:span text:style-name="T54"> </text:span><text:span text:style-name="T63">&lt;@TASKNAME@.hpp&gt;</text:span></text:p>
            <text:p text:style-name="P7"><text:span text:style-name="T53"/></text:p>
            <text:p text:style-name="P7"><text:span text:style-name="T69">// initialization stuffs </text:span><text:span text:style-name="T69">(extract...)</text:span></text:p>
            <text:p><text:span text:style-name="T54">__mram_noinit <text:s/>uint8_t </text:span><text:span text:style-name="T54">__args__ [1UL &lt;&lt; </text:span><text:span text:style-name="T54">@TASKSIZE@];</text:span></text:p>
            <text:p text:style-name="P7"><text:span text:style-name="T70"/></text:p>
            <text:p text:style-name="P7"><text:span text:style-name="T62">int</text:span><text:span text:style-name="T54"> </text:span><text:span text:style-name="T57">main </text:span><text:span text:style-name="T54">(</text:span><text:span text:style-name="T62">int</text:span><text:span text:style-name="T54"> argc, </text:span><text:span text:style-name="T62">char</text:span><text:span text:style-name="T54"> </text:span><text:span text:style-name="T54">**argv)</text:span></text:p>
            <text:p text:style-name="P7"><text:span text:style-name="T53">{</text:span></text:p>
            <text:p text:style-name="P58"><text:span text:style-name="T69"><text:s text:c="4"/></text:span><text:span text:style-name="T69">// un-serialize input </text:span><text:span text:style-name="T69">arguments from ‘__args__’</text:span></text:p>
            <text:p text:style-name="P58"><text:span text:style-name="T69"/></text:p>
            <text:p text:style-name="P58"><text:span text:style-name="T69"><text:s text:c="4"/></text:span><text:span text:style-name="T69">// execute ‘run’ </text:span><text:span text:style-name="T69">method with input </text:span><text:span text:style-name="T69">arguments</text:span></text:p>
            <text:p text:style-name="P58"><text:span text:style-name="T69"/></text:p>
            <text:p text:style-name="P58"><text:span text:style-name="T69"><text:s text:c="4"/></text:span><text:span text:style-name="T69">// serialize result of </text:span><text:span text:style-name="T69">the ‘run’ execution </text:span></text:p>
            <text:p text:style-name="P58"><text:span text:style-name="T53">}</text:span></text:p>
          </draw:text-box>
        </draw:frame>
        <draw:frame draw:style-name="gr80" draw:text-style-name="P48" draw:layer="layout" svg:width="7.62cm" svg:height="1.072cm" svg:x="1.54cm" svg:y="12.178cm">
          <draw:text-box>
            <text:p text:style-name="P47"><text:span text:style-name="T59">dpu.generic.cpp</text:span></text:p>
          </draw:text-box>
        </draw:frame>
        <draw:frame draw:style-name="gr81" draw:text-style-name="P53" draw:layer="layout" svg:width="1.286cm" svg:height="6.442cm" svg:x="15.53cm" svg:y="13.2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  <text:p text:style-name="P52"><text:span text:style-name="T61">11</text:span></text:p>
            <text:p text:style-name="P52"><text:span text:style-name="T61">12</text:span></text:p>
          </draw:text-box>
        </draw:frame>
        <draw:custom-shape draw:style-name="gr71" draw:text-style-name="P50" draw:layer="layout" svg:width="6.32cm" svg:height="2.54cm" svg:x="19.985cm" svg:y="3.145cm">
          <text:p text:style-name="P49"><text:span text:style-name="T60">DPU</text:span><text:span text:style-name="T60"><text:line-break/></text:span><text:span text:style-name="T60">compilation</text:span></text:p>
          <draw:enhanced-geometry svg:viewBox="0 0 21600 21600" draw:type="rectangle" draw:enhanced-path="M 0 0 L 21600 0 21600 21600 0 21600 0 0 Z N"/>
        </draw:custom-shape>
        <draw:frame draw:style-name="gr82" draw:text-style-name="P48" draw:layer="layout" svg:width="7.62cm" svg:height="1.072cm" svg:x="0.54cm" svg:y="2.678cm">
          <draw:text-box>
            <text:p text:style-name="P47"><text:span text:style-name="T59">Checksum.hpp</text:span></text:p>
          </draw:text-box>
        </draw:frame>
        <draw:frame draw:style-name="gr83" draw:text-style-name="P31" draw:layer="layout" svg:width="7.964cm" svg:height="2.177cm" svg:x="19.341cm" svg:y="6.278cm">
          <draw:text-box>
            <text:p text:style-name="P26"><text:span text:style-name="T51">A generic DPU code </text:span><text:span text:style-name="T51">can be used.</text:span></text:p>
          </draw:text-box>
        </draw:frame>
        <draw:frame draw:style-name="gr84" draw:text-style-name="P31" draw:layer="layout" svg:width="7.964cm" svg:height="3.69cm" svg:x="19.341cm" svg:y="8.979cm">
          <draw:text-box>
            <text:p text:style-name="P59"><text:span text:style-name="T51">The CMake toolchain </text:span><text:span text:style-name="T51">instantiates the </text:span><text:span text:style-name="T51">actual code to be </text:span><text:span text:style-name="T51">compiled</text:span></text:p>
            <text:p text:style-name="P60"><text:span text:style-name="T71">@TASKNAME@ → Checksum</text:span></text:p>
          </draw:text-box>
        </draw:frame>
        <draw:frame draw:style-name="gr85" draw:text-style-name="P31" draw:layer="layout" svg:width="7.964cm" svg:height="2.729cm" svg:x="19.341cm" svg:y="13.58cm">
          <draw:text-box>
            <text:p text:style-name="P26"><text:span text:style-name="T51">Only the global </text:span><text:span text:style-name="T51">scheme is presented </text:span><text:span text:style-name="T51">here </text:span><text:span text:style-name="T72">(many other </text:span><text:span text:style-name="T72">details...)</text:span></text:p>
          </draw:text-box>
        </draw:frame>
        <draw:frame draw:style-name="gr86" draw:text-style-name="P61" draw:layer="layout" svg:width="9.865cm" svg:height="1.888cm" svg:x="17.743cm" svg:y="18.046cm">
          <draw:text-box>
            <text:p text:style-name="P7"><text:span text:style-name="T73"># Define the list of DPU </text:span><text:span text:style-name="T73">binaries </text:span><text:span text:style-name="T73"><text:line-break/></text:span><text:span text:style-name="T73"># that can be launched by the </text:span><text:span text:style-name="T73">Host.</text:span></text:p>
            <text:p text:style-name="P7"><text:span text:style-name="T74">SET</text:span><text:span text:style-name="T75"> (</text:span><text:span text:style-name="T76">DPU_BINARIES</text:span><text:span text:style-name="T75"> </text:span><text:span text:style-name="T77">"Checksum"</text:span><text:span text:style-name="T75">)</text:span></text:p>
          </draw:text-box>
        </draw:frame>
        <draw:frame draw:style-name="gr87" draw:text-style-name="P48" draw:layer="layout" svg:width="5.42cm" svg:height="1.072cm" svg:x="17.743cm" svg:y="16.983cm">
          <draw:text-box>
            <text:p text:style-name="P47"><text:span text:style-name="T78">CMakeList.txt</text:span></text:p>
          </draw:text-box>
        </draw:frame>
        <draw:frame draw:style-name="gr88" draw:text-style-name="P46" draw:layer="layout" svg:width="17.51cm" svg:height="5.211cm" svg:x="0.54cm" svg:y="3.741cm">
          <draw:text-box>
            <text:p text:style-name="P7"><text:span text:style-name="T53">template</text:span><text:span text:style-name="T54">&lt;</text:span><text:span text:style-name="T53">class</text:span><text:span text:style-name="T54"> </text:span><text:span text:style-name="T55">ARCH</text:span><text:span text:style-name="T54">&gt;</text:span></text:p>
            <text:p text:style-name="P7"><text:span text:style-name="T53">struct</text:span><text:span text:style-name="T54"> </text:span><text:span text:style-name="T56">Checksum</text:span></text:p>
            <text:p text:style-name="P7"><text:span text:style-name="T53">{</text:span></text:p>
            <text:p text:style-name="P7"><text:span text:style-name="T54"><text:s text:c="3"/></text:span><text:span text:style-name="T53">static</text:span><text:span text:style-name="T54"> </text:span><text:span text:style-name="T79">uint64_t </text:span><text:span text:style-name="T80">run</text:span><text:span text:style-name="T81"> </text:span><text:span text:style-name="T81">(</text:span><text:span text:style-name="T79">int</text:span><text:span text:style-name="T81"> tuid, </text:span><text:span text:style-name="T79">const</text:span><text:span text:style-name="T81"> </text:span><text:span text:style-name="T82">vector</text:span><text:span text:style-name="T81">&lt;</text:span><text:span text:style-name="T79">uint32_t</text:span><text:span text:style-name="T81">&gt;&amp; buf)</text:span></text:p>
            <text:p text:style-name="P7"><text:span text:style-name="T53"><text:s text:c="3"/></text:span><text:span text:style-name="T53">{</text:span></text:p>
            <text:p text:style-name="P7"><text:span text:style-name="T54"><text:s text:c="7"/></text:span><text:span text:style-name="T53">uint64_t</text:span><text:span text:style-name="T54"> result = </text:span><text:span text:style-name="T54">0;</text:span></text:p>
            <text:p text:style-name="P7"><text:span text:style-name="T54"><text:s text:c="7"/></text:span><text:span text:style-name="T53">for</text:span><text:span text:style-name="T54"> (</text:span><text:span text:style-name="T53">uint32_t</text:span><text:span text:style-name="T54"> x : </text:span><text:span text:style-name="T54">buf) <text:s/>{ result += x; }</text:span></text:p>
            <text:p text:style-name="P7"><text:span text:style-name="T54"><text:s text:c="7"/></text:span><text:span text:style-name="T53">return</text:span><text:span text:style-name="T54"> result;</text:span></text:p>
            <text:p text:style-name="P7"><text:span text:style-name="T53"><text:s text:c="3"/></text:span><text:span text:style-name="T53">}</text:span></text:p>
            <text:p text:style-name="P7"><text:span text:style-name="T53">};</text:span></text:p>
          </draw:text-box>
        </draw:frame>
        <draw:frame draw:style-name="gr89" draw:text-style-name="P53" draw:layer="layout" svg:width="1.286cm" svg:height="5.211cm" svg:x="16.83cm" svg:y="3.7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90" draw:text-style-name="P46" draw:layer="layout" svg:width="15.276cm" svg:height="6.699cm" svg:x="1.54cm" svg:y="13.242cm">
          <draw:text-box>
            <text:p text:style-name="P7"><text:span text:style-name="T62">#include</text:span><text:span text:style-name="T54"> </text:span><text:span text:style-name="T63">&lt;@TASKNAME@.hpp&gt;</text:span></text:p>
            <text:p text:style-name="P7"><text:span text:style-name="T53"/></text:p>
            <text:p text:style-name="P7"><text:span text:style-name="T69">// initialization stuffs </text:span><text:span text:style-name="T69">(extract...)</text:span></text:p>
            <text:p><text:span text:style-name="T54">__mram_noinit <text:s/>uint8_t </text:span><text:span text:style-name="T54">__args__ [1UL &lt;&lt; </text:span><text:span text:style-name="T54">@TASKSIZE@];</text:span></text:p>
            <text:p text:style-name="P7"><text:span text:style-name="T70"/></text:p>
            <text:p text:style-name="P7"><text:span text:style-name="T62">int</text:span><text:span text:style-name="T54"> </text:span><text:span text:style-name="T57">main </text:span><text:span text:style-name="T54">(</text:span><text:span text:style-name="T62">int</text:span><text:span text:style-name="T54"> argc, </text:span><text:span text:style-name="T62">char</text:span><text:span text:style-name="T54"> </text:span><text:span text:style-name="T54">**argv)</text:span></text:p>
            <text:p text:style-name="P7"><text:span text:style-name="T53">{</text:span></text:p>
            <text:p text:style-name="P58"><text:span text:style-name="T69"><text:s text:c="4"/></text:span><text:span text:style-name="T69">// un-serialize input </text:span><text:span text:style-name="T69">arguments from ‘__args__’</text:span></text:p>
            <text:p text:style-name="P58"><text:span text:style-name="T69"/></text:p>
            <text:p text:style-name="P58"><text:span text:style-name="T69"><text:s text:c="4"/></text:span><text:span text:style-name="T69">// execute ‘run’ </text:span><text:span text:style-name="T69">method with input </text:span><text:span text:style-name="T69">arguments</text:span></text:p>
            <text:p text:style-name="P58"><text:span text:style-name="T69"/></text:p>
            <text:p text:style-name="P58"><text:span text:style-name="T69"><text:s text:c="4"/></text:span><text:span text:style-name="T69">// serialize result of </text:span><text:span text:style-name="T69">the ‘run’ execution </text:span></text:p>
            <text:p text:style-name="P58"><text:span text:style-name="T53">}</text:span></text:p>
          </draw:text-box>
        </draw:frame>
        <draw:frame draw:style-name="gr91" draw:text-style-name="P46" draw:layer="layout" svg:width="17.51cm" svg:height="5.211cm" svg:x="0.54cm" svg:y="3.741cm">
          <draw:text-box>
            <text:p text:style-name="P7"><text:span text:style-name="T53">template</text:span><text:span text:style-name="T54">&lt;</text:span><text:span text:style-name="T53">class</text:span><text:span text:style-name="T54"> </text:span><text:span text:style-name="T55">ARCH</text:span><text:span text:style-name="T54">&gt;</text:span></text:p>
            <text:p text:style-name="P7"><text:span text:style-name="T53">struct</text:span><text:span text:style-name="T54"> </text:span><text:span text:style-name="T56">Checksum</text:span></text:p>
            <text:p text:style-name="P7"><text:span text:style-name="T53">{</text:span></text:p>
            <text:p text:style-name="P7"><text:span text:style-name="T54"><text:s text:c="3"/></text:span><text:span text:style-name="T53">static</text:span><text:span text:style-name="T54"> </text:span><text:span text:style-name="T79">uint64_t </text:span><text:span text:style-name="T80">run</text:span><text:span text:style-name="T81"> </text:span><text:span text:style-name="T81">(</text:span><text:span text:style-name="T79">int</text:span><text:span text:style-name="T81"> tuid, </text:span><text:span text:style-name="T79">const</text:span><text:span text:style-name="T81"> </text:span><text:span text:style-name="T82">vector</text:span><text:span text:style-name="T81">&lt;</text:span><text:span text:style-name="T79">uint32_t</text:span><text:span text:style-name="T81">&gt;&amp; buf)</text:span></text:p>
            <text:p text:style-name="P7"><text:span text:style-name="T53"><text:s text:c="3"/></text:span><text:span text:style-name="T53">{</text:span></text:p>
            <text:p text:style-name="P7"><text:span text:style-name="T54"><text:s text:c="7"/></text:span><text:span text:style-name="T53">uint64_t</text:span><text:span text:style-name="T54"> result = </text:span><text:span text:style-name="T54">0;</text:span></text:p>
            <text:p text:style-name="P7"><text:span text:style-name="T54"><text:s text:c="7"/></text:span><text:span text:style-name="T53">for</text:span><text:span text:style-name="T54"> (</text:span><text:span text:style-name="T53">uint32_t</text:span><text:span text:style-name="T54"> x : </text:span><text:span text:style-name="T54">buffer) <text:s/>{ result += x; }</text:span></text:p>
            <text:p text:style-name="P7"><text:span text:style-name="T54"><text:s text:c="7"/></text:span><text:span text:style-name="T53">return</text:span><text:span text:style-name="T54"> result;</text:span></text:p>
            <text:p text:style-name="P7"><text:span text:style-name="T53"><text:s text:c="3"/></text:span><text:span text:style-name="T53">}</text:span></text:p>
            <text:p text:style-name="P7"><text:span text:style-name="T53">};</text:span></text:p>
          </draw:text-box>
        </draw:frame>
        <draw:frame draw:style-name="gr92" draw:text-style-name="P53" draw:layer="layout" svg:width="1.286cm" svg:height="5.211cm" svg:x="16.83cm" svg:y="3.7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</draw:text-box>
        </draw:frame>
        <draw:custom-shape draw:style-name="gr93" draw:text-style-name="P55" draw:layer="layout" svg:width="28cm" svg:height="1.905cm" svg:x="0cm" svg:y="0cm">
          <text:p text:style-name="P44"><text:span text:style-name="T52">Example: <text:s/>c</text:span><text:span text:style-name="T44">omputing the checksum of a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4" draw:text-style-name="P48" draw:layer="layout" svg:width="7.62cm" svg:height="1.072cm" svg:x="1.54cm" svg:y="12.178cm">
          <draw:text-box>
            <text:p text:style-name="P47"><text:span text:style-name="T59">dpu.generic.cpp</text:span></text:p>
          </draw:text-box>
        </draw:frame>
        <draw:frame draw:style-name="gr95" draw:text-style-name="P53" draw:layer="layout" svg:width="1.286cm" svg:height="6.442cm" svg:x="15.53cm" svg:y="13.2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  <text:p text:style-name="P52"><text:span text:style-name="T61">11</text:span></text:p>
            <text:p text:style-name="P52"><text:span text:style-name="T61">12</text:span></text:p>
          </draw:text-box>
        </draw:frame>
        <draw:frame draw:style-name="gr96" draw:text-style-name="P48" draw:layer="layout" svg:width="7.62cm" svg:height="1.072cm" svg:x="0.54cm" svg:y="2.678cm">
          <draw:text-box>
            <text:p text:style-name="P47"><text:span text:style-name="T59">Checksum.hpp</text:span></text:p>
          </draw:text-box>
        </draw:frame>
        <draw:custom-shape draw:style-name="gr97" draw:text-style-name="P65" draw:layer="layout" svg:width="18.415cm" svg:height="12.065cm" svg:x="5.08cm" svg:y="5.915cm">
          <text:p text:style-name="P62"><text:span text:style-name="T83">“</text:span><text:span text:style-name="T83">hpp” file compiled twice</text:span></text:p>
          <text:p text:style-name="P63"><text:span text:style-name="T83"><text:tab/></text:span><text:span text:style-name="T83"><text:tab/></text:span><text:span text:style-name="T84">once for the Host binary</text:span></text:p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4"><text:span text:style-name="T85">‘</text:span><text:span text:style-name="T85">run’ protype <text:s text:c="2"/>→ params serializatio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4"><text:span text:style-name="T85"><text:tab/></text:span><text:span text:style-name="T85"><text:tab/></text:span><text:span text:style-name="T84">once for the DPU binary</text:span></text:p>
          <text:list text:continue-numbering="true"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3"><text:span text:style-name="T85">‘</text:span><text:span text:style-name="T85">run’ protype <text:s text:c="2"/>→ params deserialization</text:span></text:p>
                                        </text:list-item>
                                        <text:list-item>
                                          <text:p text:style-name="P63"><text:span text:style-name="T85">‘</text:span><text:span text:style-name="T85">run’ body </text:span><text:span text:style-name="T85"><text:tab/></text:span><text:span text:style-name="T85"> <text:s text:c="2"/>→ executio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98" draw:text-style-name="P46" draw:layer="layout" svg:width="15.276cm" svg:height="6.699cm" svg:x="1.54cm" svg:y="13.242cm">
          <draw:text-box>
            <text:p text:style-name="P7"><text:span text:style-name="T62">#include</text:span><text:span text:style-name="T54"> </text:span><text:span text:style-name="T63">&lt;@TASKNAME@.hpp&gt;</text:span></text:p>
            <text:p text:style-name="P7"><text:span text:style-name="T53"/></text:p>
            <text:p text:style-name="P7"><text:span text:style-name="T69">// initialization stuffs </text:span><text:span text:style-name="T69">(extract...)</text:span></text:p>
            <text:p><text:span text:style-name="T54">__mram_noinit <text:s/>uint8_t </text:span><text:span text:style-name="T54">__args__ [1UL &lt;&lt; </text:span><text:span text:style-name="T54">@TASKSIZE@];</text:span></text:p>
            <text:p text:style-name="P7"><text:span text:style-name="T70"/></text:p>
            <text:p text:style-name="P7"><text:span text:style-name="T62">int</text:span><text:span text:style-name="T54"> </text:span><text:span text:style-name="T57">main </text:span><text:span text:style-name="T54">(</text:span><text:span text:style-name="T62">int</text:span><text:span text:style-name="T54"> argc, </text:span><text:span text:style-name="T62">char</text:span><text:span text:style-name="T54"> </text:span><text:span text:style-name="T54">**argv)</text:span></text:p>
            <text:p text:style-name="P7"><text:span text:style-name="T53">{</text:span></text:p>
            <text:p text:style-name="P58"><text:span text:style-name="T69"><text:s text:c="4"/></text:span><text:span text:style-name="T69">// un-serialize input </text:span><text:span text:style-name="T69">arguments from ‘__args__’</text:span></text:p>
            <text:p text:style-name="P58"><text:span text:style-name="T69"/></text:p>
            <text:p text:style-name="P58"><text:span text:style-name="T69"><text:s text:c="4"/></text:span><text:span text:style-name="T69">// execute ‘run’ </text:span><text:span text:style-name="T69">method with input </text:span><text:span text:style-name="T69">arguments</text:span></text:p>
            <text:p text:style-name="P58"><text:span text:style-name="T69"/></text:p>
            <text:p text:style-name="P58"><text:span text:style-name="T69"><text:s text:c="4"/></text:span><text:span text:style-name="T69">// serialize result of </text:span><text:span text:style-name="T69">the ‘run’ execution </text:span></text:p>
            <text:p text:style-name="P58"><text:span text:style-name="T53">}</text:span></text:p>
          </draw:text-box>
        </draw:frame>
        <draw:frame draw:style-name="gr99" draw:text-style-name="P46" draw:layer="layout" svg:width="17.51cm" svg:height="5.211cm" svg:x="0.54cm" svg:y="3.741cm">
          <draw:text-box>
            <text:p text:style-name="P7"><text:span text:style-name="T53">template</text:span><text:span text:style-name="T54">&lt;</text:span><text:span text:style-name="T53">class</text:span><text:span text:style-name="T54"> </text:span><text:span text:style-name="T55">ARCH</text:span><text:span text:style-name="T54">&gt;</text:span></text:p>
            <text:p text:style-name="P7"><text:span text:style-name="T53">struct</text:span><text:span text:style-name="T54"> </text:span><text:span text:style-name="T56">Checksum</text:span></text:p>
            <text:p text:style-name="P7"><text:span text:style-name="T53">{</text:span></text:p>
            <text:p text:style-name="P7"><text:span text:style-name="T54"><text:s text:c="3"/></text:span><text:span text:style-name="T53">static</text:span><text:span text:style-name="T54"> </text:span><text:span text:style-name="T79">uint64_t </text:span><text:span text:style-name="T80">run</text:span><text:span text:style-name="T81"> </text:span><text:span text:style-name="T81">(</text:span><text:span text:style-name="T79">int</text:span><text:span text:style-name="T81"> tuid, </text:span><text:span text:style-name="T79">const</text:span><text:span text:style-name="T81"> </text:span><text:span text:style-name="T82">vector</text:span><text:span text:style-name="T81">&lt;</text:span><text:span text:style-name="T79">uint32_t</text:span><text:span text:style-name="T81">&gt;&amp; buf)</text:span></text:p>
            <text:p text:style-name="P7"><text:span text:style-name="T53"><text:s text:c="3"/></text:span><text:span text:style-name="T53">{</text:span></text:p>
            <text:p text:style-name="P7"><text:span text:style-name="T54"><text:s text:c="7"/></text:span><text:span text:style-name="T53">uint64_t</text:span><text:span text:style-name="T54"> result = </text:span><text:span text:style-name="T54">0;</text:span></text:p>
            <text:p text:style-name="P7"><text:span text:style-name="T54"><text:s text:c="7"/></text:span><text:span text:style-name="T53">for</text:span><text:span text:style-name="T54"> (</text:span><text:span text:style-name="T53">uint32_t</text:span><text:span text:style-name="T54"> x : </text:span><text:span text:style-name="T54">buffer) <text:s/>{ result += x; }</text:span></text:p>
            <text:p text:style-name="P7"><text:span text:style-name="T54"><text:s text:c="7"/></text:span><text:span text:style-name="T53">return</text:span><text:span text:style-name="T54"> result;</text:span></text:p>
            <text:p text:style-name="P7"><text:span text:style-name="T53"><text:s text:c="3"/></text:span><text:span text:style-name="T53">}</text:span></text:p>
            <text:p text:style-name="P7"><text:span text:style-name="T53">};</text:span></text:p>
          </draw:text-box>
        </draw:frame>
        <draw:frame draw:style-name="gr100" draw:text-style-name="P53" draw:layer="layout" svg:width="1.286cm" svg:height="5.211cm" svg:x="16.83cm" svg:y="3.7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</draw:text-box>
        </draw:frame>
        <draw:custom-shape draw:style-name="gr101" draw:text-style-name="P55" draw:layer="layout" svg:width="28cm" svg:height="1.905cm" svg:x="0cm" svg:y="0cm">
          <text:p text:style-name="P44"><text:span text:style-name="T52">Example: <text:s/>c</text:span><text:span text:style-name="T44">omputing the checksum of a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48" draw:layer="layout" svg:width="7.62cm" svg:height="1.072cm" svg:x="1.54cm" svg:y="12.178cm">
          <draw:text-box>
            <text:p text:style-name="P47"><text:span text:style-name="T59">dpu.generic.cpp</text:span></text:p>
          </draw:text-box>
        </draw:frame>
        <draw:frame draw:style-name="gr103" draw:text-style-name="P53" draw:layer="layout" svg:width="1.286cm" svg:height="6.442cm" svg:x="15.53cm" svg:y="13.2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  <text:p text:style-name="P52"><text:span text:style-name="T61">11</text:span></text:p>
            <text:p text:style-name="P52"><text:span text:style-name="T61">12</text:span></text:p>
          </draw:text-box>
        </draw:frame>
        <draw:frame draw:style-name="gr104" draw:text-style-name="P48" draw:layer="layout" svg:width="7.62cm" svg:height="1.072cm" svg:x="0.54cm" svg:y="2.678cm">
          <draw:text-box>
            <text:p text:style-name="P47"><text:span text:style-name="T59">Checksum.hpp</text:span></text:p>
          </draw:text-box>
        </draw:frame>
        <draw:custom-shape draw:style-name="gr105" draw:text-style-name="P67" draw:layer="layout" svg:width="18.415cm" svg:height="12.065cm" svg:x="5.08cm" svg:y="5.915cm">
          <text:p text:style-name="P66"><text:span text:style-name="T83">This design is possible</text:span><text:span text:style-name="T83"><text:line-break/></text:span><text:span text:style-name="T83">mainly thanks to </text:span><text:span text:style-name="T83"><text:line-break/></text:span><text:span text:style-name="T83">C++ meta-programming</text:span><text:span text:style-name="T83"><text:line-break/></text:span><text:span text:style-name="T83">technique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106" draw:text-style-name="P55" draw:layer="layout" svg:width="28cm" svg:height="1.905cm" svg:x="0cm" svg:y="0cm">
          <text:p text:style-name="P44"><text:span text:style-name="T52">Example: <text:s/>input 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7" draw:text-style-name="P68" draw:layer="layout" svg:width="23.225cm" svg:height="11.348cm" svg:x="2.94cm" svg:y="4.241cm">
          <draw:text-box>
            <text:p text:style-name="P7"><text:span text:style-name="T86">struct</text:span><text:span text:style-name="T87"> </text:span><text:span text:style-name="T88">MyData <text:s/></text:span><text:span text:style-name="T89">{</text:span><text:span text:style-name="T87"> <text:s/></text:span><text:span text:style-name="T86">int</text:span><text:span text:style-name="T87"> </text:span><text:span text:style-name="T90">x</text:span><text:span text:style-name="T87">; <text:s/></text:span><text:span text:style-name="T86">int</text:span><text:span text:style-name="T87"> </text:span><text:span text:style-name="T90">y</text:span><text:span text:style-name="T87">; </text:span><text:span text:style-name="T86">double</text:span><text:span text:style-name="T87"> </text:span><text:span text:style-name="T90">z</text:span><text:span text:style-name="T87">; <text:s/></text:span><text:span text:style-name="T86">char</text:span><text:span text:style-name="T87"> </text:span><text:span text:style-name="T90">t</text:span><text:span text:style-name="T87">; <text:s/></text:span><text:span text:style-name="T89">};</text:span></text:p>
            <text:p text:style-name="P7"><text:span text:style-name="T89"/></text:p>
            <text:p><text:span text:style-name="T89">template</text:span><text:span text:style-name="T91">&lt;</text:span><text:span text:style-name="T89">class</text:span><text:span text:style-name="T91"> </text:span><text:span text:style-name="T92">ARCH</text:span><text:span text:style-name="T91">&gt;</text:span></text:p>
            <text:p text:style-name="P7"><text:span text:style-name="T89">struct</text:span><text:span text:style-name="T91"> </text:span><text:span text:style-name="T93">Parrot</text:span></text:p>
            <text:p text:style-name="P7"><text:span text:style-name="T89">{</text:span></text:p>
            <text:p text:style-name="P7"><text:span text:style-name="T87"><text:s text:c="4"/></text:span><text:span text:style-name="T86">static</text:span><text:span text:style-name="T87"> </text:span><text:span text:style-name="T86">auto</text:span><text:span text:style-name="T87"> </text:span><text:span text:style-name="T94">run</text:span><text:span text:style-name="T87"> (</text:span><text:span text:style-name="T86">int</text:span><text:span text:style-name="T87"> tuid,</text:span></text:p>
            <text:p text:style-name="P7"><text:span text:style-name="T87"><text:s text:c="8"/></text:span><text:span text:style-name="T86">const</text:span><text:span text:style-name="T87"> </text:span><text:span text:style-name="T88">MyData</text:span><text:span text:style-name="T87">&amp; data,</text:span></text:p>
            <text:p text:style-name="P7"><text:span text:style-name="T87"><text:s text:c="8"/></text:span><text:span text:style-name="T86">const</text:span><text:span text:style-name="T87"> pair&lt;</text:span><text:span text:style-name="T86">int</text:span><text:span text:style-name="T87">,</text:span><text:span text:style-name="T86">int</text:span><text:span text:style-name="T87">&gt;&amp; </text:span><text:span text:style-name="T87">coords,</text:span></text:p>
            <text:p text:style-name="P7"><text:span text:style-name="T87"><text:s text:c="8"/></text:span><text:span text:style-name="T86">char</text:span><text:span text:style-name="T87"> c,</text:span></text:p>
            <text:p text:style-name="P7"><text:span text:style-name="T87"><text:s text:c="8"/></text:span><text:span text:style-name="T87">tuple&lt;</text:span><text:span text:style-name="T86">char</text:span><text:span text:style-name="T87">,</text:span><text:span text:style-name="T86">int</text:span><text:span text:style-name="T87">,</text:span><text:span text:style-name="T86">double</text:span><text:span text:style-name="T87">&gt; t,</text:span></text:p>
            <text:p text:style-name="P7"><text:span text:style-name="T87"><text:s text:c="8"/></text:span><text:span text:style-name="T86">const</text:span><text:span text:style-name="T87"> array&lt;</text:span><text:span text:style-name="T86">char,</text:span><text:span text:style-name="T87">4&gt;&amp; a,</text:span></text:p>
            <text:p text:style-name="P7"><text:span text:style-name="T87"><text:s text:c="8"/></text:span><text:span text:style-name="T87">tuple&lt;</text:span><text:span text:style-name="T86">char</text:span><text:span text:style-name="T87">,</text:span><text:span text:style-name="T88">MyData</text:span><text:span text:style-name="T87">&gt; other</text:span></text:p>
            <text:p text:style-name="P7"><text:span text:style-name="T91"><text:s text:c="4"/></text:span><text:span text:style-name="T91">)</text:span></text:p>
            <text:p text:style-name="P7"><text:span text:style-name="T91"><text:s text:c="4"/></text:span><text:span text:style-name="T91">{</text:span></text:p>
            <text:p text:style-name="P7"><text:span text:style-name="T87"><text:s text:c="8"/></text:span><text:span text:style-name="T87">printf (</text:span><text:span text:style-name="T95">"TASKLET[%4d]: </text:span><text:span text:style-name="T95">{%d %d %f %d} [%d %d] '%c' { '%c' </text:span><text:span text:style-name="T95">%d %f} '%c' {%d <text:s/>{%d <text:s text:c="2"/>%d <text:s/>%f <text:s/></text:span><text:span text:style-name="T95">%d}} \n"</text:span><text:span text:style-name="T87">,</text:span></text:p>
            <text:p text:style-name="P7"><text:span text:style-name="T91"><text:s text:c="12"/></text:span><text:span text:style-name="T91">tuid,</text:span></text:p>
            <text:p text:style-name="P7"><text:span text:style-name="T87"><text:s text:c="12"/></text:span><text:span text:style-name="T87">data.</text:span><text:span text:style-name="T90">x</text:span><text:span text:style-name="T87">, data.</text:span><text:span text:style-name="T90">y</text:span><text:span text:style-name="T87">, </text:span><text:span text:style-name="T87">data.</text:span><text:span text:style-name="T90">z</text:span><text:span text:style-name="T87">, data.</text:span><text:span text:style-name="T90">t</text:span><text:span text:style-name="T87">,</text:span></text:p>
            <text:p text:style-name="P7"><text:span text:style-name="T91"><text:s text:c="12"/></text:span><text:span text:style-name="T91">coords.first, </text:span><text:span text:style-name="T91">coords.second,</text:span></text:p>
            <text:p text:style-name="P7"><text:span text:style-name="T91"><text:s text:c="12"/></text:span><text:span text:style-name="T91">c,</text:span></text:p>
            <text:p text:style-name="P7"><text:span text:style-name="T91"><text:s text:c="12"/></text:span><text:span text:style-name="T91">get&lt;0&gt;(t), get&lt;1&gt;(t), </text:span><text:span text:style-name="T91">get&lt;2&gt;(t),</text:span></text:p>
            <text:p text:style-name="P7"><text:span text:style-name="T91"><text:s text:c="12"/></text:span><text:span text:style-name="T91">a[0],</text:span></text:p>
            <text:p text:style-name="P7"><text:span text:style-name="T91"><text:s text:c="12"/></text:span><text:span text:style-name="T91">get&lt;0&gt;(other), </text:span><text:span text:style-name="T91">get&lt;1&gt;(other).x, get&lt;1&gt;(other).y, </text:span><text:span text:style-name="T91">get&lt;1&gt;(other).z, get&lt;1&gt;(other).t</text:span></text:p>
            <text:p text:style-name="P7"><text:span text:style-name="T91"><text:s text:c="8"/></text:span><text:span text:style-name="T91">);</text:span></text:p>
            <text:p text:style-name="P7"><text:span text:style-name="T96"/></text:p>
            <text:p text:style-name="P7"><text:span text:style-name="T87"><text:s text:c="8"/></text:span><text:span text:style-name="T86">return</text:span><text:span text:style-name="T87"> make_tuple (data, </text:span><text:span text:style-name="T87">coords, c, t, x, other);</text:span></text:p>
            <text:p text:style-name="P7"><text:span text:style-name="T91"><text:s text:c="4"/></text:span><text:span text:style-name="T91">}</text:span></text:p>
            <text:p text:style-name="P7"><text:span text:style-name="T89">};</text:span></text:p>
          </draw:text-box>
        </draw:frame>
        <draw:frame draw:style-name="gr108" draw:text-style-name="P69" draw:layer="layout" svg:width="11.348cm" svg:height="1.072cm" draw:transform="rotate (1.5707963267949) translate (1.868cm 15.589cm)">
          <draw:text-box>
            <text:p text:style-name="P10"><text:span text:style-name="T59">Parrot.hpp</text:span></text:p>
          </draw:text-box>
        </draw:frame>
        <draw:custom-shape draw:style-name="gr109" draw:text-style-name="P71" draw:layer="layout" svg:width="25.4cm" svg:height="2.124cm" svg:x="1.305cm" svg:y="1.931cm">
          <text:p text:style-name="P70"><text:span text:style-name="T97">Possible to use complex input and output parameters.</text:span></text:p>
          <draw:enhanced-geometry svg:viewBox="0 0 21600 21600" draw:type="rectangle" draw:enhanced-path="M 0 0 L 21600 0 21600 21600 0 21600 0 0 Z N"/>
        </draw:custom-shape>
        <draw:frame draw:style-name="gr110" draw:text-style-name="P72" draw:layer="layout" svg:width="23.239cm" svg:height="3.95cm" svg:x="2.896cm" svg:y="16.141cm">
          <draw:text-box>
            <text:p text:style-name="P7"><text:span text:style-name="T91"><text:s text:c="4"/></text:span><text:span text:style-name="T86">auto</text:span><text:span text:style-name="T91"> result = </text:span><text:span text:style-name="T91">Launcher&lt;ArchUPMEM&gt; </text:span><text:span text:style-name="T91">(ArchUPMEM&lt;Rank&gt;(8)).run &lt;Parrot&gt; </text:span></text:p>
            <text:p text:style-name="P7"><text:span text:style-name="T91"><text:s text:c="4"/></text:span><text:span text:style-name="T91">(</text:span></text:p>
            <text:p text:style-name="P7"><text:span text:style-name="T91"><text:s text:c="8"/></text:span><text:span text:style-name="T91">MyData {333, 222, 2.71, </text:span><text:span text:style-name="T91">111},</text:span></text:p>
            <text:p text:style-name="P7"><text:span text:style-name="T91"><text:s text:c="8"/></text:span><text:span text:style-name="T91">make_pair (12,34),</text:span></text:p>
            <text:p text:style-name="P7"><text:span text:style-name="T87"><text:s text:c="8"/></text:span><text:span text:style-name="T95">'A'</text:span><text:span text:style-name="T87">,</text:span></text:p>
            <text:p text:style-name="P7"><text:span text:style-name="T87"><text:s text:c="8"/></text:span><text:span text:style-name="T87">make_tuple (</text:span><text:span text:style-name="T95">'B'</text:span><text:span text:style-name="T87">, 56, </text:span><text:span text:style-name="T87">3.141592),</text:span></text:p>
            <text:p text:style-name="P58"><text:span text:style-name="T87"><text:s text:c="8"/></text:span><text:span text:style-name="T87">{ </text:span><text:span text:style-name="T95">'C'</text:span><text:span text:style-name="T87">,</text:span><text:span text:style-name="T95">'D'</text:span><text:span text:style-name="T87">,</text:span><text:span text:style-name="T95">'E'</text:span><text:span text:style-name="T87">,</text:span><text:span text:style-name="T95">'F' </text:span><text:span text:style-name="T87">},</text:span></text:p>
            <text:p><text:span text:style-name="T91"><text:s text:c="8"/></text:span><text:span text:style-name="T91">make_tuple (11, MyData </text:span><text:span text:style-name="T91">{99, 88, 3.14159265, 77})</text:span></text:p>
            <text:p><text:span text:style-name="T91"><text:s text:c="4"/></text:span><text:span text:style-name="T91">);</text:span></text:p>
          </draw:text-box>
        </draw:frame>
        <draw:frame draw:style-name="gr111" draw:text-style-name="P69" draw:layer="layout" svg:width="3.95cm" svg:height="1.072cm" draw:transform="rotate (1.5707963267949) translate (1.868cm 20.091cm)">
          <draw:text-box>
            <text:p text:style-name="P10"><text:span text:style-name="T59">main.cpp</text:span></text:p>
          </draw:text-box>
        </draw:frame>
        <draw:custom-shape draw:style-name="gr112" draw:text-style-name="P54" draw:layer="layout" svg:width="6.432cm" svg:height="2.69cm" svg:x="4.498cm" svg:y="6.769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54" draw:layer="layout" svg:width="10.7cm" svg:height="2.816cm" svg:x="4.54cm" svg:y="16.869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74" draw:layer="layout" svg:width="6.32cm" svg:height="2.54cm" svg:x="18.985cm" svg:y="17.145cm">
          <text:p text:style-name="P73"><text:span text:style-name="T98">“</text:span><text:span text:style-name="T98">one liner”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14" draw:text-style-name="P46" draw:layer="layout" svg:width="16.021cm" svg:height="6.682cm" svg:x="10.796cm" svg:y="13.242cm">
          <draw:text-box>
            <text:p text:style-name="P7"><text:span text:style-name="T62">#include</text:span><text:span text:style-name="T54"> </text:span><text:span text:style-name="T63">&lt;bpl.hpp&gt;</text:span></text:p>
            <text:p text:style-name="P7"><text:span text:style-name="T62">#include</text:span><text:span text:style-name="T54"> </text:span><text:span text:style-name="T63">&lt;Checksum.hpp&gt;</text:span></text:p>
            <text:p text:style-name="P7"><text:span text:style-name="T53"/></text:p>
            <text:p text:style-name="P7"><text:span text:style-name="T62">int</text:span><text:span text:style-name="T54"> </text:span><text:span text:style-name="T57">main </text:span><text:span text:style-name="T54">(</text:span><text:span text:style-name="T62">int</text:span><text:span text:style-name="T54"> argc, </text:span><text:span text:style-name="T62">char</text:span><text:span text:style-name="T54"> </text:span><text:span text:style-name="T54">**argv)</text:span></text:p>
            <text:p text:style-name="P7"><text:span text:style-name="T53">{</text:span></text:p>
            <text:p text:style-name="P7"><text:span text:style-name="T54"><text:s text:c="4"/></text:span><text:span text:style-name="T54">std::</text:span><text:span text:style-name="T58">vector</text:span><text:span text:style-name="T54">&lt;</text:span><text:span text:style-name="T53">uint32_t</text:span><text:span text:style-name="T54">&gt; </text:span><text:span text:style-name="T54">buf (65536);</text:span></text:p>
            <text:p text:style-name="P7"><text:span text:style-name="T54"><text:s text:c="4"/></text:span><text:span text:style-name="T62">for</text:span><text:span text:style-name="T54"> (size_t i=0; </text:span><text:span text:style-name="T54">i&lt;buf.size(); i++) <text:s/></text:span><text:span text:style-name="T54">{ buf[i] = i; }</text:span></text:p>
            <text:p text:style-name="P7"><text:span text:style-name="T53"/></text:p>
            <text:p text:style-name="P58"><text:span text:style-name="T54"><text:s text:c="4"/></text:span><text:span text:style-name="T54">Launcher&lt;ArchUPMEM&gt; </text:span><text:span text:style-name="T54">launcher </text:span><text:span text:style-name="T54">(ArchUPMEM&lt;DPU&gt;(4));</text:span></text:p>
            <text:p text:style-name="P7"><text:span text:style-name="T53"/></text:p>
            <text:p text:style-name="P7"><text:span text:style-name="T54"><text:s text:c="4"/></text:span><text:span text:style-name="T53">uint64_t</text:span><text:span text:style-name="T54"> result = </text:span><text:span text:style-name="T54">launcher.run&lt;Checksum&gt; </text:span><text:span text:style-name="T54">(buf);</text:span></text:p>
            <text:p text:style-name="P7"><text:span text:style-name="T53">}</text:span></text:p>
          </draw:text-box>
        </draw:frame>
        <draw:frame draw:style-name="gr115" draw:text-style-name="P48" draw:layer="layout" svg:width="7.992cm" svg:height="1.072cm" svg:x="10.796cm" svg:y="12.179cm">
          <draw:text-box>
            <text:p text:style-name="P47"><text:span text:style-name="T59">main.cpp</text:span></text:p>
          </draw:text-box>
        </draw:frame>
        <draw:frame draw:style-name="gr116" draw:text-style-name="P53" draw:layer="layout" svg:width="1.286cm" svg:height="6.442cm" svg:x="25.531cm" svg:y="13.244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  <text:p text:style-name="P52"><text:span text:style-name="T61">11</text:span></text:p>
            <text:p text:style-name="P52"><text:span text:style-name="T61">12</text:span></text:p>
          </draw:text-box>
        </draw:frame>
        <draw:frame draw:style-name="gr117" draw:text-style-name="P46" draw:layer="layout" svg:width="17.51cm" svg:height="5.211cm" svg:x="1.54cm" svg:y="3.741cm">
          <draw:text-box>
            <text:p text:style-name="P7"><text:span text:style-name="T53">template</text:span><text:span text:style-name="T54">&lt;</text:span><text:span text:style-name="T53">class</text:span><text:span text:style-name="T54"> </text:span><text:span text:style-name="T55">ARCH</text:span><text:span text:style-name="T54">&gt;</text:span></text:p>
            <text:p text:style-name="P7"><text:span text:style-name="T53">struct</text:span><text:span text:style-name="T54"> </text:span><text:span text:style-name="T56">Checksum</text:span></text:p>
            <text:p text:style-name="P7"><text:span text:style-name="T53">{</text:span></text:p>
            <text:p text:style-name="P7"><text:span text:style-name="T54"><text:s text:c="3"/></text:span><text:span text:style-name="T53">static</text:span><text:span text:style-name="T54"> </text:span><text:span text:style-name="T79">uint64_t </text:span><text:span text:style-name="T80">run</text:span><text:span text:style-name="T81"> </text:span><text:span text:style-name="T81">(</text:span><text:span text:style-name="T79">int</text:span><text:span text:style-name="T81"> tuid, </text:span><text:span text:style-name="T79">const</text:span><text:span text:style-name="T81"> </text:span><text:span text:style-name="T82">vector</text:span><text:span text:style-name="T81">&lt;</text:span><text:span text:style-name="T79">uint32_t</text:span><text:span text:style-name="T81">&gt;&amp; buf)</text:span></text:p>
            <text:p text:style-name="P7"><text:span text:style-name="T53"><text:s text:c="3"/></text:span><text:span text:style-name="T53">{</text:span></text:p>
            <text:p text:style-name="P7"><text:span text:style-name="T54"><text:s text:c="7"/></text:span><text:span text:style-name="T53">uint64_t</text:span><text:span text:style-name="T54"> result = </text:span><text:span text:style-name="T54">0;</text:span></text:p>
            <text:p text:style-name="P7"><text:span text:style-name="T54"><text:s text:c="7"/></text:span><text:span text:style-name="T53">for</text:span><text:span text:style-name="T54"> (</text:span><text:span text:style-name="T53">uint32_t</text:span><text:span text:style-name="T54"> x : </text:span><text:span text:style-name="T54">buffer) <text:s/>{ result += x; }</text:span></text:p>
            <text:p text:style-name="P7"><text:span text:style-name="T54"><text:s text:c="7"/></text:span><text:span text:style-name="T53">return</text:span><text:span text:style-name="T54"> result;</text:span></text:p>
            <text:p text:style-name="P7"><text:span text:style-name="T53"><text:s text:c="3"/></text:span><text:span text:style-name="T53">}</text:span></text:p>
            <text:p text:style-name="P7"><text:span text:style-name="T53">};</text:span></text:p>
          </draw:text-box>
        </draw:frame>
        <draw:frame draw:style-name="gr118" draw:text-style-name="P53" draw:layer="layout" svg:width="1.286cm" svg:height="5.211cm" svg:x="17.83cm" svg:y="3.7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</draw:text-box>
        </draw:frame>
        <draw:frame draw:style-name="gr119" draw:text-style-name="P48" draw:layer="layout" svg:width="7.62cm" svg:height="1.072cm" svg:x="1.54cm" svg:y="2.678cm">
          <draw:text-box>
            <text:p text:style-name="P47"><text:span text:style-name="T59">Checksum.hpp</text:span></text:p>
          </draw:text-box>
        </draw:frame>
        <draw:custom-shape draw:style-name="gr120" draw:text-style-name="P55" draw:layer="layout" svg:width="28cm" svg:height="1.905cm" svg:x="0cm" svg:y="0cm">
          <text:p text:style-name="P44"><text:span text:style-name="T52">Example: <text:s/>c</text:span><text:span text:style-name="T44">omputing the checksum of a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77" draw:layer="layout" svg:width="18.415cm" svg:height="12.065cm" svg:x="5.08cm" svg:y="5.915cm">
          <text:p text:style-name="P75"><text:span text:style-name="T99">Important !</text:span></text:p>
          <text:p text:style-name="P75"><text:span text:style-name="T100"/></text:p>
          <text:p text:style-name="P75"><text:span text:style-name="T101"/></text:p>
          <text:p text:style-name="P76"><text:span text:style-name="T102">There is no parallelization here.</text:span></text:p>
          <text:p text:style-name="P76"><text:span text:style-name="T103"/></text:p>
          <text:p text:style-name="P76"><text:span text:style-name="T102">Each tasklet can see the same data </text:span><text:span text:style-name="T102"><text:line-break/></text:span><text:span text:style-name="T102">and will compute the checksum </text:span><text:span text:style-name="T102"><text:line-break/></text:span><text:span text:style-name="T102">of the whole buffer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office:forms form:automatic-focus="false" form:apply-design-mode="false"/>
        <draw:frame draw:style-name="gr121" draw:text-style-name="P46" draw:layer="layout" svg:width="16.021cm" svg:height="6.682cm" svg:x="10.796cm" svg:y="13.242cm">
          <draw:text-box>
            <text:p text:style-name="P7"><text:span text:style-name="T62">#include</text:span><text:span text:style-name="T54"> </text:span><text:span text:style-name="T63">&lt;bpl.hpp&gt;</text:span></text:p>
            <text:p text:style-name="P7"><text:span text:style-name="T62">#include</text:span><text:span text:style-name="T54"> </text:span><text:span text:style-name="T63">&lt;Checksum.hpp&gt;</text:span></text:p>
            <text:p text:style-name="P7"><text:span text:style-name="T53"/></text:p>
            <text:p text:style-name="P7"><text:span text:style-name="T62">int</text:span><text:span text:style-name="T54"> </text:span><text:span text:style-name="T57">main </text:span><text:span text:style-name="T54">(</text:span><text:span text:style-name="T62">int</text:span><text:span text:style-name="T54"> argc, </text:span><text:span text:style-name="T62">char</text:span><text:span text:style-name="T54"> </text:span><text:span text:style-name="T54">**argv)</text:span></text:p>
            <text:p text:style-name="P7"><text:span text:style-name="T53">{</text:span></text:p>
            <text:p text:style-name="P7"><text:span text:style-name="T54"><text:s text:c="4"/></text:span><text:span text:style-name="T54">std::</text:span><text:span text:style-name="T58">vector</text:span><text:span text:style-name="T54">&lt;</text:span><text:span text:style-name="T53">uint32_t</text:span><text:span text:style-name="T54">&gt; </text:span><text:span text:style-name="T54">buf (65536);</text:span></text:p>
            <text:p text:style-name="P7"><text:span text:style-name="T54"><text:s text:c="4"/></text:span><text:span text:style-name="T62">for</text:span><text:span text:style-name="T54"> (size_t i=0; </text:span><text:span text:style-name="T54">i&lt;buf.size(); i++) <text:s/></text:span><text:span text:style-name="T54">{ buf[i] = i; }</text:span></text:p>
            <text:p text:style-name="P7"><text:span text:style-name="T53"/></text:p>
            <text:p text:style-name="P58"><text:span text:style-name="T54"><text:s text:c="4"/></text:span><text:span text:style-name="T54">Launcher&lt;ArchUPMEM&gt; </text:span><text:span text:style-name="T54">launcher </text:span><text:span text:style-name="T54">(ArchUPMEM&lt;DPU&gt;(4));</text:span></text:p>
            <text:p text:style-name="P7"><text:span text:style-name="T53"/></text:p>
            <text:p text:style-name="P7"><text:span text:style-name="T54"><text:s text:c="4"/></text:span><text:span text:style-name="T53">uint64_t</text:span><text:span text:style-name="T54"> result = </text:span><text:span text:style-name="T54">launcher.run&lt;Checksum&gt; </text:span><text:span text:style-name="T54">(buf);</text:span></text:p>
            <text:p text:style-name="P7"><text:span text:style-name="T53">}</text:span></text:p>
          </draw:text-box>
        </draw:frame>
        <draw:frame draw:style-name="gr122" draw:text-style-name="P48" draw:layer="layout" svg:width="7.992cm" svg:height="1.072cm" svg:x="10.796cm" svg:y="12.179cm">
          <draw:text-box>
            <text:p text:style-name="P47"><text:span text:style-name="T59">main.cpp</text:span></text:p>
          </draw:text-box>
        </draw:frame>
        <draw:frame draw:style-name="gr123" draw:text-style-name="P53" draw:layer="layout" svg:width="1.286cm" svg:height="6.442cm" svg:x="25.531cm" svg:y="13.244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  <text:p text:style-name="P52"><text:span text:style-name="T61">11</text:span></text:p>
            <text:p text:style-name="P52"><text:span text:style-name="T61">12</text:span></text:p>
          </draw:text-box>
        </draw:frame>
        <draw:frame draw:style-name="gr124" draw:text-style-name="P46" draw:layer="layout" svg:width="17.51cm" svg:height="5.211cm" svg:x="1.54cm" svg:y="3.741cm">
          <draw:text-box>
            <text:p text:style-name="P7"><text:span text:style-name="T53">template</text:span><text:span text:style-name="T54">&lt;</text:span><text:span text:style-name="T53">class</text:span><text:span text:style-name="T54"> </text:span><text:span text:style-name="T55">ARCH</text:span><text:span text:style-name="T54">&gt;</text:span></text:p>
            <text:p text:style-name="P7"><text:span text:style-name="T53">struct</text:span><text:span text:style-name="T54"> </text:span><text:span text:style-name="T56">Checksum</text:span></text:p>
            <text:p text:style-name="P7"><text:span text:style-name="T53">{</text:span></text:p>
            <text:p text:style-name="P7"><text:span text:style-name="T54"><text:s text:c="3"/></text:span><text:span text:style-name="T53">static</text:span><text:span text:style-name="T54"> </text:span><text:span text:style-name="T79">uint64_t </text:span><text:span text:style-name="T80">run</text:span><text:span text:style-name="T81"> </text:span><text:span text:style-name="T81">(</text:span><text:span text:style-name="T79">int</text:span><text:span text:style-name="T81"> tuid, </text:span><text:span text:style-name="T79">const</text:span><text:span text:style-name="T81"> </text:span><text:span text:style-name="T82">vector</text:span><text:span text:style-name="T81">&lt;</text:span><text:span text:style-name="T79">uint32_t</text:span><text:span text:style-name="T81">&gt;&amp; buf)</text:span></text:p>
            <text:p text:style-name="P7"><text:span text:style-name="T53"><text:s text:c="3"/></text:span><text:span text:style-name="T53">{</text:span></text:p>
            <text:p text:style-name="P7"><text:span text:style-name="T54"><text:s text:c="7"/></text:span><text:span text:style-name="T53">uint64_t</text:span><text:span text:style-name="T54"> result = </text:span><text:span text:style-name="T54">0;</text:span></text:p>
            <text:p text:style-name="P7"><text:span text:style-name="T54"><text:s text:c="7"/></text:span><text:span text:style-name="T53">for</text:span><text:span text:style-name="T54"> (</text:span><text:span text:style-name="T53">uint32_t</text:span><text:span text:style-name="T54"> x : </text:span><text:span text:style-name="T54">buffer) <text:s/>{ result += x; }</text:span></text:p>
            <text:p text:style-name="P7"><text:span text:style-name="T54"><text:s text:c="7"/></text:span><text:span text:style-name="T53">return</text:span><text:span text:style-name="T54"> result;</text:span></text:p>
            <text:p text:style-name="P7"><text:span text:style-name="T53"><text:s text:c="3"/></text:span><text:span text:style-name="T53">}</text:span></text:p>
            <text:p text:style-name="P7"><text:span text:style-name="T53">};</text:span></text:p>
          </draw:text-box>
        </draw:frame>
        <draw:frame draw:style-name="gr125" draw:text-style-name="P53" draw:layer="layout" svg:width="1.286cm" svg:height="5.211cm" svg:x="17.83cm" svg:y="3.7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</draw:text-box>
        </draw:frame>
        <draw:custom-shape draw:style-name="gr126" draw:text-style-name="P55" draw:layer="layout" svg:width="28cm" svg:height="1.905cm" svg:x="0cm" svg:y="0cm">
          <text:p text:style-name="P44"><text:span text:style-name="T52">Example: <text:s/>c</text:span><text:span text:style-name="T44">omputing the checksum of a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51" draw:layer="layout" svg:width="1.905cm" svg:height="0.635cm" draw:transform="rotate (-3.14159265358979) translate (10.626cm 17.145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7" draw:text-style-name="P48" draw:layer="layout" svg:width="7.62cm" svg:height="1.072cm" svg:x="1.54cm" svg:y="2.678cm">
          <draw:text-box>
            <text:p text:style-name="P47"><text:span text:style-name="T59">Checksum.hpp</text:span></text:p>
          </draw:text-box>
        </draw:frame>
        <draw:custom-shape draw:style-name="gr97" draw:text-style-name="P77" draw:layer="layout" svg:width="18.415cm" svg:height="12.065cm" svg:x="5.08cm" svg:y="5.915cm">
          <text:p text:style-name="P76"><text:span text:style-name="T102">This sample just shows how </text:span></text:p>
          <text:p text:style-name="P78"><text:span text:style-name="T102">we can write code that looks</text:span></text:p>
          <text:p text:style-name="P78"><text:span text:style-name="T102">like conventional CPU code</text:span></text:p>
          <text:p text:style-name="P78"><text:span text:style-name="T102">and that runs on DPU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128" draw:text-style-name="P46" draw:layer="layout" svg:width="16.021cm" svg:height="6.682cm" svg:x="10.796cm" svg:y="13.242cm">
          <draw:text-box>
            <text:p text:style-name="P7"><text:span text:style-name="T62">#include</text:span><text:span text:style-name="T54"> </text:span><text:span text:style-name="T63">&lt;bpl.hpp&gt;</text:span></text:p>
            <text:p text:style-name="P7"><text:span text:style-name="T62">#include</text:span><text:span text:style-name="T54"> </text:span><text:span text:style-name="T63">&lt;Checksum.hpp&gt;</text:span></text:p>
            <text:p text:style-name="P7"><text:span text:style-name="T53"/></text:p>
            <text:p text:style-name="P7"><text:span text:style-name="T62">int</text:span><text:span text:style-name="T54"> </text:span><text:span text:style-name="T57">main </text:span><text:span text:style-name="T54">(</text:span><text:span text:style-name="T62">int</text:span><text:span text:style-name="T54"> </text:span><text:span text:style-name="T54">argc, </text:span><text:span text:style-name="T62">char</text:span><text:span text:style-name="T54"> **argv)</text:span></text:p>
            <text:p text:style-name="P7"><text:span text:style-name="T53">{</text:span></text:p>
            <text:p text:style-name="P7"><text:span text:style-name="T54"><text:s text:c="4"/></text:span><text:span text:style-name="T54">std::</text:span><text:span text:style-name="T58">vector</text:span><text:span text:style-name="T54">&lt;</text:span><text:span text:style-name="T53">uint32</text:span><text:span text:style-name="T53">_t</text:span><text:span text:style-name="T54">&gt; buf (65536);</text:span></text:p>
            <text:p text:style-name="P7"><text:span text:style-name="T54"><text:s text:c="4"/></text:span><text:span text:style-name="T62">for</text:span><text:span text:style-name="T54"> (size_t </text:span><text:span text:style-name="T54">i=0; i&lt;buf.size(); </text:span><text:span text:style-name="T54">i++) <text:s/>{ buf[i] = </text:span><text:span text:style-name="T54">i; }</text:span></text:p>
            <text:p text:style-name="P7"><text:span text:style-name="T53"/></text:p>
            <text:p text:style-name="P58"><text:span text:style-name="T54"><text:s text:c="4"/></text:span><text:span text:style-name="T54">Launcher&lt;ArchUPMEM</text:span><text:span text:style-name="T54">&gt; launcher </text:span><text:span text:style-name="T54">(ArchUPMEM&lt;DPU&gt;(4)</text:span><text:span text:style-name="T54">);</text:span></text:p>
            <text:p text:style-name="P7"><text:span text:style-name="T53"/></text:p>
            <text:p text:style-name="P7"><text:span text:style-name="T54"><text:s text:c="4"/></text:span><text:span text:style-name="T53">uint64_t</text:span><text:span text:style-name="T54"> </text:span><text:span text:style-name="T54">result = </text:span><text:span text:style-name="T54">launcher.run&lt;Check</text:span><text:span text:style-name="T54">sum&gt; (buf);</text:span></text:p>
            <text:p text:style-name="P7"><text:span text:style-name="T53">}</text:span></text:p>
          </draw:text-box>
        </draw:frame>
        <draw:frame draw:style-name="gr129" draw:text-style-name="P48" draw:layer="layout" svg:width="7.992cm" svg:height="1.072cm" svg:x="10.796cm" svg:y="12.179cm">
          <draw:text-box>
            <text:p text:style-name="P47"><text:span text:style-name="T59">main.cpp</text:span></text:p>
          </draw:text-box>
        </draw:frame>
        <draw:frame draw:style-name="gr130" draw:text-style-name="P53" draw:layer="layout" svg:width="1.286cm" svg:height="6.442cm" svg:x="25.531cm" svg:y="13.244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  <text:p text:style-name="P52"><text:span text:style-name="T61">11</text:span></text:p>
            <text:p text:style-name="P52"><text:span text:style-name="T61">12</text:span></text:p>
          </draw:text-box>
        </draw:frame>
        <draw:frame draw:style-name="gr131" draw:text-style-name="P46" draw:layer="layout" svg:width="17.51cm" svg:height="5.211cm" svg:x="1.54cm" svg:y="3.741cm">
          <draw:text-box>
            <text:p text:style-name="P7"><text:span text:style-name="T53">template</text:span><text:span text:style-name="T54">&lt;</text:span><text:span text:style-name="T53">class</text:span><text:span text:style-name="T54"> </text:span><text:span text:style-name="T55">ARCH</text:span><text:span text:style-name="T54">&gt;</text:span></text:p>
            <text:p text:style-name="P7"><text:span text:style-name="T53">struct</text:span><text:span text:style-name="T54"> </text:span><text:span text:style-name="T56">Checksum</text:span></text:p>
            <text:p text:style-name="P7"><text:span text:style-name="T53">{</text:span></text:p>
            <text:p text:style-name="P7"><text:span text:style-name="T54"><text:s text:c="3"/></text:span><text:span text:style-name="T53">static</text:span><text:span text:style-name="T54"> </text:span><text:span text:style-name="T79">uint64_t </text:span><text:span text:style-name="T80">run</text:span><text:span text:style-name="T81"> (</text:span><text:span text:style-name="T79">int</text:span><text:span text:style-name="T81"> tuid, </text:span><text:span text:style-name="T79">const</text:span><text:span text:style-name="T81"> </text:span><text:span text:style-name="T82">vector</text:span><text:span text:style-name="T81">&lt;</text:span><text:span text:style-name="T79">uint32_t</text:span><text:span text:style-name="T81">&gt;&amp; buf)</text:span></text:p>
            <text:p text:style-name="P7"><text:span text:style-name="T53"><text:s text:c="3"/></text:span><text:span text:style-name="T53">{</text:span></text:p>
            <text:p text:style-name="P7"><text:span text:style-name="T54"><text:s text:c="7"/></text:span><text:span text:style-name="T53">uint64_t</text:span><text:span text:style-name="T54"> result = 0;</text:span></text:p>
            <text:p text:style-name="P7"><text:span text:style-name="T54"><text:s text:c="7"/></text:span><text:span text:style-name="T53">for</text:span><text:span text:style-name="T54"> (</text:span><text:span text:style-name="T53">uint32_t</text:span><text:span text:style-name="T54"> x : buffer) <text:s/>{ result += x; }</text:span></text:p>
            <text:p text:style-name="P7"><text:span text:style-name="T54"><text:s text:c="7"/></text:span><text:span text:style-name="T53">return</text:span><text:span text:style-name="T54"> result;</text:span></text:p>
            <text:p text:style-name="P7"><text:span text:style-name="T53"><text:s text:c="3"/></text:span><text:span text:style-name="T53">}</text:span></text:p>
            <text:p text:style-name="P7"><text:span text:style-name="T53">};</text:span></text:p>
          </draw:text-box>
        </draw:frame>
        <draw:frame draw:style-name="gr132" draw:text-style-name="P53" draw:layer="layout" svg:width="1.286cm" svg:height="5.211cm" svg:x="17.83cm" svg:y="3.7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</draw:text-box>
        </draw:frame>
        <draw:custom-shape draw:style-name="gr133" draw:text-style-name="P55" draw:layer="layout" svg:width="28cm" svg:height="1.905cm" svg:x="0cm" svg:y="0cm">
          <text:p text:style-name="P44"><text:span text:style-name="T52">Example: <text:s/>c</text:span><text:span text:style-name="T44">omputing the checksum of a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51" draw:layer="layout" svg:width="1.905cm" svg:height="0.635cm" svg:x="19.25cm" svg:y="6.45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4" draw:text-style-name="P48" draw:layer="layout" svg:width="7.62cm" svg:height="1.072cm" svg:x="1.54cm" svg:y="2.678cm">
          <draw:text-box>
            <text:p text:style-name="P47"><text:span text:style-name="T59">Checksum.hpp</text:span></text:p>
          </draw:text-box>
        </draw:frame>
        <draw:custom-shape draw:style-name="gr135" draw:text-style-name="P80" draw:layer="layout" svg:width="18.415cm" svg:height="12.065cm" svg:x="5.08cm" svg:y="5.915cm">
          <text:p text:style-name="P79"><text:span text:style-name="T102">Parallelization is something</text:span></text:p>
          <text:p text:style-name="P79"><text:span text:style-name="T102"><text:s/></text:span><text:span text:style-name="T102">that can be designed</text:span></text:p>
          <text:p text:style-name="P79"><text:span text:style-name="T102"><text:s/></text:span><text:span text:style-name="T102">in the library in addition to</text:span></text:p>
          <text:p text:style-name="P79"><text:span text:style-name="T102">what we have seen so far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36" draw:text-style-name="P55" draw:layer="layout" svg:width="28cm" svg:height="1.905cm" svg:x="0cm" svg:y="0cm">
          <text:p text:style-name="P44"><text:span text:style-name="T52">Example: <text:s/>c</text:span><text:span text:style-name="T44">omputing the checksum of a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7" draw:text-style-name="P46" draw:layer="layout" svg:width="17.926cm" svg:height="6.682cm" svg:x="8.89cm" svg:y="13.241cm">
          <draw:text-box>
            <text:p text:style-name="P7"><text:span text:style-name="T62">#include</text:span><text:span text:style-name="T54"> </text:span><text:span text:style-name="T63">&lt;bpl.hpp&gt;</text:span></text:p>
            <text:p text:style-name="P7"><text:span text:style-name="T62">#include</text:span><text:span text:style-name="T54"> </text:span><text:span text:style-name="T63">&lt;Checksum.hpp&gt;</text:span></text:p>
            <text:p text:style-name="P7"><text:span text:style-name="T53"/></text:p>
            <text:p text:style-name="P7"><text:span text:style-name="T62">int</text:span><text:span text:style-name="T54"> </text:span><text:span text:style-name="T57">main </text:span><text:span text:style-name="T54">(</text:span><text:span text:style-name="T62">int</text:span><text:span text:style-name="T54"> argc, </text:span><text:span text:style-name="T62">char</text:span><text:span text:style-name="T54"> **argv)</text:span></text:p>
            <text:p text:style-name="P7"><text:span text:style-name="T53">{</text:span></text:p>
            <text:p text:style-name="P7"><text:span text:style-name="T54"><text:s text:c="4"/></text:span><text:span text:style-name="T54">std::</text:span><text:span text:style-name="T58">vector</text:span><text:span text:style-name="T54">&lt;</text:span><text:span text:style-name="T53">uint32_t</text:span><text:span text:style-name="T54">&gt; buf (65536);</text:span></text:p>
            <text:p text:style-name="P7"><text:span text:style-name="T54"><text:s text:c="4"/></text:span><text:span text:style-name="T62">for</text:span><text:span text:style-name="T54"> (size_t i=0; i&lt;buf.size(); i++) <text:s/>{ buf[i] = i; }</text:span></text:p>
            <text:p text:style-name="P7"><text:span text:style-name="T53"/></text:p>
            <text:p text:style-name="P58"><text:span text:style-name="T54"><text:s text:c="4"/></text:span><text:span text:style-name="T54">Launcher&lt;ArchUPMEM&gt; launcher (ArchUPMEM&lt;DPU&gt;(4));</text:span></text:p>
            <text:p text:style-name="P7"><text:span text:style-name="T53"/></text:p>
            <text:p text:style-name="P7"><text:span text:style-name="T54"><text:s text:c="4"/></text:span><text:span text:style-name="T53">uint64_t</text:span><text:span text:style-name="T54"> result = launcher.run&lt;Checksum&gt; (buf);</text:span></text:p>
            <text:p text:style-name="P7"><text:span text:style-name="T53">}</text:span></text:p>
          </draw:text-box>
        </draw:frame>
        <draw:frame draw:style-name="gr138" draw:text-style-name="P48" draw:layer="layout" svg:width="8.942cm" svg:height="1.072cm" svg:x="8.89cm" svg:y="12.178cm">
          <draw:text-box>
            <text:p text:style-name="P47"><text:span text:style-name="T59">m</text:span><text:span text:style-name="T59">a</text:span><text:span text:style-name="T59">i</text:span><text:span text:style-name="T59">n</text:span><text:span text:style-name="T59">.</text:span><text:span text:style-name="T59">c</text:span><text:span text:style-name="T59">p</text:span><text:span text:style-name="T59">p</text:span></text:p>
          </draw:text-box>
        </draw:frame>
        <draw:frame draw:style-name="gr139" draw:text-style-name="P53" draw:layer="layout" svg:width="1.286cm" svg:height="6.442cm" svg:x="25.53cm" svg:y="13.2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  <text:p text:style-name="P52"><text:span text:style-name="T61">11</text:span></text:p>
            <text:p text:style-name="P52"><text:span text:style-name="T61">12</text:span></text:p>
          </draw:text-box>
        </draw:frame>
        <draw:frame draw:style-name="gr140" draw:text-style-name="P48" draw:layer="layout" svg:width="7.62cm" svg:height="1.072cm" svg:x="1.54cm" svg:y="2.678cm">
          <draw:text-box>
            <text:p text:style-name="P47"><text:span text:style-name="T59">Checksum.</text:span><text:span text:style-name="T59">hpp</text:span></text:p>
          </draw:text-box>
        </draw:frame>
        <draw:frame draw:style-name="gr141" draw:text-style-name="P46" draw:layer="layout" svg:width="17.51cm" svg:height="5.211cm" svg:x="1.54cm" svg:y="3.741cm">
          <draw:text-box>
            <text:p text:style-name="P7"><text:span text:style-name="T53">te</text:span><text:span text:style-name="T53">mp</text:span><text:span text:style-name="T53">la</text:span><text:span text:style-name="T53">te</text:span><text:span text:style-name="T54">&lt;</text:span><text:span text:style-name="T53">c</text:span><text:span text:style-name="T53">la</text:span><text:span text:style-name="T53">ss</text:span><text:span text:style-name="T54"> </text:span><text:span text:style-name="T55">AR</text:span><text:span text:style-name="T55">CH</text:span><text:span text:style-name="T54">&gt;</text:span></text:p>
            <text:p text:style-name="P7"><text:span text:style-name="T53">st</text:span><text:span text:style-name="T53">ru</text:span><text:span text:style-name="T53">ct</text:span><text:span text:style-name="T54"> </text:span><text:span text:style-name="T56">Ch</text:span><text:span text:style-name="T56">ec</text:span><text:span text:style-name="T56">ks</text:span><text:span text:style-name="T56">um</text:span></text:p>
            <text:p text:style-name="P7"><text:span text:style-name="T53">{</text:span></text:p>
            <text:p text:style-name="P7"><text:span text:style-name="T54"><text:s text:c="3"/></text:span><text:span text:style-name="T53">st</text:span><text:span text:style-name="T53">at</text:span><text:span text:style-name="T53">ic</text:span><text:span text:style-name="T54"> </text:span><text:span text:style-name="T79">ui</text:span><text:span text:style-name="T79">nt</text:span><text:span text:style-name="T79">64</text:span><text:span text:style-name="T79">_t </text:span><text:span text:style-name="T80">ru</text:span><text:span text:style-name="T80">n</text:span><text:span text:style-name="T81"> </text:span><text:span text:style-name="T81">(</text:span><text:span text:style-name="T79">i</text:span><text:span text:style-name="T79">nt</text:span><text:span text:style-name="T81"> </text:span><text:span text:style-name="T81">tu</text:span><text:span text:style-name="T81">id</text:span><text:span text:style-name="T81">, </text:span><text:span text:style-name="T79">co</text:span><text:span text:style-name="T79">ns</text:span><text:span text:style-name="T79">t</text:span><text:span text:style-name="T81"> </text:span><text:span text:style-name="T82">ve</text:span><text:span text:style-name="T82">ct</text:span><text:span text:style-name="T82">or</text:span><text:span text:style-name="T81">&lt;</text:span><text:span text:style-name="T79">u</text:span><text:span text:style-name="T79">in</text:span><text:span text:style-name="T79">t3</text:span><text:span text:style-name="T79">2_</text:span><text:span text:style-name="T79">t</text:span><text:span text:style-name="T81">&gt;</text:span><text:span text:style-name="T81">&amp; </text:span><text:span text:style-name="T81">bu</text:span><text:span text:style-name="T81">f)</text:span></text:p>
            <text:p text:style-name="P7"><text:span text:style-name="T53"><text:s text:c="3"/></text:span><text:span text:style-name="T53">{</text:span></text:p>
            <text:p text:style-name="P7"><text:span text:style-name="T54"><text:s text:c="3"/></text:span><text:span text:style-name="T54"><text:s text:c="3"/></text:span><text:span text:style-name="T54"><text:s/></text:span><text:span text:style-name="T53">ui</text:span><text:span text:style-name="T53">nt</text:span><text:span text:style-name="T53">64</text:span><text:span text:style-name="T53">_t</text:span><text:span text:style-name="T54"> </text:span><text:span text:style-name="T54">re</text:span><text:span text:style-name="T54">su</text:span><text:span text:style-name="T54">lt </text:span><text:span text:style-name="T54">= </text:span><text:span text:style-name="T54">0;</text:span></text:p>
            <text:p text:style-name="P7"><text:span text:style-name="T54"><text:s text:c="3"/></text:span><text:span text:style-name="T54"><text:s text:c="3"/></text:span><text:span text:style-name="T54"><text:s/></text:span><text:span text:style-name="T53">fo</text:span><text:span text:style-name="T53">r</text:span><text:span text:style-name="T54"> </text:span><text:span text:style-name="T54">(</text:span><text:span text:style-name="T53">u</text:span><text:span text:style-name="T53">in</text:span><text:span text:style-name="T53">t3</text:span><text:span text:style-name="T53">2_</text:span><text:span text:style-name="T53">t</text:span><text:span text:style-name="T54"> </text:span><text:span text:style-name="T54">x </text:span><text:span text:style-name="T54">: </text:span><text:span text:style-name="T54">bu</text:span><text:span text:style-name="T54">f) </text:span><text:span text:style-name="T54"><text:s/>{ </text:span><text:span text:style-name="T54">re</text:span><text:span text:style-name="T54">su</text:span><text:span text:style-name="T54">lt </text:span><text:span text:style-name="T54">+= </text:span><text:span text:style-name="T54">x; </text:span><text:span text:style-name="T54">}</text:span></text:p>
            <text:p text:style-name="P7"><text:span text:style-name="T54"><text:s text:c="3"/></text:span><text:span text:style-name="T54"><text:s text:c="3"/></text:span><text:span text:style-name="T54"><text:s/></text:span><text:span text:style-name="T53">re</text:span><text:span text:style-name="T53">tu</text:span><text:span text:style-name="T53">rn</text:span><text:span text:style-name="T54"> </text:span><text:span text:style-name="T54">re</text:span><text:span text:style-name="T54">su</text:span><text:span text:style-name="T54">lt</text:span><text:span text:style-name="T54">;</text:span></text:p>
            <text:p text:style-name="P7"><text:span text:style-name="T53"><text:s text:c="3"/></text:span><text:span text:style-name="T53">}</text:span></text:p>
            <text:p text:style-name="P7"><text:span text:style-name="T53">};</text:span></text:p>
          </draw:text-box>
        </draw:frame>
        <draw:frame draw:style-name="gr142" draw:text-style-name="P53" draw:layer="layout" svg:width="1.286cm" svg:height="5.211cm" svg:x="17.83cm" svg:y="3.7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143" draw:text-style-name="P55" draw:layer="layout" svg:width="28cm" svg:height="1.905cm" svg:x="0cm" svg:y="0cm">
          <text:p text:style-name="P44"><text:span text:style-name="T52">Example: <text:s/>c</text:span><text:span text:style-name="T44">omputing the checksum of a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4" draw:text-style-name="P46" draw:layer="layout" svg:width="17.926cm" svg:height="6.699cm" svg:x="8.89cm" svg:y="13.241cm">
          <draw:text-box>
            <text:p text:style-name="P7"><text:span text:style-name="T62">#include</text:span><text:span text:style-name="T54"> </text:span><text:span text:style-name="T63">&lt;bpl.hpp&gt;</text:span></text:p>
            <text:p text:style-name="P7"><text:span text:style-name="T62">#include</text:span><text:span text:style-name="T54"> </text:span><text:span text:style-name="T63">&lt;Checksum.hpp&gt;</text:span></text:p>
            <text:p text:style-name="P7"><text:span text:style-name="T53"/></text:p>
            <text:p text:style-name="P7"><text:span text:style-name="T62">int</text:span><text:span text:style-name="T54"> </text:span><text:span text:style-name="T57">main </text:span><text:span text:style-name="T54">(</text:span><text:span text:style-name="T62">int</text:span><text:span text:style-name="T54"> argc, </text:span><text:span text:style-name="T62">char</text:span><text:span text:style-name="T54"> </text:span><text:span text:style-name="T54">**argv)</text:span></text:p>
            <text:p text:style-name="P7"><text:span text:style-name="T53">{</text:span></text:p>
            <text:p text:style-name="P7"><text:span text:style-name="T54"><text:s text:c="4"/></text:span><text:span text:style-name="T54">std::</text:span><text:span text:style-name="T58">vector</text:span><text:span text:style-name="T54">&lt;</text:span><text:span text:style-name="T53">uint32_t</text:span><text:span text:style-name="T54">&gt; </text:span><text:span text:style-name="T54">buf (65536);</text:span></text:p>
            <text:p text:style-name="P7"><text:span text:style-name="T54"><text:s text:c="4"/></text:span><text:span text:style-name="T62">for</text:span><text:span text:style-name="T54"> (size_t i=0; </text:span><text:span text:style-name="T54">i&lt;buf.size(); i++) <text:s/></text:span><text:span text:style-name="T54">{ buf[i] = i; }</text:span></text:p>
            <text:p text:style-name="P7"><text:span text:style-name="T53"/></text:p>
            <text:p text:style-name="P58"><text:span text:style-name="T54"><text:s text:c="4"/></text:span><text:span text:style-name="T54">Launcher&lt;ArchUPMEM&gt; </text:span><text:span text:style-name="T54">launcher </text:span><text:span text:style-name="T54">(ArchUPMEM&lt;DPU&gt;(4));</text:span></text:p>
            <text:p text:style-name="P7"><text:span text:style-name="T53"/></text:p>
            <text:p text:style-name="P7"><text:span text:style-name="T54"><text:s text:c="4"/></text:span><text:span text:style-name="T53">uint64_t</text:span><text:span text:style-name="T54"> result = </text:span><text:span text:style-name="T54">launcher.run&lt;Checksum&gt; </text:span><text:span text:style-name="T54">(</text:span><text:span text:style-name="T104">split&lt;DPU&gt; (buf)</text:span><text:span text:style-name="T54">);</text:span></text:p>
            <text:p text:style-name="P7"><text:span text:style-name="T53">}</text:span></text:p>
          </draw:text-box>
        </draw:frame>
        <draw:frame draw:style-name="gr145" draw:text-style-name="P48" draw:layer="layout" svg:width="8.942cm" svg:height="1.072cm" svg:x="8.89cm" svg:y="12.178cm">
          <draw:text-box>
            <text:p text:style-name="P47"><text:span text:style-name="T59">main.cpp</text:span></text:p>
          </draw:text-box>
        </draw:frame>
        <draw:frame draw:style-name="gr146" draw:text-style-name="P53" draw:layer="layout" svg:width="1.286cm" svg:height="6.442cm" svg:x="25.53cm" svg:y="13.2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  <text:p text:style-name="P52"><text:span text:style-name="T61">11</text:span></text:p>
            <text:p text:style-name="P52"><text:span text:style-name="T61">12</text:span></text:p>
          </draw:text-box>
        </draw:frame>
        <draw:frame draw:style-name="gr147" draw:text-style-name="P48" draw:layer="layout" svg:width="7.62cm" svg:height="1.072cm" svg:x="1.54cm" svg:y="2.678cm">
          <draw:text-box>
            <text:p text:style-name="P47"><text:span text:style-name="T59">Checksum.hpp</text:span></text:p>
          </draw:text-box>
        </draw:frame>
        <draw:frame draw:style-name="gr148" draw:text-style-name="P46" draw:layer="layout" svg:width="17.51cm" svg:height="5.211cm" svg:x="1.54cm" svg:y="3.741cm">
          <draw:text-box>
            <text:p text:style-name="P7"><text:span text:style-name="T53">template</text:span><text:span text:style-name="T54">&lt;</text:span><text:span text:style-name="T53">class</text:span><text:span text:style-name="T54"> </text:span><text:span text:style-name="T55">ARCH</text:span><text:span text:style-name="T54">&gt;</text:span></text:p>
            <text:p text:style-name="P7"><text:span text:style-name="T53">struct</text:span><text:span text:style-name="T54"> </text:span><text:span text:style-name="T56">Checksum</text:span></text:p>
            <text:p text:style-name="P7"><text:span text:style-name="T53">{</text:span></text:p>
            <text:p text:style-name="P7"><text:span text:style-name="T54"><text:s text:c="3"/></text:span><text:span text:style-name="T53">static</text:span><text:span text:style-name="T54"> </text:span><text:span text:style-name="T79">uint64_t </text:span><text:span text:style-name="T80">run</text:span><text:span text:style-name="T81"> </text:span><text:span text:style-name="T81">(</text:span><text:span text:style-name="T79">int</text:span><text:span text:style-name="T81"> tuid, </text:span><text:span text:style-name="T79">const</text:span><text:span text:style-name="T81"> </text:span><text:span text:style-name="T82">vector</text:span><text:span text:style-name="T81">&lt;</text:span><text:span text:style-name="T79">uint32_t</text:span><text:span text:style-name="T81">&gt;&amp; buf)</text:span></text:p>
            <text:p text:style-name="P7"><text:span text:style-name="T53"><text:s text:c="3"/></text:span><text:span text:style-name="T53">{</text:span></text:p>
            <text:p text:style-name="P7"><text:span text:style-name="T54"><text:s text:c="7"/></text:span><text:span text:style-name="T53">uint64_t</text:span><text:span text:style-name="T54"> result = </text:span><text:span text:style-name="T54">0;</text:span></text:p>
            <text:p text:style-name="P7"><text:span text:style-name="T54"><text:s text:c="7"/></text:span><text:span text:style-name="T53">for</text:span><text:span text:style-name="T54"> (</text:span><text:span text:style-name="T53">uint32_t</text:span><text:span text:style-name="T54"> x : </text:span><text:span text:style-name="T54">buf) <text:s/>{ result += x; }</text:span></text:p>
            <text:p text:style-name="P7"><text:span text:style-name="T54"><text:s text:c="7"/></text:span><text:span text:style-name="T53">return</text:span><text:span text:style-name="T54"> result;</text:span></text:p>
            <text:p text:style-name="P7"><text:span text:style-name="T53"><text:s text:c="3"/></text:span><text:span text:style-name="T53">}</text:span></text:p>
            <text:p text:style-name="P7"><text:span text:style-name="T53">};</text:span></text:p>
          </draw:text-box>
        </draw:frame>
        <draw:frame draw:style-name="gr149" draw:text-style-name="P53" draw:layer="layout" svg:width="1.286cm" svg:height="5.211cm" svg:x="17.83cm" svg:y="3.7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</draw:text-box>
        </draw:frame>
        <draw:custom-shape draw:style-name="gr150" draw:text-style-name="P50" draw:layer="layout" svg:width="7.91cm" svg:height="4.64cm" svg:x="0.385cm" svg:y="14.14cm">
          <text:p text:style-name="P49"><text:span text:style-name="T60">How to // ?</text:span></text:p>
          <text:p text:style-name="P49"><text:span text:style-name="T60"/></text:p>
          <text:p text:style-name="P49"><text:span text:style-name="T105">Provide a function</text:span></text:p>
          <text:p text:style-name="P49"><text:span text:style-name="T105">that knows how to split the input dat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151" draw:text-style-name="P55" draw:layer="layout" svg:width="28cm" svg:height="1.905cm" svg:x="0cm" svg:y="0cm">
          <text:p text:style-name="P44"><text:span text:style-name="T52">Example: <text:s/>c</text:span><text:span text:style-name="T44">omputing the checksum of a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2" draw:text-style-name="P46" draw:layer="layout" svg:width="17.926cm" svg:height="6.699cm" svg:x="8.89cm" svg:y="13.241cm">
          <draw:text-box>
            <text:p text:style-name="P7"><text:span text:style-name="T62">#include</text:span><text:span text:style-name="T54"> </text:span><text:span text:style-name="T63">&lt;bpl.hpp&gt;</text:span></text:p>
            <text:p text:style-name="P7"><text:span text:style-name="T62">#include</text:span><text:span text:style-name="T54"> </text:span><text:span text:style-name="T63">&lt;Checksum.hpp&gt;</text:span></text:p>
            <text:p text:style-name="P7"><text:span text:style-name="T53"/></text:p>
            <text:p text:style-name="P7"><text:span text:style-name="T62">int</text:span><text:span text:style-name="T54"> </text:span><text:span text:style-name="T57">main </text:span><text:span text:style-name="T54">(</text:span><text:span text:style-name="T62">int</text:span><text:span text:style-name="T54"> argc, </text:span><text:span text:style-name="T62">char</text:span><text:span text:style-name="T54"> </text:span><text:span text:style-name="T54">**argv)</text:span></text:p>
            <text:p text:style-name="P7"><text:span text:style-name="T53">{</text:span></text:p>
            <text:p text:style-name="P7"><text:span text:style-name="T54"><text:s text:c="4"/></text:span><text:span text:style-name="T54">std::</text:span><text:span text:style-name="T58">vector</text:span><text:span text:style-name="T54">&lt;</text:span><text:span text:style-name="T53">uint32_t</text:span><text:span text:style-name="T54">&gt; </text:span><text:span text:style-name="T54">buf (65536);</text:span></text:p>
            <text:p text:style-name="P7"><text:span text:style-name="T54"><text:s text:c="4"/></text:span><text:span text:style-name="T62">for</text:span><text:span text:style-name="T54"> (size_t i=0; </text:span><text:span text:style-name="T54">i&lt;buf.size(); i++) <text:s/></text:span><text:span text:style-name="T54">{ buf[i] = i; }</text:span></text:p>
            <text:p text:style-name="P7"><text:span text:style-name="T53"/></text:p>
            <text:p text:style-name="P58"><text:span text:style-name="T54"><text:s text:c="4"/></text:span><text:span text:style-name="T54">Launcher&lt;ArchUPMEM&gt; </text:span><text:span text:style-name="T54">launcher </text:span><text:span text:style-name="T54">(ArchUPMEM&lt;DPU&gt;(4));</text:span></text:p>
            <text:p text:style-name="P7"><text:span text:style-name="T53"/></text:p>
            <text:p text:style-name="P7"><text:span text:style-name="T54"><text:s text:c="4"/></text:span><text:span text:style-name="T53">uint64_t</text:span><text:span text:style-name="T54"> result = </text:span><text:span text:style-name="T54">launcher.run&lt;Checksum&gt; </text:span><text:span text:style-name="T54">(</text:span><text:span text:style-name="T104">split&lt;DPU&gt; (buf)</text:span><text:span text:style-name="T54">);</text:span></text:p>
            <text:p text:style-name="P7"><text:span text:style-name="T53">}</text:span></text:p>
          </draw:text-box>
        </draw:frame>
        <draw:frame draw:style-name="gr153" draw:text-style-name="P48" draw:layer="layout" svg:width="8.942cm" svg:height="1.072cm" svg:x="8.89cm" svg:y="12.178cm">
          <draw:text-box>
            <text:p text:style-name="P47"><text:span text:style-name="T59">main.cpp</text:span></text:p>
          </draw:text-box>
        </draw:frame>
        <draw:custom-shape draw:style-name="gr150" draw:text-style-name="P50" draw:layer="layout" svg:width="7.91cm" svg:height="4.64cm" svg:x="0.385cm" svg:y="14.145cm">
          <text:p text:style-name="P49"><text:span text:style-name="T60">How to // ?</text:span></text:p>
          <text:p text:style-name="P49"><text:span text:style-name="T60"/></text:p>
          <text:p text:style-name="P49"><text:span text:style-name="T105">Provide a function</text:span></text:p>
          <text:p text:style-name="P49"><text:span text:style-name="T105">that knows how to split the input data</text:span></text:p>
          <draw:enhanced-geometry svg:viewBox="0 0 21600 21600" draw:type="rectangle" draw:enhanced-path="M 0 0 L 21600 0 21600 21600 0 21600 0 0 Z N"/>
        </draw:custom-shape>
        <draw:frame draw:style-name="gr154" draw:text-style-name="P53" draw:layer="layout" svg:width="1.286cm" svg:height="6.442cm" svg:x="25.53cm" svg:y="13.2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  <text:p text:style-name="P52"><text:span text:style-name="T61">11</text:span></text:p>
            <text:p text:style-name="P52"><text:span text:style-name="T61">12</text:span></text:p>
          </draw:text-box>
        </draw:frame>
        <draw:frame draw:style-name="gr155" draw:text-style-name="P48" draw:layer="layout" svg:width="7.62cm" svg:height="1.072cm" svg:x="1.54cm" svg:y="2.678cm">
          <draw:text-box>
            <text:p text:style-name="P47"><text:span text:style-name="T59">Checksum.hpp</text:span></text:p>
          </draw:text-box>
        </draw:frame>
        <draw:frame draw:style-name="gr156" draw:text-style-name="P46" draw:layer="layout" svg:width="17.51cm" svg:height="5.211cm" svg:x="1.54cm" svg:y="3.741cm">
          <draw:text-box>
            <text:p text:style-name="P7"><text:span text:style-name="T53">template</text:span><text:span text:style-name="T54">&lt;</text:span><text:span text:style-name="T53">class</text:span><text:span text:style-name="T54"> </text:span><text:span text:style-name="T55">ARCH</text:span><text:span text:style-name="T54">&gt;</text:span></text:p>
            <text:p text:style-name="P7"><text:span text:style-name="T53">struct</text:span><text:span text:style-name="T54"> </text:span><text:span text:style-name="T56">Checksum</text:span></text:p>
            <text:p text:style-name="P7"><text:span text:style-name="T53">{</text:span></text:p>
            <text:p text:style-name="P7"><text:span text:style-name="T54"><text:s text:c="3"/></text:span><text:span text:style-name="T53">static</text:span><text:span text:style-name="T54"> </text:span><text:span text:style-name="T79">uint64_t </text:span><text:span text:style-name="T80">run</text:span><text:span text:style-name="T81"> </text:span><text:span text:style-name="T81">(</text:span><text:span text:style-name="T79">int</text:span><text:span text:style-name="T81"> tuid, </text:span><text:span text:style-name="T79">const</text:span><text:span text:style-name="T81"> </text:span><text:span text:style-name="T82">vector</text:span><text:span text:style-name="T81">&lt;</text:span><text:span text:style-name="T79">uint32_t</text:span><text:span text:style-name="T81">&gt;&amp; buf)</text:span></text:p>
            <text:p text:style-name="P7"><text:span text:style-name="T53"><text:s text:c="3"/></text:span><text:span text:style-name="T53">{</text:span></text:p>
            <text:p text:style-name="P7"><text:span text:style-name="T54"><text:s text:c="7"/></text:span><text:span text:style-name="T53">uint64_t</text:span><text:span text:style-name="T54"> result = </text:span><text:span text:style-name="T54">0;</text:span></text:p>
            <text:p text:style-name="P7"><text:span text:style-name="T54"><text:s text:c="7"/></text:span><text:span text:style-name="T53">for</text:span><text:span text:style-name="T54"> (</text:span><text:span text:style-name="T53">uint32_t</text:span><text:span text:style-name="T54"> x : </text:span><text:span text:style-name="T54">buf) <text:s/>{ result += x; }</text:span></text:p>
            <text:p text:style-name="P7"><text:span text:style-name="T54"><text:s text:c="7"/></text:span><text:span text:style-name="T53">return</text:span><text:span text:style-name="T54"> result;</text:span></text:p>
            <text:p text:style-name="P7"><text:span text:style-name="T53"><text:s text:c="3"/></text:span><text:span text:style-name="T53">}</text:span></text:p>
            <text:p text:style-name="P7"><text:span text:style-name="T53">};</text:span></text:p>
          </draw:text-box>
        </draw:frame>
        <draw:frame draw:style-name="gr157" draw:text-style-name="P53" draw:layer="layout" svg:width="1.286cm" svg:height="5.211cm" svg:x="17.83cm" svg:y="3.7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</draw:text-box>
        </draw:frame>
        <draw:custom-shape draw:style-name="gr158" draw:text-style-name="P82" draw:layer="layout" svg:width="3.89cm" svg:height="0.635cm" svg:x="7.08cm" svg:y="10.26cm">
          <text:p text:style-name="P81"><text:span text:style-name="T106">DPU1</text:span></text:p>
          <draw:enhanced-geometry svg:viewBox="0 0 21600 21600" draw:type="rectangle" draw:enhanced-path="M 0 0 L 21600 0 21600 21600 0 21600 0 0 Z N"/>
        </draw:custom-shape>
        <draw:custom-shape draw:style-name="gr159" draw:text-style-name="P84" draw:layer="layout" svg:width="6.545cm" svg:height="0.635cm" svg:x="0.635cm" svg:y="10.26cm">
          <text:p text:style-name="P83"><text:span text:style-name="T107">split&lt;DPU&gt;(buf)</text:span></text:p>
          <draw:enhanced-geometry svg:viewBox="0 0 21600 21600" draw:type="rectangle" draw:enhanced-path="M 0 0 L 21600 0 21600 21600 0 21600 0 0 Z N"/>
        </draw:custom-shape>
        <draw:custom-shape draw:style-name="gr158" draw:text-style-name="P86" draw:layer="layout" svg:width="3.89cm" svg:height="0.635cm" svg:x="11.08cm" svg:y="10.26cm">
          <text:p text:style-name="P85"><text:span text:style-name="T106">DPU2</text:span></text:p>
          <draw:enhanced-geometry svg:viewBox="0 0 21600 21600" draw:type="rectangle" draw:enhanced-path="M 0 0 L 21600 0 21600 21600 0 21600 0 0 Z N"/>
        </draw:custom-shape>
        <draw:custom-shape draw:style-name="gr158" draw:text-style-name="P86" draw:layer="layout" svg:width="3.89cm" svg:height="0.635cm" svg:x="15.08cm" svg:y="10.26cm">
          <text:p text:style-name="P85"><text:span text:style-name="T106">DPU3</text:span></text:p>
          <draw:enhanced-geometry svg:viewBox="0 0 21600 21600" draw:type="rectangle" draw:enhanced-path="M 0 0 L 21600 0 21600 21600 0 21600 0 0 Z N"/>
        </draw:custom-shape>
        <draw:custom-shape draw:style-name="gr158" draw:text-style-name="P86" draw:layer="layout" svg:width="3.89cm" svg:height="0.635cm" svg:x="19.08cm" svg:y="10.26cm">
          <text:p text:style-name="P85"><text:span text:style-name="T106">DPU4</text:span></text:p>
          <draw:enhanced-geometry svg:viewBox="0 0 21600 21600" draw:type="rectangle" draw:enhanced-path="M 0 0 L 21600 0 21600 21600 0 21600 0 0 Z N"/>
        </draw:custom-shape>
        <draw:line draw:style-name="gr160" draw:text-style-name="P32" draw:layer="layout" svg:x1="8.89cm" svg:y1="10.26cm" svg:x2="16.294cm" svg:y2="5.887cm">
          <text:p/>
        </draw:line>
        <draw:line draw:style-name="gr160" draw:text-style-name="P32" draw:layer="layout" svg:x1="13.335cm" svg:y1="10.261cm" svg:x2="16.624cm" svg:y2="5.91cm">
          <text:p/>
        </draw:line>
        <draw:line draw:style-name="gr160" draw:text-style-name="P32" draw:layer="layout" svg:x1="17.145cm" svg:y1="10.26cm" svg:x2="16.867cm" svg:y2="5.887cm">
          <text:p/>
        </draw:line>
        <draw:line draw:style-name="gr160" draw:text-style-name="P32" draw:layer="layout" svg:x1="20.955cm" svg:y1="10.26cm" svg:x2="17.22cm" svg:y2="5.865cm">
          <text:p/>
        </draw:lin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161" draw:text-style-name="P55" draw:layer="layout" svg:width="28cm" svg:height="1.905cm" svg:x="0cm" svg:y="0cm">
          <text:p text:style-name="P44"><text:span text:style-name="T52">Example: <text:s/>c</text:span><text:span text:style-name="T44">omputing the checksum of a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2" draw:text-style-name="P46" draw:layer="layout" svg:width="17.926cm" svg:height="6.699cm" svg:x="8.89cm" svg:y="13.241cm">
          <draw:text-box>
            <text:p text:style-name="P7"><text:span text:style-name="T62">#include</text:span><text:span text:style-name="T54"> </text:span><text:span text:style-name="T63">&lt;bpl.hpp&gt;</text:span></text:p>
            <text:p text:style-name="P7"><text:span text:style-name="T62">#include</text:span><text:span text:style-name="T54"> </text:span><text:span text:style-name="T63">&lt;Checksum.hpp&gt;</text:span></text:p>
            <text:p text:style-name="P7"><text:span text:style-name="T53"/></text:p>
            <text:p text:style-name="P7"><text:span text:style-name="T62">int</text:span><text:span text:style-name="T54"> </text:span><text:span text:style-name="T57">main </text:span><text:span text:style-name="T54">(</text:span><text:span text:style-name="T62">int</text:span><text:span text:style-name="T54"> argc, </text:span><text:span text:style-name="T62">char</text:span><text:span text:style-name="T54"> </text:span><text:span text:style-name="T54">**argv)</text:span></text:p>
            <text:p text:style-name="P7"><text:span text:style-name="T53">{</text:span></text:p>
            <text:p text:style-name="P7"><text:span text:style-name="T54"><text:s text:c="4"/></text:span><text:span text:style-name="T54">std::</text:span><text:span text:style-name="T58">vector</text:span><text:span text:style-name="T54">&lt;</text:span><text:span text:style-name="T53">uint32_t</text:span><text:span text:style-name="T54">&gt; </text:span><text:span text:style-name="T54">buf (65536);</text:span></text:p>
            <text:p text:style-name="P7"><text:span text:style-name="T54"><text:s text:c="4"/></text:span><text:span text:style-name="T62">for</text:span><text:span text:style-name="T54"> (size_t i=0; </text:span><text:span text:style-name="T54">i&lt;buf.size(); i++) <text:s/></text:span><text:span text:style-name="T54">{ buf[i] = i; }</text:span></text:p>
            <text:p text:style-name="P7"><text:span text:style-name="T53"/></text:p>
            <text:p text:style-name="P58"><text:span text:style-name="T54"><text:s text:c="4"/></text:span><text:span text:style-name="T54">Launcher&lt;ArchUPMEM&gt; </text:span><text:span text:style-name="T54">launcher </text:span><text:span text:style-name="T54">(ArchUPMEM&lt;DPU&gt;(4));</text:span></text:p>
            <text:p text:style-name="P7"><text:span text:style-name="T53"/></text:p>
            <text:p text:style-name="P7"><text:span text:style-name="T54"><text:s text:c="4"/></text:span><text:span text:style-name="T53">uint64_t</text:span><text:span text:style-name="T54"> result = </text:span><text:span text:style-name="T54">launcher.run&lt;Checksum&gt; </text:span><text:span text:style-name="T54">(</text:span><text:span text:style-name="T104">split&lt;Tasklet&gt;(buf)</text:span><text:span text:style-name="T54">);</text:span></text:p>
            <text:p text:style-name="P7"><text:span text:style-name="T53">}</text:span></text:p>
          </draw:text-box>
        </draw:frame>
        <draw:frame draw:style-name="gr163" draw:text-style-name="P48" draw:layer="layout" svg:width="8.942cm" svg:height="1.072cm" svg:x="8.89cm" svg:y="12.178cm">
          <draw:text-box>
            <text:p text:style-name="P47"><text:span text:style-name="T59">main.cpp</text:span></text:p>
          </draw:text-box>
        </draw:frame>
        <draw:custom-shape draw:style-name="gr150" draw:text-style-name="P50" draw:layer="layout" svg:width="7.91cm" svg:height="4.64cm" svg:x="0.385cm" svg:y="14.145cm">
          <text:p text:style-name="P49"><text:span text:style-name="T60">How to // ?</text:span></text:p>
          <text:p text:style-name="P49"><text:span text:style-name="T60"/></text:p>
          <text:p text:style-name="P49"><text:span text:style-name="T105">Provide a function</text:span></text:p>
          <text:p text:style-name="P49"><text:span text:style-name="T105">that knows how to split the input data</text:span></text:p>
          <draw:enhanced-geometry svg:viewBox="0 0 21600 21600" draw:type="rectangle" draw:enhanced-path="M 0 0 L 21600 0 21600 21600 0 21600 0 0 Z N"/>
        </draw:custom-shape>
        <draw:frame draw:style-name="gr164" draw:text-style-name="P53" draw:layer="layout" svg:width="1.286cm" svg:height="6.442cm" svg:x="25.53cm" svg:y="13.2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  <text:p text:style-name="P52"><text:span text:style-name="T61">11</text:span></text:p>
            <text:p text:style-name="P52"><text:span text:style-name="T61">12</text:span></text:p>
          </draw:text-box>
        </draw:frame>
        <draw:frame draw:style-name="gr165" draw:text-style-name="P48" draw:layer="layout" svg:width="7.62cm" svg:height="1.072cm" svg:x="1.54cm" svg:y="2.678cm">
          <draw:text-box>
            <text:p text:style-name="P47"><text:span text:style-name="T59">Checksum.hpp</text:span></text:p>
          </draw:text-box>
        </draw:frame>
        <draw:frame draw:style-name="gr166" draw:text-style-name="P46" draw:layer="layout" svg:width="17.51cm" svg:height="5.211cm" svg:x="1.54cm" svg:y="3.741cm">
          <draw:text-box>
            <text:p text:style-name="P7"><text:span text:style-name="T53">template</text:span><text:span text:style-name="T54">&lt;</text:span><text:span text:style-name="T53">class</text:span><text:span text:style-name="T54"> </text:span><text:span text:style-name="T55">ARCH</text:span><text:span text:style-name="T54">&gt;</text:span></text:p>
            <text:p text:style-name="P7"><text:span text:style-name="T53">struct</text:span><text:span text:style-name="T54"> </text:span><text:span text:style-name="T56">Checksum</text:span></text:p>
            <text:p text:style-name="P7"><text:span text:style-name="T53">{</text:span></text:p>
            <text:p text:style-name="P7"><text:span text:style-name="T54"><text:s text:c="3"/></text:span><text:span text:style-name="T53">static</text:span><text:span text:style-name="T54"> </text:span><text:span text:style-name="T79">uint64_t </text:span><text:span text:style-name="T80">run</text:span><text:span text:style-name="T81"> </text:span><text:span text:style-name="T81">(</text:span><text:span text:style-name="T79">int</text:span><text:span text:style-name="T81"> tuid, </text:span><text:span text:style-name="T79">const</text:span><text:span text:style-name="T81"> </text:span><text:span text:style-name="T82">vector</text:span><text:span text:style-name="T81">&lt;</text:span><text:span text:style-name="T79">uint32_t</text:span><text:span text:style-name="T81">&gt;&amp; buf)</text:span></text:p>
            <text:p text:style-name="P7"><text:span text:style-name="T53"><text:s text:c="3"/></text:span><text:span text:style-name="T53">{</text:span></text:p>
            <text:p text:style-name="P7"><text:span text:style-name="T54"><text:s text:c="7"/></text:span><text:span text:style-name="T53">uint64_t</text:span><text:span text:style-name="T54"> result = </text:span><text:span text:style-name="T54">0;</text:span></text:p>
            <text:p text:style-name="P7"><text:span text:style-name="T54"><text:s text:c="7"/></text:span><text:span text:style-name="T53">for</text:span><text:span text:style-name="T54"> (</text:span><text:span text:style-name="T53">uint32_t</text:span><text:span text:style-name="T54"> x : </text:span><text:span text:style-name="T54">buf) <text:s/>{ result += x; }</text:span></text:p>
            <text:p text:style-name="P7"><text:span text:style-name="T54"><text:s text:c="7"/></text:span><text:span text:style-name="T53">return</text:span><text:span text:style-name="T54"> result;</text:span></text:p>
            <text:p text:style-name="P7"><text:span text:style-name="T53"><text:s text:c="3"/></text:span><text:span text:style-name="T53">}</text:span></text:p>
            <text:p text:style-name="P7"><text:span text:style-name="T53">};</text:span></text:p>
          </draw:text-box>
        </draw:frame>
        <draw:frame draw:style-name="gr167" draw:text-style-name="P53" draw:layer="layout" svg:width="1.286cm" svg:height="5.211cm" svg:x="17.83cm" svg:y="3.7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</draw:text-box>
        </draw:frame>
        <draw:custom-shape draw:style-name="gr168" draw:text-style-name="P88" draw:layer="layout" svg:width="1.175cm" svg:height="0.371cm" svg:x="7.08cm" svg:y="10.024cm">
          <text:p text:style-name="P87"><text:span text:style-name="T108">T1</text:span></text:p>
          <draw:enhanced-geometry svg:viewBox="0 0 21600 21600" draw:type="rectangle" draw:enhanced-path="M 0 0 L 21600 0 21600 21600 0 21600 0 0 Z N"/>
        </draw:custom-shape>
        <draw:custom-shape draw:style-name="gr159" draw:text-style-name="P90" draw:layer="layout" svg:width="6.545cm" svg:height="0.635cm" svg:x="0.635cm" svg:y="10.06cm">
          <text:p text:style-name="P89"><text:span text:style-name="T109">split&lt;Tasklet&gt;(buf)</text:span></text:p>
          <draw:enhanced-geometry svg:viewBox="0 0 21600 21600" draw:type="rectangle" draw:enhanced-path="M 0 0 L 21600 0 21600 21600 0 21600 0 0 Z N"/>
        </draw:custom-shape>
        <draw:custom-shape draw:style-name="gr169" draw:text-style-name="P92" draw:layer="layout" svg:width="3.89cm" svg:height="0.335cm" svg:x="11.28cm" svg:y="10.46cm">
          <text:p text:style-name="P91"><text:span text:style-name="T110">DPU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92" draw:layer="layout" svg:width="3.89cm" svg:height="0.335cm" svg:x="15.48cm" svg:y="10.46cm">
          <text:p text:style-name="P91"><text:span text:style-name="T110">DPU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92" draw:layer="layout" svg:width="3.89cm" svg:height="0.335cm" svg:x="19.68cm" svg:y="10.46cm">
          <text:p text:style-name="P91"><text:span text:style-name="T110">DPU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0" draw:text-style-name="P32" draw:layer="layout" svg:x1="9.093cm" svg:y1="9.33cm" svg:x2="16.294cm" svg:y2="5.883cm">
          <text:p/>
        </draw:line>
        <draw:line draw:style-name="gr160" draw:text-style-name="P32" draw:layer="layout" svg:x1="13.271cm" svg:y1="9.316cm" svg:x2="16.624cm" svg:y2="5.902cm">
          <text:p/>
        </draw:line>
        <draw:line draw:style-name="gr160" draw:text-style-name="P32" draw:layer="layout" svg:x1="17.406cm" svg:y1="9.302cm" svg:x2="16.867cm" svg:y2="5.883cm">
          <text:p/>
        </draw:line>
        <draw:line draw:style-name="gr160" draw:text-style-name="P32" draw:layer="layout" svg:x1="21.612cm" svg:y1="9.344cm" svg:x2="17.22cm" svg:y2="5.865cm">
          <text:p/>
        </draw:line>
        <draw:custom-shape draw:style-name="gr168" draw:text-style-name="P88" draw:layer="layout" svg:width="1.175cm" svg:height="0.371cm" svg:x="9.78cm" svg:y="10.024cm">
          <text:p text:style-name="P87"><text:span text:style-name="T108">TN</text:span></text:p>
          <draw:enhanced-geometry svg:viewBox="0 0 21600 21600" draw:type="rectangle" draw:enhanced-path="M 0 0 L 21600 0 21600 21600 0 21600 0 0 Z N"/>
        </draw:custom-shape>
        <draw:custom-shape draw:style-name="gr169" draw:text-style-name="P94" draw:layer="layout" svg:width="3.89cm" svg:height="0.335cm" svg:x="7.08cm" svg:y="10.46cm">
          <text:p text:style-name="P93"><text:span text:style-name="T110">DPU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88" draw:layer="layout" svg:width="1.175cm" svg:height="0.371cm" svg:x="8.408cm" svg:y="10.024cm">
          <text:p text:style-name="P87"><text:span text:style-name="T108">...</text:span></text:p>
          <draw:enhanced-geometry svg:viewBox="0 0 21600 21600" draw:type="rectangle" draw:enhanced-path="M 0 0 L 21600 0 21600 21600 0 21600 0 0 Z N"/>
        </draw:custom-shape>
        <draw:custom-shape draw:style-name="gr168" draw:text-style-name="P88" draw:layer="layout" svg:width="1.175cm" svg:height="0.371cm" svg:x="11.28cm" svg:y="10.024cm">
          <text:p text:style-name="P87"><text:span text:style-name="T108">T1</text:span></text:p>
          <draw:enhanced-geometry svg:viewBox="0 0 21600 21600" draw:type="rectangle" draw:enhanced-path="M 0 0 L 21600 0 21600 21600 0 21600 0 0 Z N"/>
        </draw:custom-shape>
        <draw:custom-shape draw:style-name="gr168" draw:text-style-name="P88" draw:layer="layout" svg:width="1.175cm" svg:height="0.371cm" svg:x="13.98cm" svg:y="10.024cm">
          <text:p text:style-name="P87"><text:span text:style-name="T108">TN</text:span></text:p>
          <draw:enhanced-geometry svg:viewBox="0 0 21600 21600" draw:type="rectangle" draw:enhanced-path="M 0 0 L 21600 0 21600 21600 0 21600 0 0 Z N"/>
        </draw:custom-shape>
        <draw:custom-shape draw:style-name="gr168" draw:text-style-name="P88" draw:layer="layout" svg:width="1.175cm" svg:height="0.371cm" svg:x="12.608cm" svg:y="10.024cm">
          <text:p text:style-name="P87"><text:span text:style-name="T108">...</text:span></text:p>
          <draw:enhanced-geometry svg:viewBox="0 0 21600 21600" draw:type="rectangle" draw:enhanced-path="M 0 0 L 21600 0 21600 21600 0 21600 0 0 Z N"/>
        </draw:custom-shape>
        <draw:custom-shape draw:style-name="gr168" draw:text-style-name="P88" draw:layer="layout" svg:width="1.175cm" svg:height="0.371cm" svg:x="15.48cm" svg:y="10.024cm">
          <text:p text:style-name="P87"><text:span text:style-name="T108">T1</text:span></text:p>
          <draw:enhanced-geometry svg:viewBox="0 0 21600 21600" draw:type="rectangle" draw:enhanced-path="M 0 0 L 21600 0 21600 21600 0 21600 0 0 Z N"/>
        </draw:custom-shape>
        <draw:custom-shape draw:style-name="gr168" draw:text-style-name="P88" draw:layer="layout" svg:width="1.175cm" svg:height="0.371cm" svg:x="18.18cm" svg:y="10.024cm">
          <text:p text:style-name="P87"><text:span text:style-name="T108">TN</text:span></text:p>
          <draw:enhanced-geometry svg:viewBox="0 0 21600 21600" draw:type="rectangle" draw:enhanced-path="M 0 0 L 21600 0 21600 21600 0 21600 0 0 Z N"/>
        </draw:custom-shape>
        <draw:custom-shape draw:style-name="gr168" draw:text-style-name="P88" draw:layer="layout" svg:width="1.175cm" svg:height="0.371cm" svg:x="16.808cm" svg:y="10.024cm">
          <text:p text:style-name="P87"><text:span text:style-name="T108">...</text:span></text:p>
          <draw:enhanced-geometry svg:viewBox="0 0 21600 21600" draw:type="rectangle" draw:enhanced-path="M 0 0 L 21600 0 21600 21600 0 21600 0 0 Z N"/>
        </draw:custom-shape>
        <draw:custom-shape draw:style-name="gr168" draw:text-style-name="P88" draw:layer="layout" svg:width="1.175cm" svg:height="0.371cm" svg:x="19.68cm" svg:y="10.024cm">
          <text:p text:style-name="P87"><text:span text:style-name="T108">T1</text:span></text:p>
          <draw:enhanced-geometry svg:viewBox="0 0 21600 21600" draw:type="rectangle" draw:enhanced-path="M 0 0 L 21600 0 21600 21600 0 21600 0 0 Z N"/>
        </draw:custom-shape>
        <draw:custom-shape draw:style-name="gr168" draw:text-style-name="P88" draw:layer="layout" svg:width="1.175cm" svg:height="0.371cm" svg:x="22.38cm" svg:y="10.024cm">
          <text:p text:style-name="P87"><text:span text:style-name="T108">TN</text:span></text:p>
          <draw:enhanced-geometry svg:viewBox="0 0 21600 21600" draw:type="rectangle" draw:enhanced-path="M 0 0 L 21600 0 21600 21600 0 21600 0 0 Z N"/>
        </draw:custom-shape>
        <draw:custom-shape draw:style-name="gr168" draw:text-style-name="P88" draw:layer="layout" svg:width="1.175cm" svg:height="0.371cm" svg:x="21.008cm" svg:y="10.024cm">
          <text:p text:style-name="P87"><text:span text:style-name="T108">...</text:span></text:p>
          <draw:enhanced-geometry svg:viewBox="0 0 21600 21600" draw:type="rectangle" draw:enhanced-path="M 0 0 L 21600 0 21600 21600 0 21600 0 0 Z N"/>
        </draw:custom-shape>
        <draw:custom-shape draw:style-name="gr170" draw:text-style-name="P32" draw:layer="layout" svg:width="0.49cm" svg:height="3.912cm" draw:transform="rotate (-1.5707963267949) translate (10.997cm 9.3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0" draw:text-style-name="P32" draw:layer="layout" svg:width="0.49cm" svg:height="3.912cm" draw:transform="rotate (-1.5707963267949) translate (15.197cm 9.39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0" draw:text-style-name="P32" draw:layer="layout" svg:width="0.49cm" svg:height="3.912cm" draw:transform="rotate (-1.5707963267949) translate (19.397cm 9.39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0" draw:text-style-name="P32" draw:layer="layout" svg:width="0.49cm" svg:height="3.912cm" draw:transform="rotate (-1.5707963267949) translate (23.597cm 9.39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71" draw:text-style-name="P55" draw:layer="layout" svg:width="28cm" svg:height="1.905cm" svg:x="0cm" svg:y="0cm">
          <text:p text:style-name="P44"><text:span text:style-name="T52">Example: <text:s/>c</text:span><text:span text:style-name="T44">omputing the checksum of a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2" draw:text-style-name="P46" draw:layer="layout" svg:width="16.021cm" svg:height="6.699cm" svg:x="10.795cm" svg:y="13.241cm">
          <draw:text-box>
            <text:p text:style-name="P7"><text:span text:style-name="T62">#include</text:span><text:span text:style-name="T54"> </text:span><text:span text:style-name="T63">&lt;bpl.hpp&gt;</text:span></text:p>
            <text:p text:style-name="P7"><text:span text:style-name="T62">#include</text:span><text:span text:style-name="T54"> </text:span><text:span text:style-name="T63">&lt;Checksum.hpp&gt;</text:span></text:p>
            <text:p text:style-name="P7"><text:span text:style-name="T53"/></text:p>
            <text:p text:style-name="P7"><text:span text:style-name="T62">int</text:span><text:span text:style-name="T54"> </text:span><text:span text:style-name="T57">main </text:span><text:span text:style-name="T54">(</text:span><text:span text:style-name="T62">int</text:span><text:span text:style-name="T54"> argc, </text:span><text:span text:style-name="T62">char</text:span><text:span text:style-name="T54"> </text:span><text:span text:style-name="T54">**argv)</text:span></text:p>
            <text:p text:style-name="P7"><text:span text:style-name="T53">{</text:span></text:p>
            <text:p text:style-name="P7"><text:span text:style-name="T54"><text:s text:c="4"/></text:span><text:span text:style-name="T54">std::</text:span><text:span text:style-name="T58">vector</text:span><text:span text:style-name="T54">&lt;</text:span><text:span text:style-name="T53">uint32_t</text:span><text:span text:style-name="T54">&gt; </text:span><text:span text:style-name="T54">buf (65536);</text:span></text:p>
            <text:p text:style-name="P7"><text:span text:style-name="T54"><text:s text:c="4"/></text:span><text:span text:style-name="T62">for</text:span><text:span text:style-name="T54"> (size_t i=0; </text:span><text:span text:style-name="T54">i&lt;buf.size(); i++) <text:s/></text:span><text:span text:style-name="T54">{ buf[i] = i; }</text:span></text:p>
            <text:p text:style-name="P7"><text:span text:style-name="T53"/></text:p>
            <text:p text:style-name="P7"><text:span text:style-name="T54"><text:s text:c="4"/></text:span><text:span text:style-name="T54">Launcher&lt;</text:span><text:span text:style-name="T104">ArchMultiCore</text:span><text:span text:style-name="T54">&gt; </text:span><text:span text:style-name="T54">launcher (16);</text:span></text:p>
            <text:p text:style-name="P7"><text:span text:style-name="T53"/></text:p>
            <text:p text:style-name="P58"><text:span text:style-name="T54"><text:s text:c="4"/></text:span><text:span text:style-name="T53">uint64_t</text:span><text:span text:style-name="T54"> result = </text:span><text:span text:style-name="T54">launcher.run&lt;Checksum&gt; </text:span><text:span text:style-name="T54">(split (buf));</text:span></text:p>
            <text:p text:style-name="P7"><text:span text:style-name="T53">}</text:span></text:p>
          </draw:text-box>
        </draw:frame>
        <draw:frame draw:style-name="gr173" draw:text-style-name="P48" draw:layer="layout" svg:width="7.992cm" svg:height="1.072cm" svg:x="10.795cm" svg:y="12.178cm">
          <draw:text-box>
            <text:p text:style-name="P47"><text:span text:style-name="T59">main.cpp</text:span></text:p>
          </draw:text-box>
        </draw:frame>
        <draw:custom-shape draw:style-name="gr174" draw:text-style-name="P50" draw:layer="layout" svg:width="8.41cm" svg:height="4.64cm" svg:x="1.785cm" svg:y="13.445cm">
          <text:p text:style-name="P49"><text:span text:style-name="T60">Towards</text:span><text:span text:style-name="T60"><text:line-break/></text:span><text:span text:style-name="T60">architecture genericity</text:span></text:p>
          <text:p text:style-name="P49"><text:span text:style-name="T60"/></text:p>
          <text:p text:style-name="P49"><text:span text:style-name="T105">We could run</text:span><text:span text:style-name="T105"><text:line-break/></text:span><text:span text:style-name="T105">our task on</text:span></text:p>
          <text:p text:style-name="P49"><text:span text:style-name="T105">a multicore architecture</text:span><text:span text:style-name="T105"><text:line-break/></text:span><text:span text:style-name="T105">as well</text:span></text:p>
          <draw:enhanced-geometry svg:viewBox="0 0 21600 21600" draw:type="rectangle" draw:enhanced-path="M 0 0 L 21600 0 21600 21600 0 21600 0 0 Z N"/>
        </draw:custom-shape>
        <draw:frame draw:style-name="gr175" draw:text-style-name="P53" draw:layer="layout" svg:width="1.286cm" svg:height="6.442cm" svg:x="25.53cm" svg:y="13.2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  <text:p text:style-name="P52"><text:span text:style-name="T61">11</text:span></text:p>
            <text:p text:style-name="P52"><text:span text:style-name="T61">12</text:span></text:p>
          </draw:text-box>
        </draw:frame>
        <draw:frame draw:style-name="gr176" draw:text-style-name="P48" draw:layer="layout" svg:width="7.62cm" svg:height="1.072cm" svg:x="1.54cm" svg:y="2.678cm">
          <draw:text-box>
            <text:p text:style-name="P47"><text:span text:style-name="T59">Checksum.hpp</text:span></text:p>
          </draw:text-box>
        </draw:frame>
        <draw:frame draw:style-name="gr177" draw:text-style-name="P46" draw:layer="layout" svg:width="17.51cm" svg:height="5.211cm" svg:x="1.54cm" svg:y="3.741cm">
          <draw:text-box>
            <text:p text:style-name="P7"><text:span text:style-name="T53">template</text:span><text:span text:style-name="T54">&lt;</text:span><text:span text:style-name="T53">class</text:span><text:span text:style-name="T54"> </text:span><text:span text:style-name="T55">ARCH</text:span><text:span text:style-name="T54">&gt;</text:span></text:p>
            <text:p text:style-name="P7"><text:span text:style-name="T53">struct</text:span><text:span text:style-name="T54"> </text:span><text:span text:style-name="T56">Checksum</text:span></text:p>
            <text:p text:style-name="P7"><text:span text:style-name="T53">{</text:span></text:p>
            <text:p text:style-name="P7"><text:span text:style-name="T54"><text:s text:c="3"/></text:span><text:span text:style-name="T53">static</text:span><text:span text:style-name="T54"> </text:span><text:span text:style-name="T79">uint64_t </text:span><text:span text:style-name="T80">run</text:span><text:span text:style-name="T81"> </text:span><text:span text:style-name="T81">(</text:span><text:span text:style-name="T79">int</text:span><text:span text:style-name="T81"> tuid, </text:span><text:span text:style-name="T79">const</text:span><text:span text:style-name="T81"> </text:span><text:span text:style-name="T82">vector</text:span><text:span text:style-name="T81">&lt;</text:span><text:span text:style-name="T79">uint32_t</text:span><text:span text:style-name="T81">&gt;&amp; buf)</text:span></text:p>
            <text:p text:style-name="P7"><text:span text:style-name="T53"><text:s text:c="3"/></text:span><text:span text:style-name="T53">{</text:span></text:p>
            <text:p text:style-name="P7"><text:span text:style-name="T54"><text:s text:c="7"/></text:span><text:span text:style-name="T53">uint64_t</text:span><text:span text:style-name="T54"> result = </text:span><text:span text:style-name="T54">0;</text:span></text:p>
            <text:p text:style-name="P7"><text:span text:style-name="T54"><text:s text:c="7"/></text:span><text:span text:style-name="T53">for</text:span><text:span text:style-name="T54"> (</text:span><text:span text:style-name="T53">uint32_t</text:span><text:span text:style-name="T54"> x : </text:span><text:span text:style-name="T54">buf) <text:s/>{ result += x; }</text:span></text:p>
            <text:p text:style-name="P7"><text:span text:style-name="T54"><text:s text:c="7"/></text:span><text:span text:style-name="T53">return</text:span><text:span text:style-name="T54"> result;</text:span></text:p>
            <text:p text:style-name="P7"><text:span text:style-name="T53"><text:s text:c="3"/></text:span><text:span text:style-name="T53">}</text:span></text:p>
            <text:p text:style-name="P7"><text:span text:style-name="T53">};</text:span></text:p>
          </draw:text-box>
        </draw:frame>
        <draw:frame draw:style-name="gr178" draw:text-style-name="P53" draw:layer="layout" svg:width="1.286cm" svg:height="5.211cm" svg:x="17.83cm" svg:y="3.743cm">
          <draw:text-box>
            <text:p text:style-name="P52"><text:span text:style-name="T61">1</text:span></text:p>
            <text:p text:style-name="P52"><text:span text:style-name="T61">2</text:span></text:p>
            <text:p text:style-name="P52"><text:span text:style-name="T61">3</text:span></text:p>
            <text:p text:style-name="P52"><text:span text:style-name="T61">4</text:span></text:p>
            <text:p text:style-name="P52"><text:span text:style-name="T61">5</text:span></text:p>
            <text:p text:style-name="P52"><text:span text:style-name="T61">6</text:span></text:p>
            <text:p text:style-name="P52"><text:span text:style-name="T61">7</text:span></text:p>
            <text:p text:style-name="P52"><text:span text:style-name="T61">8</text:span></text:p>
            <text:p text:style-name="P52"><text:span text:style-name="T61">9</text:span></text:p>
            <text:p text:style-name="P52"><text:span text:style-name="T61">1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23"><text:span text:style-name="T5">Conclusion: <text:s text:c="2"/>challenges for the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9" draw:text-style-name="P38" draw:layer="layout" svg:width="26.969cm" svg:height="16.243cm" svg:x="0.971cm" svg:y="4.077cm">
          <draw:text-box>
            <text:p text:style-name="P30"><text:span text:style-name="T41">(A) <text:s/>Make PIM </text:span><text:span text:style-name="T41">usage like </text:span><text:span text:style-name="T41">conventional </text:span><text:span text:style-name="T41">coding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30"><text:span text:style-name="T111">Call the </text:span><text:span text:style-name="T111">function with </text:span><text:span text:style-name="T111">input </text:span><text:span text:style-name="T111">arguments </text:span><text:span text:style-name="T111">and get the </text:span><text:span text:style-name="T111">result</text:span></text:p>
                      </text:list-item>
                      <text:list-item>
                        <text:p text:style-name="P30"><text:span text:style-name="T111">Easy to use </text:span><text:span text:style-name="T111">for the </text:span><text:span text:style-name="T111">developer</text:span></text:p>
                      </text:list-item>
                      <text:list-item>
                        <text:p text:style-name="P30"><text:span text:style-name="T111">In other </text:span><text:span text:style-name="T111">words, don’t </text:span><text:span text:style-name="T111">be bothered </text:span><text:span text:style-name="T111">by the Host / </text:span><text:span text:style-name="T111">DPU protocol</text:span></text:p>
                        <text:p text:style-name="P30"><text:span text:style-name="T42"/></text:p>
                      </text:list-item>
                    </text:list>
                  </text:list-item>
                </text:list>
              </text:list-item>
            </text:list>
            <text:p text:style-name="P30"><text:span text:style-name="T41"/></text:p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23"><text:span text:style-name="T5">Conclusion: <text:s text:c="2"/>challenges for the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0" draw:text-style-name="P38" draw:layer="layout" svg:width="26.969cm" svg:height="16.243cm" svg:x="0.971cm" svg:y="4.077cm">
          <draw:text-box>
            <text:p text:style-name="P30"><text:span text:style-name="T41">(A) <text:s/>Make PIM </text:span><text:span text:style-name="T41">usage like </text:span><text:span text:style-name="T41">conventional </text:span><text:span text:style-name="T41">coding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30"><text:span text:style-name="T111">Call the </text:span><text:span text:style-name="T111">function with </text:span><text:span text:style-name="T111">input </text:span><text:span text:style-name="T111">arguments </text:span><text:span text:style-name="T111">and get the </text:span><text:span text:style-name="T111">result</text:span></text:p>
                      </text:list-item>
                      <text:list-item>
                        <text:p text:style-name="P30"><text:span text:style-name="T111">Easy to use </text:span><text:span text:style-name="T111">for the </text:span><text:span text:style-name="T111">developer</text:span></text:p>
                      </text:list-item>
                      <text:list-item>
                        <text:p text:style-name="P30"><text:span text:style-name="T111">In other </text:span><text:span text:style-name="T111">words, don’t </text:span><text:span text:style-name="T111">be bothered </text:span><text:span text:style-name="T111">by the Host / </text:span><text:span text:style-name="T111">DPU protocol</text:span></text:p>
                        <text:p text:style-name="P30"><text:span text:style-name="T42"/></text:p>
                      </text:list-item>
                    </text:list>
                  </text:list-item>
                </text:list>
              </text:list-item>
            </text:list>
            <text:p text:style-name="P30"><text:span text:style-name="T41">(B) <text:s/>Provide </text:span><text:span text:style-name="T41">means to ease </text:span><text:span text:style-name="T41">the // of the </text:span><text:span text:style-name="T41">task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30"><text:span text:style-name="T42">Close to </text:span><text:span text:style-name="T42">thread </text:span><text:span text:style-name="T42">programming </text:span><text:span text:style-name="T42">model</text:span></text:p>
                      </text:list-item>
                      <text:list-item>
                        <text:p text:style-name="P30"><text:span text:style-name="T112">Will not </text:span><text:span text:style-name="T112">automagically </text:span><text:span text:style-name="T112">// your task !</text:span></text:p>
                      </text:list-item>
                      <text:list-item>
                        <text:p text:style-name="P30"><text:span text:style-name="T42">You still will </text:span><text:span text:style-name="T42">have to do it </text:span><text:span text:style-name="T42">yourself</text:span></text:p>
                      </text:list-item>
                      <text:list-item>
                        <text:p text:style-name="P30"><text:span text:style-name="T42">But the library </text:span><text:span text:style-name="T42">should </text:span><text:span text:style-name="T42">provide </text:span><text:span text:style-name="T42">helpers to do </text:span><text:span text:style-name="T42">it…</text:span></text:p>
                      </text:list-item>
                      <text:list-item>
                        <text:p text:style-name="P30"><text:span text:style-name="T42">Possibility </text:span><text:span text:style-name="T42">to // a task on </text:span><text:span text:style-name="T42">CPU+DPU or </text:span><text:span text:style-name="T42">on several </text:span><text:span text:style-name="T42">PIM serv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23"><text:span text:style-name="T5">Conclusion: <text:s text:c="2"/>challenges for the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1" draw:text-style-name="P38" draw:layer="layout" svg:width="26.969cm" svg:height="16.243cm" svg:x="0.971cm" svg:y="4.077cm">
          <draw:text-box>
            <text:p text:style-name="P30"><text:span text:style-name="T41">(A) <text:s/>Make PIM </text:span><text:span text:style-name="T41">usage like </text:span><text:span text:style-name="T41">conventional </text:span><text:span text:style-name="T41">coding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30"><text:span text:style-name="T111">Call the </text:span><text:span text:style-name="T111">function with </text:span><text:span text:style-name="T111">input </text:span><text:span text:style-name="T111">arguments </text:span><text:span text:style-name="T111">and get the </text:span><text:span text:style-name="T111">result</text:span></text:p>
                      </text:list-item>
                      <text:list-item>
                        <text:p text:style-name="P30"><text:span text:style-name="T111">Easy to use </text:span><text:span text:style-name="T111">for the </text:span><text:span text:style-name="T111">developer</text:span></text:p>
                      </text:list-item>
                      <text:list-item>
                        <text:p text:style-name="P30"><text:span text:style-name="T111">In other </text:span><text:span text:style-name="T111">words, don’t </text:span><text:span text:style-name="T111">be bothered </text:span><text:span text:style-name="T111">by the Host / </text:span><text:span text:style-name="T111">DPU protocol</text:span></text:p>
                        <text:p text:style-name="P30"><text:span text:style-name="T42"/></text:p>
                      </text:list-item>
                    </text:list>
                  </text:list-item>
                </text:list>
              </text:list-item>
            </text:list>
            <text:p text:style-name="P30"><text:span text:style-name="T41">(B) <text:s/>Provide </text:span><text:span text:style-name="T41">means to ease </text:span><text:span text:style-name="T41">the // of the </text:span><text:span text:style-name="T41">task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30"><text:span text:style-name="T42">In order to // </text:span><text:span text:style-name="T42">the algorithm</text:span></text:p>
                      </text:list-item>
                      <text:list-item>
                        <text:p text:style-name="P30"><text:span text:style-name="T42">Close to </text:span><text:span text:style-name="T42">thread </text:span><text:span text:style-name="T42">programming </text:span><text:span text:style-name="T42">model</text:span></text:p>
                      </text:list-item>
                      <text:list-item>
                        <text:p text:style-name="P30"><text:span text:style-name="T112">Will not </text:span><text:span text:style-name="T112">automagically </text:span><text:span text:style-name="T112">// your </text:span><text:span text:style-name="T112">algorithm !</text:span></text:p>
                      </text:list-item>
                      <text:list-item>
                        <text:p text:style-name="P30"><text:span text:style-name="T42">You still will </text:span><text:span text:style-name="T42">have to do it </text:span><text:span text:style-name="T42">yourself</text:span></text:p>
                      </text:list-item>
                      <text:list-item>
                        <text:p text:style-name="P30"><text:span text:style-name="T42">But the library </text:span><text:span text:style-name="T42">should </text:span><text:span text:style-name="T42">provide </text:span><text:span text:style-name="T42">helpers to do </text:span><text:span text:style-name="T42">it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82" draw:text-style-name="P96" draw:layer="layout" svg:width="24.13cm" svg:height="4.445cm" svg:x="1.905cm" svg:y="5.715cm">
          <text:p text:style-name="P95"><text:span text:style-name="T44">A running prototype of the library exists</text:span></text:p>
          <text:p text:style-name="P95"><text:span text:style-name="T44">and implements these ideas</text:span></text:p>
          <draw:enhanced-geometry svg:viewBox="0 0 21600 21600" draw:type="rectangle" draw:enhanced-path="M 0 0 L 21600 0 21600 21600 0 21600 0 0 Z N"/>
        </draw:custom-shape>
        <draw:custom-shape draw:style-name="gr183" draw:text-style-name="P98" draw:layer="layout" svg:width="24.13cm" svg:height="6.87cm" svg:x="1.905cm" svg:y="12.815cm">
          <text:p text:style-name="P97"><text:span text:style-name="T44">Preliminary work have been done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184" draw:text-style-name="P46" draw:layer="layout" svg:width="16.021cm" svg:height="6.682cm" svg:x="10.795cm" svg:y="12.241cm">
          <draw:text-box>
            <text:p text:style-name="P7"><text:span text:style-name="T62">#include</text:span><text:span text:style-name="T54"> </text:span><text:span text:style-name="T63">&lt;bpl.hpp&gt;</text:span></text:p>
            <text:p text:style-name="P7"><text:span text:style-name="T62">#include</text:span><text:span text:style-name="T54"> </text:span><text:span text:style-name="T63">&lt;Checksum.hp</text:span><text:span text:style-name="T63">p&gt;</text:span></text:p>
            <text:p text:style-name="P7"><text:span text:style-name="T53"/></text:p>
            <text:p text:style-name="P7"><text:span text:style-name="T62">int</text:span><text:span text:style-name="T54"> </text:span><text:span text:style-name="T57">main </text:span><text:span text:style-name="T54">(</text:span><text:span text:style-name="T62">int</text:span><text:span text:style-name="T54"> argc, </text:span><text:span text:style-name="T62">char</text:span><text:span text:style-name="T54"> **argv)</text:span></text:p>
            <text:p text:style-name="P7"><text:span text:style-name="T53">{</text:span></text:p>
            <text:p text:style-name="P7"><text:span text:style-name="T54"><text:s text:c="4"/></text:span><text:span text:style-name="T54">std::</text:span><text:span text:style-name="T58">vector</text:span><text:span text:style-name="T54">&lt;</text:span><text:span text:style-name="T53">uint32_t</text:span><text:span text:style-name="T54">&gt; </text:span><text:span text:style-name="T54">buf (65536);</text:span></text:p>
            <text:p text:style-name="P7"><text:span text:style-name="T54"><text:s text:c="4"/></text:span><text:span text:style-name="T62">for</text:span><text:span text:style-name="T54"> </text:span><text:span text:style-name="T54">(size_t i=0; </text:span><text:span text:style-name="T54">i&lt;buf.size()</text:span><text:span text:style-name="T54">; i++) <text:s/></text:span><text:span text:style-name="T54">{ buf[i] = </text:span><text:span text:style-name="T54">i; }</text:span></text:p>
            <text:p text:style-name="P7"><text:span text:style-name="T53"/></text:p>
            <text:p text:style-name="P58"><text:span text:style-name="T54"><text:s text:c="4"/></text:span><text:span text:style-name="T54">Launcher&lt;Arc</text:span><text:span text:style-name="T54">hUPMEM&gt; </text:span><text:span text:style-name="T54">launcher </text:span><text:span text:style-name="T54">(ArchUPMEM&lt;D</text:span><text:span text:style-name="T54">PU&gt;(4));</text:span></text:p>
            <text:p text:style-name="P7"><text:span text:style-name="T53"/></text:p>
            <text:p text:style-name="P7"><text:span text:style-name="T54"><text:s text:c="4"/></text:span><text:span text:style-name="T53">uint64_t</text:span><text:span text:style-name="T54"> </text:span><text:span text:style-name="T54">result = </text:span><text:span text:style-name="T54">launcher.run</text:span><text:span text:style-name="T54">&lt;Checksum&gt; </text:span><text:span text:style-name="T54">(split(buf))</text:span><text:span text:style-name="T54">;</text:span></text:p>
            <text:p text:style-name="P7"><text:span text:style-name="T53">}</text:span></text:p>
          </draw:text-box>
        </draw:frame>
        <draw:frame draw:style-name="gr185" draw:text-style-name="P48" draw:layer="layout" svg:width="7.992cm" svg:height="1.072cm" svg:x="10.795cm" svg:y="11.178cm">
          <draw:text-box>
            <text:p text:style-name="P47"><text:span text:style-name="T59">main.cpp</text:span></text:p>
          </draw:text-box>
        </draw:frame>
        <draw:frame draw:style-name="gr186" draw:text-style-name="P46" draw:layer="layout" svg:width="17.51cm" svg:height="5.211cm" svg:x="1.54cm" svg:y="4.741cm">
          <draw:text-box>
            <text:p text:style-name="P7"><text:span text:style-name="T53">template</text:span><text:span text:style-name="T54">&lt;</text:span><text:span text:style-name="T53">class</text:span><text:span text:style-name="T54"> </text:span><text:span text:style-name="T55">ARCH</text:span><text:span text:style-name="T54">&gt;</text:span></text:p>
            <text:p text:style-name="P7"><text:span text:style-name="T53">struct</text:span><text:span text:style-name="T54"> </text:span><text:span text:style-name="T56">Checksum</text:span></text:p>
            <text:p text:style-name="P7"><text:span text:style-name="T53">{</text:span></text:p>
            <text:p text:style-name="P7"><text:span text:style-name="T54"><text:s text:c="3"/></text:span><text:span text:style-name="T53">static</text:span><text:span text:style-name="T54"> </text:span><text:span text:style-name="T53">uint64_t </text:span><text:span text:style-name="T57">run</text:span><text:span text:style-name="T54"> </text:span><text:span text:style-name="T54">(</text:span><text:span text:style-name="T53">int</text:span><text:span text:style-name="T54"> tuid, </text:span><text:span text:style-name="T53">const</text:span><text:span text:style-name="T54"> </text:span><text:span text:style-name="T58">vector</text:span><text:span text:style-name="T54">&lt;</text:span><text:span text:style-name="T53">uint32_t</text:span><text:span text:style-name="T54">&gt;&amp; buf)</text:span></text:p>
            <text:p text:style-name="P7"><text:span text:style-name="T53"><text:s text:c="3"/></text:span><text:span text:style-name="T53">{</text:span></text:p>
            <text:p text:style-name="P7"><text:span text:style-name="T54"><text:s text:c="7"/></text:span><text:span text:style-name="T53">uint64_t</text:span><text:span text:style-name="T54"> result </text:span><text:span text:style-name="T54">= 0;</text:span></text:p>
            <text:p text:style-name="P7"><text:span text:style-name="T54"><text:s text:c="7"/></text:span><text:span text:style-name="T53">for</text:span><text:span text:style-name="T54"> (</text:span><text:span text:style-name="T53">uint32_t</text:span><text:span text:style-name="T54"> x </text:span><text:span text:style-name="T54">: buf) <text:s/>{ result += x; </text:span><text:span text:style-name="T54">}</text:span></text:p>
            <text:p text:style-name="P7"><text:span text:style-name="T54"><text:s text:c="7"/></text:span><text:span text:style-name="T53">return</text:span><text:span text:style-name="T54"> result;</text:span></text:p>
            <text:p text:style-name="P7"><text:span text:style-name="T53"><text:s text:c="3"/></text:span><text:span text:style-name="T53">}</text:span></text:p>
            <text:p text:style-name="P7"><text:span text:style-name="T53">};</text:span></text:p>
          </draw:text-box>
        </draw:frame>
        <draw:frame draw:style-name="gr187" draw:text-style-name="P48" draw:layer="layout" svg:width="7.62cm" svg:height="1.072cm" svg:x="1.54cm" svg:y="3.678cm">
          <draw:text-box>
            <text:p text:style-name="P47"><text:span text:style-name="T59">C</text:span><text:span text:style-name="T59">h</text:span><text:span text:style-name="T59">e</text:span><text:span text:style-name="T59">c</text:span><text:span text:style-name="T59">k</text:span><text:span text:style-name="T59">s</text:span><text:span text:style-name="T59">u</text:span><text:span text:style-name="T59">m</text:span><text:span text:style-name="T59">.</text:span><text:span text:style-name="T59">h</text:span><text:span text:style-name="T59">p</text:span><text:span text:style-name="T59">p</text:span></text:p>
          </draw:text-box>
        </draw:frame>
        <draw:frame draw:style-name="gr188" draw:text-style-name="P99" draw:layer="layout" svg:width="8.081cm" svg:height="1.723cm" svg:x="1.444cm" svg:y="12.247cm">
          <draw:text-box>
            <text:p text:style-name="P58"><text:span text:style-name="T113"># </text:span><text:span text:style-name="T113">Def</text:span><text:span text:style-name="T113">ine </text:span><text:span text:style-name="T113">the </text:span><text:span text:style-name="T113">lis</text:span><text:span text:style-name="T113">t </text:span><text:span text:style-name="T113">of </text:span><text:span text:style-name="T113">DPU </text:span><text:span text:style-name="T113">bin</text:span><text:span text:style-name="T113">ari</text:span><text:span text:style-name="T113">es </text:span><text:span text:style-name="T113"><text:line-break/></text:span><text:span text:style-name="T113"># </text:span><text:span text:style-name="T113">tha</text:span><text:span text:style-name="T113">t </text:span><text:span text:style-name="T113">can </text:span><text:span text:style-name="T113">be </text:span><text:span text:style-name="T113">lau</text:span><text:span text:style-name="T113">nch</text:span><text:span text:style-name="T113">ed </text:span><text:span text:style-name="T113">by </text:span><text:span text:style-name="T113">the </text:span><text:span text:style-name="T113">Hos</text:span><text:span text:style-name="T113">t.</text:span></text:p>
            <text:p text:style-name="P58"><text:span text:style-name="T114">SET</text:span><text:span text:style-name="T91"> </text:span><text:span text:style-name="T91">(</text:span><text:span text:style-name="T115">DP</text:span><text:span text:style-name="T115">U_B</text:span><text:span text:style-name="T115">INA</text:span><text:span text:style-name="T115">RIE</text:span><text:span text:style-name="T115">S</text:span><text:span text:style-name="T91"> </text:span><text:span text:style-name="T116">"Ch</text:span><text:span text:style-name="T116">eck</text:span><text:span text:style-name="T116">sum</text:span><text:span text:style-name="T116">"</text:span><text:span text:style-name="T91">)</text:span></text:p>
          </draw:text-box>
        </draw:frame>
        <draw:frame draw:style-name="gr189" draw:text-style-name="P48" draw:layer="layout" svg:width="5.42cm" svg:height="1.072cm" svg:x="1.444cm" svg:y="11.184cm">
          <draw:text-box>
            <text:p text:style-name="P47"><text:span text:style-name="T78">CMakeList.txt</text:span></text:p>
          </draw:text-box>
        </draw:frame>
        <draw:custom-shape draw:style-name="gr4" draw:text-style-name="P6" draw:layer="layout" svg:width="28cm" svg:height="1.905cm" svg:x="0cm" svg:y="0cm">
          <text:p text:style-name="P23"><text:span text:style-name="T5">Conclusion: <text:s text:c="2"/>“checksum” reloaded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gr190" draw:text-style-name="P46" draw:layer="layout" svg:width="16.021cm" svg:height="7.195cm" svg:x="10.795cm" svg:y="12.241cm">
          <draw:text-box>
            <text:p text:style-name="P7"><text:span text:style-name="T62">#include</text:span><text:span text:style-name="T54"> </text:span><text:span text:style-name="T63">&lt;bpl.hpp&gt;</text:span></text:p>
            <text:p text:style-name="P7"><text:span text:style-name="T62">#include</text:span><text:span text:style-name="T54"> </text:span><text:span text:style-name="T63">&lt;XXX.hpp&gt;</text:span></text:p>
            <text:p text:style-name="P7"><text:span text:style-name="T53"/></text:p>
            <text:p text:style-name="P7"><text:span text:style-name="T62">int</text:span><text:span text:style-name="T54"> </text:span><text:span text:style-name="T57">main </text:span><text:span text:style-name="T54">(</text:span><text:span text:style-name="T62">int</text:span><text:span text:style-name="T54"> argc, </text:span><text:span text:style-name="T62">char</text:span><text:span text:style-name="T54"> </text:span><text:span text:style-name="T54">**argv)</text:span></text:p>
            <text:p text:style-name="P7"><text:span text:style-name="T53">{</text:span></text:p>
            <text:p text:style-name="P7"><text:span text:style-name="T54"><text:s text:c="4"/></text:span><text:span text:style-name="T53">Type1</text:span><text:span text:style-name="T54"> a1; <text:s/></text:span></text:p>
            <text:p text:style-name="P7"><text:span text:style-name="T54"><text:s text:c="4"/></text:span><text:span text:style-name="T53">Type2</text:span><text:span text:style-name="T54"> a2;</text:span></text:p>
            <text:p text:style-name="P7"><text:span text:style-name="T54"><text:s text:c="4"/>…</text:span></text:p>
            <text:p text:style-name="P7"><text:span text:style-name="T54"><text:s text:c="4"/></text:span><text:span text:style-name="T53">Typen</text:span><text:span text:style-name="T54"> an;</text:span></text:p>
            <text:p text:style-name="P7"><text:span text:style-name="T53"/></text:p>
            <text:p text:style-name="P58"><text:span text:style-name="T54"><text:s text:c="4"/></text:span><text:span text:style-name="T54">Launcher&lt;ARCH&gt; </text:span><text:span text:style-name="T54">launcher (config);</text:span></text:p>
            <text:p text:style-name="P7"><text:span text:style-name="T53"/></text:p>
            <text:p text:style-name="P7"><text:span text:style-name="T54"><text:s text:c="4"/></text:span><text:span text:style-name="T53">result_t</text:span><text:span text:style-name="T54"> result = </text:span><text:span text:style-name="T54">launcher.run&lt;</text:span><text:span text:style-name="T57">XXX</text:span><text:span text:style-name="T54">&gt; (a1, a2, </text:span><text:span text:style-name="T54">…, an);</text:span></text:p>
            <text:p text:style-name="P7"><text:span text:style-name="T53">}</text:span></text:p>
          </draw:text-box>
        </draw:frame>
        <draw:frame draw:style-name="gr191" draw:text-style-name="P48" draw:layer="layout" svg:width="7.992cm" svg:height="1.072cm" svg:x="10.795cm" svg:y="11.178cm">
          <draw:text-box>
            <text:p text:style-name="P47"><text:span text:style-name="T59">main.cpp</text:span></text:p>
          </draw:text-box>
        </draw:frame>
        <draw:frame draw:style-name="gr192" draw:text-style-name="P46" draw:layer="layout" svg:width="17.51cm" svg:height="5.149cm" svg:x="1.54cm" svg:y="4.741cm">
          <draw:text-box>
            <text:p text:style-name="P7"><text:span text:style-name="T53">template</text:span><text:span text:style-name="T54">&lt;</text:span><text:span text:style-name="T53">class</text:span><text:span text:style-name="T54"> </text:span><text:span text:style-name="T55">ARCH</text:span><text:span text:style-name="T54">&gt;</text:span></text:p>
            <text:p text:style-name="P7"><text:span text:style-name="T53">struct</text:span><text:span text:style-name="T54"> </text:span><text:span text:style-name="T56">XXX</text:span></text:p>
            <text:p text:style-name="P7"><text:span text:style-name="T53">{</text:span></text:p>
            <text:p text:style-name="P7"><text:span text:style-name="T54"><text:s text:c="3"/></text:span><text:span text:style-name="T53">static</text:span><text:span text:style-name="T54"> </text:span><text:span text:style-name="T53">result_t </text:span><text:span text:style-name="T57">run</text:span><text:span text:style-name="T54"> </text:span><text:span text:style-name="T54">(</text:span><text:span text:style-name="T53">int</text:span><text:span text:style-name="T54"> tuid, </text:span><text:span text:style-name="T53">Type1</text:span><text:span text:style-name="T54"> a1, </text:span><text:span text:style-name="T53">Type2</text:span><text:span text:style-name="T54"> </text:span><text:span text:style-name="T54">a2, …, </text:span><text:span text:style-name="T53">Typen</text:span><text:span text:style-name="T54"> an)</text:span></text:p>
            <text:p text:style-name="P7"><text:span text:style-name="T53"><text:s text:c="3"/></text:span><text:span text:style-name="T53">{</text:span></text:p>
            <text:p text:style-name="P58"><text:span text:style-name="T75"><text:tab/></text:span><text:span text:style-name="T73">// implement your task </text:span><text:span text:style-name="T73">here</text:span></text:p>
            <text:p text:style-name="P7"><text:span text:style-name="T53"><text:s text:c="3"/></text:span><text:span text:style-name="T53">}</text:span></text:p>
            <text:p text:style-name="P7"><text:span text:style-name="T53">};</text:span></text:p>
          </draw:text-box>
        </draw:frame>
        <draw:frame draw:style-name="gr193" draw:text-style-name="P48" draw:layer="layout" svg:width="7.62cm" svg:height="1.072cm" svg:x="1.54cm" svg:y="3.678cm">
          <draw:text-box>
            <text:p text:style-name="P47"><text:span text:style-name="T59">XXX.hpp</text:span></text:p>
          </draw:text-box>
        </draw:frame>
        <draw:custom-shape draw:style-name="gr4" draw:text-style-name="P6" draw:layer="layout" svg:width="28cm" svg:height="1.905cm" svg:x="0cm" svg:y="0cm">
          <text:p text:style-name="P23"><text:span text:style-name="T5">Conclusion: <text:s text:c="2"/>generic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4" draw:text-style-name="P99" draw:layer="layout" svg:width="8.081cm" svg:height="1.723cm" svg:x="1.445cm" svg:y="12.247cm">
          <draw:text-box>
            <text:p text:style-name="P58"><text:span text:style-name="T113"># Define the list of DPU binaries </text:span><text:span text:style-name="T113"><text:line-break/></text:span><text:span text:style-name="T113"># that can be launched by the </text:span><text:span text:style-name="T113">Host.</text:span></text:p>
            <text:p text:style-name="P58"><text:span text:style-name="T114">SET</text:span><text:span text:style-name="T91"> (</text:span><text:span text:style-name="T115">DPU_BINARIES</text:span><text:span text:style-name="T91"> </text:span><text:span text:style-name="T116">"XXX"</text:span><text:span text:style-name="T91">)</text:span></text:p>
          </draw:text-box>
        </draw:frame>
        <draw:frame draw:style-name="gr195" draw:text-style-name="P48" draw:layer="layout" svg:width="5.42cm" svg:height="1.072cm" svg:x="1.445cm" svg:y="11.184cm">
          <draw:text-box>
            <text:p text:style-name="P47"><text:span text:style-name="T78">CMakeList.tx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96" draw:text-style-name="P101" draw:layer="layout" svg:width="28cm" svg:height="20.955cm" svg:x="0cm" svg:y="0cm">
          <text:p text:style-name="P100"><text:span text:style-name="T117">Thank you </text:span></text:p>
          <text:p text:style-name="P100"><text:span text:style-name="T117">for your attention !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23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7" draw:text-style-name="P46" draw:layer="layout" svg:width="16.021cm" svg:height="7.633cm" svg:x="5.796cm" svg:y="8.242cm">
          <draw:text-box>
            <text:p text:style-name="P7"><text:span text:style-name="T62">#include</text:span><text:span text:style-name="T54"> </text:span><text:span text:style-name="T63">&lt;bpl.hpp&gt;</text:span></text:p>
            <text:p text:style-name="P7"><text:span text:style-name="T62">#include</text:span><text:span text:style-name="T54"> </text:span><text:span text:style-name="T63">&lt;Checksum.hpp&gt;</text:span></text:p>
            <text:p text:style-name="P7"><text:span text:style-name="T53"/></text:p>
            <text:p text:style-name="P7"><text:span text:style-name="T62">int</text:span><text:span text:style-name="T54"> </text:span><text:span text:style-name="T57">main </text:span><text:span text:style-name="T54">(</text:span><text:span text:style-name="T62">int</text:span><text:span text:style-name="T54"> argc, </text:span><text:span text:style-name="T62">char</text:span><text:span text:style-name="T54"> </text:span><text:span text:style-name="T54">**argv)</text:span></text:p>
            <text:p text:style-name="P7"><text:span text:style-name="T53">{</text:span></text:p>
            <text:p text:style-name="P7"><text:span text:style-name="T54"><text:s text:c="4"/></text:span><text:span text:style-name="T54">std::</text:span><text:span text:style-name="T58">vector</text:span><text:span text:style-name="T54">&lt;</text:span><text:span text:style-name="T53">uint32_t</text:span><text:span text:style-name="T54">&gt; </text:span><text:span text:style-name="T54">buf (65536);</text:span></text:p>
            <text:p text:style-name="P7"><text:span text:style-name="T54"><text:s text:c="4"/></text:span><text:span text:style-name="T62">for</text:span><text:span text:style-name="T54"> (size_t i=0; </text:span><text:span text:style-name="T54">i&lt;buf.size(); i++) <text:s/></text:span><text:span text:style-name="T54">{ buf[i] = i; }</text:span></text:p>
            <text:p text:style-name="P7"><text:span text:style-name="T53"/></text:p>
            <text:p text:style-name="P58"><text:span text:style-name="T54"><text:s text:c="4"/></text:span><text:span text:style-name="T54">Launcher&lt;ArchUPMEM&gt; </text:span><text:span text:style-name="T54">launcher </text:span><text:span text:style-name="T54">(ArchUPMEM&lt;DPU&gt;(4));</text:span></text:p>
            <text:p text:style-name="P7"><text:span text:style-name="T53"/></text:p>
            <text:p text:style-name="P58"><text:span text:style-name="T53"><text:s text:c="4"/></text:span><text:span text:style-name="T54">Task&lt;Checksum&gt; </text:span><text:span text:style-name="T54">checksum (launcher); </text:span></text:p>
            <text:p text:style-name="P7"><text:span text:style-name="T53"><text:s text:c="4"/></text:span></text:p>
            <text:p text:style-name="P7"><text:span text:style-name="T54"><text:s text:c="4"/></text:span><text:span text:style-name="T53">uint64_t</text:span><text:span text:style-name="T54"> result = </text:span><text:span text:style-name="T54">checksum (split(buf));</text:span></text:p>
            <text:p text:style-name="P7"><text:span text:style-name="T53">}</text:span></text:p>
          </draw:text-box>
        </draw:frame>
        <draw:frame draw:style-name="gr198" draw:text-style-name="P48" draw:layer="layout" svg:width="7.992cm" svg:height="1.072cm" svg:x="5.796cm" svg:y="7.179cm">
          <draw:text-box>
            <text:p text:style-name="P47"><text:span text:style-name="T59">main.cpp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23"><text:span text:style-name="T5">Multi-th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9" draw:text-style-name="P103" draw:layer="layout" svg:width="25.874cm" svg:height="6.199cm" svg:x="1.331cm" svg:y="2.74cm">
          <draw:text-box>
            <text:p text:style-name="P102"><text:span text:style-name="T41">When using </text:span><text:span text:style-name="T41">thread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02"><text:span text:style-name="T118">Setup N </text:span><text:span text:style-name="T118">threads with a </text:span><text:span text:style-name="T118">function ‘fct’</text:span></text:p>
                      </text:list-item>
                      <text:list-item>
                        <text:p text:style-name="P102"><text:span text:style-name="T118">Provide </text:span><text:span text:style-name="T118">different input </text:span><text:span text:style-name="T118">parameters for </text:span><text:span text:style-name="T118">each thread</text:span></text:p>
                        <text:p text:style-name="P102"><text:span text:style-name="T118"/></text:p>
                      </text:list-item>
                    </text:list>
                  </text:list-item>
                </text:list>
              </text:list-item>
            </text:list>
            <text:p text:style-name="P102"><text:span text:style-name="T41">Example</text:span></text:p>
          </draw:text-box>
        </draw:frame>
        <draw:frame draw:style-name="gr200" draw:text-style-name="P104" draw:layer="layout" svg:width="24.13cm" svg:height="9.378cm" svg:x="1.27cm" svg:y="9.536cm">
          <draw:text-box>
            <text:p text:style-name="P58"><text:span text:style-name="T119"><text:s text:c="3"/></text:span><text:span text:style-name="T120">extern </text:span><text:span text:style-name="T119">array&lt;double,1024&gt; data;</text:span></text:p>
            <text:p text:style-name="P58"><text:span text:style-name="T121"/></text:p>
            <text:p text:style-name="P58"><text:span text:style-name="T122"><text:s text:c="3"/></text:span><text:span text:style-name="T122">size_t nbThreads = </text:span><text:span text:style-name="T122">16;</text:span></text:p>
            <text:p text:style-name="P58"><text:span text:style-name="T122"><text:s text:c="3"/></text:span><text:span text:style-name="T122">size_t blockSize = </text:span><text:span text:style-name="T122">data.size() / nbThreads;</text:span></text:p>
            <text:p text:style-name="P58"><text:span text:style-name="T121"/></text:p>
            <text:p text:style-name="P58"><text:span text:style-name="T119"><text:s text:c="3"/></text:span><text:span text:style-name="T120">auto</text:span><text:span text:style-name="T123"> </text:span><text:span text:style-name="T119">fct = [&amp;] </text:span><text:span text:style-name="T119">(size_t i) <text:s/></text:span></text:p>
            <text:p text:style-name="P58"><text:span text:style-name="T122"><text:s text:c="3"/></text:span><text:span text:style-name="T122">{ </text:span></text:p>
            <text:p text:style-name="P58"><text:span text:style-name="T122"><text:s text:c="6"/></text:span><text:span text:style-name="T122">double sum = 0.0;</text:span></text:p>
            <text:p text:style-name="P58"><text:span text:style-name="T119"><text:s text:c="6"/></text:span><text:span text:style-name="T119">for (size_t </text:span><text:span text:style-name="T119">k=blockSize*i; </text:span><text:span text:style-name="T119">k&lt;</text:span><text:span text:style-name="T122">blockSize</text:span><text:span text:style-name="T119">*(i+1); k++) <text:s/></text:span><text:span text:style-name="T119">{ sum += data[k]; } <text:s/></text:span></text:p>
            <text:p text:style-name="P58"><text:span text:style-name="T119"><text:s text:c="6"/></text:span><text:span text:style-name="T119">return sum;</text:span></text:p>
            <text:p text:style-name="P58"><text:span text:style-name="T122"><text:s text:c="3"/></text:span><text:span text:style-name="T122">};</text:span></text:p>
            <text:p text:style-name="P58"><text:span text:style-name="T121"/></text:p>
            <text:p text:style-name="P7"><text:span text:style-name="T122"><text:s text:c="3"/></text:span><text:span text:style-name="T119">vector</text:span><text:span text:style-name="T122">&lt;</text:span><text:span text:style-name="T119">thread</text:span><text:span text:style-name="T122">&gt; </text:span><text:span text:style-name="T119">threads</text:span><text:span text:style-name="T122">;</text:span></text:p>
            <text:p text:style-name="P7"><text:span text:style-name="T119"><text:s text:c="3"/></text:span><text:span text:style-name="T120">for</text:span><text:span text:style-name="T119"> (</text:span><text:span text:style-name="T124">size_t</text:span><text:span text:style-name="T119"> i=0; </text:span><text:span text:style-name="T119">i&lt;nbThreads; i++) <text:s/></text:span><text:span text:style-name="T122">{ <text:s/></text:span><text:span text:style-name="T119">threads.push_back </text:span><text:span text:style-name="T119">(fct</text:span><text:span text:style-name="T122">, i); }</text:span></text:p>
            <text:p text:style-name="P7"><text:span text:style-name="T122"><text:s text:c="4"/></text:span></text:p>
            <text:p text:style-name="P7"><text:span text:style-name="T119"><text:s text:c="3"/></text:span><text:span text:style-name="T120">for</text:span><text:span text:style-name="T119"> (</text:span><text:span text:style-name="T120">auto</text:span><text:span text:style-name="T119">&amp; t : </text:span><text:span text:style-name="T119">threads) <text:s/>{ t.join(); 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23"><text:span text:style-name="T5">Multi-th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1" draw:text-style-name="P103" draw:layer="layout" svg:width="25.874cm" svg:height="6.199cm" svg:x="1.331cm" svg:y="2.74cm">
          <draw:text-box>
            <text:p text:style-name="P102"><text:span text:style-name="T41">When using </text:span><text:span text:style-name="T41">thread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02"><text:span text:style-name="T118">Setup N </text:span><text:span text:style-name="T118">threads with a </text:span><text:span text:style-name="T118">function ‘fct’</text:span></text:p>
                      </text:list-item>
                      <text:list-item>
                        <text:p text:style-name="P102"><text:span text:style-name="T118">Provide </text:span><text:span text:style-name="T118">different input </text:span><text:span text:style-name="T118">parameters for </text:span><text:span text:style-name="T118">each thread</text:span></text:p>
                        <text:p text:style-name="P102"><text:span text:style-name="T118"/></text:p>
                      </text:list-item>
                    </text:list>
                  </text:list-item>
                </text:list>
              </text:list-item>
            </text:list>
            <text:p text:style-name="P102"><text:span text:style-name="T41">Example</text:span></text:p>
          </draw:text-box>
        </draw:frame>
        <draw:frame draw:style-name="gr202" draw:text-style-name="P104" draw:layer="layout" svg:width="24.13cm" svg:height="9.378cm" svg:x="1.27cm" svg:y="9.536cm">
          <draw:text-box>
            <text:p text:style-name="P58"><text:span text:style-name="T119"><text:s text:c="3"/></text:span><text:span text:style-name="T120">extern </text:span><text:span text:style-name="T119">array&lt;double,1024&gt; data;</text:span></text:p>
            <text:p text:style-name="P58"><text:span text:style-name="T121"/></text:p>
            <text:p text:style-name="P58"><text:span text:style-name="T122"><text:s text:c="3"/></text:span><text:span text:style-name="T122">size_t nbThreads = </text:span><text:span text:style-name="T122">16;</text:span></text:p>
            <text:p text:style-name="P58"><text:span text:style-name="T122"><text:s text:c="3"/></text:span><text:span text:style-name="T122">size_t blockSize = </text:span><text:span text:style-name="T122">data.size() / nbThreads;</text:span></text:p>
            <text:p text:style-name="P58"><text:span text:style-name="T121"/></text:p>
            <text:p text:style-name="P58"><text:span text:style-name="T119"><text:s text:c="3"/></text:span><text:span text:style-name="T120">auto</text:span><text:span text:style-name="T123"> </text:span><text:span text:style-name="T119">fct = [&amp;] </text:span><text:span text:style-name="T119">(size_t i) <text:s/></text:span></text:p>
            <text:p text:style-name="P58"><text:span text:style-name="T122"><text:s text:c="3"/></text:span><text:span text:style-name="T122">{ </text:span></text:p>
            <text:p text:style-name="P58"><text:span text:style-name="T122"><text:s text:c="6"/></text:span><text:span text:style-name="T122">double sum = 0.0;</text:span></text:p>
            <text:p text:style-name="P58"><text:span text:style-name="T119"><text:s text:c="6"/></text:span><text:span text:style-name="T119">for (size_t </text:span><text:span text:style-name="T119">k=blockSize*i; </text:span><text:span text:style-name="T119">k&lt;</text:span><text:span text:style-name="T122">blockSize</text:span><text:span text:style-name="T119">*(i+1); k++) <text:s/></text:span><text:span text:style-name="T119">{ sum += data[k]; } <text:s/></text:span></text:p>
            <text:p text:style-name="P58"><text:span text:style-name="T119"><text:s text:c="6"/></text:span><text:span text:style-name="T119">return sum;</text:span></text:p>
            <text:p text:style-name="P58"><text:span text:style-name="T122"><text:s text:c="3"/></text:span><text:span text:style-name="T122">};</text:span></text:p>
            <text:p text:style-name="P58"><text:span text:style-name="T121"/></text:p>
            <text:p text:style-name="P7"><text:span text:style-name="T122"><text:s text:c="3"/></text:span><text:span text:style-name="T119">vector</text:span><text:span text:style-name="T122">&lt;</text:span><text:span text:style-name="T119">thread</text:span><text:span text:style-name="T122">&gt; </text:span><text:span text:style-name="T119">threads</text:span><text:span text:style-name="T122">;</text:span></text:p>
            <text:p text:style-name="P7"><text:span text:style-name="T119"><text:s text:c="3"/></text:span><text:span text:style-name="T120">for</text:span><text:span text:style-name="T119"> (</text:span><text:span text:style-name="T124">size_t</text:span><text:span text:style-name="T119"> i=0; </text:span><text:span text:style-name="T119">i&lt;nbThreads; i++) <text:s/></text:span><text:span text:style-name="T122">{ <text:s/></text:span><text:span text:style-name="T119">threads.push_back </text:span><text:span text:style-name="T119">(fct</text:span><text:span text:style-name="T122">, i); }</text:span></text:p>
            <text:p text:style-name="P7"><text:span text:style-name="T122"><text:s text:c="4"/></text:span></text:p>
            <text:p text:style-name="P7"><text:span text:style-name="T119"><text:s text:c="3"/></text:span><text:span text:style-name="T120">for</text:span><text:span text:style-name="T119"> (</text:span><text:span text:style-name="T120">auto</text:span><text:span text:style-name="T119">&amp; t : </text:span><text:span text:style-name="T119">threads) <text:s/>{ t.join(); }</text:span></text:p>
          </draw:text-box>
        </draw:frame>
        <draw:custom-shape draw:style-name="gr203" draw:text-style-name="P105" draw:layer="layout" svg:width="22.933cm" svg:height="3.757cm" svg:x="1.832cm" svg:y="12.2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office:forms form:automatic-focus="false" form:apply-design-mode="false"/>
        <draw:frame draw:style-name="gr204" draw:text-style-name="P103" draw:layer="layout" svg:width="25.874cm" svg:height="6.199cm" svg:x="1.331cm" svg:y="2.74cm">
          <draw:text-box>
            <text:p text:style-name="P102"><text:span text:style-name="T41">When using </text:span><text:span text:style-name="T41">thread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02"><text:span text:style-name="T118">Setup N </text:span><text:span text:style-name="T118">threads with a </text:span><text:span text:style-name="T118">function ‘fct’</text:span></text:p>
                      </text:list-item>
                      <text:list-item>
                        <text:p text:style-name="P102"><text:span text:style-name="T118">Provide </text:span><text:span text:style-name="T118">different input </text:span><text:span text:style-name="T118">parameters for </text:span><text:span text:style-name="T118">each thread</text:span></text:p>
                        <text:p text:style-name="P102"><text:span text:style-name="T118"/></text:p>
                      </text:list-item>
                    </text:list>
                  </text:list-item>
                </text:list>
              </text:list-item>
            </text:list>
            <text:p text:style-name="P102"><text:span text:style-name="T41">Example</text:span></text:p>
          </draw:text-box>
        </draw:frame>
        <draw:custom-shape draw:style-name="gr205" draw:text-style-name="P32" xml:id="id2" draw:id="id2" draw:layer="layout" svg:width="1.27cm" svg:height="1.27cm" svg:x="5.498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107" xml:id="id1" draw:id="id1" draw:layer="layout" svg:width="14cm" svg:height="1.57cm" svg:x="12.035cm" svg:y="6.985cm">
          <text:p text:style-name="P106">‘data’ vector not provided as input parameter</text:p>
          <draw:enhanced-geometry svg:viewBox="0 0 21600 21600" draw:type="rectangle" draw:enhanced-path="M 0 0 L 21600 0 21600 21600 0 21600 0 0 Z N"/>
        </draw:custom-shape>
        <draw:connector draw:style-name="gr207" draw:text-style-name="P32" draw:layer="layout" svg:x1="12.035cm" svg:y1="7.77cm" svg:x2="6.133cm" svg:y2="12.065cm" draw:start-shape="id1" draw:start-glue-point="3" draw:end-shape="id2" draw:end-glue-point="4" svg:d="M12035 7770h-5902v4295" svg:viewBox="0 0 5903 4296">
          <text:p/>
        </draw:connector>
        <draw:frame draw:style-name="gr208" draw:text-style-name="P104" draw:layer="layout" svg:width="24.13cm" svg:height="9.378cm" svg:x="1.27cm" svg:y="9.536cm">
          <draw:text-box>
            <text:p text:style-name="P58"><text:span text:style-name="T119"><text:s text:c="3"/></text:span><text:span text:style-name="T120">extern </text:span><text:span text:style-name="T119">array&lt;double,1024&gt; data;</text:span></text:p>
            <text:p text:style-name="P58"><text:span text:style-name="T121"/></text:p>
            <text:p text:style-name="P58"><text:span text:style-name="T122"><text:s text:c="3"/></text:span><text:span text:style-name="T122">size_t nbThreads = </text:span><text:span text:style-name="T122">16;</text:span></text:p>
            <text:p text:style-name="P58"><text:span text:style-name="T122"><text:s text:c="3"/></text:span><text:span text:style-name="T122">size_t blockSize = </text:span><text:span text:style-name="T122">data.size() / nbThreads;</text:span></text:p>
            <text:p text:style-name="P58"><text:span text:style-name="T121"/></text:p>
            <text:p text:style-name="P58"><text:span text:style-name="T119"><text:s text:c="3"/></text:span><text:span text:style-name="T120">auto</text:span><text:span text:style-name="T123"> </text:span><text:span text:style-name="T119">fct = [&amp;] </text:span><text:span text:style-name="T119">(size_t i) <text:s/></text:span></text:p>
            <text:p text:style-name="P58"><text:span text:style-name="T122"><text:s text:c="3"/></text:span><text:span text:style-name="T122">{ </text:span></text:p>
            <text:p text:style-name="P58"><text:span text:style-name="T122"><text:s text:c="6"/></text:span><text:span text:style-name="T122">double sum = 0.0;</text:span></text:p>
            <text:p text:style-name="P58"><text:span text:style-name="T119"><text:s text:c="6"/></text:span><text:span text:style-name="T119">for (size_t </text:span><text:span text:style-name="T119">k=blockSize*i; </text:span><text:span text:style-name="T119">k&lt;</text:span><text:span text:style-name="T122">blockSize</text:span><text:span text:style-name="T119">*(i+1); k++) <text:s/></text:span><text:span text:style-name="T119">{ sum += data[k]; } <text:s/></text:span></text:p>
            <text:p text:style-name="P58"><text:span text:style-name="T119"><text:s text:c="6"/></text:span><text:span text:style-name="T119">return sum;</text:span></text:p>
            <text:p text:style-name="P58"><text:span text:style-name="T122"><text:s text:c="3"/></text:span><text:span text:style-name="T122">};</text:span></text:p>
            <text:p text:style-name="P58"><text:span text:style-name="T121"/></text:p>
            <text:p text:style-name="P7"><text:span text:style-name="T122"><text:s text:c="3"/></text:span><text:span text:style-name="T119">vector</text:span><text:span text:style-name="T122">&lt;</text:span><text:span text:style-name="T119">thread</text:span><text:span text:style-name="T122">&gt; </text:span><text:span text:style-name="T119">threads</text:span><text:span text:style-name="T122">;</text:span></text:p>
            <text:p text:style-name="P7"><text:span text:style-name="T119"><text:s text:c="3"/></text:span><text:span text:style-name="T120">for</text:span><text:span text:style-name="T119"> (</text:span><text:span text:style-name="T124">size_t</text:span><text:span text:style-name="T119"> i=0; </text:span><text:span text:style-name="T119">i&lt;nbThreads; i++) <text:s/></text:span><text:span text:style-name="T122">{ <text:s/></text:span><text:span text:style-name="T119">threads.push_back </text:span><text:span text:style-name="T119">(fct</text:span><text:span text:style-name="T122">, i); }</text:span></text:p>
            <text:p text:style-name="P7"><text:span text:style-name="T122"><text:s text:c="4"/></text:span></text:p>
            <text:p text:style-name="P7"><text:span text:style-name="T119"><text:s text:c="3"/></text:span><text:span text:style-name="T120">for</text:span><text:span text:style-name="T119"> (</text:span><text:span text:style-name="T120">auto</text:span><text:span text:style-name="T119">&amp; t : </text:span><text:span text:style-name="T119">threads) <text:s/>{ t.join(); }</text:span></text:p>
          </draw:text-box>
        </draw:frame>
        <draw:custom-shape draw:style-name="gr4" draw:text-style-name="P6" draw:layer="layout" svg:width="28cm" svg:height="1.905cm" svg:x="0cm" svg:y="0cm">
          <text:p text:style-name="P23"><text:span text:style-name="T5">Multi-th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office:forms form:automatic-focus="false" form:apply-design-mode="false"/>
        <draw:frame draw:style-name="gr209" draw:text-style-name="P103" draw:layer="layout" svg:width="25.874cm" svg:height="6.199cm" svg:x="1.331cm" svg:y="2.74cm">
          <draw:text-box>
            <text:p text:style-name="P102"><text:span text:style-name="T41">When using </text:span><text:span text:style-name="T41">thread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02"><text:span text:style-name="T118">Setup N </text:span><text:span text:style-name="T118">threads with a </text:span><text:span text:style-name="T118">function ‘fct’</text:span></text:p>
                      </text:list-item>
                      <text:list-item>
                        <text:p text:style-name="P102"><text:span text:style-name="T118">Provide </text:span><text:span text:style-name="T118">different input </text:span><text:span text:style-name="T118">parameters for </text:span><text:span text:style-name="T118">each thread</text:span></text:p>
                        <text:p text:style-name="P102"><text:span text:style-name="T118"/></text:p>
                      </text:list-item>
                    </text:list>
                  </text:list-item>
                </text:list>
              </text:list-item>
            </text:list>
            <text:p text:style-name="P102"><text:span text:style-name="T41">Example</text:span></text:p>
          </draw:text-box>
        </draw:frame>
        <draw:custom-shape draw:style-name="gr210" draw:text-style-name="P105" xml:id="id3" draw:id="id3" draw:layer="layout" svg:width="14cm" svg:height="1.57cm" svg:x="12.035cm" svg:y="6.985cm">
          <text:p text:style-name="P106">‘data’ vector provided as input parameter</text:p>
          <draw:enhanced-geometry svg:viewBox="0 0 21600 21600" draw:type="rectangle" draw:enhanced-path="M 0 0 L 21600 0 21600 21600 0 21600 0 0 Z N"/>
        </draw:custom-shape>
        <draw:connector draw:style-name="gr207" draw:text-style-name="P32" draw:layer="layout" svg:x1="19.035cm" svg:y1="8.555cm" svg:x2="11.579cm" svg:y2="12.237cm" draw:start-shape="id3" draw:start-glue-point="2" draw:end-shape="id4" draw:end-glue-point="0" svg:d="M19035 8555v1841h-7456v1841" svg:viewBox="0 0 7457 3683">
          <text:p/>
        </draw:connector>
        <draw:custom-shape draw:style-name="gr211" draw:text-style-name="P105" xml:id="id4" draw:id="id4" draw:layer="layout" svg:width="8.963cm" svg:height="1.036cm" svg:x="7.098cm" svg:y="12.237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32" draw:layer="layout" svg:width="1.27cm" svg:height="1.27cm" svg:x="5.499cm" svg:y="12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3" draw:text-style-name="P108" draw:layer="layout" svg:width="24.13cm" svg:height="9.531cm" svg:x="1.27cm" svg:y="9.536cm">
          <draw:text-box>
            <text:p text:style-name="P58"><text:span text:style-name="T119"><text:s text:c="3"/></text:span><text:span text:style-name="T120">extern </text:span><text:span text:style-name="T119">array&lt;double,1024&gt; data;</text:span></text:p>
            <text:p text:style-name="P58"><text:span text:style-name="T122"/></text:p>
            <text:p text:style-name="P58"><text:span text:style-name="T122"><text:s text:c="3"/></text:span><text:span text:style-name="T122">size_t nbThreads = </text:span><text:span text:style-name="T122">16;</text:span></text:p>
            <text:p text:style-name="P58"><text:span text:style-name="T122"><text:s text:c="3"/></text:span><text:span text:style-name="T122">size_t blockSize = </text:span><text:span text:style-name="T122">data.size() / nbThreads;</text:span></text:p>
            <text:p text:style-name="P58"><text:span text:style-name="T122"/></text:p>
            <text:p text:style-name="P58"><text:span text:style-name="T119"><text:s text:c="3"/></text:span><text:span text:style-name="T120">auto</text:span><text:span text:style-name="T123"> </text:span><text:span text:style-name="T119">fct = [&amp;] (const </text:span><text:span text:style-name="T119">array&lt;double,1024&gt;&amp; </text:span><text:span text:style-name="T119">data, size_t i) <text:s/></text:span></text:p>
            <text:p text:style-name="P58"><text:span text:style-name="T122"><text:s text:c="3"/></text:span><text:span text:style-name="T122">{ </text:span></text:p>
            <text:p text:style-name="P58"><text:span text:style-name="T122"><text:s text:c="6"/></text:span><text:span text:style-name="T122">double sum = 0.0;</text:span></text:p>
            <text:p text:style-name="P58"><text:span text:style-name="T119"><text:s text:c="6"/></text:span><text:span text:style-name="T119">for (size_t </text:span><text:span text:style-name="T119">k=blockSize*i; </text:span><text:span text:style-name="T119">k&lt;</text:span><text:span text:style-name="T122">blockSize</text:span><text:span text:style-name="T119">*(i+1); k++) <text:s/></text:span><text:span text:style-name="T119">{ sum += data[k]; } <text:s/></text:span></text:p>
            <text:p text:style-name="P58"><text:span text:style-name="T119"><text:s text:c="6"/></text:span><text:span text:style-name="T119">return sum;</text:span></text:p>
            <text:p text:style-name="P58"><text:span text:style-name="T122"><text:s text:c="3"/></text:span><text:span text:style-name="T122">};</text:span></text:p>
            <text:p text:style-name="P58"><text:span text:style-name="T122"/></text:p>
            <text:p text:style-name="P7"><text:span text:style-name="T122"><text:s text:c="3"/></text:span><text:span text:style-name="T119">vector</text:span><text:span text:style-name="T122">&lt;</text:span><text:span text:style-name="T119">thread</text:span><text:span text:style-name="T122">&gt; </text:span><text:span text:style-name="T119">threads</text:span><text:span text:style-name="T122">;</text:span></text:p>
            <text:p text:style-name="P7"><text:span text:style-name="T119"><text:s text:c="3"/></text:span><text:span text:style-name="T120">for</text:span><text:span text:style-name="T119"> (</text:span><text:span text:style-name="T124">size_t</text:span><text:span text:style-name="T119"> i=0; </text:span><text:span text:style-name="T119">i&lt;nbThreads; i++) <text:s/></text:span><text:span text:style-name="T122">{ <text:s/></text:span><text:span text:style-name="T119">threads.push_back </text:span><text:span text:style-name="T119">(fct</text:span><text:span text:style-name="T122">, i); }</text:span></text:p>
            <text:p text:style-name="P7"><text:span text:style-name="T122"><text:s text:c="4"/></text:span></text:p>
            <text:p text:style-name="P7"><text:span text:style-name="T119"><text:s text:c="3"/></text:span><text:span text:style-name="T120">for</text:span><text:span text:style-name="T119"> (</text:span><text:span text:style-name="T120">auto</text:span><text:span text:style-name="T119">&amp; t : </text:span><text:span text:style-name="T119">threads) <text:s/>{ t.join(); }</text:span></text:p>
          </draw:text-box>
        </draw:frame>
        <draw:custom-shape draw:style-name="gr4" draw:text-style-name="P6" draw:layer="layout" svg:width="28cm" svg:height="1.905cm" svg:x="0cm" svg:y="0cm">
          <text:p text:style-name="P23"><text:span text:style-name="T5">Multi-th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office:forms form:automatic-focus="false" form:apply-design-mode="false"/>
        <draw:frame draw:style-name="gr214" draw:text-style-name="P103" draw:layer="layout" svg:width="25.874cm" svg:height="6.199cm" svg:x="1.331cm" svg:y="2.74cm">
          <draw:text-box>
            <text:p text:style-name="P102"><text:span text:style-name="T41">When using </text:span><text:span text:style-name="T41">thread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02"><text:span text:style-name="T118">Setup N </text:span><text:span text:style-name="T118">threads with a </text:span><text:span text:style-name="T118">function ‘fct’</text:span></text:p>
                      </text:list-item>
                      <text:list-item>
                        <text:p text:style-name="P102"><text:span text:style-name="T118">Provide </text:span><text:span text:style-name="T118">different input </text:span><text:span text:style-name="T118">parameters for </text:span><text:span text:style-name="T118">each thread</text:span></text:p>
                        <text:p text:style-name="P102"><text:span text:style-name="T118"/></text:p>
                      </text:list-item>
                    </text:list>
                  </text:list-item>
                </text:list>
              </text:list-item>
            </text:list>
            <text:p text:style-name="P102"><text:span text:style-name="T41">Example</text:span></text:p>
          </draw:text-box>
        </draw:frame>
        <draw:frame draw:style-name="gr215" draw:text-style-name="P108" draw:layer="layout" svg:width="25.265cm" svg:height="10.784cm" svg:x="2.04cm" svg:y="9.536cm">
          <draw:text-box>
            <text:p text:style-name="P58"><text:span text:style-name="T119"><text:s text:c="3"/></text:span><text:span text:style-name="T120">extern </text:span><text:span text:style-name="T119">array&lt;double,1024&gt; data;</text:span></text:p>
            <text:p text:style-name="P58"><text:span text:style-name="T122"/></text:p>
            <text:p text:style-name="P58"><text:span text:style-name="T122"><text:s text:c="3"/></text:span><text:span text:style-name="T122">size_t nbThreads = </text:span><text:span text:style-name="T122">16;</text:span></text:p>
            <text:p text:style-name="P58"><text:span text:style-name="T122"><text:s text:c="3"/></text:span><text:span text:style-name="T122">size_t blockSize = </text:span><text:span text:style-name="T122">data.size() / nbThreads;</text:span></text:p>
            <text:p text:style-name="P58"><text:span text:style-name="T122"/></text:p>
            <text:p text:style-name="P58"><text:span text:style-name="T119"><text:s text:c="3"/></text:span><text:span text:style-name="T120">auto</text:span><text:span text:style-name="T123"> </text:span><text:span text:style-name="T119">fct = [ ] (const </text:span><text:span text:style-name="T119">array&lt;double,1024&gt;&amp; </text:span><text:span text:style-name="T119">data, size_t i0, size_t </text:span><text:span text:style-name="T119">i1) <text:s/></text:span></text:p>
            <text:p text:style-name="P58"><text:span text:style-name="T122"><text:s text:c="3"/></text:span><text:span text:style-name="T122">{ </text:span></text:p>
            <text:p text:style-name="P58"><text:span text:style-name="T122"><text:s text:c="6"/></text:span><text:span text:style-name="T122">double sum = 0.0;</text:span></text:p>
            <text:p text:style-name="P58"><text:span text:style-name="T119"><text:s text:c="6"/></text:span><text:span text:style-name="T119">for (size_t k=i0; </text:span><text:span text:style-name="T119">k&lt;i1; k++) <text:s/>{ sum += </text:span><text:span text:style-name="T119">data[k]; }</text:span></text:p>
            <text:p text:style-name="P58"><text:span text:style-name="T119"><text:s text:c="6"/></text:span><text:span text:style-name="T119">return sum;</text:span></text:p>
            <text:p text:style-name="P58"><text:span text:style-name="T122"><text:s text:c="3"/></text:span><text:span text:style-name="T122">};</text:span></text:p>
            <text:p text:style-name="P58"><text:span text:style-name="T122"/></text:p>
            <text:p text:style-name="P7"><text:span text:style-name="T122"><text:s text:c="3"/></text:span><text:span text:style-name="T119">vector</text:span><text:span text:style-name="T122">&lt;</text:span><text:span text:style-name="T119">thread</text:span><text:span text:style-name="T122">&gt; </text:span><text:span text:style-name="T119">threads</text:span><text:span text:style-name="T122">;</text:span></text:p>
            <text:p text:style-name="P7"><text:span text:style-name="T119"><text:s text:c="3"/></text:span><text:span text:style-name="T120">for</text:span><text:span text:style-name="T119"> (</text:span><text:span text:style-name="T124">size_t</text:span><text:span text:style-name="T119"> i=0; </text:span><text:span text:style-name="T119">i&lt;nbThreads; i++) <text:s/></text:span></text:p>
            <text:p text:style-name="P7"><text:span text:style-name="T119"><text:s text:c="3"/></text:span><text:span text:style-name="T122">{ <text:s/></text:span></text:p>
            <text:p text:style-name="P7"><text:span text:style-name="T122"><text:s text:c="7"/></text:span><text:span text:style-name="T119">threads.push_back </text:span><text:span text:style-name="T119">(fct</text:span><text:span text:style-name="T122">, i*blockSize, </text:span><text:span text:style-name="T122">(i+1)*blockSize); </text:span></text:p>
            <text:p text:style-name="P7"><text:span text:style-name="T122"><text:s text:c="3"/></text:span><text:span text:style-name="T122">} <text:s text:c="3"/></text:span></text:p>
            <text:p text:style-name="P7"><text:span text:style-name="T119"><text:s text:c="3"/></text:span><text:span text:style-name="T120">for</text:span><text:span text:style-name="T119"> (</text:span><text:span text:style-name="T120">auto</text:span><text:span text:style-name="T119">&amp; t : </text:span><text:span text:style-name="T119">threads) <text:s/>{ t.join(); }</text:span></text:p>
          </draw:text-box>
        </draw:frame>
        <draw:custom-shape draw:style-name="gr210" draw:text-style-name="P105" xml:id="id5" draw:id="id5" draw:layer="layout" svg:width="14cm" svg:height="1.57cm" svg:x="12.035cm" svg:y="6.985cm">
          <text:p text:style-name="P106">The scan range is provided to the thread</text:p>
          <draw:enhanced-geometry svg:viewBox="0 0 21600 21600" draw:type="rectangle" draw:enhanced-path="M 0 0 L 21600 0 21600 21600 0 21600 0 0 Z N"/>
        </draw:custom-shape>
        <draw:custom-shape draw:style-name="gr216" draw:text-style-name="P105" xml:id="id6" draw:id="id6" draw:layer="layout" svg:width="6.219cm" svg:height="1.036cm" svg:x="17.176cm" svg:y="12.237cm">
          <text:p/>
          <draw:enhanced-geometry svg:viewBox="0 0 21600 21600" draw:type="rectangle" draw:enhanced-path="M 0 0 L 21600 0 21600 21600 0 21600 0 0 Z N"/>
        </draw:custom-shape>
        <draw:connector draw:style-name="gr217" draw:text-style-name="P32" draw:layer="layout" svg:x1="19.035cm" svg:y1="8.555cm" svg:x2="20.285cm" svg:y2="12.237cm" draw:start-shape="id5" draw:start-glue-point="2" draw:end-shape="id6" draw:end-glue-point="0" svg:d="M19035 8555v1841h1250v1841" svg:viewBox="0 0 1251 3683">
          <text:p/>
        </draw:connector>
        <draw:custom-shape draw:style-name="gr4" draw:text-style-name="P6" draw:layer="layout" svg:width="28cm" svg:height="1.905cm" svg:x="0cm" svg:y="0cm">
          <text:p text:style-name="P23"><text:span text:style-name="T5">Multi-th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105" draw:layer="layout" svg:width="8.568cm" svg:height="1.036cm" svg:x="11.276cm" svg:y="18.1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office:forms form:automatic-focus="false" form:apply-design-mode="false"/>
        <draw:frame draw:style-name="gr219" draw:text-style-name="P103" draw:layer="layout" svg:width="25.874cm" svg:height="6.199cm" svg:x="1.331cm" svg:y="2.74cm">
          <draw:text-box>
            <text:p text:style-name="P102"><text:span text:style-name="T41">When using </text:span><text:span text:style-name="T41">thread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02"><text:span text:style-name="T118">Setup N </text:span><text:span text:style-name="T118">threads with a </text:span><text:span text:style-name="T118">function ‘fct’</text:span></text:p>
                      </text:list-item>
                      <text:list-item>
                        <text:p text:style-name="P102"><text:span text:style-name="T118">Provide </text:span><text:span text:style-name="T118">different input </text:span><text:span text:style-name="T118">parameters for </text:span><text:span text:style-name="T118">each thread</text:span></text:p>
                        <text:p text:style-name="P102"><text:span text:style-name="T118"/></text:p>
                      </text:list-item>
                    </text:list>
                  </text:list-item>
                </text:list>
              </text:list-item>
            </text:list>
            <text:p text:style-name="P102"><text:span text:style-name="T41">Example</text:span></text:p>
          </draw:text-box>
        </draw:frame>
        <draw:frame draw:style-name="gr220" draw:text-style-name="P108" draw:layer="layout" svg:width="25.265cm" svg:height="10.784cm" svg:x="2.04cm" svg:y="9.536cm">
          <draw:text-box>
            <text:p text:style-name="P58"><text:span text:style-name="T119"><text:s text:c="3"/></text:span><text:span text:style-name="T120">extern </text:span><text:span text:style-name="T119">array&lt;double,1024&gt; data;</text:span></text:p>
            <text:p text:style-name="P58"><text:span text:style-name="T122"/></text:p>
            <text:p text:style-name="P58"><text:span text:style-name="T122"><text:s text:c="3"/></text:span><text:span text:style-name="T122">size_t nbThreads = </text:span><text:span text:style-name="T122">16;</text:span></text:p>
            <text:p text:style-name="P58"><text:span text:style-name="T122"><text:s text:c="3"/></text:span><text:span text:style-name="T122">size_t blockSize = </text:span><text:span text:style-name="T122">data.size() / nbThreads;</text:span></text:p>
            <text:p text:style-name="P58"><text:span text:style-name="T122"/></text:p>
            <text:p text:style-name="P58"><text:span text:style-name="T119"><text:s text:c="3"/></text:span><text:span text:style-name="T120">auto</text:span><text:span text:style-name="T123"> </text:span><text:span text:style-name="T119">fct = [ ] (const </text:span><text:span text:style-name="T119">array&lt;double,1024&gt;&amp; </text:span><text:span text:style-name="T119">data, </text:span><text:span text:style-name="T119">pair&lt;size_t,size_t&gt; </text:span><text:span text:style-name="T119">bounds) <text:s/></text:span></text:p>
            <text:p text:style-name="P58"><text:span text:style-name="T122"><text:s text:c="3"/></text:span><text:span text:style-name="T122">{ </text:span></text:p>
            <text:p text:style-name="P58"><text:span text:style-name="T122"><text:s text:c="6"/></text:span><text:span text:style-name="T122">double sum = 0.0;</text:span></text:p>
            <text:p text:style-name="P58"><text:span text:style-name="T119"><text:s text:c="6"/></text:span><text:span text:style-name="T119">for (size_t </text:span><text:span text:style-name="T119">k=bounds.first; </text:span><text:span text:style-name="T119">k&lt;bounds.second; k++) <text:s/>{ </text:span><text:span text:style-name="T119">sum += data[k]; }</text:span></text:p>
            <text:p text:style-name="P58"><text:span text:style-name="T119"><text:s text:c="6"/></text:span><text:span text:style-name="T119">return sum;</text:span></text:p>
            <text:p text:style-name="P58"><text:span text:style-name="T122"><text:s text:c="3"/></text:span><text:span text:style-name="T122">};</text:span></text:p>
            <text:p text:style-name="P58"><text:span text:style-name="T122"/></text:p>
            <text:p text:style-name="P7"><text:span text:style-name="T122"><text:s text:c="3"/></text:span><text:span text:style-name="T119">vector</text:span><text:span text:style-name="T122">&lt;</text:span><text:span text:style-name="T119">thread</text:span><text:span text:style-name="T122">&gt; </text:span><text:span text:style-name="T119">threads</text:span><text:span text:style-name="T122">;</text:span></text:p>
            <text:p text:style-name="P7"><text:span text:style-name="T119"><text:s text:c="3"/></text:span><text:span text:style-name="T120">for</text:span><text:span text:style-name="T119"> (</text:span><text:span text:style-name="T124">size_t</text:span><text:span text:style-name="T119"> i=0; </text:span><text:span text:style-name="T119">i&lt;nbThreads; i++) <text:s/></text:span></text:p>
            <text:p text:style-name="P7"><text:span text:style-name="T119"><text:s text:c="3"/></text:span><text:span text:style-name="T122">{ <text:s/></text:span></text:p>
            <text:p text:style-name="P7"><text:span text:style-name="T122"><text:s text:c="7"/></text:span><text:span text:style-name="T119">threads.push_back </text:span><text:span text:style-name="T119">(fct</text:span><text:span text:style-name="T122">, </text:span><text:span text:style-name="T122">make_pair(i*blockSize, </text:span><text:span text:style-name="T122">(i+1)*blockSize)); </text:span></text:p>
            <text:p text:style-name="P7"><text:span text:style-name="T122"><text:s text:c="3"/></text:span><text:span text:style-name="T122">} <text:s text:c="3"/></text:span></text:p>
            <text:p text:style-name="P7"><text:span text:style-name="T119"><text:s text:c="3"/></text:span><text:span text:style-name="T120">for</text:span><text:span text:style-name="T119"> (</text:span><text:span text:style-name="T120">auto</text:span><text:span text:style-name="T119">&amp; t : </text:span><text:span text:style-name="T119">threads) <text:s/>{ t.join(); }</text:span></text:p>
          </draw:text-box>
        </draw:frame>
        <draw:custom-shape draw:style-name="gr210" draw:text-style-name="P105" xml:id="id7" draw:id="id7" draw:layer="layout" svg:width="14cm" svg:height="1.57cm" svg:x="12.035cm" svg:y="6.985cm">
          <text:p text:style-name="P106">The scan range is provided to the thread</text:p>
          <draw:enhanced-geometry svg:viewBox="0 0 21600 21600" draw:type="rectangle" draw:enhanced-path="M 0 0 L 21600 0 21600 21600 0 21600 0 0 Z N"/>
        </draw:custom-shape>
        <draw:custom-shape draw:style-name="gr221" draw:text-style-name="P105" xml:id="id8" draw:id="id8" draw:layer="layout" svg:width="8.224cm" svg:height="1.036cm" svg:x="17.15cm" svg:y="12.237cm">
          <text:p/>
          <draw:enhanced-geometry svg:viewBox="0 0 21600 21600" draw:type="rectangle" draw:enhanced-path="M 0 0 L 21600 0 21600 21600 0 21600 0 0 Z N"/>
        </draw:custom-shape>
        <draw:connector draw:style-name="gr217" draw:text-style-name="P32" draw:layer="layout" svg:x1="19.035cm" svg:y1="8.555cm" svg:x2="21.262cm" svg:y2="12.237cm" draw:start-shape="id7" draw:start-glue-point="2" draw:end-shape="id8" draw:end-glue-point="0" svg:d="M19035 8555v1841h2227v1841" svg:viewBox="0 0 2228 3683">
          <text:p/>
        </draw:connector>
        <draw:custom-shape draw:style-name="gr4" draw:text-style-name="P6" draw:layer="layout" svg:width="28cm" svg:height="1.905cm" svg:x="0cm" svg:y="0cm">
          <text:p text:style-name="P23"><text:span text:style-name="T5">Multi-th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105" draw:layer="layout" svg:width="11.759cm" svg:height="1.036cm" svg:x="11.276cm" svg:y="18.1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0">
        <draw:frame draw:style-name="gr223" draw:text-style-name="P109" draw:layer="layout" svg:width="25.874cm" svg:height="1.705cm" svg:x="1.331cm" svg:y="2.74cm">
          <draw:text-box>
            <text:p text:style-name="P102"><text:span text:style-name="T41">Example</text:span></text:p>
          </draw:text-box>
        </draw:frame>
        <draw:frame draw:style-name="gr224" draw:text-style-name="P108" draw:layer="layout" svg:width="25.265cm" svg:height="10.784cm" svg:x="2.04cm" svg:y="4.436cm">
          <draw:text-box>
            <text:p text:style-name="P58"><text:span text:style-name="T119"><text:s text:c="3"/></text:span><text:span text:style-name="T120">extern </text:span><text:span text:style-name="T119">array&lt;double,1024&gt; data;</text:span></text:p>
            <text:p text:style-name="P58"><text:span text:style-name="T122"/></text:p>
            <text:p text:style-name="P58"><text:span text:style-name="T122"><text:s text:c="3"/></text:span><text:span text:style-name="T122">size_t nbThreads = </text:span><text:span text:style-name="T122">16;</text:span></text:p>
            <text:p text:style-name="P58"><text:span text:style-name="T122"><text:s text:c="3"/></text:span><text:span text:style-name="T122">size_t blockSize = </text:span><text:span text:style-name="T122">data.size() / nbThreads;</text:span></text:p>
            <text:p text:style-name="P58"><text:span text:style-name="T122"/></text:p>
            <text:p text:style-name="P58"><text:span text:style-name="T119"><text:s text:c="3"/></text:span><text:span text:style-name="T120">auto</text:span><text:span text:style-name="T123"> </text:span><text:span text:style-name="T119">fct = [ ] (const </text:span><text:span text:style-name="T119">array&lt;double,1024&gt;&amp; </text:span><text:span text:style-name="T119">data, </text:span><text:span text:style-name="T119">pair&lt;size_t,size_t&gt; </text:span><text:span text:style-name="T119">bounds) <text:s/></text:span></text:p>
            <text:p text:style-name="P58"><text:span text:style-name="T122"><text:s text:c="3"/></text:span><text:span text:style-name="T122">{ </text:span></text:p>
            <text:p text:style-name="P58"><text:span text:style-name="T122"><text:s text:c="6"/></text:span><text:span text:style-name="T122">double sum = 0.0;</text:span></text:p>
            <text:p text:style-name="P58"><text:span text:style-name="T119"><text:s text:c="6"/></text:span><text:span text:style-name="T119">for (size_t </text:span><text:span text:style-name="T119">k=bounds.first; </text:span><text:span text:style-name="T119">k&lt;bounds.second; k++) <text:s/>{ </text:span><text:span text:style-name="T119">sum += data[k]; }</text:span></text:p>
            <text:p text:style-name="P58"><text:span text:style-name="T119"><text:s text:c="6"/></text:span><text:span text:style-name="T119">return sum;</text:span></text:p>
            <text:p text:style-name="P58"><text:span text:style-name="T122"><text:s text:c="3"/></text:span><text:span text:style-name="T122">};</text:span></text:p>
            <text:p text:style-name="P58"><text:span text:style-name="T122"/></text:p>
            <text:p text:style-name="P7"><text:span text:style-name="T122"><text:s text:c="3"/></text:span><text:span text:style-name="T119">vector</text:span><text:span text:style-name="T122">&lt;</text:span><text:span text:style-name="T119">thread</text:span><text:span text:style-name="T122">&gt; </text:span><text:span text:style-name="T119">threads</text:span><text:span text:style-name="T122">;</text:span></text:p>
            <text:p text:style-name="P7"><text:span text:style-name="T119"><text:s text:c="3"/></text:span><text:span text:style-name="T120">for</text:span><text:span text:style-name="T119"> (</text:span><text:span text:style-name="T124">size_t</text:span><text:span text:style-name="T119"> i=0; </text:span><text:span text:style-name="T119">i&lt;nbThreads; i++) <text:s/></text:span></text:p>
            <text:p text:style-name="P7"><text:span text:style-name="T119"><text:s text:c="3"/></text:span><text:span text:style-name="T122">{ <text:s/></text:span></text:p>
            <text:p text:style-name="P7"><text:span text:style-name="T122"><text:s text:c="7"/></text:span><text:span text:style-name="T119">threads.push_back </text:span><text:span text:style-name="T119">(fct</text:span><text:span text:style-name="T122">, </text:span><text:span text:style-name="T122">make_pair(i*blockSize, </text:span><text:span text:style-name="T122">(i+1)*blockSize)); </text:span></text:p>
            <text:p text:style-name="P7"><text:span text:style-name="T122"><text:s text:c="3"/></text:span><text:span text:style-name="T122">} <text:s text:c="3"/></text:span></text:p>
            <text:p text:style-name="P7"><text:span text:style-name="T119"><text:s text:c="3"/></text:span><text:span text:style-name="T120">for</text:span><text:span text:style-name="T119"> (</text:span><text:span text:style-name="T120">auto</text:span><text:span text:style-name="T119">&amp; t : </text:span><text:span text:style-name="T119">threads) <text:s/>{ t.join(); }</text:span></text:p>
          </draw:text-box>
        </draw:frame>
        <draw:custom-shape draw:style-name="gr225" draw:text-style-name="P105" draw:layer="layout" svg:width="23.035cm" svg:height="4.211cm" svg:x="2.671cm" svg:y="7.199cm">
          <text:p/>
          <draw:enhanced-geometry svg:viewBox="0 0 21600 21600" draw:type="rectangle" draw:enhanced-path="M 0 0 L 21600 0 21600 21600 0 21600 0 0 Z N"/>
        </draw:custom-shape>
        <draw:frame draw:style-name="gr226" draw:text-style-name="P109" draw:layer="layout" svg:width="25.874cm" svg:height="3.944cm" svg:x="1.331cm" svg:y="15.741cm">
          <draw:text-box>
            <text:p text:style-name="P110"><text:span text:style-name="T41">“</text:span><text:span text:style-name="T41">Canonical” </text:span><text:span text:style-name="T41">form for the </text:span><text:span text:style-name="T41">function ‘fct’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10"><text:span text:style-name="T118">Not aware of </text:span><text:span text:style-name="T118">the </text:span><text:span text:style-name="T118">thread/splitting </text:span><text:span text:style-name="T118">information</text:span></text:p>
                      </text:list-item>
                      <text:list-item>
                        <text:p text:style-name="P110"><text:span text:style-name="T118">Multi-threading </text:span><text:span text:style-name="T118">or not → only a </text:span><text:span text:style-name="T118">matter of </text:span><text:span text:style-name="T118">feeding ‘fct’ with </text:span><text:span text:style-name="T118">input param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8cm" svg:height="1.905cm" svg:x="0cm" svg:y="0cm">
          <text:p text:style-name="P23"><text:span text:style-name="T5">Multi-th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27" draw:text-style-name="P109" draw:layer="layout" svg:width="25.874cm" svg:height="1.705cm" svg:x="1.331cm" svg:y="2.74cm">
          <draw:text-box>
            <text:p text:style-name="P102"><text:span text:style-name="T41">Example</text:span></text:p>
          </draw:text-box>
        </draw:frame>
        <draw:frame draw:style-name="gr228" draw:text-style-name="P109" draw:layer="layout" svg:width="25.874cm" svg:height="3.944cm" svg:x="1.331cm" svg:y="15.741cm">
          <draw:text-box>
            <text:p text:style-name="P110"><text:span text:style-name="T41">Multi-threading </text:span><text:span text:style-name="T41"><text:s/>(or “multi-</text:span><text:span text:style-name="T41">taskleting”)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10"><text:span text:style-name="T118">Use a </text:span><text:span text:style-name="T118">“canonical” </text:span><text:span text:style-name="T118">function</text:span></text:p>
                      </text:list-item>
                      <text:list-item>
                        <text:p text:style-name="P110"><text:span text:style-name="T118">Adapt one (or </text:span><text:span text:style-name="T118">more) input </text:span><text:span text:style-name="T118">parameter </text:span><text:span text:style-name="T118">according to </text:span><text:span text:style-name="T118">the // sche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8cm" svg:height="1.905cm" svg:x="0cm" svg:y="0cm">
          <text:p text:style-name="P23"><text:span text:style-name="T5">Multi-th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9" draw:text-style-name="P108" draw:layer="layout" svg:width="25.265cm" svg:height="10.784cm" svg:x="2.041cm" svg:y="4.436cm">
          <draw:text-box>
            <text:p text:style-name="P58"><text:span text:style-name="T119"><text:s text:c="3"/></text:span><text:span text:style-name="T120">extern </text:span><text:span text:style-name="T119">array&lt;double,1024&gt; data;</text:span></text:p>
            <text:p text:style-name="P58"><text:span text:style-name="T122"/></text:p>
            <text:p text:style-name="P58"><text:span text:style-name="T122"><text:s text:c="3"/></text:span><text:span text:style-name="T122">size_t nbThreads = </text:span><text:span text:style-name="T122">16;</text:span></text:p>
            <text:p text:style-name="P58"><text:span text:style-name="T122"><text:s text:c="3"/></text:span><text:span text:style-name="T122">size_t blockSize = </text:span><text:span text:style-name="T122">data.size() / nbThreads;</text:span></text:p>
            <text:p text:style-name="P58"><text:span text:style-name="T122"/></text:p>
            <text:p text:style-name="P58"><text:span text:style-name="T119"><text:s text:c="3"/></text:span><text:span text:style-name="T120">auto</text:span><text:span text:style-name="T123"> </text:span><text:span text:style-name="T119">fct = [ ] (const </text:span><text:span text:style-name="T119">array&lt;double,1024&gt;&amp; </text:span><text:span text:style-name="T119">data, </text:span><text:span text:style-name="T119">pair&lt;size_t,size_t&gt; </text:span><text:span text:style-name="T119">bounds) <text:s/></text:span></text:p>
            <text:p text:style-name="P58"><text:span text:style-name="T122"><text:s text:c="3"/></text:span><text:span text:style-name="T122">{ </text:span></text:p>
            <text:p text:style-name="P58"><text:span text:style-name="T122"><text:s text:c="6"/></text:span><text:span text:style-name="T122">double sum = 0.0;</text:span></text:p>
            <text:p text:style-name="P58"><text:span text:style-name="T119"><text:s text:c="6"/></text:span><text:span text:style-name="T119">for (size_t </text:span><text:span text:style-name="T119">k=bounds.first; </text:span><text:span text:style-name="T119">k&lt;bounds.second; k++) <text:s/>{ </text:span><text:span text:style-name="T119">sum += data[k]; }</text:span></text:p>
            <text:p text:style-name="P58"><text:span text:style-name="T119"><text:s text:c="6"/></text:span><text:span text:style-name="T119">return sum;</text:span></text:p>
            <text:p text:style-name="P58"><text:span text:style-name="T122"><text:s text:c="3"/></text:span><text:span text:style-name="T122">};</text:span></text:p>
            <text:p text:style-name="P58"><text:span text:style-name="T122"/></text:p>
            <text:p text:style-name="P7"><text:span text:style-name="T122"><text:s text:c="3"/></text:span><text:span text:style-name="T119">vector</text:span><text:span text:style-name="T122">&lt;</text:span><text:span text:style-name="T119">thread</text:span><text:span text:style-name="T122">&gt; </text:span><text:span text:style-name="T119">threads</text:span><text:span text:style-name="T122">;</text:span></text:p>
            <text:p text:style-name="P7"><text:span text:style-name="T119"><text:s text:c="3"/></text:span><text:span text:style-name="T120">for</text:span><text:span text:style-name="T119"> (</text:span><text:span text:style-name="T124">size_t</text:span><text:span text:style-name="T119"> i=0; </text:span><text:span text:style-name="T119">i&lt;nbThreads; i++) <text:s/></text:span></text:p>
            <text:p text:style-name="P7"><text:span text:style-name="T119"><text:s text:c="3"/></text:span><text:span text:style-name="T122">{ <text:s/></text:span></text:p>
            <text:p text:style-name="P7"><text:span text:style-name="T122"><text:s text:c="7"/></text:span><text:span text:style-name="T119">threads.push_back </text:span><text:span text:style-name="T119">(fct</text:span><text:span text:style-name="T122">, </text:span><text:span text:style-name="T122">make_pair(i*blockSize, </text:span><text:span text:style-name="T122">(i+1)*blockSize)); </text:span></text:p>
            <text:p text:style-name="P7"><text:span text:style-name="T122"><text:s text:c="3"/></text:span><text:span text:style-name="T122">} <text:s text:c="3"/></text:span></text:p>
            <text:p text:style-name="P7"><text:span text:style-name="T119"><text:s text:c="3"/></text:span><text:span text:style-name="T120">for</text:span><text:span text:style-name="T119"> (</text:span><text:span text:style-name="T120">auto</text:span><text:span text:style-name="T119">&amp; t : </text:span><text:span text:style-name="T119">threads) <text:s/>{ t.join(); }</text:span></text:p>
          </draw:text-box>
        </draw:frame>
        <draw:custom-shape draw:style-name="gr225" draw:text-style-name="P105" draw:layer="layout" svg:width="23.035cm" svg:height="4.211cm" svg:x="2.672cm" svg:y="7.1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0">
        <draw:frame draw:style-name="gr230" draw:text-style-name="P109" draw:layer="layout" svg:width="25.874cm" svg:height="1.705cm" svg:x="1.331cm" svg:y="2.74cm">
          <draw:text-box>
            <text:p text:style-name="P102"><text:span text:style-name="T41">Example</text:span></text:p>
          </draw:text-box>
        </draw:frame>
        <draw:custom-shape draw:style-name="gr4" draw:text-style-name="P6" draw:layer="layout" svg:width="28cm" svg:height="1.905cm" svg:x="0cm" svg:y="0cm">
          <text:p text:style-name="P23"><text:span text:style-name="T5">Multi-th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1" draw:text-style-name="P108" draw:layer="layout" svg:width="25.265cm" svg:height="12.709cm" svg:x="2.041cm" svg:y="4.436cm">
          <draw:text-box>
            <text:p text:style-name="P58"><text:span text:style-name="T119"><text:s text:c="3"/></text:span><text:span text:style-name="T120">extern </text:span><text:span text:style-name="T119">array&lt;double,1024&gt; data;</text:span></text:p>
            <text:p text:style-name="P58"><text:span text:style-name="T122"/></text:p>
            <text:p text:style-name="P58"><text:span text:style-name="T122"><text:s text:c="3"/></text:span><text:span text:style-name="T122">size_t nbThreads = </text:span><text:span text:style-name="T122">16;</text:span></text:p>
            <text:p text:style-name="P58"><text:span text:style-name="T122"/></text:p>
            <text:p text:style-name="P58"><text:span text:style-name="T122"/></text:p>
            <text:p text:style-name="P58"><text:span text:style-name="T119"><text:s text:c="3"/></text:span><text:span text:style-name="T120">auto</text:span><text:span text:style-name="T123"> </text:span><text:span text:style-name="T119">fct = [ ] (const </text:span><text:span text:style-name="T119">array&lt;double,1024&gt;&amp; </text:span><text:span text:style-name="T119">data, </text:span><text:span text:style-name="T119">pair&lt;size_t,size_t&gt; </text:span><text:span text:style-name="T119">bounds) <text:s/></text:span></text:p>
            <text:p text:style-name="P58"><text:span text:style-name="T122"><text:s text:c="3"/></text:span><text:span text:style-name="T122">{ </text:span></text:p>
            <text:p text:style-name="P58"><text:span text:style-name="T122"><text:s text:c="6"/></text:span><text:span text:style-name="T122">double sum = 0.0;</text:span></text:p>
            <text:p text:style-name="P58"><text:span text:style-name="T119"><text:s text:c="6"/></text:span><text:span text:style-name="T119">for (size_t </text:span><text:span text:style-name="T119">k=bounds.first; </text:span><text:span text:style-name="T119">k&lt;bounds.second; k++) <text:s/>{ </text:span><text:span text:style-name="T119">sum += data[k]; }</text:span></text:p>
            <text:p text:style-name="P58"><text:span text:style-name="T119"><text:s text:c="6"/></text:span><text:span text:style-name="T119">return sum;</text:span></text:p>
            <text:p text:style-name="P58"><text:span text:style-name="T122"><text:s text:c="3"/></text:span><text:span text:style-name="T122">};</text:span></text:p>
            <text:p text:style-name="P58"><text:span text:style-name="T122"/></text:p>
            <text:p text:style-name="P7"><text:span text:style-name="T122"/></text:p>
            <text:p text:style-name="P7"><text:span text:style-name="T122"><text:s text:c="3"/></text:span><text:span text:style-name="T122">L</text:span><text:span text:style-name="T119">auncher </text:span><text:span text:style-name="T119">launcher(nbThreads)</text:span><text:span text:style-name="T122">;</text:span></text:p>
            <text:p text:style-name="P7"><text:span text:style-name="T122"/></text:p>
            <text:p text:style-name="P7"><text:span text:style-name="T122"><text:s text:c="3"/></text:span><text:span text:style-name="T122">launcher.run (</text:span></text:p>
            <text:p text:style-name="P7"><text:span text:style-name="T122"><text:s text:c="6"/></text:span><text:span text:style-name="T122">fct, </text:span></text:p>
            <text:p text:style-name="P7"><text:span text:style-name="T122"><text:s text:c="6"/></text:span><text:span text:style-name="T122">data, </text:span></text:p>
            <text:p text:style-name="P7"><text:span text:style-name="T122"><text:s text:c="6"/></text:span><text:span text:style-name="T122">make_pair(0,data.size())</text:span></text:p>
            <text:p text:style-name="P7"><text:span text:style-name="T122"><text:s text:c="3"/></text:span><text:span text:style-name="T122">);</text:span></text:p>
            <text:p text:style-name="P7"><text:span text:style-name="T125"/></text:p>
          </draw:text-box>
        </draw:frame>
        <draw:custom-shape draw:style-name="gr225" draw:text-style-name="P105" draw:layer="layout" svg:width="23.035cm" svg:height="4.211cm" svg:x="2.672cm" svg:y="7.199cm">
          <text:p/>
          <draw:enhanced-geometry svg:viewBox="0 0 21600 21600" draw:type="rectangle" draw:enhanced-path="M 0 0 L 21600 0 21600 21600 0 21600 0 0 Z N"/>
        </draw:custom-shape>
        <draw:custom-shape draw:style-name="gr232" draw:text-style-name="P112" draw:layer="layout" svg:width="10.16cm" svg:height="4.445cm" svg:x="16.805cm" svg:y="12.265cm">
          <text:p text:style-name="P111"><text:span text:style-name="T126">Wrong !</text:span></text:p>
          <text:p text:style-name="P111"><text:line-break/>Each thread will see the same part of the dat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0">
        <draw:frame draw:style-name="gr233" draw:text-style-name="P109" draw:layer="layout" svg:width="25.874cm" svg:height="1.705cm" svg:x="1.331cm" svg:y="2.74cm">
          <draw:text-box>
            <text:p text:style-name="P102"><text:span text:style-name="T41">Example</text:span></text:p>
          </draw:text-box>
        </draw:frame>
        <draw:custom-shape draw:style-name="gr4" draw:text-style-name="P6" draw:layer="layout" svg:width="28cm" svg:height="1.905cm" svg:x="0cm" svg:y="0cm">
          <text:p text:style-name="P23"><text:span text:style-name="T5">Multi-th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4" draw:text-style-name="P108" draw:layer="layout" svg:width="25.265cm" svg:height="12.709cm" svg:x="2.041cm" svg:y="4.436cm">
          <draw:text-box>
            <text:p text:style-name="P58"><text:span text:style-name="T119"><text:s text:c="3"/></text:span><text:span text:style-name="T120">extern </text:span><text:span text:style-name="T119">array&lt;double,1024&gt; data;</text:span></text:p>
            <text:p text:style-name="P58"><text:span text:style-name="T122"/></text:p>
            <text:p text:style-name="P58"><text:span text:style-name="T122"><text:s text:c="3"/></text:span><text:span text:style-name="T122">size_t nbThreads = </text:span><text:span text:style-name="T122">16;</text:span></text:p>
            <text:p text:style-name="P58"><text:span text:style-name="T122"/></text:p>
            <text:p text:style-name="P58"><text:span text:style-name="T122"/></text:p>
            <text:p text:style-name="P58"><text:span text:style-name="T119"><text:s text:c="3"/></text:span><text:span text:style-name="T120">auto</text:span><text:span text:style-name="T123"> </text:span><text:span text:style-name="T119">fct = [ ] (const </text:span><text:span text:style-name="T119">array&lt;double,1024&gt;&amp; </text:span><text:span text:style-name="T119">data, </text:span><text:span text:style-name="T119">pair&lt;size_t,size_t&gt; </text:span><text:span text:style-name="T119">bounds) <text:s/></text:span></text:p>
            <text:p text:style-name="P58"><text:span text:style-name="T122"><text:s text:c="3"/></text:span><text:span text:style-name="T122">{ </text:span></text:p>
            <text:p text:style-name="P58"><text:span text:style-name="T122"><text:s text:c="6"/></text:span><text:span text:style-name="T122">double sum = 0.0;</text:span></text:p>
            <text:p text:style-name="P58"><text:span text:style-name="T119"><text:s text:c="6"/></text:span><text:span text:style-name="T119">for (size_t </text:span><text:span text:style-name="T119">k=bounds.first; </text:span><text:span text:style-name="T119">k&lt;bounds.second; k++) <text:s/>{ </text:span><text:span text:style-name="T119">sum += data[k]; }</text:span></text:p>
            <text:p text:style-name="P58"><text:span text:style-name="T119"><text:s text:c="6"/></text:span><text:span text:style-name="T119">return sum;</text:span></text:p>
            <text:p text:style-name="P58"><text:span text:style-name="T122"><text:s text:c="3"/></text:span><text:span text:style-name="T122">};</text:span></text:p>
            <text:p text:style-name="P58"><text:span text:style-name="T122"/></text:p>
            <text:p text:style-name="P7"><text:span text:style-name="T122"/></text:p>
            <text:p text:style-name="P7"><text:span text:style-name="T122"><text:s text:c="3"/></text:span><text:span text:style-name="T122">L</text:span><text:span text:style-name="T119">auncher </text:span><text:span text:style-name="T119">launcher(nbThreads)</text:span><text:span text:style-name="T122">;</text:span></text:p>
            <text:p text:style-name="P7"><text:span text:style-name="T122"/></text:p>
            <text:p text:style-name="P7"><text:span text:style-name="T122"><text:s text:c="3"/></text:span><text:span text:style-name="T122">launcher.run (</text:span></text:p>
            <text:p text:style-name="P7"><text:span text:style-name="T122"><text:s text:c="6"/></text:span><text:span text:style-name="T122">fct, </text:span></text:p>
            <text:p text:style-name="P7"><text:span text:style-name="T122"><text:s text:c="6"/></text:span><text:span text:style-name="T122">data, </text:span></text:p>
            <text:p text:style-name="P7"><text:span text:style-name="T122"><text:s text:c="6"/></text:span><text:span text:style-name="T127">launcher.split</text:span><text:span text:style-name="T122"> </text:span><text:span text:style-name="T127">(</text:span><text:span text:style-name="T122">make_pair(0,data.size()</text:span><text:span text:style-name="T122">)</text:span><text:span text:style-name="T127">)</text:span></text:p>
            <text:p text:style-name="P7"><text:span text:style-name="T122"><text:s text:c="3"/></text:span><text:span text:style-name="T122">);</text:span></text:p>
            <text:p text:style-name="P7"><text:span text:style-name="T125"/></text:p>
          </draw:text-box>
        </draw:frame>
        <draw:custom-shape draw:style-name="gr225" draw:text-style-name="P105" draw:layer="layout" svg:width="23.035cm" svg:height="4.211cm" svg:x="2.672cm" svg:y="7.199cm">
          <text:p/>
          <draw:enhanced-geometry svg:viewBox="0 0 21600 21600" draw:type="rectangle" draw:enhanced-path="M 0 0 L 21600 0 21600 21600 0 21600 0 0 Z N"/>
        </draw:custom-shape>
        <draw:custom-shape draw:style-name="gr232" draw:text-style-name="P112" draw:layer="layout" svg:width="10.16cm" svg:height="4.445cm" svg:x="16.805cm" svg:y="12.265cm">
          <text:p text:style-name="P111"><text:span text:style-name="T126">Right !</text:span></text:p>
          <text:p text:style-name="P111"><text:line-break/>Each thread will see its specific part of the data</text:p>
          <draw:enhanced-geometry svg:viewBox="0 0 21600 21600" draw:type="rectangle" draw:enhanced-path="M 0 0 L 21600 0 21600 21600 0 21600 0 0 Z N"/>
        </draw:custom-shape>
        <draw:custom-shape draw:style-name="gr235" draw:text-style-name="P114" draw:layer="layout" svg:width="25.264cm" svg:height="2.42cm" svg:x="2.041cm" svg:y="17.665cm">
          <text:p text:style-name="P113"><text:span text:style-name="T128">The launcher abstraction should have the knowledge to “split” the data,</text:span><text:span text:style-name="T128"><text:line-break/></text:span><text:span text:style-name="T128">→ Here, how to split an object of type </text:span><text:span text:style-name="T129">pair&lt;size_t,size_t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family-generic="roman" style:font-pitch="fixed"/>
    <style:font-face style:name="DejaVu Sans Mono3" svg:font-family="'DejaVu Sans Mono'" style:font-family-generic="modern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roma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modern"/>
    <style:font-face style:name="Monospace1" svg:font-family="Monospace"/>
    <style:font-face style:name="Monospace2" svg:font-family="Monospace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09:18:32.975611365</meta:creation-date>
    <dc:date>2023-10-10T17:57:37.649809114</dc:date>
    <meta:editing-duration>P9DT5H23M7S</meta:editing-duration>
    <meta:editing-cycles>490</meta:editing-cycles>
    <meta:generator>LibreOffice/7.4.7.2$Linux_X86_64 LibreOffice_project/40$Build-2</meta:generator>
    <meta:document-statistic meta:object-count="433"/>
  </office:meta>
</office:document-meta>
</file>